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91pt" svg:height="255.23pt" svg:x="449.23pt" svg:y="51.96pt">
            <draw:object draw:notify-on-update-of-ranges="data.B1:data.B10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6460516" calcext:value-type="float">
            <text:p>2.6460516</text:p>
          </table:table-cell>
          <table:table-cell office:value-type="float" office:value="0.37792155" calcext:value-type="float">
            <text:p>0.37792155</text:p>
          </table:table-cell>
          <table:table-cell table:formula="of:=[.A1]" office:value-type="float" office:value="2.6460516" calcext:value-type="float">
            <text:p>2.6460516</text:p>
          </table:table-cell>
        </table:table-row>
        <table:table-row table:style-name="ro1">
          <table:table-cell office:value-type="float" office:value="0.7744564" calcext:value-type="float">
            <text:p>0.7744564</text:p>
          </table:table-cell>
          <table:table-cell office:value-type="float" office:value="1.2912284" calcext:value-type="float">
            <text:p>1.2912284</text:p>
          </table:table-cell>
          <table:table-cell table:formula="of:=[.C1]+[.A2]" office:value-type="float" office:value="3.420508" calcext:value-type="float">
            <text:p>3.420508</text:p>
          </table:table-cell>
        </table:table-row>
        <table:table-row table:style-name="ro1">
          <table:table-cell office:value-type="float" office:value="0.33875027" calcext:value-type="float">
            <text:p>0.33875027</text:p>
          </table:table-cell>
          <table:table-cell office:value-type="float" office:value="2.952027" calcext:value-type="float">
            <text:p>2.952027</text:p>
          </table:table-cell>
          <table:table-cell table:formula="of:=[.C2]+[.A3]" office:value-type="float" office:value="3.75925827" calcext:value-type="float">
            <text:p>3.75925827</text:p>
          </table:table-cell>
        </table:table-row>
        <table:table-row table:style-name="ro1">
          <table:table-cell office:value-type="float" office:value="0.19894713" calcext:value-type="float">
            <text:p>0.19894713</text:p>
          </table:table-cell>
          <table:table-cell office:value-type="float" office:value="5.026461" calcext:value-type="float">
            <text:p>5.026461</text:p>
          </table:table-cell>
          <table:table-cell table:formula="of:=[.C3]+[.A4]" office:value-type="float" office:value="3.9582054" calcext:value-type="float">
            <text:p>3.9582054</text:p>
          </table:table-cell>
        </table:table-row>
        <table:table-row table:style-name="ro1">
          <table:table-cell office:value-type="float" office:value="0.14758526" calcext:value-type="float">
            <text:p>0.14758526</text:p>
          </table:table-cell>
          <table:table-cell office:value-type="float" office:value="6.775745" calcext:value-type="float">
            <text:p>6.775745</text:p>
          </table:table-cell>
          <table:table-cell table:formula="of:=[.C4]+[.A5]" office:value-type="float" office:value="4.10579066" calcext:value-type="float">
            <text:p>4.10579066</text:p>
          </table:table-cell>
        </table:table-row>
        <table:table-row table:style-name="ro1">
          <table:table-cell office:value-type="float" office:value="0.122789346" calcext:value-type="float">
            <text:p>0.122789346</text:p>
          </table:table-cell>
          <table:table-cell office:value-type="float" office:value="8.14403" calcext:value-type="float">
            <text:p>8.14403</text:p>
          </table:table-cell>
          <table:table-cell table:formula="of:=[.C5]+[.A6]" office:value-type="float" office:value="4.228580006" calcext:value-type="float">
            <text:p>4.228580006</text:p>
          </table:table-cell>
        </table:table-row>
        <table:table-row table:style-name="ro1">
          <table:table-cell office:value-type="float" office:value="0.115938045" calcext:value-type="float">
            <text:p>0.115938045</text:p>
          </table:table-cell>
          <table:table-cell office:value-type="float" office:value="8.625297" calcext:value-type="float">
            <text:p>8.625297</text:p>
          </table:table-cell>
          <table:table-cell table:formula="of:=[.C6]+[.A7]" office:value-type="float" office:value="4.344518051" calcext:value-type="float">
            <text:p>4.344518051</text:p>
          </table:table-cell>
        </table:table-row>
        <table:table-row table:style-name="ro1">
          <table:table-cell office:value-type="float" office:value="0.117586024" calcext:value-type="float">
            <text:p>0.117586024</text:p>
          </table:table-cell>
          <table:table-cell office:value-type="float" office:value="8.504412" calcext:value-type="float">
            <text:p>8.504412</text:p>
          </table:table-cell>
          <table:table-cell table:formula="of:=[.C7]+[.A8]" office:value-type="float" office:value="4.462104075" calcext:value-type="float">
            <text:p>4.462104075</text:p>
          </table:table-cell>
        </table:table-row>
        <table:table-row table:style-name="ro1">
          <table:table-cell office:value-type="float" office:value="0.11926451" calcext:value-type="float">
            <text:p>0.11926451</text:p>
          </table:table-cell>
          <table:table-cell office:value-type="float" office:value="8.384724" calcext:value-type="float">
            <text:p>8.384724</text:p>
          </table:table-cell>
          <table:table-cell table:formula="of:=[.C8]+[.A9]" office:value-type="float" office:value="4.581368585" calcext:value-type="float">
            <text:p>4.581368585</text:p>
          </table:table-cell>
        </table:table-row>
        <table:table-row table:style-name="ro1">
          <table:table-cell office:value-type="float" office:value="0.12089723" calcext:value-type="float">
            <text:p>0.12089723</text:p>
          </table:table-cell>
          <table:table-cell office:value-type="float" office:value="8.271488" calcext:value-type="float">
            <text:p>8.271488</text:p>
          </table:table-cell>
          <table:table-cell table:formula="of:=[.C9]+[.A10]" office:value-type="float" office:value="4.702265815" calcext:value-type="float">
            <text:p>4.702265815</text:p>
          </table:table-cell>
        </table:table-row>
        <table:table-row table:style-name="ro1">
          <table:table-cell office:value-type="float" office:value="0.12263676" calcext:value-type="float">
            <text:p>0.12263676</text:p>
          </table:table-cell>
          <table:table-cell office:value-type="float" office:value="8.154162" calcext:value-type="float">
            <text:p>8.154162</text:p>
          </table:table-cell>
          <table:table-cell table:formula="of:=[.C10]+[.A11]" office:value-type="float" office:value="4.824902575" calcext:value-type="float">
            <text:p>4.824902575</text:p>
          </table:table-cell>
        </table:table-row>
        <table:table-row table:style-name="ro1">
          <table:table-cell office:value-type="float" office:value="0.12423895" calcext:value-type="float">
            <text:p>0.12423895</text:p>
          </table:table-cell>
          <table:table-cell office:value-type="float" office:value="8.0490055" calcext:value-type="float">
            <text:p>8.0490055</text:p>
          </table:table-cell>
          <table:table-cell table:formula="of:=[.C11]+[.A12]" office:value-type="float" office:value="4.949141525" calcext:value-type="float">
            <text:p>4.949141525</text:p>
          </table:table-cell>
        </table:table-row>
        <table:table-row table:style-name="ro1">
          <table:table-cell office:value-type="float" office:value="0.12510872" calcext:value-type="float">
            <text:p>0.12510872</text:p>
          </table:table-cell>
          <table:table-cell office:value-type="float" office:value="7.993048" calcext:value-type="float">
            <text:p>7.993048</text:p>
          </table:table-cell>
          <table:table-cell table:formula="of:=[.C12]+[.A13]" office:value-type="float" office:value="5.074250245" calcext:value-type="float">
            <text:p>5.074250245</text:p>
          </table:table-cell>
        </table:table-row>
        <table:table-row table:style-name="ro1">
          <table:table-cell office:value-type="float" office:value="0.12402533" calcext:value-type="float">
            <text:p>0.12402533</text:p>
          </table:table-cell>
          <table:table-cell office:value-type="float" office:value="8.062869" calcext:value-type="float">
            <text:p>8.062869</text:p>
          </table:table-cell>
          <table:table-cell table:formula="of:=[.C13]+[.A14]" office:value-type="float" office:value="5.198275575" calcext:value-type="float">
            <text:p>5.198275575</text:p>
          </table:table-cell>
        </table:table-row>
        <table:table-row table:style-name="ro1">
          <table:table-cell office:value-type="float" office:value="0.11963073" calcext:value-type="float">
            <text:p>0.11963073</text:p>
          </table:table-cell>
          <table:table-cell office:value-type="float" office:value="8.3590555" calcext:value-type="float">
            <text:p>8.3590555</text:p>
          </table:table-cell>
          <table:table-cell table:formula="of:=[.C14]+[.A15]" office:value-type="float" office:value="5.317906305" calcext:value-type="float">
            <text:p>5.317906305</text:p>
          </table:table-cell>
        </table:table-row>
        <table:table-row table:style-name="ro1">
          <table:table-cell office:value-type="float" office:value="0.11313039" calcext:value-type="float">
            <text:p>0.11313039</text:p>
          </table:table-cell>
          <table:table-cell office:value-type="float" office:value="8.839357" calcext:value-type="float">
            <text:p>8.839357</text:p>
          </table:table-cell>
          <table:table-cell table:formula="of:=[.C15]+[.A16]" office:value-type="float" office:value="5.431036695" calcext:value-type="float">
            <text:p>5.431036695</text:p>
          </table:table-cell>
        </table:table-row>
        <table:table-row table:style-name="ro1">
          <table:table-cell office:value-type="float" office:value="0.10655375" calcext:value-type="float">
            <text:p>0.10655375</text:p>
          </table:table-cell>
          <table:table-cell office:value-type="float" office:value="9.384934" calcext:value-type="float">
            <text:p>9.384934</text:p>
          </table:table-cell>
          <table:table-cell table:formula="of:=[.C16]+[.A17]" office:value-type="float" office:value="5.537590445" calcext:value-type="float">
            <text:p>5.537590445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17]+[.A18]" office:value-type="float" office:value="5.642267335" calcext:value-type="float">
            <text:p>5.642267335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18]+[.A19]" office:value-type="float" office:value="5.748149689" calcext:value-type="float">
            <text:p>5.748149689</text:p>
          </table:table-cell>
        </table:table-row>
        <table:table-row table:style-name="ro1">
          <table:table-cell office:value-type="float" office:value="0.10713359" calcext:value-type="float">
            <text:p>0.10713359</text:p>
          </table:table-cell>
          <table:table-cell office:value-type="float" office:value="9.334141" calcext:value-type="float">
            <text:p>9.334141</text:p>
          </table:table-cell>
          <table:table-cell table:formula="of:=[.C19]+[.A20]" office:value-type="float" office:value="5.855283279" calcext:value-type="float">
            <text:p>5.855283279</text:p>
          </table:table-cell>
        </table:table-row>
        <table:table-row table:style-name="ro1">
          <table:table-cell office:value-type="float" office:value="0.10838483" calcext:value-type="float">
            <text:p>0.10838483</text:p>
          </table:table-cell>
          <table:table-cell office:value-type="float" office:value="9.226383" calcext:value-type="float">
            <text:p>9.226383</text:p>
          </table:table-cell>
          <table:table-cell table:formula="of:=[.C20]+[.A21]" office:value-type="float" office:value="5.963668109" calcext:value-type="float">
            <text:p>5.963668109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21]+[.A22]" office:value-type="float" office:value="6.073334699" calcext:value-type="float">
            <text:p>6.073334699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22]+[.A23]" office:value-type="float" office:value="6.184222009" calcext:value-type="float">
            <text:p>6.184222009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23]+[.A24]" office:value-type="float" office:value="6.296360563" calcext:value-type="float">
            <text:p>6.296360563</text:p>
          </table:table-cell>
        </table:table-row>
        <table:table-row table:style-name="ro1">
          <table:table-cell office:value-type="float" office:value="0.11300831" calcext:value-type="float">
            <text:p>0.11300831</text:p>
          </table:table-cell>
          <table:table-cell office:value-type="float" office:value="8.8489065" calcext:value-type="float">
            <text:p>8.8489065</text:p>
          </table:table-cell>
          <table:table-cell table:formula="of:=[.C24]+[.A25]" office:value-type="float" office:value="6.409368873" calcext:value-type="float">
            <text:p>6.409368873</text:p>
          </table:table-cell>
        </table:table-row>
        <table:table-row table:style-name="ro1">
          <table:table-cell office:value-type="float" office:value="0.112611584" calcext:value-type="float">
            <text:p>0.112611584</text:p>
          </table:table-cell>
          <table:table-cell office:value-type="float" office:value="8.880081" calcext:value-type="float">
            <text:p>8.880081</text:p>
          </table:table-cell>
          <table:table-cell table:formula="of:=[.C25]+[.A26]" office:value-type="float" office:value="6.521980457" calcext:value-type="float">
            <text:p>6.521980457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26]+[.A27]" office:value-type="float" office:value="6.632074297" calcext:value-type="float">
            <text:p>6.632074297</text:p>
          </table:table-cell>
        </table:table-row>
        <table:table-row table:style-name="ro1">
          <table:table-cell office:value-type="float" office:value="0.106340125" calcext:value-type="float">
            <text:p>0.106340125</text:p>
          </table:table-cell>
          <table:table-cell office:value-type="float" office:value="9.403788" calcext:value-type="float">
            <text:p>9.403788</text:p>
          </table:table-cell>
          <table:table-cell table:formula="of:=[.C27]+[.A28]" office:value-type="float" office:value="6.738414422" calcext:value-type="float">
            <text:p>6.738414422</text:p>
          </table:table-cell>
        </table:table-row>
        <table:table-row table:style-name="ro1">
          <table:table-cell office:value-type="float" office:value="0.105180435" calcext:value-type="float">
            <text:p>0.105180435</text:p>
          </table:table-cell>
          <table:table-cell office:value-type="float" office:value="9.507472" calcext:value-type="float">
            <text:p>9.507472</text:p>
          </table:table-cell>
          <table:table-cell table:formula="of:=[.C28]+[.A29]" office:value-type="float" office:value="6.843594857" calcext:value-type="float">
            <text:p>6.843594857</text:p>
          </table:table-cell>
        </table:table-row>
        <table:table-row table:style-name="ro1">
          <table:table-cell office:value-type="float" office:value="0.106462196" calcext:value-type="float">
            <text:p>0.106462196</text:p>
          </table:table-cell>
          <table:table-cell office:value-type="float" office:value="9.393005" calcext:value-type="float">
            <text:p>9.393005</text:p>
          </table:table-cell>
          <table:table-cell table:formula="of:=[.C29]+[.A30]" office:value-type="float" office:value="6.950057053" calcext:value-type="float">
            <text:p>6.950057053</text:p>
          </table:table-cell>
        </table:table-row>
        <table:table-row table:style-name="ro1">
          <table:table-cell office:value-type="float" office:value="0.10768292" calcext:value-type="float">
            <text:p>0.10768292</text:p>
          </table:table-cell>
          <table:table-cell office:value-type="float" office:value="9.286524" calcext:value-type="float">
            <text:p>9.286524</text:p>
          </table:table-cell>
          <table:table-cell table:formula="of:=[.C30]+[.A31]" office:value-type="float" office:value="7.057739973" calcext:value-type="float">
            <text:p>7.057739973</text:p>
          </table:table-cell>
        </table:table-row>
        <table:table-row table:style-name="ro1">
          <table:table-cell office:value-type="float" office:value="0.10899519" calcext:value-type="float">
            <text:p>0.10899519</text:p>
          </table:table-cell>
          <table:table-cell office:value-type="float" office:value="9.174717" calcext:value-type="float">
            <text:p>9.174717</text:p>
          </table:table-cell>
          <table:table-cell table:formula="of:=[.C31]+[.A32]" office:value-type="float" office:value="7.166735163" calcext:value-type="float">
            <text:p>7.166735163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32]+[.A33]" office:value-type="float" office:value="7.277012113" calcext:value-type="float">
            <text:p>7.277012113</text:p>
          </table:table-cell>
        </table:table-row>
        <table:table-row table:style-name="ro1">
          <table:table-cell office:value-type="float" office:value="0.11149767" calcext:value-type="float">
            <text:p>0.11149767</text:p>
          </table:table-cell>
          <table:table-cell office:value-type="float" office:value="8.968798" calcext:value-type="float">
            <text:p>8.968798</text:p>
          </table:table-cell>
          <table:table-cell table:formula="of:=[.C33]+[.A34]" office:value-type="float" office:value="7.388509783" calcext:value-type="float">
            <text:p>7.388509783</text:p>
          </table:table-cell>
        </table:table-row>
        <table:table-row table:style-name="ro1">
          <table:table-cell office:value-type="float" office:value="0.112718396" calcext:value-type="float">
            <text:p>0.112718396</text:p>
          </table:table-cell>
          <table:table-cell office:value-type="float" office:value="8.871667" calcext:value-type="float">
            <text:p>8.871667</text:p>
          </table:table-cell>
          <table:table-cell table:formula="of:=[.C34]+[.A35]" office:value-type="float" office:value="7.501228179" calcext:value-type="float">
            <text:p>7.501228179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35]+[.A36]" office:value-type="float" office:value="7.614785823" calcext:value-type="float">
            <text:p>7.614785823</text:p>
          </table:table-cell>
        </table:table-row>
        <table:table-row table:style-name="ro1">
          <table:table-cell office:value-type="float" office:value="0.113069355" calcext:value-type="float">
            <text:p>0.113069355</text:p>
          </table:table-cell>
          <table:table-cell office:value-type="float" office:value="8.84413" calcext:value-type="float">
            <text:p>8.84413</text:p>
          </table:table-cell>
          <table:table-cell table:formula="of:=[.C36]+[.A37]" office:value-type="float" office:value="7.727855178" calcext:value-type="float">
            <text:p>7.727855178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37]+[.A38]" office:value-type="float" office:value="7.838223683" calcext:value-type="float">
            <text:p>7.838223683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38]+[.A39]" office:value-type="float" office:value="7.943968708" calcext:value-type="float">
            <text:p>7.943968708</text:p>
          </table:table-cell>
        </table:table-row>
        <table:table-row table:style-name="ro1">
          <table:table-cell office:value-type="float" office:value="0.10322728" calcext:value-type="float">
            <text:p>0.10322728</text:p>
          </table:table-cell>
          <table:table-cell office:value-type="float" office:value="9.687362" calcext:value-type="float">
            <text:p>9.687362</text:p>
          </table:table-cell>
          <table:table-cell table:formula="of:=[.C39]+[.A40]" office:value-type="float" office:value="8.047195988" calcext:value-type="float">
            <text:p>8.047195988</text:p>
          </table:table-cell>
        </table:table-row>
        <table:table-row table:style-name="ro1">
          <table:table-cell office:value-type="float" office:value="0.10443275" calcext:value-type="float">
            <text:p>0.10443275</text:p>
          </table:table-cell>
          <table:table-cell office:value-type="float" office:value="9.575541" calcext:value-type="float">
            <text:p>9.575541</text:p>
          </table:table-cell>
          <table:table-cell table:formula="of:=[.C40]+[.A41]" office:value-type="float" office:value="8.151628738" calcext:value-type="float">
            <text:p>8.151628738</text:p>
          </table:table-cell>
        </table:table-row>
        <table:table-row table:style-name="ro1">
          <table:table-cell office:value-type="float" office:value="0.105653465" calcext:value-type="float">
            <text:p>0.105653465</text:p>
          </table:table-cell>
          <table:table-cell office:value-type="float" office:value="9.464905" calcext:value-type="float">
            <text:p>9.464905</text:p>
          </table:table-cell>
          <table:table-cell table:formula="of:=[.C41]+[.A42]" office:value-type="float" office:value="8.257282203" calcext:value-type="float">
            <text:p>8.257282203</text:p>
          </table:table-cell>
        </table:table-row>
        <table:table-row table:style-name="ro1">
          <table:table-cell office:value-type="float" office:value="0.10691997" calcext:value-type="float">
            <text:p>0.10691997</text:p>
          </table:table-cell>
          <table:table-cell office:value-type="float" office:value="9.35279" calcext:value-type="float">
            <text:p>9.35279</text:p>
          </table:table-cell>
          <table:table-cell table:formula="of:=[.C42]+[.A43]" office:value-type="float" office:value="8.364202173" calcext:value-type="float">
            <text:p>8.364202173</text:p>
          </table:table-cell>
        </table:table-row>
        <table:table-row table:style-name="ro1">
          <table:table-cell office:value-type="float" office:value="0.10818647" calcext:value-type="float">
            <text:p>0.10818647</text:p>
          </table:table-cell>
          <table:table-cell office:value-type="float" office:value="9.2433" calcext:value-type="float">
            <text:p>9.2433</text:p>
          </table:table-cell>
          <table:table-cell table:formula="of:=[.C43]+[.A44]" office:value-type="float" office:value="8.472388643" calcext:value-type="float">
            <text:p>8.472388643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44]+[.A45]" office:value-type="float" office:value="8.581811088" calcext:value-type="float">
            <text:p>8.581811088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45]+[.A46]" office:value-type="float" office:value="8.692454258" calcext:value-type="float">
            <text:p>8.692454258</text:p>
          </table:table-cell>
        </table:table-row>
        <table:table-row table:style-name="ro1">
          <table:table-cell office:value-type="float" office:value="0.11184863" calcext:value-type="float">
            <text:p>0.11184863</text:p>
          </table:table-cell>
          <table:table-cell office:value-type="float" office:value="8.940655" calcext:value-type="float">
            <text:p>8.940655</text:p>
          </table:table-cell>
          <table:table-cell table:formula="of:=[.C46]+[.A47]" office:value-type="float" office:value="8.804302888" calcext:value-type="float">
            <text:p>8.804302888</text:p>
          </table:table-cell>
        </table:table-row>
        <table:table-row table:style-name="ro1">
          <table:table-cell office:value-type="float" office:value="0.11265736" calcext:value-type="float">
            <text:p>0.11265736</text:p>
          </table:table-cell>
          <table:table-cell office:value-type="float" office:value="8.876473" calcext:value-type="float">
            <text:p>8.876473</text:p>
          </table:table-cell>
          <table:table-cell table:formula="of:=[.C47]+[.A48]" office:value-type="float" office:value="8.916960248" calcext:value-type="float">
            <text:p>8.916960248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48]+[.A49]" office:value-type="float" office:value="9.029312428" calcext:value-type="float">
            <text:p>9.029312428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49]+[.A50]" office:value-type="float" office:value="9.139345232" calcext:value-type="float">
            <text:p>9.139345232</text:p>
          </table:table-cell>
        </table:table-row>
        <table:table-row table:style-name="ro1">
          <table:table-cell office:value-type="float" office:value="0.10580606" calcext:value-type="float">
            <text:p>0.10580606</text:p>
          </table:table-cell>
          <table:table-cell office:value-type="float" office:value="9.451254" calcext:value-type="float">
            <text:p>9.451254</text:p>
          </table:table-cell>
          <table:table-cell table:formula="of:=[.C50]+[.A51]" office:value-type="float" office:value="9.245151292" calcext:value-type="float">
            <text:p>9.245151292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51]+[.A52]" office:value-type="float" office:value="9.348592202" calcext:value-type="float">
            <text:p>9.348592202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52]+[.A53]" office:value-type="float" office:value="9.453223312" calcext:value-type="float">
            <text:p>9.453223312</text:p>
          </table:table-cell>
        </table:table-row>
        <table:table-row table:style-name="ro1">
          <table:table-cell office:value-type="float" office:value="0.10582132" calcext:value-type="float">
            <text:p>0.10582132</text:p>
          </table:table-cell>
          <table:table-cell office:value-type="float" office:value="9.449891" calcext:value-type="float">
            <text:p>9.449891</text:p>
          </table:table-cell>
          <table:table-cell table:formula="of:=[.C53]+[.A54]" office:value-type="float" office:value="9.559044632" calcext:value-type="float">
            <text:p>9.559044632</text:p>
          </table:table-cell>
        </table:table-row>
        <table:table-row table:style-name="ro1">
          <table:table-cell office:value-type="float" office:value="0.10708781" calcext:value-type="float">
            <text:p>0.10708781</text:p>
          </table:table-cell>
          <table:table-cell office:value-type="float" office:value="9.338131" calcext:value-type="float">
            <text:p>9.338131</text:p>
          </table:table-cell>
          <table:table-cell table:formula="of:=[.C54]+[.A55]" office:value-type="float" office:value="9.666132442" calcext:value-type="float">
            <text:p>9.666132442</text:p>
          </table:table-cell>
        </table:table-row>
        <table:table-row table:style-name="ro1">
          <table:table-cell office:value-type="float" office:value="0.10830854" calcext:value-type="float">
            <text:p>0.10830854</text:p>
          </table:table-cell>
          <table:table-cell office:value-type="float" office:value="9.2328825" calcext:value-type="float">
            <text:p>9.2328825</text:p>
          </table:table-cell>
          <table:table-cell table:formula="of:=[.C55]+[.A56]" office:value-type="float" office:value="9.774440982" calcext:value-type="float">
            <text:p>9.774440982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56]+[.A57]" office:value-type="float" office:value="9.884031272" calcext:value-type="float">
            <text:p>9.884031272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57]+[.A58]" office:value-type="float" office:value="9.994857548" calcext:value-type="float">
            <text:p>9.994857548</text:p>
          </table:table-cell>
        </table:table-row>
        <table:table-row table:style-name="ro1">
          <table:table-cell office:value-type="float" office:value="0.112031735" calcext:value-type="float">
            <text:p>0.112031735</text:p>
          </table:table-cell>
          <table:table-cell office:value-type="float" office:value="8.926042" calcext:value-type="float">
            <text:p>8.926042</text:p>
          </table:table-cell>
          <table:table-cell table:formula="of:=[.C58]+[.A59]" office:value-type="float" office:value="10.106889283" calcext:value-type="float">
            <text:p>10.106889283</text:p>
          </table:table-cell>
        </table:table-row>
        <table:table-row table:style-name="ro1">
          <table:table-cell office:value-type="float" office:value="0.11288624" calcext:value-type="float">
            <text:p>0.11288624</text:p>
          </table:table-cell>
          <table:table-cell office:value-type="float" office:value="8.858476" calcext:value-type="float">
            <text:p>8.858476</text:p>
          </table:table-cell>
          <table:table-cell table:formula="of:=[.C59]+[.A60]" office:value-type="float" office:value="10.219775523" calcext:value-type="float">
            <text:p>10.219775523</text:p>
          </table:table-cell>
        </table:table-row>
        <table:table-row table:style-name="ro1">
          <table:table-cell office:value-type="float" office:value="0.112520024" calcext:value-type="float">
            <text:p>0.112520024</text:p>
          </table:table-cell>
          <table:table-cell office:value-type="float" office:value="8.887307" calcext:value-type="float">
            <text:p>8.887307</text:p>
          </table:table-cell>
          <table:table-cell table:formula="of:=[.C60]+[.A61]" office:value-type="float" office:value="10.332295547" calcext:value-type="float">
            <text:p>10.332295547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61]+[.A62]" office:value-type="float" office:value="10.442328351" calcext:value-type="float">
            <text:p>10.442328351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62]+[.A63]" office:value-type="float" office:value="10.547936041" calcext:value-type="float">
            <text:p>10.547936041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63]+[.A64]" office:value-type="float" office:value="10.651132801" calcext:value-type="float">
            <text:p>10.651132801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64]+[.A65]" office:value-type="float" office:value="10.755550291" calcext:value-type="float">
            <text:p>10.755550291</text:p>
          </table:table-cell>
        </table:table-row>
        <table:table-row table:style-name="ro1">
          <table:table-cell office:value-type="float" office:value="0.10556191" calcext:value-type="float">
            <text:p>0.10556191</text:p>
          </table:table-cell>
          <table:table-cell office:value-type="float" office:value="9.473114" calcext:value-type="float">
            <text:p>9.473114</text:p>
          </table:table-cell>
          <table:table-cell table:formula="of:=[.C65]+[.A66]" office:value-type="float" office:value="10.861112201" calcext:value-type="float">
            <text:p>10.861112201</text:p>
          </table:table-cell>
        </table:table-row>
        <table:table-row table:style-name="ro1">
          <table:table-cell office:value-type="float" office:value="0.1067979" calcext:value-type="float">
            <text:p>0.1067979</text:p>
          </table:table-cell>
          <table:table-cell office:value-type="float" office:value="9.363481" calcext:value-type="float">
            <text:p>9.363481</text:p>
          </table:table-cell>
          <table:table-cell table:formula="of:=[.C66]+[.A67]" office:value-type="float" office:value="10.967910101" calcext:value-type="float">
            <text:p>10.967910101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67]+[.A68]" office:value-type="float" office:value="11.075974491" calcext:value-type="float">
            <text:p>11.075974491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68]+[.A69]" office:value-type="float" office:value="11.185305381" calcext:value-type="float">
            <text:p>11.185305381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69]+[.A70]" office:value-type="float" office:value="11.295918031" calcext:value-type="float">
            <text:p>11.295918031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70]+[.A71]" office:value-type="float" office:value="11.407675111" calcext:value-type="float">
            <text:p>11.407675111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71]+[.A72]" office:value-type="float" office:value="11.520271437" calcext:value-type="float">
            <text:p>11.520271437</text:p>
          </table:table-cell>
        </table:table-row>
        <table:table-row table:style-name="ro1">
          <table:table-cell office:value-type="float" office:value="0.11236744" calcext:value-type="float">
            <text:p>0.11236744</text:p>
          </table:table-cell>
          <table:table-cell office:value-type="float" office:value="8.899376" calcext:value-type="float">
            <text:p>8.899376</text:p>
          </table:table-cell>
          <table:table-cell table:formula="of:=[.C72]+[.A73]" office:value-type="float" office:value="11.632638877" calcext:value-type="float">
            <text:p>11.632638877</text:p>
          </table:table-cell>
        </table:table-row>
        <table:table-row table:style-name="ro1">
          <table:table-cell office:value-type="float" office:value="0.10994125" calcext:value-type="float">
            <text:p>0.10994125</text:p>
          </table:table-cell>
          <table:table-cell office:value-type="float" office:value="9.095767" calcext:value-type="float">
            <text:p>9.095767</text:p>
          </table:table-cell>
          <table:table-cell table:formula="of:=[.C73]+[.A74]" office:value-type="float" office:value="11.742580127" calcext:value-type="float">
            <text:p>11.742580127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74]+[.A75]" office:value-type="float" office:value="11.848874477" calcext:value-type="float">
            <text:p>11.848874477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75]+[.A76]" office:value-type="float" office:value="11.954283801" calcext:value-type="float">
            <text:p>11.954283801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76]+[.A77]" office:value-type="float" office:value="12.060974886" calcext:value-type="float">
            <text:p>12.060974886</text:p>
          </table:table-cell>
        </table:table-row>
        <table:table-row table:style-name="ro1">
          <table:table-cell office:value-type="float" office:value="0.10794232" calcext:value-type="float">
            <text:p>0.10794232</text:p>
          </table:table-cell>
          <table:table-cell office:value-type="float" office:value="9.264207" calcext:value-type="float">
            <text:p>9.264207</text:p>
          </table:table-cell>
          <table:table-cell table:formula="of:=[.C77]+[.A78]" office:value-type="float" office:value="12.168917206" calcext:value-type="float">
            <text:p>12.168917206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78]+[.A79]" office:value-type="float" office:value="12.278171806" calcext:value-type="float">
            <text:p>12.278171806</text:p>
          </table:table-cell>
        </table:table-row>
        <table:table-row table:style-name="ro1">
          <table:table-cell office:value-type="float" office:value="0.110490575" calcext:value-type="float">
            <text:p>0.110490575</text:p>
          </table:table-cell>
          <table:table-cell office:value-type="float" office:value="9.050546" calcext:value-type="float">
            <text:p>9.050546</text:p>
          </table:table-cell>
          <table:table-cell table:formula="of:=[.C79]+[.A80]" office:value-type="float" office:value="12.388662381" calcext:value-type="float">
            <text:p>12.388662381</text:p>
          </table:table-cell>
        </table:table-row>
        <table:table-row table:style-name="ro1">
          <table:table-cell office:value-type="float" office:value="0.11183337" calcext:value-type="float">
            <text:p>0.11183337</text:p>
          </table:table-cell>
          <table:table-cell office:value-type="float" office:value="8.9418745" calcext:value-type="float">
            <text:p>8.9418745</text:p>
          </table:table-cell>
          <table:table-cell table:formula="of:=[.C80]+[.A81]" office:value-type="float" office:value="12.500495751" calcext:value-type="float">
            <text:p>12.500495751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81]+[.A82]" office:value-type="float" office:value="12.613549851" calcext:value-type="float">
            <text:p>12.613549851</text:p>
          </table:table-cell>
        </table:table-row>
        <table:table-row table:style-name="ro1">
          <table:table-cell office:value-type="float" office:value="0.11386282" calcext:value-type="float">
            <text:p>0.11386282</text:p>
          </table:table-cell>
          <table:table-cell office:value-type="float" office:value="8.782498" calcext:value-type="float">
            <text:p>8.782498</text:p>
          </table:table-cell>
          <table:table-cell table:formula="of:=[.C82]+[.A83]" office:value-type="float" office:value="12.727412671" calcext:value-type="float">
            <text:p>12.727412671</text:p>
          </table:table-cell>
        </table:table-row>
        <table:table-row table:style-name="ro1">
          <table:table-cell office:value-type="float" office:value="0.113313496" calcext:value-type="float">
            <text:p>0.113313496</text:p>
          </table:table-cell>
          <table:table-cell office:value-type="float" office:value="8.825074" calcext:value-type="float">
            <text:p>8.825074</text:p>
          </table:table-cell>
          <table:table-cell table:formula="of:=[.C83]+[.A84]" office:value-type="float" office:value="12.840726167" calcext:value-type="float">
            <text:p>12.840726167</text:p>
          </table:table-cell>
        </table:table-row>
        <table:table-row table:style-name="ro1">
          <table:table-cell office:value-type="float" office:value="0.11053635" calcext:value-type="float">
            <text:p>0.11053635</text:p>
          </table:table-cell>
          <table:table-cell office:value-type="float" office:value="9.046797" calcext:value-type="float">
            <text:p>9.046797</text:p>
          </table:table-cell>
          <table:table-cell table:formula="of:=[.C84]+[.A85]" office:value-type="float" office:value="12.951262517" calcext:value-type="float">
            <text:p>12.951262517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85]+[.A86]" office:value-type="float" office:value="13.057862042" calcext:value-type="float">
            <text:p>13.057862042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86]+[.A87]" office:value-type="float" office:value="13.163744396" calcext:value-type="float">
            <text:p>13.163744396</text:p>
          </table:table-cell>
        </table:table-row>
        <table:table-row table:style-name="ro1">
          <table:table-cell office:value-type="float" office:value="0.10708781" calcext:value-type="float">
            <text:p>0.10708781</text:p>
          </table:table-cell>
          <table:table-cell office:value-type="float" office:value="9.338131" calcext:value-type="float">
            <text:p>9.338131</text:p>
          </table:table-cell>
          <table:table-cell table:formula="of:=[.C87]+[.A88]" office:value-type="float" office:value="13.270832206" calcext:value-type="float">
            <text:p>13.270832206</text:p>
          </table:table-cell>
        </table:table-row>
        <table:table-row table:style-name="ro1">
          <table:table-cell office:value-type="float" office:value="0.10830854" calcext:value-type="float">
            <text:p>0.10830854</text:p>
          </table:table-cell>
          <table:table-cell office:value-type="float" office:value="9.2328825" calcext:value-type="float">
            <text:p>9.2328825</text:p>
          </table:table-cell>
          <table:table-cell table:formula="of:=[.C88]+[.A89]" office:value-type="float" office:value="13.379140746" calcext:value-type="float">
            <text:p>13.379140746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89]+[.A90]" office:value-type="float" office:value="13.488868376" calcext:value-type="float">
            <text:p>13.488868376</text:p>
          </table:table-cell>
        </table:table-row>
        <table:table-row table:style-name="ro1">
          <table:table-cell office:value-type="float" office:value="0.11107042" calcext:value-type="float">
            <text:p>0.11107042</text:p>
          </table:table-cell>
          <table:table-cell office:value-type="float" office:value="9.003298" calcext:value-type="float">
            <text:p>9.003298</text:p>
          </table:table-cell>
          <table:table-cell table:formula="of:=[.C90]+[.A91]" office:value-type="float" office:value="13.599938796" calcext:value-type="float">
            <text:p>13.599938796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91]+[.A92]" office:value-type="float" office:value="13.712290976" calcext:value-type="float">
            <text:p>13.712290976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92]+[.A93]" office:value-type="float" office:value="13.825833361" calcext:value-type="float">
            <text:p>13.825833361</text:p>
          </table:table-cell>
        </table:table-row>
        <table:table-row table:style-name="ro1">
          <table:table-cell office:value-type="float" office:value="0.11430533" calcext:value-type="float">
            <text:p>0.11430533</text:p>
          </table:table-cell>
          <table:table-cell office:value-type="float" office:value="8.748498" calcext:value-type="float">
            <text:p>8.748498</text:p>
          </table:table-cell>
          <table:table-cell table:formula="of:=[.C93]+[.A94]" office:value-type="float" office:value="13.940138691" calcext:value-type="float">
            <text:p>13.940138691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94]+[.A95]" office:value-type="float" office:value="14.053742111" calcext:value-type="float">
            <text:p>14.053742111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95]+[.A96]" office:value-type="float" office:value="14.164431061" calcext:value-type="float">
            <text:p>14.164431061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6]+[.A97]" office:value-type="float" office:value="14.271030586" calcext:value-type="float">
            <text:p>14.271030586</text:p>
          </table:table-cell>
        </table:table-row>
        <table:table-row table:style-name="ro1">
          <table:table-cell office:value-type="float" office:value="0.10543984" calcext:value-type="float">
            <text:p>0.10543984</text:p>
          </table:table-cell>
          <table:table-cell office:value-type="float" office:value="9.484081" calcext:value-type="float">
            <text:p>9.484081</text:p>
          </table:table-cell>
          <table:table-cell table:formula="of:=[.C97]+[.A98]" office:value-type="float" office:value="14.376470426" calcext:value-type="float">
            <text:p>14.376470426</text:p>
          </table:table-cell>
        </table:table-row>
        <table:table-row table:style-name="ro1">
          <table:table-cell office:value-type="float" office:value="0.10673686" calcext:value-type="float">
            <text:p>0.10673686</text:p>
          </table:table-cell>
          <table:table-cell office:value-type="float" office:value="9.3688345" calcext:value-type="float">
            <text:p>9.3688345</text:p>
          </table:table-cell>
          <table:table-cell table:formula="of:=[.C98]+[.A99]" office:value-type="float" office:value="14.483207286" calcext:value-type="float">
            <text:p>14.483207286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99]+[.A100]" office:value-type="float" office:value="14.591241156" calcext:value-type="float">
            <text:p>14.591241156</text:p>
          </table:table-cell>
        </table:table-row>
        <table:table-row table:style-name="ro1">
          <table:table-cell office:value-type="float" office:value="0.109300375" calcext:value-type="float">
            <text:p>0.109300375</text:p>
          </table:table-cell>
          <table:table-cell office:value-type="float" office:value="9.149099" calcext:value-type="float">
            <text:p>9.149099</text:p>
          </table:table-cell>
          <table:table-cell table:formula="of:=[.C100]+[.A101]" office:value-type="float" office:value="14.700541531" calcext:value-type="float">
            <text:p>14.700541531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101]+[.A102]" office:value-type="float" office:value="14.811138925" calcext:value-type="float">
            <text:p>14.811138925</text:p>
          </table:table-cell>
        </table:table-row>
        <table:table-row table:style-name="ro1">
          <table:table-cell office:value-type="float" office:value="0.11183337" calcext:value-type="float">
            <text:p>0.11183337</text:p>
          </table:table-cell>
          <table:table-cell office:value-type="float" office:value="8.9418745" calcext:value-type="float">
            <text:p>8.9418745</text:p>
          </table:table-cell>
          <table:table-cell table:formula="of:=[.C102]+[.A103]" office:value-type="float" office:value="14.922972295" calcext:value-type="float">
            <text:p>14.922972295</text:p>
          </table:table-cell>
        </table:table-row>
        <table:table-row table:style-name="ro1">
          <table:table-cell office:value-type="float" office:value="0.11303884" calcext:value-type="float">
            <text:p>0.11303884</text:p>
          </table:table-cell>
          <table:table-cell office:value-type="float" office:value="8.846517" calcext:value-type="float">
            <text:p>8.846517</text:p>
          </table:table-cell>
          <table:table-cell table:formula="of:=[.C103]+[.A104]" office:value-type="float" office:value="15.036011135" calcext:value-type="float">
            <text:p>15.036011135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104]+[.A105]" office:value-type="float" office:value="15.149904475" calcext:value-type="float">
            <text:p>15.149904475</text:p>
          </table:table-cell>
        </table:table-row>
        <table:table-row table:style-name="ro1">
          <table:table-cell office:value-type="float" office:value="0.113328755" calcext:value-type="float">
            <text:p>0.113328755</text:p>
          </table:table-cell>
          <table:table-cell office:value-type="float" office:value="8.823886" calcext:value-type="float">
            <text:p>8.823886</text:p>
          </table:table-cell>
          <table:table-cell table:formula="of:=[.C105]+[.A106]" office:value-type="float" office:value="15.26323323" calcext:value-type="float">
            <text:p>15.26323323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106]+[.A107]" office:value-type="float" office:value="15.373830624" calcext:value-type="float">
            <text:p>15.373830624</text:p>
          </table:table-cell>
        </table:table-row>
        <table:table-row table:style-name="ro1">
          <table:table-cell office:value-type="float" office:value="0.10597391" calcext:value-type="float">
            <text:p>0.10597391</text:p>
          </table:table-cell>
          <table:table-cell office:value-type="float" office:value="9.436285" calcext:value-type="float">
            <text:p>9.436285</text:p>
          </table:table-cell>
          <table:table-cell table:formula="of:=[.C107]+[.A108]" office:value-type="float" office:value="15.479804534" calcext:value-type="float">
            <text:p>15.479804534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108]+[.A109]" office:value-type="float" office:value="15.583184409" calcext:value-type="float">
            <text:p>15.583184409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109]+[.A110]" office:value-type="float" office:value="15.687754485" calcext:value-type="float">
            <text:p>15.687754485</text:p>
          </table:table-cell>
        </table:table-row>
        <table:table-row table:style-name="ro1">
          <table:table-cell office:value-type="float" office:value="0.1057908" calcext:value-type="float">
            <text:p>0.1057908</text:p>
          </table:table-cell>
          <table:table-cell office:value-type="float" office:value="9.452618" calcext:value-type="float">
            <text:p>9.452618</text:p>
          </table:table-cell>
          <table:table-cell table:formula="of:=[.C110]+[.A111]" office:value-type="float" office:value="15.793545285" calcext:value-type="float">
            <text:p>15.793545285</text:p>
          </table:table-cell>
        </table:table-row>
        <table:table-row table:style-name="ro1">
          <table:table-cell office:value-type="float" office:value="0.10708781" calcext:value-type="float">
            <text:p>0.10708781</text:p>
          </table:table-cell>
          <table:table-cell office:value-type="float" office:value="9.338131" calcext:value-type="float">
            <text:p>9.338131</text:p>
          </table:table-cell>
          <table:table-cell table:formula="of:=[.C111]+[.A112]" office:value-type="float" office:value="15.900633095" calcext:value-type="float">
            <text:p>15.900633095</text:p>
          </table:table-cell>
        </table:table-row>
        <table:table-row table:style-name="ro1">
          <table:table-cell office:value-type="float" office:value="0.10827802" calcext:value-type="float">
            <text:p>0.10827802</text:p>
          </table:table-cell>
          <table:table-cell office:value-type="float" office:value="9.235485" calcext:value-type="float">
            <text:p>9.235485</text:p>
          </table:table-cell>
          <table:table-cell table:formula="of:=[.C112]+[.A113]" office:value-type="float" office:value="16.008911115" calcext:value-type="float">
            <text:p>16.008911115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113]+[.A114]" office:value-type="float" office:value="16.118470889" calcext:value-type="float">
            <text:p>16.118470889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114]+[.A115]" office:value-type="float" office:value="16.229297165" calcext:value-type="float">
            <text:p>16.229297165</text:p>
          </table:table-cell>
        </table:table-row>
        <table:table-row table:style-name="ro1">
          <table:table-cell office:value-type="float" office:value="0.11200122" calcext:value-type="float">
            <text:p>0.11200122</text:p>
          </table:table-cell>
          <table:table-cell office:value-type="float" office:value="8.928474" calcext:value-type="float">
            <text:p>8.928474</text:p>
          </table:table-cell>
          <table:table-cell table:formula="of:=[.C115]+[.A116]" office:value-type="float" office:value="16.341298385" calcext:value-type="float">
            <text:p>16.341298385</text:p>
          </table:table-cell>
        </table:table-row>
        <table:table-row table:style-name="ro1">
          <table:table-cell office:value-type="float" office:value="0.11288624" calcext:value-type="float">
            <text:p>0.11288624</text:p>
          </table:table-cell>
          <table:table-cell office:value-type="float" office:value="8.858476" calcext:value-type="float">
            <text:p>8.858476</text:p>
          </table:table-cell>
          <table:table-cell table:formula="of:=[.C116]+[.A117]" office:value-type="float" office:value="16.454184625" calcext:value-type="float">
            <text:p>16.454184625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117]+[.A118]" office:value-type="float" office:value="16.566780951" calcext:value-type="float">
            <text:p>16.566780951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118]+[.A119]" office:value-type="float" office:value="16.676890057" calcext:value-type="float">
            <text:p>16.676890057</text:p>
          </table:table-cell>
        </table:table-row>
        <table:table-row table:style-name="ro1">
          <table:table-cell office:value-type="float" office:value="0.10637064" calcext:value-type="float">
            <text:p>0.10637064</text:p>
          </table:table-cell>
          <table:table-cell office:value-type="float" office:value="9.40109" calcext:value-type="float">
            <text:p>9.40109</text:p>
          </table:table-cell>
          <table:table-cell table:formula="of:=[.C119]+[.A120]" office:value-type="float" office:value="16.783260697" calcext:value-type="float">
            <text:p>16.783260697</text:p>
          </table:table-cell>
        </table:table-row>
        <table:table-row table:style-name="ro1">
          <table:table-cell office:value-type="float" office:value="0.10537881" calcext:value-type="float">
            <text:p>0.10537881</text:p>
          </table:table-cell>
          <table:table-cell office:value-type="float" office:value="9.489574" calcext:value-type="float">
            <text:p>9.489574</text:p>
          </table:table-cell>
          <table:table-cell table:formula="of:=[.C120]+[.A121]" office:value-type="float" office:value="16.888639507" calcext:value-type="float">
            <text:p>16.888639507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121]+[.A122]" office:value-type="float" office:value="16.995269547" calcext:value-type="float">
            <text:p>16.995269547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122]+[.A123]" office:value-type="float" office:value="17.103181347" calcext:value-type="float">
            <text:p>17.103181347</text:p>
          </table:table-cell>
        </table:table-row>
        <table:table-row table:style-name="ro1">
          <table:table-cell office:value-type="float" office:value="0.10920882" calcext:value-type="float">
            <text:p>0.10920882</text:p>
          </table:table-cell>
          <table:table-cell office:value-type="float" office:value="9.15677" calcext:value-type="float">
            <text:p>9.15677</text:p>
          </table:table-cell>
          <table:table-cell table:formula="of:=[.C123]+[.A124]" office:value-type="float" office:value="17.212390167" calcext:value-type="float">
            <text:p>17.212390167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124]+[.A125]" office:value-type="float" office:value="17.322865487" calcext:value-type="float">
            <text:p>17.322865487</text:p>
          </table:table-cell>
        </table:table-row>
        <table:table-row table:style-name="ro1">
          <table:table-cell office:value-type="float" office:value="0.111787595" calcext:value-type="float">
            <text:p>0.111787595</text:p>
          </table:table-cell>
          <table:table-cell office:value-type="float" office:value="8.945537" calcext:value-type="float">
            <text:p>8.945537</text:p>
          </table:table-cell>
          <table:table-cell table:formula="of:=[.C125]+[.A126]" office:value-type="float" office:value="17.434653082" calcext:value-type="float">
            <text:p>17.434653082</text:p>
          </table:table-cell>
        </table:table-row>
        <table:table-row table:style-name="ro1">
          <table:table-cell office:value-type="float" office:value="0.112977795" calcext:value-type="float">
            <text:p>0.112977795</text:p>
          </table:table-cell>
          <table:table-cell office:value-type="float" office:value="8.851297" calcext:value-type="float">
            <text:p>8.851297</text:p>
          </table:table-cell>
          <table:table-cell table:formula="of:=[.C126]+[.A127]" office:value-type="float" office:value="17.547630877" calcext:value-type="float">
            <text:p>17.547630877</text:p>
          </table:table-cell>
        </table:table-row>
        <table:table-row table:style-name="ro1">
          <table:table-cell office:value-type="float" office:value="0.11381704" calcext:value-type="float">
            <text:p>0.11381704</text:p>
          </table:table-cell>
          <table:table-cell office:value-type="float" office:value="8.78603" calcext:value-type="float">
            <text:p>8.78603</text:p>
          </table:table-cell>
          <table:table-cell table:formula="of:=[.C127]+[.A128]" office:value-type="float" office:value="17.661447917" calcext:value-type="float">
            <text:p>17.661447917</text:p>
          </table:table-cell>
        </table:table-row>
        <table:table-row table:style-name="ro1">
          <table:table-cell office:value-type="float" office:value="0.113328755" calcext:value-type="float">
            <text:p>0.113328755</text:p>
          </table:table-cell>
          <table:table-cell office:value-type="float" office:value="8.823886" calcext:value-type="float">
            <text:p>8.823886</text:p>
          </table:table-cell>
          <table:table-cell table:formula="of:=[.C128]+[.A129]" office:value-type="float" office:value="17.774776672" calcext:value-type="float">
            <text:p>17.774776672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129]+[.A130]" office:value-type="float" office:value="17.885389322" calcext:value-type="float">
            <text:p>17.885389322</text:p>
          </table:table-cell>
        </table:table-row>
        <table:table-row table:style-name="ro1">
          <table:table-cell office:value-type="float" office:value="0.10670634" calcext:value-type="float">
            <text:p>0.10670634</text:p>
          </table:table-cell>
          <table:table-cell office:value-type="float" office:value="9.371514" calcext:value-type="float">
            <text:p>9.371514</text:p>
          </table:table-cell>
          <table:table-cell table:formula="of:=[.C130]+[.A131]" office:value-type="float" office:value="17.992095662" calcext:value-type="float">
            <text:p>17.992095662</text:p>
          </table:table-cell>
        </table:table-row>
        <table:table-row table:style-name="ro1">
          <table:table-cell office:value-type="float" office:value="0.10585184" calcext:value-type="float">
            <text:p>0.10585184</text:p>
          </table:table-cell>
          <table:table-cell office:value-type="float" office:value="9.447167" calcext:value-type="float">
            <text:p>9.447167</text:p>
          </table:table-cell>
          <table:table-cell table:formula="of:=[.C131]+[.A132]" office:value-type="float" office:value="18.097947502" calcext:value-type="float">
            <text:p>18.097947502</text:p>
          </table:table-cell>
        </table:table-row>
        <table:table-row table:style-name="ro1">
          <table:table-cell office:value-type="float" office:value="0.10708781" calcext:value-type="float">
            <text:p>0.10708781</text:p>
          </table:table-cell>
          <table:table-cell office:value-type="float" office:value="9.338131" calcext:value-type="float">
            <text:p>9.338131</text:p>
          </table:table-cell>
          <table:table-cell table:formula="of:=[.C132]+[.A133]" office:value-type="float" office:value="18.205035312" calcext:value-type="float">
            <text:p>18.205035312</text:p>
          </table:table-cell>
        </table:table-row>
        <table:table-row table:style-name="ro1">
          <table:table-cell office:value-type="float" office:value="0.10844587" calcext:value-type="float">
            <text:p>0.10844587</text:p>
          </table:table-cell>
          <table:table-cell office:value-type="float" office:value="9.22119" calcext:value-type="float">
            <text:p>9.22119</text:p>
          </table:table-cell>
          <table:table-cell table:formula="of:=[.C133]+[.A134]" office:value-type="float" office:value="18.313481182" calcext:value-type="float">
            <text:p>18.313481182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134]+[.A135]" office:value-type="float" office:value="18.423208812" calcext:value-type="float">
            <text:p>18.423208812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135]+[.A136]" office:value-type="float" office:value="18.534263972" calcext:value-type="float">
            <text:p>18.534263972</text:p>
          </table:table-cell>
        </table:table-row>
        <table:table-row table:style-name="ro1">
          <table:table-cell office:value-type="float" office:value="0.11229114" calcext:value-type="float">
            <text:p>0.11229114</text:p>
          </table:table-cell>
          <table:table-cell office:value-type="float" office:value="8.905422" calcext:value-type="float">
            <text:p>8.905422</text:p>
          </table:table-cell>
          <table:table-cell table:formula="of:=[.C136]+[.A137]" office:value-type="float" office:value="18.646555112" calcext:value-type="float">
            <text:p>18.646555112</text:p>
          </table:table-cell>
        </table:table-row>
        <table:table-row table:style-name="ro1">
          <table:table-cell office:value-type="float" office:value="0.1135729" calcext:value-type="float">
            <text:p>0.1135729</text:p>
          </table:table-cell>
          <table:table-cell office:value-type="float" office:value="8.804917" calcext:value-type="float">
            <text:p>8.804917</text:p>
          </table:table-cell>
          <table:table-cell table:formula="of:=[.C137]+[.A138]" office:value-type="float" office:value="18.760128012" calcext:value-type="float">
            <text:p>18.760128012</text:p>
          </table:table-cell>
        </table:table-row>
        <table:table-row table:style-name="ro1">
          <table:table-cell office:value-type="float" office:value="0.11433585" calcext:value-type="float">
            <text:p>0.11433585</text:p>
          </table:table-cell>
          <table:table-cell office:value-type="float" office:value="8.746162" calcext:value-type="float">
            <text:p>8.746162</text:p>
          </table:table-cell>
          <table:table-cell table:formula="of:=[.C138]+[.A139]" office:value-type="float" office:value="18.874463862" calcext:value-type="float">
            <text:p>18.874463862</text:p>
          </table:table-cell>
        </table:table-row>
        <table:table-row table:style-name="ro1">
          <table:table-cell office:value-type="float" office:value="0.1136492" calcext:value-type="float">
            <text:p>0.1136492</text:p>
          </table:table-cell>
          <table:table-cell office:value-type="float" office:value="8.799006" calcext:value-type="float">
            <text:p>8.799006</text:p>
          </table:table-cell>
          <table:table-cell table:formula="of:=[.C139]+[.A140]" office:value-type="float" office:value="18.988113062" calcext:value-type="float">
            <text:p>18.988113062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140]+[.A141]" office:value-type="float" office:value="19.098802012" calcext:value-type="float">
            <text:p>19.098802012</text:p>
          </table:table-cell>
        </table:table-row>
        <table:table-row table:style-name="ro1">
          <table:table-cell office:value-type="float" office:value="0.10591287" calcext:value-type="float">
            <text:p>0.10591287</text:p>
          </table:table-cell>
          <table:table-cell office:value-type="float" office:value="9.441723" calcext:value-type="float">
            <text:p>9.441723</text:p>
          </table:table-cell>
          <table:table-cell table:formula="of:=[.C141]+[.A142]" office:value-type="float" office:value="19.204714882" calcext:value-type="float">
            <text:p>19.204714882</text:p>
          </table:table-cell>
        </table:table-row>
        <table:table-row table:style-name="ro1">
          <table:table-cell office:value-type="float" office:value="0.10334936" calcext:value-type="float">
            <text:p>0.10334936</text:p>
          </table:table-cell>
          <table:table-cell office:value-type="float" office:value="9.675919" calcext:value-type="float">
            <text:p>9.675919</text:p>
          </table:table-cell>
          <table:table-cell table:formula="of:=[.C142]+[.A143]" office:value-type="float" office:value="19.308064242" calcext:value-type="float">
            <text:p>19.308064242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143]+[.A144]" office:value-type="float" office:value="19.412634318" calcext:value-type="float">
            <text:p>19.412634318</text:p>
          </table:table-cell>
        </table:table-row>
        <table:table-row table:style-name="ro1">
          <table:table-cell office:value-type="float" office:value="0.10583658" calcext:value-type="float">
            <text:p>0.10583658</text:p>
          </table:table-cell>
          <table:table-cell office:value-type="float" office:value="9.448529" calcext:value-type="float">
            <text:p>9.448529</text:p>
          </table:table-cell>
          <table:table-cell table:formula="of:=[.C144]+[.A145]" office:value-type="float" office:value="19.518470898" calcext:value-type="float">
            <text:p>19.518470898</text:p>
          </table:table-cell>
        </table:table-row>
        <table:table-row table:style-name="ro1">
          <table:table-cell office:value-type="float" office:value="0.107072555" calcext:value-type="float">
            <text:p>0.107072555</text:p>
          </table:table-cell>
          <table:table-cell office:value-type="float" office:value="9.339461" calcext:value-type="float">
            <text:p>9.339461</text:p>
          </table:table-cell>
          <table:table-cell table:formula="of:=[.C145]+[.A146]" office:value-type="float" office:value="19.625543453" calcext:value-type="float">
            <text:p>19.625543453</text:p>
          </table:table-cell>
        </table:table-row>
        <table:table-row table:style-name="ro1">
          <table:table-cell office:value-type="float" office:value="0.10829328" calcext:value-type="float">
            <text:p>0.10829328</text:p>
          </table:table-cell>
          <table:table-cell office:value-type="float" office:value="9.234183" calcext:value-type="float">
            <text:p>9.234183</text:p>
          </table:table-cell>
          <table:table-cell table:formula="of:=[.C146]+[.A147]" office:value-type="float" office:value="19.733836733" calcext:value-type="float">
            <text:p>19.733836733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147]+[.A148]" office:value-type="float" office:value="19.843365993" calcext:value-type="float">
            <text:p>19.843365993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148]+[.A149]" office:value-type="float" office:value="19.954238043" calcext:value-type="float">
            <text:p>19.954238043</text:p>
          </table:table-cell>
        </table:table-row>
        <table:table-row table:style-name="ro1">
          <table:table-cell office:value-type="float" office:value="0.112031735" calcext:value-type="float">
            <text:p>0.112031735</text:p>
          </table:table-cell>
          <table:table-cell office:value-type="float" office:value="8.926042" calcext:value-type="float">
            <text:p>8.926042</text:p>
          </table:table-cell>
          <table:table-cell table:formula="of:=[.C149]+[.A150]" office:value-type="float" office:value="20.066269778" calcext:value-type="float">
            <text:p>20.066269778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150]+[.A151]" office:value-type="float" office:value="20.179171278" calcext:value-type="float">
            <text:p>20.179171278</text:p>
          </table:table-cell>
        </table:table-row>
        <table:table-row table:style-name="ro1">
          <table:table-cell office:value-type="float" office:value="0.11253528" calcext:value-type="float">
            <text:p>0.11253528</text:p>
          </table:table-cell>
          <table:table-cell office:value-type="float" office:value="8.886103" calcext:value-type="float">
            <text:p>8.886103</text:p>
          </table:table-cell>
          <table:table-cell table:formula="of:=[.C151]+[.A152]" office:value-type="float" office:value="20.291706558" calcext:value-type="float">
            <text:p>20.291706558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152]+[.A153]" office:value-type="float" office:value="20.401846178" calcext:value-type="float">
            <text:p>20.401846178</text:p>
          </table:table-cell>
        </table:table-row>
        <table:table-row table:style-name="ro1">
          <table:table-cell office:value-type="float" office:value="0.10649271" calcext:value-type="float">
            <text:p>0.10649271</text:p>
          </table:table-cell>
          <table:table-cell office:value-type="float" office:value="9.390313" calcext:value-type="float">
            <text:p>9.390313</text:p>
          </table:table-cell>
          <table:table-cell table:formula="of:=[.C153]+[.A154]" office:value-type="float" office:value="20.508338888" calcext:value-type="float">
            <text:p>20.508338888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154]+[.A155]" office:value-type="float" office:value="20.614022868" calcext:value-type="float">
            <text:p>20.614022868</text:p>
          </table:table-cell>
        </table:table-row>
        <table:table-row table:style-name="ro1">
          <table:table-cell office:value-type="float" office:value="0.106950484" calcext:value-type="float">
            <text:p>0.106950484</text:p>
          </table:table-cell>
          <table:table-cell office:value-type="float" office:value="9.3501215" calcext:value-type="float">
            <text:p>9.3501215</text:p>
          </table:table-cell>
          <table:table-cell table:formula="of:=[.C155]+[.A156]" office:value-type="float" office:value="20.720973352" calcext:value-type="float">
            <text:p>20.720973352</text:p>
          </table:table-cell>
        </table:table-row>
        <table:table-row table:style-name="ro1">
          <table:table-cell office:value-type="float" office:value="0.10827802" calcext:value-type="float">
            <text:p>0.10827802</text:p>
          </table:table-cell>
          <table:table-cell office:value-type="float" office:value="9.235485" calcext:value-type="float">
            <text:p>9.235485</text:p>
          </table:table-cell>
          <table:table-cell table:formula="of:=[.C156]+[.A157]" office:value-type="float" office:value="20.829251372" calcext:value-type="float">
            <text:p>20.829251372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157]+[.A158]" office:value-type="float" office:value="20.938856922" calcext:value-type="float">
            <text:p>20.938856922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158]+[.A159]" office:value-type="float" office:value="21.049728972" calcext:value-type="float">
            <text:p>21.049728972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159]+[.A160]" office:value-type="float" office:value="21.161898042" calcext:value-type="float">
            <text:p>21.161898042</text:p>
          </table:table-cell>
        </table:table-row>
        <table:table-row table:style-name="ro1">
          <table:table-cell office:value-type="float" office:value="0.11343557" calcext:value-type="float">
            <text:p>0.11343557</text:p>
          </table:table-cell>
          <table:table-cell office:value-type="float" office:value="8.8155775" calcext:value-type="float">
            <text:p>8.8155775</text:p>
          </table:table-cell>
          <table:table-cell table:formula="of:=[.C160]+[.A161]" office:value-type="float" office:value="21.275333612" calcext:value-type="float">
            <text:p>21.275333612</text:p>
          </table:table-cell>
        </table:table-row>
        <table:table-row table:style-name="ro1">
          <table:table-cell office:value-type="float" office:value="0.11421378" calcext:value-type="float">
            <text:p>0.11421378</text:p>
          </table:table-cell>
          <table:table-cell office:value-type="float" office:value="8.75551" calcext:value-type="float">
            <text:p>8.75551</text:p>
          </table:table-cell>
          <table:table-cell table:formula="of:=[.C161]+[.A162]" office:value-type="float" office:value="21.389547392" calcext:value-type="float">
            <text:p>21.389547392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162]+[.A163]" office:value-type="float" office:value="21.503074522" calcext:value-type="float">
            <text:p>21.503074522</text:p>
          </table:table-cell>
        </table:table-row>
        <table:table-row table:style-name="ro1">
          <table:table-cell office:value-type="float" office:value="0.11062791" calcext:value-type="float">
            <text:p>0.11062791</text:p>
          </table:table-cell>
          <table:table-cell office:value-type="float" office:value="9.03931" calcext:value-type="float">
            <text:p>9.03931</text:p>
          </table:table-cell>
          <table:table-cell table:formula="of:=[.C163]+[.A164]" office:value-type="float" office:value="21.613702432" calcext:value-type="float">
            <text:p>21.613702432</text:p>
          </table:table-cell>
        </table:table-row>
        <table:table-row table:style-name="ro1">
          <table:table-cell office:value-type="float" office:value="0.10624857" calcext:value-type="float">
            <text:p>0.10624857</text:p>
          </table:table-cell>
          <table:table-cell office:value-type="float" office:value="9.411891" calcext:value-type="float">
            <text:p>9.411891</text:p>
          </table:table-cell>
          <table:table-cell table:formula="of:=[.C164]+[.A165]" office:value-type="float" office:value="21.719951002" calcext:value-type="float">
            <text:p>21.719951002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165]+[.A166]" office:value-type="float" office:value="21.824475302" calcext:value-type="float">
            <text:p>21.824475302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166]+[.A167]" office:value-type="float" office:value="21.930205068" calcext:value-type="float">
            <text:p>21.930205068</text:p>
          </table:table-cell>
        </table:table-row>
        <table:table-row table:style-name="ro1">
          <table:table-cell office:value-type="float" office:value="0.10696574" calcext:value-type="float">
            <text:p>0.10696574</text:p>
          </table:table-cell>
          <table:table-cell office:value-type="float" office:value="9.348787" calcext:value-type="float">
            <text:p>9.348787</text:p>
          </table:table-cell>
          <table:table-cell table:formula="of:=[.C167]+[.A168]" office:value-type="float" office:value="22.037170808" calcext:value-type="float">
            <text:p>22.037170808</text:p>
          </table:table-cell>
        </table:table-row>
        <table:table-row table:style-name="ro1">
          <table:table-cell office:value-type="float" office:value="0.10826276" calcext:value-type="float">
            <text:p>0.10826276</text:p>
          </table:table-cell>
          <table:table-cell office:value-type="float" office:value="9.236787" calcext:value-type="float">
            <text:p>9.236787</text:p>
          </table:table-cell>
          <table:table-cell table:formula="of:=[.C168]+[.A169]" office:value-type="float" office:value="22.145433568" calcext:value-type="float">
            <text:p>22.145433568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169]+[.A170]" office:value-type="float" office:value="22.254947568" calcext:value-type="float">
            <text:p>22.254947568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170]+[.A171]" office:value-type="float" office:value="22.365743328" calcext:value-type="float">
            <text:p>22.365743328</text:p>
          </table:table-cell>
        </table:table-row>
        <table:table-row table:style-name="ro1">
          <table:table-cell office:value-type="float" office:value="0.1119707" calcext:value-type="float">
            <text:p>0.1119707</text:p>
          </table:table-cell>
          <table:table-cell office:value-type="float" office:value="8.930907" calcext:value-type="float">
            <text:p>8.930907</text:p>
          </table:table-cell>
          <table:table-cell table:formula="of:=[.C171]+[.A172]" office:value-type="float" office:value="22.477714028" calcext:value-type="float">
            <text:p>22.477714028</text:p>
          </table:table-cell>
        </table:table-row>
        <table:table-row table:style-name="ro1">
          <table:table-cell office:value-type="float" office:value="0.11280995" calcext:value-type="float">
            <text:p>0.11280995</text:p>
          </table:table-cell>
          <table:table-cell office:value-type="float" office:value="8.864467" calcext:value-type="float">
            <text:p>8.864467</text:p>
          </table:table-cell>
          <table:table-cell table:formula="of:=[.C172]+[.A173]" office:value-type="float" office:value="22.590523978" calcext:value-type="float">
            <text:p>22.590523978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173]+[.A174]" office:value-type="float" office:value="22.702998228" calcext:value-type="float">
            <text:p>22.702998228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174]+[.A175]" office:value-type="float" office:value="22.813107334" calcext:value-type="float">
            <text:p>22.813107334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175]+[.A176]" office:value-type="float" office:value="22.919539014" calcext:value-type="float">
            <text:p>22.919539014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176]+[.A177]" office:value-type="float" office:value="23.025238254" calcext:value-type="float">
            <text:p>23.025238254</text:p>
          </table:table-cell>
        </table:table-row>
        <table:table-row table:style-name="ro1">
          <table:table-cell office:value-type="float" office:value="0.10696574" calcext:value-type="float">
            <text:p>0.10696574</text:p>
          </table:table-cell>
          <table:table-cell office:value-type="float" office:value="9.348787" calcext:value-type="float">
            <text:p>9.348787</text:p>
          </table:table-cell>
          <table:table-cell table:formula="of:=[.C177]+[.A178]" office:value-type="float" office:value="23.132203994" calcext:value-type="float">
            <text:p>23.132203994</text:p>
          </table:table-cell>
        </table:table-row>
        <table:table-row table:style-name="ro1">
          <table:table-cell office:value-type="float" office:value="0.10826276" calcext:value-type="float">
            <text:p>0.10826276</text:p>
          </table:table-cell>
          <table:table-cell office:value-type="float" office:value="9.236787" calcext:value-type="float">
            <text:p>9.236787</text:p>
          </table:table-cell>
          <table:table-cell table:formula="of:=[.C178]+[.A179]" office:value-type="float" office:value="23.240466754" calcext:value-type="float">
            <text:p>23.240466754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179]+[.A180]" office:value-type="float" office:value="23.350087574" calcext:value-type="float">
            <text:p>23.350087574</text:p>
          </table:table-cell>
        </table:table-row>
        <table:table-row table:style-name="ro1">
          <table:table-cell office:value-type="float" office:value="0.11093309" calcext:value-type="float">
            <text:p>0.11093309</text:p>
          </table:table-cell>
          <table:table-cell office:value-type="float" office:value="9.014443" calcext:value-type="float">
            <text:p>9.014443</text:p>
          </table:table-cell>
          <table:table-cell table:formula="of:=[.C180]+[.A181]" office:value-type="float" office:value="23.461020664" calcext:value-type="float">
            <text:p>23.461020664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181]+[.A182]" office:value-type="float" office:value="23.573189734" calcext:value-type="float">
            <text:p>23.573189734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182]+[.A183]" office:value-type="float" office:value="23.686594784" calcext:value-type="float">
            <text:p>23.686594784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183]+[.A184]" office:value-type="float" office:value="23.800762784" calcext:value-type="float">
            <text:p>23.800762784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184]+[.A185]" office:value-type="float" office:value="23.914366204" calcext:value-type="float">
            <text:p>23.914366204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185]+[.A186]" office:value-type="float" office:value="24.025039894" calcext:value-type="float">
            <text:p>24.025039894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186]+[.A187]" office:value-type="float" office:value="24.130922248" calcext:value-type="float">
            <text:p>24.130922248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187]+[.A188]" office:value-type="float" office:value="24.234363158" calcext:value-type="float">
            <text:p>24.234363158</text:p>
          </table:table-cell>
        </table:table-row>
        <table:table-row table:style-name="ro1">
          <table:table-cell office:value-type="float" office:value="0.10463111" calcext:value-type="float">
            <text:p>0.10463111</text:p>
          </table:table-cell>
          <table:table-cell office:value-type="float" office:value="9.557387" calcext:value-type="float">
            <text:p>9.557387</text:p>
          </table:table-cell>
          <table:table-cell table:formula="of:=[.C188]+[.A189]" office:value-type="float" office:value="24.338994268" calcext:value-type="float">
            <text:p>24.338994268</text:p>
          </table:table-cell>
        </table:table-row>
        <table:table-row table:style-name="ro1">
          <table:table-cell office:value-type="float" office:value="0.10585184" calcext:value-type="float">
            <text:p>0.10585184</text:p>
          </table:table-cell>
          <table:table-cell office:value-type="float" office:value="9.447167" calcext:value-type="float">
            <text:p>9.447167</text:p>
          </table:table-cell>
          <table:table-cell table:formula="of:=[.C189]+[.A190]" office:value-type="float" office:value="24.444846108" calcext:value-type="float">
            <text:p>24.444846108</text:p>
          </table:table-cell>
        </table:table-row>
        <table:table-row table:style-name="ro1">
          <table:table-cell office:value-type="float" office:value="0.10708781" calcext:value-type="float">
            <text:p>0.10708781</text:p>
          </table:table-cell>
          <table:table-cell office:value-type="float" office:value="9.338131" calcext:value-type="float">
            <text:p>9.338131</text:p>
          </table:table-cell>
          <table:table-cell table:formula="of:=[.C190]+[.A191]" office:value-type="float" office:value="24.551933918" calcext:value-type="float">
            <text:p>24.551933918</text:p>
          </table:table-cell>
        </table:table-row>
        <table:table-row table:style-name="ro1">
          <table:table-cell office:value-type="float" office:value="0.1083238" calcext:value-type="float">
            <text:p>0.1083238</text:p>
          </table:table-cell>
          <table:table-cell office:value-type="float" office:value="9.231583" calcext:value-type="float">
            <text:p>9.231583</text:p>
          </table:table-cell>
          <table:table-cell table:formula="of:=[.C191]+[.A192]" office:value-type="float" office:value="24.660257718" calcext:value-type="float">
            <text:p>24.660257718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192]+[.A193]" office:value-type="float" office:value="24.769893794" calcext:value-type="float">
            <text:p>24.769893794</text:p>
          </table:table-cell>
        </table:table-row>
        <table:table-row table:style-name="ro1">
          <table:table-cell office:value-type="float" office:value="0.110841535" calcext:value-type="float">
            <text:p>0.110841535</text:p>
          </table:table-cell>
          <table:table-cell office:value-type="float" office:value="9.021889" calcext:value-type="float">
            <text:p>9.021889</text:p>
          </table:table-cell>
          <table:table-cell table:formula="of:=[.C193]+[.A194]" office:value-type="float" office:value="24.880735329" calcext:value-type="float">
            <text:p>24.880735329</text:p>
          </table:table-cell>
        </table:table-row>
        <table:table-row table:style-name="ro1">
          <table:table-cell office:value-type="float" office:value="0.11207752" calcext:value-type="float">
            <text:p>0.11207752</text:p>
          </table:table-cell>
          <table:table-cell office:value-type="float" office:value="8.922397" calcext:value-type="float">
            <text:p>8.922397</text:p>
          </table:table-cell>
          <table:table-cell table:formula="of:=[.C194]+[.A195]" office:value-type="float" office:value="24.992812849" calcext:value-type="float">
            <text:p>24.992812849</text:p>
          </table:table-cell>
        </table:table-row>
        <table:table-row table:style-name="ro1">
          <table:table-cell office:value-type="float" office:value="0.11296254" calcext:value-type="float">
            <text:p>0.11296254</text:p>
          </table:table-cell>
          <table:table-cell office:value-type="float" office:value="8.852492" calcext:value-type="float">
            <text:p>8.852492</text:p>
          </table:table-cell>
          <table:table-cell table:formula="of:=[.C195]+[.A196]" office:value-type="float" office:value="25.105775389" calcext:value-type="float">
            <text:p>25.105775389</text:p>
          </table:table-cell>
        </table:table-row>
        <table:table-row table:style-name="ro1">
          <table:table-cell office:value-type="float" office:value="0.112504765" calcext:value-type="float">
            <text:p>0.112504765</text:p>
          </table:table-cell>
          <table:table-cell office:value-type="float" office:value="8.888513" calcext:value-type="float">
            <text:p>8.888513</text:p>
          </table:table-cell>
          <table:table-cell table:formula="of:=[.C196]+[.A197]" office:value-type="float" office:value="25.218280154" calcext:value-type="float">
            <text:p>25.218280154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197]+[.A198]" office:value-type="float" office:value="25.328373994" calcext:value-type="float">
            <text:p>25.328373994</text:p>
          </table:table-cell>
        </table:table-row>
        <table:table-row table:style-name="ro1">
          <table:table-cell office:value-type="float" office:value="0.1063859" calcext:value-type="float">
            <text:p>0.1063859</text:p>
          </table:table-cell>
          <table:table-cell office:value-type="float" office:value="9.399741" calcext:value-type="float">
            <text:p>9.399741</text:p>
          </table:table-cell>
          <table:table-cell table:formula="of:=[.C198]+[.A199]" office:value-type="float" office:value="25.434759894" calcext:value-type="float">
            <text:p>25.434759894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199]+[.A200]" office:value-type="float" office:value="25.540459134" calcext:value-type="float">
            <text:p>25.540459134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200]+[.A201]" office:value-type="float" office:value="25.647455394" calcext:value-type="float">
            <text:p>25.647455394</text:p>
          </table:table-cell>
        </table:table-row>
        <table:table-row table:style-name="ro1">
          <table:table-cell office:value-type="float" office:value="0.10827802" calcext:value-type="float">
            <text:p>0.10827802</text:p>
          </table:table-cell>
          <table:table-cell office:value-type="float" office:value="9.235485" calcext:value-type="float">
            <text:p>9.235485</text:p>
          </table:table-cell>
          <table:table-cell table:formula="of:=[.C201]+[.A202]" office:value-type="float" office:value="25.755733414" calcext:value-type="float">
            <text:p>25.755733414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202]+[.A203]" office:value-type="float" office:value="25.865247414" calcext:value-type="float">
            <text:p>25.865247414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203]+[.A204]" office:value-type="float" office:value="25.976119464" calcext:value-type="float">
            <text:p>25.976119464</text:p>
          </table:table-cell>
        </table:table-row>
        <table:table-row table:style-name="ro1">
          <table:table-cell office:value-type="float" office:value="0.11215381" calcext:value-type="float">
            <text:p>0.11215381</text:p>
          </table:table-cell>
          <table:table-cell office:value-type="float" office:value="8.9163265" calcext:value-type="float">
            <text:p>8.9163265</text:p>
          </table:table-cell>
          <table:table-cell table:formula="of:=[.C204]+[.A205]" office:value-type="float" office:value="26.088273274" calcext:value-type="float">
            <text:p>26.088273274</text:p>
          </table:table-cell>
        </table:table-row>
        <table:table-row table:style-name="ro1">
          <table:table-cell office:value-type="float" office:value="0.11337453" calcext:value-type="float">
            <text:p>0.11337453</text:p>
          </table:table-cell>
          <table:table-cell office:value-type="float" office:value="8.820323" calcext:value-type="float">
            <text:p>8.820323</text:p>
          </table:table-cell>
          <table:table-cell table:formula="of:=[.C205]+[.A206]" office:value-type="float" office:value="26.201647804" calcext:value-type="float">
            <text:p>26.201647804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206]+[.A207]" office:value-type="float" office:value="26.315831064" calcext:value-type="float">
            <text:p>26.315831064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207]+[.A208]" office:value-type="float" office:value="26.429373449" calcext:value-type="float">
            <text:p>26.429373449</text:p>
          </table:table-cell>
        </table:table-row>
        <table:table-row table:style-name="ro1">
          <table:table-cell office:value-type="float" office:value="0.110719465" calcext:value-type="float">
            <text:p>0.110719465</text:p>
          </table:table-cell>
          <table:table-cell office:value-type="float" office:value="9.031836" calcext:value-type="float">
            <text:p>9.031836</text:p>
          </table:table-cell>
          <table:table-cell table:formula="of:=[.C208]+[.A209]" office:value-type="float" office:value="26.540092914" calcext:value-type="float">
            <text:p>26.540092914</text:p>
          </table:table-cell>
        </table:table-row>
        <table:table-row table:style-name="ro1">
          <table:table-cell office:value-type="float" office:value="0.106477454" calcext:value-type="float">
            <text:p>0.106477454</text:p>
          </table:table-cell>
          <table:table-cell office:value-type="float" office:value="9.391659" calcext:value-type="float">
            <text:p>9.391659</text:p>
          </table:table-cell>
          <table:table-cell table:formula="of:=[.C209]+[.A210]" office:value-type="float" office:value="26.646570368" calcext:value-type="float">
            <text:p>26.646570368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210]+[.A211]" office:value-type="float" office:value="26.751735544" calcext:value-type="float">
            <text:p>26.751735544</text:p>
          </table:table-cell>
        </table:table-row>
        <table:table-row table:style-name="ro1">
          <table:table-cell office:value-type="float" office:value="0.10640116" calcext:value-type="float">
            <text:p>0.10640116</text:p>
          </table:table-cell>
          <table:table-cell office:value-type="float" office:value="9.398394" calcext:value-type="float">
            <text:p>9.398394</text:p>
          </table:table-cell>
          <table:table-cell table:formula="of:=[.C211]+[.A212]" office:value-type="float" office:value="26.858136704" calcext:value-type="float">
            <text:p>26.858136704</text:p>
          </table:table-cell>
        </table:table-row>
        <table:table-row table:style-name="ro1">
          <table:table-cell office:value-type="float" office:value="0.10771344" calcext:value-type="float">
            <text:p>0.10771344</text:p>
          </table:table-cell>
          <table:table-cell office:value-type="float" office:value="9.283893" calcext:value-type="float">
            <text:p>9.283893</text:p>
          </table:table-cell>
          <table:table-cell table:formula="of:=[.C212]+[.A213]" office:value-type="float" office:value="26.965850144" calcext:value-type="float">
            <text:p>26.965850144</text:p>
          </table:table-cell>
        </table:table-row>
        <table:table-row table:style-name="ro1">
          <table:table-cell office:value-type="float" office:value="0.108964674" calcext:value-type="float">
            <text:p>0.108964674</text:p>
          </table:table-cell>
          <table:table-cell office:value-type="float" office:value="9.177286" calcext:value-type="float">
            <text:p>9.177286</text:p>
          </table:table-cell>
          <table:table-cell table:formula="of:=[.C213]+[.A214]" office:value-type="float" office:value="27.074814818" calcext:value-type="float">
            <text:p>27.074814818</text:p>
          </table:table-cell>
        </table:table-row>
        <table:table-row table:style-name="ro1">
          <table:table-cell office:value-type="float" office:value="0.11026169" calcext:value-type="float">
            <text:p>0.11026169</text:p>
          </table:table-cell>
          <table:table-cell office:value-type="float" office:value="9.069332" calcext:value-type="float">
            <text:p>9.069332</text:p>
          </table:table-cell>
          <table:table-cell table:formula="of:=[.C214]+[.A215]" office:value-type="float" office:value="27.185076508" calcext:value-type="float">
            <text:p>27.185076508</text:p>
          </table:table-cell>
        </table:table-row>
        <table:table-row table:style-name="ro1">
          <table:table-cell office:value-type="float" office:value="0.11152819" calcext:value-type="float">
            <text:p>0.11152819</text:p>
          </table:table-cell>
          <table:table-cell office:value-type="float" office:value="8.966343" calcext:value-type="float">
            <text:p>8.966343</text:p>
          </table:table-cell>
          <table:table-cell table:formula="of:=[.C215]+[.A216]" office:value-type="float" office:value="27.296604698" calcext:value-type="float">
            <text:p>27.296604698</text:p>
          </table:table-cell>
        </table:table-row>
        <table:table-row table:style-name="ro1">
          <table:table-cell office:value-type="float" office:value="0.11277943" calcext:value-type="float">
            <text:p>0.11277943</text:p>
          </table:table-cell>
          <table:table-cell office:value-type="float" office:value="8.866865" calcext:value-type="float">
            <text:p>8.866865</text:p>
          </table:table-cell>
          <table:table-cell table:formula="of:=[.C216]+[.A217]" office:value-type="float" office:value="27.409384128" calcext:value-type="float">
            <text:p>27.409384128</text:p>
          </table:table-cell>
        </table:table-row>
        <table:table-row table:style-name="ro1">
          <table:table-cell office:value-type="float" office:value="0.11361868" calcext:value-type="float">
            <text:p>0.11361868</text:p>
          </table:table-cell>
          <table:table-cell office:value-type="float" office:value="8.80137" calcext:value-type="float">
            <text:p>8.80137</text:p>
          </table:table-cell>
          <table:table-cell table:formula="of:=[.C217]+[.A218]" office:value-type="float" office:value="27.523002808" calcext:value-type="float">
            <text:p>27.523002808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218]+[.A219]" office:value-type="float" office:value="27.636087422" calcext:value-type="float">
            <text:p>27.636087422</text:p>
          </table:table-cell>
        </table:table-row>
        <table:table-row table:style-name="ro1">
          <table:table-cell office:value-type="float" office:value="0.1104448" calcext:value-type="float">
            <text:p>0.1104448</text:p>
          </table:table-cell>
          <table:table-cell office:value-type="float" office:value="9.0542965" calcext:value-type="float">
            <text:p>9.0542965</text:p>
          </table:table-cell>
          <table:table-cell table:formula="of:=[.C219]+[.A220]" office:value-type="float" office:value="27.746532222" calcext:value-type="float">
            <text:p>27.746532222</text:p>
          </table:table-cell>
        </table:table-row>
        <table:table-row table:style-name="ro1">
          <table:table-cell office:value-type="float" office:value="0.10583658" calcext:value-type="float">
            <text:p>0.10583658</text:p>
          </table:table-cell>
          <table:table-cell office:value-type="float" office:value="9.448529" calcext:value-type="float">
            <text:p>9.448529</text:p>
          </table:table-cell>
          <table:table-cell table:formula="of:=[.C220]+[.A221]" office:value-type="float" office:value="27.852368802" calcext:value-type="float">
            <text:p>27.852368802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221]+[.A222]" office:value-type="float" office:value="27.955611342" calcext:value-type="float">
            <text:p>27.955611342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222]+[.A223]" office:value-type="float" office:value="28.060105122" calcext:value-type="float">
            <text:p>28.060105122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223]+[.A224]" office:value-type="float" office:value="28.165834888" calcext:value-type="float">
            <text:p>28.165834888</text:p>
          </table:table-cell>
        </table:table-row>
        <table:table-row table:style-name="ro1">
          <table:table-cell office:value-type="float" office:value="0.106935225" calcext:value-type="float">
            <text:p>0.106935225</text:p>
          </table:table-cell>
          <table:table-cell office:value-type="float" office:value="9.351456" calcext:value-type="float">
            <text:p>9.351456</text:p>
          </table:table-cell>
          <table:table-cell table:formula="of:=[.C224]+[.A225]" office:value-type="float" office:value="28.272770113" calcext:value-type="float">
            <text:p>28.272770113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225]+[.A226]" office:value-type="float" office:value="28.380941323" calcext:value-type="float">
            <text:p>28.380941323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226]+[.A227]" office:value-type="float" office:value="28.490424803" calcext:value-type="float">
            <text:p>28.490424803</text:p>
          </table:table-cell>
        </table:table-row>
        <table:table-row table:style-name="ro1">
          <table:table-cell office:value-type="float" office:value="0.11074998" calcext:value-type="float">
            <text:p>0.11074998</text:p>
          </table:table-cell>
          <table:table-cell office:value-type="float" office:value="9.029347" calcext:value-type="float">
            <text:p>9.029347</text:p>
          </table:table-cell>
          <table:table-cell table:formula="of:=[.C227]+[.A228]" office:value-type="float" office:value="28.601174783" calcext:value-type="float">
            <text:p>28.601174783</text:p>
          </table:table-cell>
        </table:table-row>
        <table:table-row table:style-name="ro1">
          <table:table-cell office:value-type="float" office:value="0.11194018" calcext:value-type="float">
            <text:p>0.11194018</text:p>
          </table:table-cell>
          <table:table-cell office:value-type="float" office:value="8.933342" calcext:value-type="float">
            <text:p>8.933342</text:p>
          </table:table-cell>
          <table:table-cell table:formula="of:=[.C228]+[.A229]" office:value-type="float" office:value="28.713114963" calcext:value-type="float">
            <text:p>28.713114963</text:p>
          </table:table-cell>
        </table:table-row>
        <table:table-row table:style-name="ro1">
          <table:table-cell office:value-type="float" office:value="0.11277943" calcext:value-type="float">
            <text:p>0.11277943</text:p>
          </table:table-cell>
          <table:table-cell office:value-type="float" office:value="8.866865" calcext:value-type="float">
            <text:p>8.866865</text:p>
          </table:table-cell>
          <table:table-cell table:formula="of:=[.C229]+[.A230]" office:value-type="float" office:value="28.825894393" calcext:value-type="float">
            <text:p>28.825894393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230]+[.A231]" office:value-type="float" office:value="28.938368643" calcext:value-type="float">
            <text:p>28.938368643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231]+[.A232]" office:value-type="float" office:value="29.048370933" calcext:value-type="float">
            <text:p>29.048370933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232]+[.A233]" office:value-type="float" office:value="29.154817873" calcext:value-type="float">
            <text:p>29.154817873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233]+[.A234]" office:value-type="float" office:value="29.260456079" calcext:value-type="float">
            <text:p>29.260456079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234]+[.A235]" office:value-type="float" office:value="29.367330269" calcext:value-type="float">
            <text:p>29.367330269</text:p>
          </table:table-cell>
        </table:table-row>
        <table:table-row table:style-name="ro1">
          <table:table-cell office:value-type="float" office:value="0.108232245" calcext:value-type="float">
            <text:p>0.108232245</text:p>
          </table:table-cell>
          <table:table-cell office:value-type="float" office:value="9.239391" calcext:value-type="float">
            <text:p>9.239391</text:p>
          </table:table-cell>
          <table:table-cell table:formula="of:=[.C235]+[.A236]" office:value-type="float" office:value="29.475562514" calcext:value-type="float">
            <text:p>29.475562514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236]+[.A237]" office:value-type="float" office:value="29.585076514" calcext:value-type="float">
            <text:p>29.585076514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237]+[.A238]" office:value-type="float" office:value="29.695872274" calcext:value-type="float">
            <text:p>29.695872274</text:p>
          </table:table-cell>
        </table:table-row>
        <table:table-row table:style-name="ro1">
          <table:table-cell office:value-type="float" office:value="0.11210804" calcext:value-type="float">
            <text:p>0.11210804</text:p>
          </table:table-cell>
          <table:table-cell office:value-type="float" office:value="8.919968" calcext:value-type="float">
            <text:p>8.919968</text:p>
          </table:table-cell>
          <table:table-cell table:formula="of:=[.C238]+[.A239]" office:value-type="float" office:value="29.807980314" calcext:value-type="float">
            <text:p>29.807980314</text:p>
          </table:table-cell>
        </table:table-row>
        <table:table-row table:style-name="ro1">
          <table:table-cell office:value-type="float" office:value="0.113313496" calcext:value-type="float">
            <text:p>0.113313496</text:p>
          </table:table-cell>
          <table:table-cell office:value-type="float" office:value="8.825074" calcext:value-type="float">
            <text:p>8.825074</text:p>
          </table:table-cell>
          <table:table-cell table:formula="of:=[.C239]+[.A240]" office:value-type="float" office:value="29.92129381" calcext:value-type="float">
            <text:p>29.92129381</text:p>
          </table:table-cell>
        </table:table-row>
        <table:table-row table:style-name="ro1">
          <table:table-cell office:value-type="float" office:value="0.11407645" calcext:value-type="float">
            <text:p>0.11407645</text:p>
          </table:table-cell>
          <table:table-cell office:value-type="float" office:value="8.76605" calcext:value-type="float">
            <text:p>8.76605</text:p>
          </table:table-cell>
          <table:table-cell table:formula="of:=[.C240]+[.A241]" office:value-type="float" office:value="30.03537026" calcext:value-type="float">
            <text:p>30.03537026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241]+[.A242]" office:value-type="float" office:value="30.148821085" calcext:value-type="float">
            <text:p>30.148821085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242]+[.A243]" office:value-type="float" office:value="30.259372695" calcext:value-type="float">
            <text:p>30.259372695</text:p>
          </table:table-cell>
        </table:table-row>
        <table:table-row table:style-name="ro1">
          <table:table-cell office:value-type="float" office:value="0.10630961" calcext:value-type="float">
            <text:p>0.10630961</text:p>
          </table:table-cell>
          <table:table-cell office:value-type="float" office:value="9.406487" calcext:value-type="float">
            <text:p>9.406487</text:p>
          </table:table-cell>
          <table:table-cell table:formula="of:=[.C243]+[.A244]" office:value-type="float" office:value="30.365682305" calcext:value-type="float">
            <text:p>30.365682305</text:p>
          </table:table-cell>
        </table:table-row>
        <table:table-row table:style-name="ro1">
          <table:table-cell office:value-type="float" office:value="0.10496681" calcext:value-type="float">
            <text:p>0.10496681</text:p>
          </table:table-cell>
          <table:table-cell office:value-type="float" office:value="9.526821" calcext:value-type="float">
            <text:p>9.526821</text:p>
          </table:table-cell>
          <table:table-cell table:formula="of:=[.C244]+[.A245]" office:value-type="float" office:value="30.470649115" calcext:value-type="float">
            <text:p>30.470649115</text:p>
          </table:table-cell>
        </table:table-row>
        <table:table-row table:style-name="ro1">
          <table:table-cell office:value-type="float" office:value="0.106126495" calcext:value-type="float">
            <text:p>0.106126495</text:p>
          </table:table-cell>
          <table:table-cell office:value-type="float" office:value="9.422717" calcext:value-type="float">
            <text:p>9.422717</text:p>
          </table:table-cell>
          <table:table-cell table:formula="of:=[.C245]+[.A246]" office:value-type="float" office:value="30.57677561" calcext:value-type="float">
            <text:p>30.57677561</text:p>
          </table:table-cell>
        </table:table-row>
        <table:table-row table:style-name="ro1">
          <table:table-cell office:value-type="float" office:value="0.10733196" calcext:value-type="float">
            <text:p>0.10733196</text:p>
          </table:table-cell>
          <table:table-cell office:value-type="float" office:value="9.316889" calcext:value-type="float">
            <text:p>9.316889</text:p>
          </table:table-cell>
          <table:table-cell table:formula="of:=[.C246]+[.A247]" office:value-type="float" office:value="30.68410757" calcext:value-type="float">
            <text:p>30.68410757</text:p>
          </table:table-cell>
        </table:table-row>
        <table:table-row table:style-name="ro1">
          <table:table-cell office:value-type="float" office:value="0.10867476" calcext:value-type="float">
            <text:p>0.10867476</text:p>
          </table:table-cell>
          <table:table-cell office:value-type="float" office:value="9.201769" calcext:value-type="float">
            <text:p>9.201769</text:p>
          </table:table-cell>
          <table:table-cell table:formula="of:=[.C247]+[.A248]" office:value-type="float" office:value="30.79278233" calcext:value-type="float">
            <text:p>30.79278233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248]+[.A249]" office:value-type="float" office:value="30.90273884" calcext:value-type="float">
            <text:p>30.90273884</text:p>
          </table:table-cell>
        </table:table-row>
        <table:table-row table:style-name="ro1">
          <table:table-cell office:value-type="float" office:value="0.11123827" calcext:value-type="float">
            <text:p>0.11123827</text:p>
          </table:table-cell>
          <table:table-cell office:value-type="float" office:value="8.989712" calcext:value-type="float">
            <text:p>8.989712</text:p>
          </table:table-cell>
          <table:table-cell table:formula="of:=[.C249]+[.A250]" office:value-type="float" office:value="31.01397711" calcext:value-type="float">
            <text:p>31.01397711</text:p>
          </table:table-cell>
        </table:table-row>
        <table:table-row table:style-name="ro1">
          <table:table-cell office:value-type="float" office:value="0.11242847" calcext:value-type="float">
            <text:p>0.11242847</text:p>
          </table:table-cell>
          <table:table-cell office:value-type="float" office:value="8.894545" calcext:value-type="float">
            <text:p>8.894545</text:p>
          </table:table-cell>
          <table:table-cell table:formula="of:=[.C250]+[.A251]" office:value-type="float" office:value="31.12640558" calcext:value-type="float">
            <text:p>31.12640558</text:p>
          </table:table-cell>
        </table:table-row>
        <table:table-row table:style-name="ro1">
          <table:table-cell office:value-type="float" office:value="0.113313496" calcext:value-type="float">
            <text:p>0.113313496</text:p>
          </table:table-cell>
          <table:table-cell office:value-type="float" office:value="8.825074" calcext:value-type="float">
            <text:p>8.825074</text:p>
          </table:table-cell>
          <table:table-cell table:formula="of:=[.C251]+[.A252]" office:value-type="float" office:value="31.239719076" calcext:value-type="float">
            <text:p>31.239719076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252]+[.A253]" office:value-type="float" office:value="31.35259006" calcext:value-type="float">
            <text:p>31.35259006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253]+[.A254]" office:value-type="float" office:value="31.46286701" calcext:value-type="float">
            <text:p>31.46286701</text:p>
          </table:table-cell>
        </table:table-row>
        <table:table-row table:style-name="ro1">
          <table:table-cell office:value-type="float" office:value="0.10655375" calcext:value-type="float">
            <text:p>0.10655375</text:p>
          </table:table-cell>
          <table:table-cell office:value-type="float" office:value="9.384934" calcext:value-type="float">
            <text:p>9.384934</text:p>
          </table:table-cell>
          <table:table-cell table:formula="of:=[.C254]+[.A255]" office:value-type="float" office:value="31.56942076" calcext:value-type="float">
            <text:p>31.56942076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255]+[.A256]" office:value-type="float" office:value="31.675058966" calcext:value-type="float">
            <text:p>31.675058966</text:p>
          </table:table-cell>
        </table:table-row>
        <table:table-row table:style-name="ro1">
          <table:table-cell office:value-type="float" office:value="0.10702678" calcext:value-type="float">
            <text:p>0.10702678</text:p>
          </table:table-cell>
          <table:table-cell office:value-type="float" office:value="9.343456" calcext:value-type="float">
            <text:p>9.343456</text:p>
          </table:table-cell>
          <table:table-cell table:formula="of:=[.C256]+[.A257]" office:value-type="float" office:value="31.782085746" calcext:value-type="float">
            <text:p>31.782085746</text:p>
          </table:table-cell>
        </table:table-row>
        <table:table-row table:style-name="ro1">
          <table:table-cell office:value-type="float" office:value="0.10826276" calcext:value-type="float">
            <text:p>0.10826276</text:p>
          </table:table-cell>
          <table:table-cell office:value-type="float" office:value="9.236787" calcext:value-type="float">
            <text:p>9.236787</text:p>
          </table:table-cell>
          <table:table-cell table:formula="of:=[.C257]+[.A258]" office:value-type="float" office:value="31.890348506" calcext:value-type="float">
            <text:p>31.890348506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258]+[.A259]" office:value-type="float" office:value="31.99990828" calcext:value-type="float">
            <text:p>31.99990828</text:p>
          </table:table-cell>
        </table:table-row>
        <table:table-row table:style-name="ro1">
          <table:table-cell office:value-type="float" office:value="0.110841535" calcext:value-type="float">
            <text:p>0.110841535</text:p>
          </table:table-cell>
          <table:table-cell office:value-type="float" office:value="9.021889" calcext:value-type="float">
            <text:p>9.021889</text:p>
          </table:table-cell>
          <table:table-cell table:formula="of:=[.C259]+[.A260]" office:value-type="float" office:value="32.110749815" calcext:value-type="float">
            <text:p>32.110749815</text:p>
          </table:table-cell>
        </table:table-row>
        <table:table-row table:style-name="ro1">
          <table:table-cell office:value-type="float" office:value="0.11218433" calcext:value-type="float">
            <text:p>0.11218433</text:p>
          </table:table-cell>
          <table:table-cell office:value-type="float" office:value="8.913901" calcext:value-type="float">
            <text:p>8.913901</text:p>
          </table:table-cell>
          <table:table-cell table:formula="of:=[.C260]+[.A261]" office:value-type="float" office:value="32.222934145" calcext:value-type="float">
            <text:p>32.222934145</text:p>
          </table:table-cell>
        </table:table-row>
        <table:table-row table:style-name="ro1">
          <table:table-cell office:value-type="float" office:value="0.11335927" calcext:value-type="float">
            <text:p>0.11335927</text:p>
          </table:table-cell>
          <table:table-cell office:value-type="float" office:value="8.82151" calcext:value-type="float">
            <text:p>8.82151</text:p>
          </table:table-cell>
          <table:table-cell table:formula="of:=[.C261]+[.A262]" office:value-type="float" office:value="32.336293415" calcext:value-type="float">
            <text:p>32.336293415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262]+[.A263]" office:value-type="float" office:value="32.450476675" calcext:value-type="float">
            <text:p>32.450476675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263]+[.A264]" office:value-type="float" office:value="32.564003805" calcext:value-type="float">
            <text:p>32.564003805</text:p>
          </table:table-cell>
        </table:table-row>
        <table:table-row table:style-name="ro1">
          <table:table-cell office:value-type="float" office:value="0.11065843" calcext:value-type="float">
            <text:p>0.11065843</text:p>
          </table:table-cell>
          <table:table-cell office:value-type="float" office:value="9.036818" calcext:value-type="float">
            <text:p>9.036818</text:p>
          </table:table-cell>
          <table:table-cell table:formula="of:=[.C264]+[.A265]" office:value-type="float" office:value="32.674662235" calcext:value-type="float">
            <text:p>32.674662235</text:p>
          </table:table-cell>
        </table:table-row>
        <table:table-row table:style-name="ro1">
          <table:table-cell office:value-type="float" office:value="0.10656901" calcext:value-type="float">
            <text:p>0.10656901</text:p>
          </table:table-cell>
          <table:table-cell office:value-type="float" office:value="9.383591" calcext:value-type="float">
            <text:p>9.383591</text:p>
          </table:table-cell>
          <table:table-cell table:formula="of:=[.C265]+[.A266]" office:value-type="float" office:value="32.781231245" calcext:value-type="float">
            <text:p>32.781231245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266]+[.A267]" office:value-type="float" office:value="32.886899965" calcext:value-type="float">
            <text:p>32.886899965</text:p>
          </table:table-cell>
        </table:table-row>
        <table:table-row table:style-name="ro1">
          <table:table-cell office:value-type="float" office:value="0.106950484" calcext:value-type="float">
            <text:p>0.106950484</text:p>
          </table:table-cell>
          <table:table-cell office:value-type="float" office:value="9.3501215" calcext:value-type="float">
            <text:p>9.3501215</text:p>
          </table:table-cell>
          <table:table-cell table:formula="of:=[.C267]+[.A268]" office:value-type="float" office:value="32.993850449" calcext:value-type="float">
            <text:p>32.993850449</text:p>
          </table:table-cell>
        </table:table-row>
        <table:table-row table:style-name="ro1">
          <table:table-cell office:value-type="float" office:value="0.108232245" calcext:value-type="float">
            <text:p>0.108232245</text:p>
          </table:table-cell>
          <table:table-cell office:value-type="float" office:value="9.239391" calcext:value-type="float">
            <text:p>9.239391</text:p>
          </table:table-cell>
          <table:table-cell table:formula="of:=[.C268]+[.A269]" office:value-type="float" office:value="33.102082694" calcext:value-type="float">
            <text:p>33.102082694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269]+[.A270]" office:value-type="float" office:value="33.211581434" calcext:value-type="float">
            <text:p>33.211581434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270]+[.A271]" office:value-type="float" office:value="33.32240771" calcext:value-type="float">
            <text:p>33.32240771</text:p>
          </table:table-cell>
        </table:table-row>
        <table:table-row table:style-name="ro1">
          <table:table-cell office:value-type="float" office:value="0.11219959" calcext:value-type="float">
            <text:p>0.11219959</text:p>
          </table:table-cell>
          <table:table-cell office:value-type="float" office:value="8.912689" calcext:value-type="float">
            <text:p>8.912689</text:p>
          </table:table-cell>
          <table:table-cell table:formula="of:=[.C271]+[.A272]" office:value-type="float" office:value="33.4346073" calcext:value-type="float">
            <text:p>33.4346073</text:p>
          </table:table-cell>
        </table:table-row>
        <table:table-row table:style-name="ro1">
          <table:table-cell office:value-type="float" office:value="0.11334401" calcext:value-type="float">
            <text:p>0.11334401</text:p>
          </table:table-cell>
          <table:table-cell office:value-type="float" office:value="8.822698" calcext:value-type="float">
            <text:p>8.822698</text:p>
          </table:table-cell>
          <table:table-cell table:formula="of:=[.C272]+[.A273]" office:value-type="float" office:value="33.54795131" calcext:value-type="float">
            <text:p>33.54795131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273]+[.A274]" office:value-type="float" office:value="33.66211931" calcext:value-type="float">
            <text:p>33.66211931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274]+[.A275]" office:value-type="float" office:value="33.77564644" calcext:value-type="float">
            <text:p>33.77564644</text:p>
          </table:table-cell>
        </table:table-row>
        <table:table-row table:style-name="ro1">
          <table:table-cell office:value-type="float" office:value="0.11065843" calcext:value-type="float">
            <text:p>0.11065843</text:p>
          </table:table-cell>
          <table:table-cell office:value-type="float" office:value="9.036818" calcext:value-type="float">
            <text:p>9.036818</text:p>
          </table:table-cell>
          <table:table-cell table:formula="of:=[.C275]+[.A276]" office:value-type="float" office:value="33.88630487" calcext:value-type="float">
            <text:p>33.88630487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276]+[.A277]" office:value-type="float" office:value="33.99295017" calcext:value-type="float">
            <text:p>33.99295017</text:p>
          </table:table-cell>
        </table:table-row>
        <table:table-row table:style-name="ro1">
          <table:table-cell office:value-type="float" office:value="0.10582132" calcext:value-type="float">
            <text:p>0.10582132</text:p>
          </table:table-cell>
          <table:table-cell office:value-type="float" office:value="9.449891" calcext:value-type="float">
            <text:p>9.449891</text:p>
          </table:table-cell>
          <table:table-cell table:formula="of:=[.C277]+[.A278]" office:value-type="float" office:value="34.09877149" calcext:value-type="float">
            <text:p>34.09877149</text:p>
          </table:table-cell>
        </table:table-row>
        <table:table-row table:style-name="ro1">
          <table:table-cell office:value-type="float" office:value="0.10710307" calcext:value-type="float">
            <text:p>0.10710307</text:p>
          </table:table-cell>
          <table:table-cell office:value-type="float" office:value="9.336801" calcext:value-type="float">
            <text:p>9.336801</text:p>
          </table:table-cell>
          <table:table-cell table:formula="of:=[.C278]+[.A279]" office:value-type="float" office:value="34.20587456" calcext:value-type="float">
            <text:p>34.20587456</text:p>
          </table:table-cell>
        </table:table-row>
        <table:table-row table:style-name="ro1">
          <table:table-cell office:value-type="float" office:value="0.10841535" calcext:value-type="float">
            <text:p>0.10841535</text:p>
          </table:table-cell>
          <table:table-cell office:value-type="float" office:value="9.223786" calcext:value-type="float">
            <text:p>9.223786</text:p>
          </table:table-cell>
          <table:table-cell table:formula="of:=[.C279]+[.A280]" office:value-type="float" office:value="34.31428991" calcext:value-type="float">
            <text:p>34.31428991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280]+[.A281]" office:value-type="float" office:value="34.4239565" calcext:value-type="float">
            <text:p>34.4239565</text:p>
          </table:table-cell>
        </table:table-row>
        <table:table-row table:style-name="ro1">
          <table:table-cell office:value-type="float" office:value="0.11100938" calcext:value-type="float">
            <text:p>0.11100938</text:p>
          </table:table-cell>
          <table:table-cell office:value-type="float" office:value="9.008247" calcext:value-type="float">
            <text:p>9.008247</text:p>
          </table:table-cell>
          <table:table-cell table:formula="of:=[.C281]+[.A282]" office:value-type="float" office:value="34.53496588" calcext:value-type="float">
            <text:p>34.53496588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282]+[.A283]" office:value-type="float" office:value="34.64727228" calcext:value-type="float">
            <text:p>34.64727228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283]+[.A284]" office:value-type="float" office:value="34.76079941" calcext:value-type="float">
            <text:p>34.76079941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284]+[.A285]" office:value-type="float" office:value="34.875074225" calcext:value-type="float">
            <text:p>34.875074225</text:p>
          </table:table-cell>
        </table:table-row>
        <table:table-row table:style-name="ro1">
          <table:table-cell office:value-type="float" office:value="0.11358816" calcext:value-type="float">
            <text:p>0.11358816</text:p>
          </table:table-cell>
          <table:table-cell office:value-type="float" office:value="8.803734" calcext:value-type="float">
            <text:p>8.803734</text:p>
          </table:table-cell>
          <table:table-cell table:formula="of:=[.C285]+[.A286]" office:value-type="float" office:value="34.988662385" calcext:value-type="float">
            <text:p>34.988662385</text:p>
          </table:table-cell>
        </table:table-row>
        <table:table-row table:style-name="ro1">
          <table:table-cell office:value-type="float" office:value="0.110719465" calcext:value-type="float">
            <text:p>0.110719465</text:p>
          </table:table-cell>
          <table:table-cell office:value-type="float" office:value="9.031836" calcext:value-type="float">
            <text:p>9.031836</text:p>
          </table:table-cell>
          <table:table-cell table:formula="of:=[.C286]+[.A287]" office:value-type="float" office:value="35.09938185" calcext:value-type="float">
            <text:p>35.09938185</text:p>
          </table:table-cell>
        </table:table-row>
        <table:table-row table:style-name="ro1">
          <table:table-cell office:value-type="float" office:value="0.10667582" calcext:value-type="float">
            <text:p>0.10667582</text:p>
          </table:table-cell>
          <table:table-cell office:value-type="float" office:value="9.374195" calcext:value-type="float">
            <text:p>9.374195</text:p>
          </table:table-cell>
          <table:table-cell table:formula="of:=[.C287]+[.A288]" office:value-type="float" office:value="35.20605767" calcext:value-type="float">
            <text:p>35.20605767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288]+[.A289]" office:value-type="float" office:value="35.311802695" calcext:value-type="float">
            <text:p>35.311802695</text:p>
          </table:table-cell>
        </table:table-row>
        <table:table-row table:style-name="ro1">
          <table:table-cell office:value-type="float" office:value="0.106950484" calcext:value-type="float">
            <text:p>0.106950484</text:p>
          </table:table-cell>
          <table:table-cell office:value-type="float" office:value="9.3501215" calcext:value-type="float">
            <text:p>9.3501215</text:p>
          </table:table-cell>
          <table:table-cell table:formula="of:=[.C289]+[.A290]" office:value-type="float" office:value="35.418753179" calcext:value-type="float">
            <text:p>35.418753179</text:p>
          </table:table-cell>
        </table:table-row>
        <table:table-row table:style-name="ro1">
          <table:table-cell office:value-type="float" office:value="0.1082475" calcext:value-type="float">
            <text:p>0.1082475</text:p>
          </table:table-cell>
          <table:table-cell office:value-type="float" office:value="9.238089" calcext:value-type="float">
            <text:p>9.238089</text:p>
          </table:table-cell>
          <table:table-cell table:formula="of:=[.C290]+[.A291]" office:value-type="float" office:value="35.527000679" calcext:value-type="float">
            <text:p>35.527000679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291]+[.A292]" office:value-type="float" office:value="35.636529939" calcext:value-type="float">
            <text:p>35.636529939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292]+[.A293]" office:value-type="float" office:value="35.747386733" calcext:value-type="float">
            <text:p>35.747386733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293]+[.A294]" office:value-type="float" office:value="35.859525287" calcext:value-type="float">
            <text:p>35.859525287</text:p>
          </table:table-cell>
        </table:table-row>
        <table:table-row table:style-name="ro1">
          <table:table-cell office:value-type="float" office:value="0.11338979" calcext:value-type="float">
            <text:p>0.11338979</text:p>
          </table:table-cell>
          <table:table-cell office:value-type="float" office:value="8.819137" calcext:value-type="float">
            <text:p>8.819137</text:p>
          </table:table-cell>
          <table:table-cell table:formula="of:=[.C294]+[.A295]" office:value-type="float" office:value="35.972915077" calcext:value-type="float">
            <text:p>35.972915077</text:p>
          </table:table-cell>
        </table:table-row>
        <table:table-row table:style-name="ro1">
          <table:table-cell office:value-type="float" office:value="0.11419852" calcext:value-type="float">
            <text:p>0.11419852</text:p>
          </table:table-cell>
          <table:table-cell office:value-type="float" office:value="8.7566805" calcext:value-type="float">
            <text:p>8.7566805</text:p>
          </table:table-cell>
          <table:table-cell table:formula="of:=[.C295]+[.A296]" office:value-type="float" office:value="36.087113597" calcext:value-type="float">
            <text:p>36.087113597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296]+[.A297]" office:value-type="float" office:value="36.200640727" calcext:value-type="float">
            <text:p>36.200640727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297]+[.A298]" office:value-type="float" office:value="36.311283897" calcext:value-type="float">
            <text:p>36.311283897</text:p>
          </table:table-cell>
        </table:table-row>
        <table:table-row table:style-name="ro1">
          <table:table-cell office:value-type="float" office:value="0.106584266" calcext:value-type="float">
            <text:p>0.106584266</text:p>
          </table:table-cell>
          <table:table-cell office:value-type="float" office:value="9.382247" calcext:value-type="float">
            <text:p>9.382247</text:p>
          </table:table-cell>
          <table:table-cell table:formula="of:=[.C298]+[.A299]" office:value-type="float" office:value="36.417868163" calcext:value-type="float">
            <text:p>36.417868163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299]+[.A300]" office:value-type="float" office:value="36.523597929" calcext:value-type="float">
            <text:p>36.523597929</text:p>
          </table:table-cell>
        </table:table-row>
        <table:table-row table:style-name="ro1">
          <table:table-cell office:value-type="float" office:value="0.10691997" calcext:value-type="float">
            <text:p>0.10691997</text:p>
          </table:table-cell>
          <table:table-cell office:value-type="float" office:value="9.35279" calcext:value-type="float">
            <text:p>9.35279</text:p>
          </table:table-cell>
          <table:table-cell table:formula="of:=[.C300]+[.A301]" office:value-type="float" office:value="36.630517899" calcext:value-type="float">
            <text:p>36.630517899</text:p>
          </table:table-cell>
        </table:table-row>
        <table:table-row table:style-name="ro1">
          <table:table-cell office:value-type="float" office:value="0.108232245" calcext:value-type="float">
            <text:p>0.108232245</text:p>
          </table:table-cell>
          <table:table-cell office:value-type="float" office:value="9.239391" calcext:value-type="float">
            <text:p>9.239391</text:p>
          </table:table-cell>
          <table:table-cell table:formula="of:=[.C301]+[.A302]" office:value-type="float" office:value="36.738750144" calcext:value-type="float">
            <text:p>36.738750144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302]+[.A303]" office:value-type="float" office:value="36.848218364" calcext:value-type="float">
            <text:p>36.848218364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303]+[.A304]" office:value-type="float" office:value="36.959029384" calcext:value-type="float">
            <text:p>36.959029384</text:p>
          </table:table-cell>
        </table:table-row>
        <table:table-row table:style-name="ro1">
          <table:table-cell office:value-type="float" office:value="0.11215381" calcext:value-type="float">
            <text:p>0.11215381</text:p>
          </table:table-cell>
          <table:table-cell office:value-type="float" office:value="8.9163265" calcext:value-type="float">
            <text:p>8.9163265</text:p>
          </table:table-cell>
          <table:table-cell table:formula="of:=[.C304]+[.A305]" office:value-type="float" office:value="37.071183194" calcext:value-type="float">
            <text:p>37.071183194</text:p>
          </table:table-cell>
        </table:table-row>
        <table:table-row table:style-name="ro1">
          <table:table-cell office:value-type="float" office:value="0.11342031" calcext:value-type="float">
            <text:p>0.11342031</text:p>
          </table:table-cell>
          <table:table-cell office:value-type="float" office:value="8.816763" calcext:value-type="float">
            <text:p>8.816763</text:p>
          </table:table-cell>
          <table:table-cell table:formula="of:=[.C305]+[.A306]" office:value-type="float" office:value="37.184603504" calcext:value-type="float">
            <text:p>37.184603504</text:p>
          </table:table-cell>
        </table:table-row>
        <table:table-row table:style-name="ro1">
          <table:table-cell office:value-type="float" office:value="0.11421378" calcext:value-type="float">
            <text:p>0.11421378</text:p>
          </table:table-cell>
          <table:table-cell office:value-type="float" office:value="8.75551" calcext:value-type="float">
            <text:p>8.75551</text:p>
          </table:table-cell>
          <table:table-cell table:formula="of:=[.C306]+[.A307]" office:value-type="float" office:value="37.298817284" calcext:value-type="float">
            <text:p>37.298817284</text:p>
          </table:table-cell>
        </table:table-row>
        <table:table-row table:style-name="ro1">
          <table:table-cell office:value-type="float" office:value="0.11358816" calcext:value-type="float">
            <text:p>0.11358816</text:p>
          </table:table-cell>
          <table:table-cell office:value-type="float" office:value="8.803734" calcext:value-type="float">
            <text:p>8.803734</text:p>
          </table:table-cell>
          <table:table-cell table:formula="of:=[.C307]+[.A308]" office:value-type="float" office:value="37.412405444" calcext:value-type="float">
            <text:p>37.412405444</text:p>
          </table:table-cell>
        </table:table-row>
        <table:table-row table:style-name="ro1">
          <table:table-cell office:value-type="float" office:value="0.1107805" calcext:value-type="float">
            <text:p>0.1107805</text:p>
          </table:table-cell>
          <table:table-cell office:value-type="float" office:value="9.026859" calcext:value-type="float">
            <text:p>9.026859</text:p>
          </table:table-cell>
          <table:table-cell table:formula="of:=[.C308]+[.A309]" office:value-type="float" office:value="37.523185944" calcext:value-type="float">
            <text:p>37.523185944</text:p>
          </table:table-cell>
        </table:table-row>
        <table:table-row table:style-name="ro1">
          <table:table-cell office:value-type="float" office:value="0.106004424" calcext:value-type="float">
            <text:p>0.106004424</text:p>
          </table:table-cell>
          <table:table-cell office:value-type="float" office:value="9.433568" calcext:value-type="float">
            <text:p>9.433568</text:p>
          </table:table-cell>
          <table:table-cell table:formula="of:=[.C309]+[.A310]" office:value-type="float" office:value="37.629190368" calcext:value-type="float">
            <text:p>37.629190368</text:p>
          </table:table-cell>
        </table:table-row>
        <table:table-row table:style-name="ro1">
          <table:table-cell office:value-type="float" office:value="0.10347143" calcext:value-type="float">
            <text:p>0.10347143</text:p>
          </table:table-cell>
          <table:table-cell office:value-type="float" office:value="9.664504" calcext:value-type="float">
            <text:p>9.664504</text:p>
          </table:table-cell>
          <table:table-cell table:formula="of:=[.C310]+[.A311]" office:value-type="float" office:value="37.732661798" calcext:value-type="float">
            <text:p>37.732661798</text:p>
          </table:table-cell>
        </table:table-row>
        <table:table-row table:style-name="ro1">
          <table:table-cell office:value-type="float" office:value="0.10461585" calcext:value-type="float">
            <text:p>0.10461585</text:p>
          </table:table-cell>
          <table:table-cell office:value-type="float" office:value="9.558782" calcext:value-type="float">
            <text:p>9.558782</text:p>
          </table:table-cell>
          <table:table-cell table:formula="of:=[.C311]+[.A312]" office:value-type="float" office:value="37.837277648" calcext:value-type="float">
            <text:p>37.837277648</text:p>
          </table:table-cell>
        </table:table-row>
        <table:table-row table:style-name="ro1">
          <table:table-cell office:value-type="float" office:value="0.105867095" calcext:value-type="float">
            <text:p>0.105867095</text:p>
          </table:table-cell>
          <table:table-cell office:value-type="float" office:value="9.445806" calcext:value-type="float">
            <text:p>9.445806</text:p>
          </table:table-cell>
          <table:table-cell table:formula="of:=[.C312]+[.A313]" office:value-type="float" office:value="37.943144743" calcext:value-type="float">
            <text:p>37.943144743</text:p>
          </table:table-cell>
        </table:table-row>
        <table:table-row table:style-name="ro1">
          <table:table-cell office:value-type="float" office:value="0.10719463" calcext:value-type="float">
            <text:p>0.10719463</text:p>
          </table:table-cell>
          <table:table-cell office:value-type="float" office:value="9.328825" calcext:value-type="float">
            <text:p>9.328825</text:p>
          </table:table-cell>
          <table:table-cell table:formula="of:=[.C313]+[.A314]" office:value-type="float" office:value="38.050339373" calcext:value-type="float">
            <text:p>38.050339373</text:p>
          </table:table-cell>
        </table:table-row>
        <table:table-row table:style-name="ro1">
          <table:table-cell office:value-type="float" office:value="0.1085069" calcext:value-type="float">
            <text:p>0.1085069</text:p>
          </table:table-cell>
          <table:table-cell office:value-type="float" office:value="9.216004" calcext:value-type="float">
            <text:p>9.216004</text:p>
          </table:table-cell>
          <table:table-cell table:formula="of:=[.C314]+[.A315]" office:value-type="float" office:value="38.158846273" calcext:value-type="float">
            <text:p>38.158846273</text:p>
          </table:table-cell>
        </table:table-row>
        <table:table-row table:style-name="ro1">
          <table:table-cell office:value-type="float" office:value="0.10971237" calcext:value-type="float">
            <text:p>0.10971237</text:p>
          </table:table-cell>
          <table:table-cell office:value-type="float" office:value="9.114742" calcext:value-type="float">
            <text:p>9.114742</text:p>
          </table:table-cell>
          <table:table-cell table:formula="of:=[.C315]+[.A316]" office:value-type="float" office:value="38.268558643" calcext:value-type="float">
            <text:p>38.268558643</text:p>
          </table:table-cell>
        </table:table-row>
        <table:table-row table:style-name="ro1">
          <table:table-cell office:value-type="float" office:value="0.11093309" calcext:value-type="float">
            <text:p>0.11093309</text:p>
          </table:table-cell>
          <table:table-cell office:value-type="float" office:value="9.014443" calcext:value-type="float">
            <text:p>9.014443</text:p>
          </table:table-cell>
          <table:table-cell table:formula="of:=[.C316]+[.A317]" office:value-type="float" office:value="38.379491733" calcext:value-type="float">
            <text:p>38.379491733</text:p>
          </table:table-cell>
        </table:table-row>
        <table:table-row table:style-name="ro1">
          <table:table-cell office:value-type="float" office:value="0.11218433" calcext:value-type="float">
            <text:p>0.11218433</text:p>
          </table:table-cell>
          <table:table-cell office:value-type="float" office:value="8.913901" calcext:value-type="float">
            <text:p>8.913901</text:p>
          </table:table-cell>
          <table:table-cell table:formula="of:=[.C317]+[.A318]" office:value-type="float" office:value="38.491676063" calcext:value-type="float">
            <text:p>38.491676063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318]+[.A319]" office:value-type="float" office:value="38.604730163" calcext:value-type="float">
            <text:p>38.604730163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319]+[.A320]" office:value-type="float" office:value="38.717463818" calcext:value-type="float">
            <text:p>38.717463818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320]+[.A321]" office:value-type="float" office:value="38.827649218" calcext:value-type="float">
            <text:p>38.827649218</text:p>
          </table:table-cell>
        </table:table-row>
        <table:table-row table:style-name="ro1">
          <table:table-cell office:value-type="float" office:value="0.10653849" calcext:value-type="float">
            <text:p>0.10653849</text:p>
          </table:table-cell>
          <table:table-cell office:value-type="float" office:value="9.386279" calcext:value-type="float">
            <text:p>9.386279</text:p>
          </table:table-cell>
          <table:table-cell table:formula="of:=[.C321]+[.A322]" office:value-type="float" office:value="38.934187708" calcext:value-type="float">
            <text:p>38.934187708</text:p>
          </table:table-cell>
        </table:table-row>
        <table:table-row table:style-name="ro1">
          <table:table-cell office:value-type="float" office:value="0.10580606" calcext:value-type="float">
            <text:p>0.10580606</text:p>
          </table:table-cell>
          <table:table-cell office:value-type="float" office:value="9.451254" calcext:value-type="float">
            <text:p>9.451254</text:p>
          </table:table-cell>
          <table:table-cell table:formula="of:=[.C322]+[.A323]" office:value-type="float" office:value="39.039993768" calcext:value-type="float">
            <text:p>39.039993768</text:p>
          </table:table-cell>
        </table:table-row>
        <table:table-row table:style-name="ro1">
          <table:table-cell office:value-type="float" office:value="0.10704204" calcext:value-type="float">
            <text:p>0.10704204</text:p>
          </table:table-cell>
          <table:table-cell office:value-type="float" office:value="9.342124" calcext:value-type="float">
            <text:p>9.342124</text:p>
          </table:table-cell>
          <table:table-cell table:formula="of:=[.C323]+[.A324]" office:value-type="float" office:value="39.147035808" calcext:value-type="float">
            <text:p>39.147035808</text:p>
          </table:table-cell>
        </table:table-row>
        <table:table-row table:style-name="ro1">
          <table:table-cell office:value-type="float" office:value="0.10833906" calcext:value-type="float">
            <text:p>0.10833906</text:p>
          </table:table-cell>
          <table:table-cell office:value-type="float" office:value="9.230282" calcext:value-type="float">
            <text:p>9.230282</text:p>
          </table:table-cell>
          <table:table-cell table:formula="of:=[.C324]+[.A325]" office:value-type="float" office:value="39.255374868" calcext:value-type="float">
            <text:p>39.255374868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325]+[.A326]" office:value-type="float" office:value="39.365056718" calcext:value-type="float">
            <text:p>39.365056718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326]+[.A327]" office:value-type="float" office:value="39.476020323" calcext:value-type="float">
            <text:p>39.476020323</text:p>
          </table:table-cell>
        </table:table-row>
        <table:table-row table:style-name="ro1">
          <table:table-cell office:value-type="float" office:value="0.11229114" calcext:value-type="float">
            <text:p>0.11229114</text:p>
          </table:table-cell>
          <table:table-cell office:value-type="float" office:value="8.905422" calcext:value-type="float">
            <text:p>8.905422</text:p>
          </table:table-cell>
          <table:table-cell table:formula="of:=[.C327]+[.A328]" office:value-type="float" office:value="39.588311463" calcext:value-type="float">
            <text:p>39.588311463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328]+[.A329]" office:value-type="float" office:value="39.701838593" calcext:value-type="float">
            <text:p>39.701838593</text:p>
          </table:table-cell>
        </table:table-row>
        <table:table-row table:style-name="ro1">
          <table:table-cell office:value-type="float" office:value="0.11432059" calcext:value-type="float">
            <text:p>0.11432059</text:p>
          </table:table-cell>
          <table:table-cell office:value-type="float" office:value="8.74733" calcext:value-type="float">
            <text:p>8.74733</text:p>
          </table:table-cell>
          <table:table-cell table:formula="of:=[.C329]+[.A330]" office:value-type="float" office:value="39.816159183" calcext:value-type="float">
            <text:p>39.816159183</text:p>
          </table:table-cell>
        </table:table-row>
        <table:table-row table:style-name="ro1">
          <table:table-cell office:value-type="float" office:value="0.11369497" calcext:value-type="float">
            <text:p>0.11369497</text:p>
          </table:table-cell>
          <table:table-cell office:value-type="float" office:value="8.795464" calcext:value-type="float">
            <text:p>8.795464</text:p>
          </table:table-cell>
          <table:table-cell table:formula="of:=[.C330]+[.A331]" office:value-type="float" office:value="39.929854153" calcext:value-type="float">
            <text:p>39.929854153</text:p>
          </table:table-cell>
        </table:table-row>
        <table:table-row table:style-name="ro1">
          <table:table-cell office:value-type="float" office:value="0.110826276" calcext:value-type="float">
            <text:p>0.110826276</text:p>
          </table:table-cell>
          <table:table-cell office:value-type="float" office:value="9.023131" calcext:value-type="float">
            <text:p>9.023131</text:p>
          </table:table-cell>
          <table:table-cell table:formula="of:=[.C331]+[.A332]" office:value-type="float" office:value="40.040680429" calcext:value-type="float">
            <text:p>40.040680429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332]+[.A333]" office:value-type="float" office:value="40.147310469" calcext:value-type="float">
            <text:p>40.147310469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333]+[.A334]" office:value-type="float" office:value="40.252902899" calcext:value-type="float">
            <text:p>40.252902899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334]+[.A335]" office:value-type="float" office:value="40.359792349" calcext:value-type="float">
            <text:p>40.359792349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335]+[.A336]" office:value-type="float" office:value="40.467902519" calcext:value-type="float">
            <text:p>40.467902519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336]+[.A337]" office:value-type="float" office:value="40.577385999" calcext:value-type="float">
            <text:p>40.577385999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337]+[.A338]" office:value-type="float" office:value="40.688120719" calcext:value-type="float">
            <text:p>40.688120719</text:p>
          </table:table-cell>
        </table:table-row>
        <table:table-row table:style-name="ro1">
          <table:table-cell office:value-type="float" office:value="0.11206226" calcext:value-type="float">
            <text:p>0.11206226</text:p>
          </table:table-cell>
          <table:table-cell office:value-type="float" office:value="8.923612" calcext:value-type="float">
            <text:p>8.923612</text:p>
          </table:table-cell>
          <table:table-cell table:formula="of:=[.C338]+[.A339]" office:value-type="float" office:value="40.800182979" calcext:value-type="float">
            <text:p>40.800182979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339]+[.A340]" office:value-type="float" office:value="40.913435439" calcext:value-type="float">
            <text:p>40.913435439</text:p>
          </table:table-cell>
        </table:table-row>
        <table:table-row table:style-name="ro1">
          <table:table-cell office:value-type="float" office:value="0.11407645" calcext:value-type="float">
            <text:p>0.11407645</text:p>
          </table:table-cell>
          <table:table-cell office:value-type="float" office:value="8.76605" calcext:value-type="float">
            <text:p>8.76605</text:p>
          </table:table-cell>
          <table:table-cell table:formula="of:=[.C340]+[.A341]" office:value-type="float" office:value="41.027511889" calcext:value-type="float">
            <text:p>41.027511889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341]+[.A342]" office:value-type="float" office:value="41.141023749" calcext:value-type="float">
            <text:p>41.141023749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342]+[.A343]" office:value-type="float" office:value="41.251636399" calcext:value-type="float">
            <text:p>41.251636399</text:p>
          </table:table-cell>
        </table:table-row>
        <table:table-row table:style-name="ro1">
          <table:table-cell office:value-type="float" office:value="0.105867095" calcext:value-type="float">
            <text:p>0.105867095</text:p>
          </table:table-cell>
          <table:table-cell office:value-type="float" office:value="9.445806" calcext:value-type="float">
            <text:p>9.445806</text:p>
          </table:table-cell>
          <table:table-cell table:formula="of:=[.C343]+[.A344]" office:value-type="float" office:value="41.357503494" calcext:value-type="float">
            <text:p>41.357503494</text:p>
          </table:table-cell>
        </table:table-row>
        <table:table-row table:style-name="ro1">
          <table:table-cell office:value-type="float" office:value="0.103501946" calcext:value-type="float">
            <text:p>0.103501946</text:p>
          </table:table-cell>
          <table:table-cell office:value-type="float" office:value="9.661654" calcext:value-type="float">
            <text:p>9.661654</text:p>
          </table:table-cell>
          <table:table-cell table:formula="of:=[.C344]+[.A345]" office:value-type="float" office:value="41.46100544" calcext:value-type="float">
            <text:p>41.46100544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345]+[.A346]" office:value-type="float" office:value="41.56574337" calcext:value-type="float">
            <text:p>41.56574337</text:p>
          </table:table-cell>
        </table:table-row>
        <table:table-row table:style-name="ro1">
          <table:table-cell office:value-type="float" office:value="0.10597391" calcext:value-type="float">
            <text:p>0.10597391</text:p>
          </table:table-cell>
          <table:table-cell office:value-type="float" office:value="9.436285" calcext:value-type="float">
            <text:p>9.436285</text:p>
          </table:table-cell>
          <table:table-cell table:formula="of:=[.C346]+[.A347]" office:value-type="float" office:value="41.67171728" calcext:value-type="float">
            <text:p>41.67171728</text:p>
          </table:table-cell>
        </table:table-row>
        <table:table-row table:style-name="ro1">
          <table:table-cell office:value-type="float" office:value="0.10719463" calcext:value-type="float">
            <text:p>0.10719463</text:p>
          </table:table-cell>
          <table:table-cell office:value-type="float" office:value="9.328825" calcext:value-type="float">
            <text:p>9.328825</text:p>
          </table:table-cell>
          <table:table-cell table:formula="of:=[.C347]+[.A348]" office:value-type="float" office:value="41.77891191" calcext:value-type="float">
            <text:p>41.77891191</text:p>
          </table:table-cell>
        </table:table-row>
        <table:table-row table:style-name="ro1">
          <table:table-cell office:value-type="float" office:value="0.10855268" calcext:value-type="float">
            <text:p>0.10855268</text:p>
          </table:table-cell>
          <table:table-cell office:value-type="float" office:value="9.212117" calcext:value-type="float">
            <text:p>9.212117</text:p>
          </table:table-cell>
          <table:table-cell table:formula="of:=[.C348]+[.A349]" office:value-type="float" office:value="41.88746459" calcext:value-type="float">
            <text:p>41.88746459</text:p>
          </table:table-cell>
        </table:table-row>
        <table:table-row table:style-name="ro1">
          <table:table-cell office:value-type="float" office:value="0.109773405" calcext:value-type="float">
            <text:p>0.109773405</text:p>
          </table:table-cell>
          <table:table-cell office:value-type="float" office:value="9.109674" calcext:value-type="float">
            <text:p>9.109674</text:p>
          </table:table-cell>
          <table:table-cell table:formula="of:=[.C349]+[.A350]" office:value-type="float" office:value="41.997237995" calcext:value-type="float">
            <text:p>41.997237995</text:p>
          </table:table-cell>
        </table:table-row>
        <table:table-row table:style-name="ro1">
          <table:table-cell office:value-type="float" office:value="0.11107042" calcext:value-type="float">
            <text:p>0.11107042</text:p>
          </table:table-cell>
          <table:table-cell office:value-type="float" office:value="9.003298" calcext:value-type="float">
            <text:p>9.003298</text:p>
          </table:table-cell>
          <table:table-cell table:formula="of:=[.C350]+[.A351]" office:value-type="float" office:value="42.108308415" calcext:value-type="float">
            <text:p>42.108308415</text:p>
          </table:table-cell>
        </table:table-row>
        <table:table-row table:style-name="ro1">
          <table:table-cell office:value-type="float" office:value="0.11227588" calcext:value-type="float">
            <text:p>0.11227588</text:p>
          </table:table-cell>
          <table:table-cell office:value-type="float" office:value="8.906632" calcext:value-type="float">
            <text:p>8.906632</text:p>
          </table:table-cell>
          <table:table-cell table:formula="of:=[.C351]+[.A352]" office:value-type="float" office:value="42.220584295" calcext:value-type="float">
            <text:p>42.220584295</text:p>
          </table:table-cell>
        </table:table-row>
        <table:table-row table:style-name="ro1">
          <table:table-cell office:value-type="float" office:value="0.11303884" calcext:value-type="float">
            <text:p>0.11303884</text:p>
          </table:table-cell>
          <table:table-cell office:value-type="float" office:value="8.846517" calcext:value-type="float">
            <text:p>8.846517</text:p>
          </table:table-cell>
          <table:table-cell table:formula="of:=[.C352]+[.A353]" office:value-type="float" office:value="42.333623135" calcext:value-type="float">
            <text:p>42.333623135</text:p>
          </table:table-cell>
        </table:table-row>
        <table:table-row table:style-name="ro1">
          <table:table-cell office:value-type="float" office:value="0.112718396" calcext:value-type="float">
            <text:p>0.112718396</text:p>
          </table:table-cell>
          <table:table-cell office:value-type="float" office:value="8.871667" calcext:value-type="float">
            <text:p>8.871667</text:p>
          </table:table-cell>
          <table:table-cell table:formula="of:=[.C353]+[.A354]" office:value-type="float" office:value="42.446341531" calcext:value-type="float">
            <text:p>42.446341531</text:p>
          </table:table-cell>
        </table:table-row>
        <table:table-row table:style-name="ro1">
          <table:table-cell office:value-type="float" office:value="0.110246435" calcext:value-type="float">
            <text:p>0.110246435</text:p>
          </table:table-cell>
          <table:table-cell office:value-type="float" office:value="9.070588" calcext:value-type="float">
            <text:p>9.070588</text:p>
          </table:table-cell>
          <table:table-cell table:formula="of:=[.C354]+[.A355]" office:value-type="float" office:value="42.556587966" calcext:value-type="float">
            <text:p>42.556587966</text:p>
          </table:table-cell>
        </table:table-row>
        <table:table-row table:style-name="ro1">
          <table:table-cell office:value-type="float" office:value="0.10640116" calcext:value-type="float">
            <text:p>0.10640116</text:p>
          </table:table-cell>
          <table:table-cell office:value-type="float" office:value="9.398394" calcext:value-type="float">
            <text:p>9.398394</text:p>
          </table:table-cell>
          <table:table-cell table:formula="of:=[.C355]+[.A356]" office:value-type="float" office:value="42.662989126" calcext:value-type="float">
            <text:p>42.662989126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356]+[.A357]" office:value-type="float" office:value="42.768596816" calcext:value-type="float">
            <text:p>42.768596816</text:p>
          </table:table-cell>
        </table:table-row>
        <table:table-row table:style-name="ro1">
          <table:table-cell office:value-type="float" office:value="0.106981" calcext:value-type="float">
            <text:p>0.106981</text:p>
          </table:table-cell>
          <table:table-cell office:value-type="float" office:value="9.347454" calcext:value-type="float">
            <text:p>9.347454</text:p>
          </table:table-cell>
          <table:table-cell table:formula="of:=[.C357]+[.A358]" office:value-type="float" office:value="42.875577816" calcext:value-type="float">
            <text:p>42.875577816</text:p>
          </table:table-cell>
        </table:table-row>
        <table:table-row table:style-name="ro1">
          <table:table-cell office:value-type="float" office:value="0.10827802" calcext:value-type="float">
            <text:p>0.10827802</text:p>
          </table:table-cell>
          <table:table-cell office:value-type="float" office:value="9.235485" calcext:value-type="float">
            <text:p>9.235485</text:p>
          </table:table-cell>
          <table:table-cell table:formula="of:=[.C358]+[.A359]" office:value-type="float" office:value="42.983855836" calcext:value-type="float">
            <text:p>42.983855836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359]+[.A360]" office:value-type="float" office:value="43.093369836" calcext:value-type="float">
            <text:p>43.093369836</text:p>
          </table:table-cell>
        </table:table-row>
        <table:table-row table:style-name="ro1">
          <table:table-cell office:value-type="float" office:value="0.11090257" calcext:value-type="float">
            <text:p>0.11090257</text:p>
          </table:table-cell>
          <table:table-cell office:value-type="float" office:value="9.016924" calcext:value-type="float">
            <text:p>9.016924</text:p>
          </table:table-cell>
          <table:table-cell table:formula="of:=[.C360]+[.A361]" office:value-type="float" office:value="43.204272406" calcext:value-type="float">
            <text:p>43.204272406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361]+[.A362]" office:value-type="float" office:value="43.31641096" calcext:value-type="float">
            <text:p>43.31641096</text:p>
          </table:table-cell>
        </table:table-row>
        <table:table-row table:style-name="ro1">
          <table:table-cell office:value-type="float" office:value="0.11338979" calcext:value-type="float">
            <text:p>0.11338979</text:p>
          </table:table-cell>
          <table:table-cell office:value-type="float" office:value="8.819137" calcext:value-type="float">
            <text:p>8.819137</text:p>
          </table:table-cell>
          <table:table-cell table:formula="of:=[.C362]+[.A363]" office:value-type="float" office:value="43.42980075" calcext:value-type="float">
            <text:p>43.42980075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363]+[.A364]" office:value-type="float" office:value="43.54396875" calcext:value-type="float">
            <text:p>43.54396875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364]+[.A365]" office:value-type="float" office:value="43.65757217" calcext:value-type="float">
            <text:p>43.65757217</text:p>
          </table:table-cell>
        </table:table-row>
        <table:table-row table:style-name="ro1">
          <table:table-cell office:value-type="float" office:value="0.110719465" calcext:value-type="float">
            <text:p>0.110719465</text:p>
          </table:table-cell>
          <table:table-cell office:value-type="float" office:value="9.031836" calcext:value-type="float">
            <text:p>9.031836</text:p>
          </table:table-cell>
          <table:table-cell table:formula="of:=[.C365]+[.A366]" office:value-type="float" office:value="43.768291635" calcext:value-type="float">
            <text:p>43.768291635</text:p>
          </table:table-cell>
        </table:table-row>
        <table:table-row table:style-name="ro1">
          <table:table-cell office:value-type="float" office:value="0.10592813" calcext:value-type="float">
            <text:p>0.10592813</text:p>
          </table:table-cell>
          <table:table-cell office:value-type="float" office:value="9.440363" calcext:value-type="float">
            <text:p>9.440363</text:p>
          </table:table-cell>
          <table:table-cell table:formula="of:=[.C366]+[.A367]" office:value-type="float" office:value="43.874219765" calcext:value-type="float">
            <text:p>43.874219765</text:p>
          </table:table-cell>
        </table:table-row>
        <table:table-row table:style-name="ro1">
          <table:table-cell office:value-type="float" office:value="0.10377661" calcext:value-type="float">
            <text:p>0.10377661</text:p>
          </table:table-cell>
          <table:table-cell office:value-type="float" office:value="9.636083" calcext:value-type="float">
            <text:p>9.636083</text:p>
          </table:table-cell>
          <table:table-cell table:formula="of:=[.C367]+[.A368]" office:value-type="float" office:value="43.977996375" calcext:value-type="float">
            <text:p>43.977996375</text:p>
          </table:table-cell>
        </table:table-row>
        <table:table-row table:style-name="ro1">
          <table:table-cell office:value-type="float" office:value="0.10496681" calcext:value-type="float">
            <text:p>0.10496681</text:p>
          </table:table-cell>
          <table:table-cell office:value-type="float" office:value="9.526821" calcext:value-type="float">
            <text:p>9.526821</text:p>
          </table:table-cell>
          <table:table-cell table:formula="of:=[.C368]+[.A369]" office:value-type="float" office:value="44.082963185" calcext:value-type="float">
            <text:p>44.082963185</text:p>
          </table:table-cell>
        </table:table-row>
        <table:table-row table:style-name="ro1">
          <table:table-cell office:value-type="float" office:value="0.10617227" calcext:value-type="float">
            <text:p>0.10617227</text:p>
          </table:table-cell>
          <table:table-cell office:value-type="float" office:value="9.418654" calcext:value-type="float">
            <text:p>9.418654</text:p>
          </table:table-cell>
          <table:table-cell table:formula="of:=[.C369]+[.A370]" office:value-type="float" office:value="44.189135455" calcext:value-type="float">
            <text:p>44.189135455</text:p>
          </table:table-cell>
        </table:table-row>
        <table:table-row table:style-name="ro1">
          <table:table-cell office:value-type="float" office:value="0.10745403" calcext:value-type="float">
            <text:p>0.10745403</text:p>
          </table:table-cell>
          <table:table-cell office:value-type="float" office:value="9.306305" calcext:value-type="float">
            <text:p>9.306305</text:p>
          </table:table-cell>
          <table:table-cell table:formula="of:=[.C370]+[.A371]" office:value-type="float" office:value="44.296589485" calcext:value-type="float">
            <text:p>44.296589485</text:p>
          </table:table-cell>
        </table:table-row>
        <table:table-row table:style-name="ro1">
          <table:table-cell office:value-type="float" office:value="0.10876631" calcext:value-type="float">
            <text:p>0.10876631</text:p>
          </table:table-cell>
          <table:table-cell office:value-type="float" office:value="9.194024" calcext:value-type="float">
            <text:p>9.194024</text:p>
          </table:table-cell>
          <table:table-cell table:formula="of:=[.C371]+[.A372]" office:value-type="float" office:value="44.405355795" calcext:value-type="float">
            <text:p>44.405355795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372]+[.A373]" office:value-type="float" office:value="44.515342825" calcext:value-type="float">
            <text:p>44.515342825</text:p>
          </table:table-cell>
        </table:table-row>
        <table:table-row table:style-name="ro1">
          <table:table-cell office:value-type="float" office:value="0.11134508" calcext:value-type="float">
            <text:p>0.11134508</text:p>
          </table:table-cell>
          <table:table-cell office:value-type="float" office:value="8.981088" calcext:value-type="float">
            <text:p>8.981088</text:p>
          </table:table-cell>
          <table:table-cell table:formula="of:=[.C373]+[.A374]" office:value-type="float" office:value="44.626687905" calcext:value-type="float">
            <text:p>44.626687905</text:p>
          </table:table-cell>
        </table:table-row>
        <table:table-row table:style-name="ro1">
          <table:table-cell office:value-type="float" office:value="0.112520024" calcext:value-type="float">
            <text:p>0.112520024</text:p>
          </table:table-cell>
          <table:table-cell office:value-type="float" office:value="8.887307" calcext:value-type="float">
            <text:p>8.887307</text:p>
          </table:table-cell>
          <table:table-cell table:formula="of:=[.C374]+[.A375]" office:value-type="float" office:value="44.739207929" calcext:value-type="float">
            <text:p>44.739207929</text:p>
          </table:table-cell>
        </table:table-row>
        <table:table-row table:style-name="ro1">
          <table:table-cell office:value-type="float" office:value="0.11335927" calcext:value-type="float">
            <text:p>0.11335927</text:p>
          </table:table-cell>
          <table:table-cell office:value-type="float" office:value="8.82151" calcext:value-type="float">
            <text:p>8.82151</text:p>
          </table:table-cell>
          <table:table-cell table:formula="of:=[.C375]+[.A376]" office:value-type="float" office:value="44.852567199" calcext:value-type="float">
            <text:p>44.852567199</text:p>
          </table:table-cell>
        </table:table-row>
        <table:table-row table:style-name="ro1">
          <table:table-cell office:value-type="float" office:value="0.11288624" calcext:value-type="float">
            <text:p>0.11288624</text:p>
          </table:table-cell>
          <table:table-cell office:value-type="float" office:value="8.858476" calcext:value-type="float">
            <text:p>8.858476</text:p>
          </table:table-cell>
          <table:table-cell table:formula="of:=[.C376]+[.A377]" office:value-type="float" office:value="44.965453439" calcext:value-type="float">
            <text:p>44.965453439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377]+[.A378]" office:value-type="float" office:value="45.075684615" calcext:value-type="float">
            <text:p>45.075684615</text:p>
          </table:table-cell>
        </table:table-row>
        <table:table-row table:style-name="ro1">
          <table:table-cell office:value-type="float" office:value="0.10650797" calcext:value-type="float">
            <text:p>0.10650797</text:p>
          </table:table-cell>
          <table:table-cell office:value-type="float" office:value="9.388968" calcext:value-type="float">
            <text:p>9.388968</text:p>
          </table:table-cell>
          <table:table-cell table:formula="of:=[.C378]+[.A379]" office:value-type="float" office:value="45.182192585" calcext:value-type="float">
            <text:p>45.182192585</text:p>
          </table:table-cell>
        </table:table-row>
        <table:table-row table:style-name="ro1">
          <table:table-cell office:value-type="float" office:value="0.1057908" calcext:value-type="float">
            <text:p>0.1057908</text:p>
          </table:table-cell>
          <table:table-cell office:value-type="float" office:value="9.452618" calcext:value-type="float">
            <text:p>9.452618</text:p>
          </table:table-cell>
          <table:table-cell table:formula="of:=[.C379]+[.A380]" office:value-type="float" office:value="45.287983385" calcext:value-type="float">
            <text:p>45.287983385</text:p>
          </table:table-cell>
        </table:table-row>
        <table:table-row table:style-name="ro1">
          <table:table-cell office:value-type="float" office:value="0.10701152" calcext:value-type="float">
            <text:p>0.10701152</text:p>
          </table:table-cell>
          <table:table-cell office:value-type="float" office:value="9.344789" calcext:value-type="float">
            <text:p>9.344789</text:p>
          </table:table-cell>
          <table:table-cell table:formula="of:=[.C380]+[.A381]" office:value-type="float" office:value="45.394994905" calcext:value-type="float">
            <text:p>45.394994905</text:p>
          </table:table-cell>
        </table:table-row>
        <table:table-row table:style-name="ro1">
          <table:table-cell office:value-type="float" office:value="0.10838483" calcext:value-type="float">
            <text:p>0.10838483</text:p>
          </table:table-cell>
          <table:table-cell office:value-type="float" office:value="9.226383" calcext:value-type="float">
            <text:p>9.226383</text:p>
          </table:table-cell>
          <table:table-cell table:formula="of:=[.C381]+[.A382]" office:value-type="float" office:value="45.503379735" calcext:value-type="float">
            <text:p>45.503379735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382]+[.A383]" office:value-type="float" office:value="45.613046325" calcext:value-type="float">
            <text:p>45.613046325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383]+[.A384]" office:value-type="float" office:value="45.72400993" calcext:value-type="float">
            <text:p>45.72400993</text:p>
          </table:table-cell>
        </table:table-row>
        <table:table-row table:style-name="ro1">
          <table:table-cell office:value-type="float" office:value="0.11227588" calcext:value-type="float">
            <text:p>0.11227588</text:p>
          </table:table-cell>
          <table:table-cell office:value-type="float" office:value="8.906632" calcext:value-type="float">
            <text:p>8.906632</text:p>
          </table:table-cell>
          <table:table-cell table:formula="of:=[.C384]+[.A385]" office:value-type="float" office:value="45.83628581" calcext:value-type="float">
            <text:p>45.83628581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385]+[.A386]" office:value-type="float" office:value="45.94978241" calcext:value-type="float">
            <text:p>45.94978241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386]+[.A387]" office:value-type="float" office:value="46.064057225" calcext:value-type="float">
            <text:p>46.064057225</text:p>
          </table:table-cell>
        </table:table-row>
        <table:table-row table:style-name="ro1">
          <table:table-cell office:value-type="float" office:value="0.11361868" calcext:value-type="float">
            <text:p>0.11361868</text:p>
          </table:table-cell>
          <table:table-cell office:value-type="float" office:value="8.80137" calcext:value-type="float">
            <text:p>8.80137</text:p>
          </table:table-cell>
          <table:table-cell table:formula="of:=[.C387]+[.A388]" office:value-type="float" office:value="46.177675905" calcext:value-type="float">
            <text:p>46.177675905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388]+[.A389]" office:value-type="float" office:value="46.288364855" calcext:value-type="float">
            <text:p>46.288364855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389]+[.A390]" office:value-type="float" office:value="46.394994895" calcext:value-type="float">
            <text:p>46.394994895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390]+[.A391]" office:value-type="float" office:value="46.500694135" calcext:value-type="float">
            <text:p>46.500694135</text:p>
          </table:table-cell>
        </table:table-row>
        <table:table-row table:style-name="ro1">
          <table:table-cell office:value-type="float" office:value="0.106935225" calcext:value-type="float">
            <text:p>0.106935225</text:p>
          </table:table-cell>
          <table:table-cell office:value-type="float" office:value="9.351456" calcext:value-type="float">
            <text:p>9.351456</text:p>
          </table:table-cell>
          <table:table-cell table:formula="of:=[.C391]+[.A392]" office:value-type="float" office:value="46.60762936" calcext:value-type="float">
            <text:p>46.60762936</text:p>
          </table:table-cell>
        </table:table-row>
        <table:table-row table:style-name="ro1">
          <table:table-cell office:value-type="float" office:value="0.10827802" calcext:value-type="float">
            <text:p>0.10827802</text:p>
          </table:table-cell>
          <table:table-cell office:value-type="float" office:value="9.235485" calcext:value-type="float">
            <text:p>9.235485</text:p>
          </table:table-cell>
          <table:table-cell table:formula="of:=[.C392]+[.A393]" office:value-type="float" office:value="46.71590738" calcext:value-type="float">
            <text:p>46.71590738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393]+[.A394]" office:value-type="float" office:value="46.825451896" calcext:value-type="float">
            <text:p>46.825451896</text:p>
          </table:table-cell>
        </table:table-row>
        <table:table-row table:style-name="ro1">
          <table:table-cell office:value-type="float" office:value="0.11087205" calcext:value-type="float">
            <text:p>0.11087205</text:p>
          </table:table-cell>
          <table:table-cell office:value-type="float" office:value="9.019405" calcext:value-type="float">
            <text:p>9.019405</text:p>
          </table:table-cell>
          <table:table-cell table:formula="of:=[.C394]+[.A395]" office:value-type="float" office:value="46.936323946" calcext:value-type="float">
            <text:p>46.936323946</text:p>
          </table:table-cell>
        </table:table-row>
        <table:table-row table:style-name="ro1">
          <table:table-cell office:value-type="float" office:value="0.11216907" calcext:value-type="float">
            <text:p>0.11216907</text:p>
          </table:table-cell>
          <table:table-cell office:value-type="float" office:value="8.915113" calcext:value-type="float">
            <text:p>8.915113</text:p>
          </table:table-cell>
          <table:table-cell table:formula="of:=[.C395]+[.A396]" office:value-type="float" office:value="47.048493016" calcext:value-type="float">
            <text:p>47.048493016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396]+[.A397]" office:value-type="float" office:value="47.161898066" calcext:value-type="float">
            <text:p>47.161898066</text:p>
          </table:table-cell>
        </table:table-row>
        <table:table-row table:style-name="ro1">
          <table:table-cell office:value-type="float" office:value="0.11421378" calcext:value-type="float">
            <text:p>0.11421378</text:p>
          </table:table-cell>
          <table:table-cell office:value-type="float" office:value="8.75551" calcext:value-type="float">
            <text:p>8.75551</text:p>
          </table:table-cell>
          <table:table-cell table:formula="of:=[.C397]+[.A398]" office:value-type="float" office:value="47.276111846" calcext:value-type="float">
            <text:p>47.276111846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398]+[.A399]" office:value-type="float" office:value="47.389608446" calcext:value-type="float">
            <text:p>47.389608446</text:p>
          </table:table-cell>
        </table:table-row>
        <table:table-row table:style-name="ro1">
          <table:table-cell office:value-type="float" office:value="0.11064317" calcext:value-type="float">
            <text:p>0.11064317</text:p>
          </table:table-cell>
          <table:table-cell office:value-type="float" office:value="9.038064" calcext:value-type="float">
            <text:p>9.038064</text:p>
          </table:table-cell>
          <table:table-cell table:formula="of:=[.C399]+[.A400]" office:value-type="float" office:value="47.500251616" calcext:value-type="float">
            <text:p>47.500251616</text:p>
          </table:table-cell>
        </table:table-row>
        <table:table-row table:style-name="ro1">
          <table:table-cell office:value-type="float" office:value="0.10582132" calcext:value-type="float">
            <text:p>0.10582132</text:p>
          </table:table-cell>
          <table:table-cell office:value-type="float" office:value="9.449891" calcext:value-type="float">
            <text:p>9.449891</text:p>
          </table:table-cell>
          <table:table-cell table:formula="of:=[.C400]+[.A401]" office:value-type="float" office:value="47.606072936" calcext:value-type="float">
            <text:p>47.606072936</text:p>
          </table:table-cell>
        </table:table-row>
        <table:table-row table:style-name="ro1">
          <table:table-cell office:value-type="float" office:value="0.10347143" calcext:value-type="float">
            <text:p>0.10347143</text:p>
          </table:table-cell>
          <table:table-cell office:value-type="float" office:value="9.664504" calcext:value-type="float">
            <text:p>9.664504</text:p>
          </table:table-cell>
          <table:table-cell table:formula="of:=[.C401]+[.A402]" office:value-type="float" office:value="47.709544366" calcext:value-type="float">
            <text:p>47.709544366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402]+[.A403]" office:value-type="float" office:value="47.814190736" calcext:value-type="float">
            <text:p>47.814190736</text:p>
          </table:table-cell>
        </table:table-row>
        <table:table-row table:style-name="ro1">
          <table:table-cell office:value-type="float" office:value="0.10592813" calcext:value-type="float">
            <text:p>0.10592813</text:p>
          </table:table-cell>
          <table:table-cell office:value-type="float" office:value="9.440363" calcext:value-type="float">
            <text:p>9.440363</text:p>
          </table:table-cell>
          <table:table-cell table:formula="of:=[.C403]+[.A404]" office:value-type="float" office:value="47.920118866" calcext:value-type="float">
            <text:p>47.920118866</text:p>
          </table:table-cell>
        </table:table-row>
        <table:table-row table:style-name="ro1">
          <table:table-cell office:value-type="float" office:value="0.10719463" calcext:value-type="float">
            <text:p>0.10719463</text:p>
          </table:table-cell>
          <table:table-cell office:value-type="float" office:value="9.328825" calcext:value-type="float">
            <text:p>9.328825</text:p>
          </table:table-cell>
          <table:table-cell table:formula="of:=[.C404]+[.A405]" office:value-type="float" office:value="48.027313496" calcext:value-type="float">
            <text:p>48.027313496</text:p>
          </table:table-cell>
        </table:table-row>
        <table:table-row table:style-name="ro1">
          <table:table-cell office:value-type="float" office:value="0.108491644" calcext:value-type="float">
            <text:p>0.108491644</text:p>
          </table:table-cell>
          <table:table-cell office:value-type="float" office:value="9.2173" calcext:value-type="float">
            <text:p>9.2173</text:p>
          </table:table-cell>
          <table:table-cell table:formula="of:=[.C405]+[.A406]" office:value-type="float" office:value="48.13580514" calcext:value-type="float">
            <text:p>48.13580514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406]+[.A407]" office:value-type="float" office:value="48.24550225" calcext:value-type="float">
            <text:p>48.24550225</text:p>
          </table:table-cell>
        </table:table-row>
        <table:table-row table:style-name="ro1">
          <table:table-cell office:value-type="float" office:value="0.11100938" calcext:value-type="float">
            <text:p>0.11100938</text:p>
          </table:table-cell>
          <table:table-cell office:value-type="float" office:value="9.008247" calcext:value-type="float">
            <text:p>9.008247</text:p>
          </table:table-cell>
          <table:table-cell table:formula="of:=[.C407]+[.A408]" office:value-type="float" office:value="48.35651163" calcext:value-type="float">
            <text:p>48.35651163</text:p>
          </table:table-cell>
        </table:table-row>
        <table:table-row table:style-name="ro1">
          <table:table-cell office:value-type="float" office:value="0.11221485" calcext:value-type="float">
            <text:p>0.11221485</text:p>
          </table:table-cell>
          <table:table-cell office:value-type="float" office:value="8.911477" calcext:value-type="float">
            <text:p>8.911477</text:p>
          </table:table-cell>
          <table:table-cell table:formula="of:=[.C408]+[.A409]" office:value-type="float" office:value="48.46872648" calcext:value-type="float">
            <text:p>48.46872648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409]+[.A410]" office:value-type="float" office:value="48.58178058" calcext:value-type="float">
            <text:p>48.58178058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410]+[.A411]" office:value-type="float" office:value="48.6944532" calcext:value-type="float">
            <text:p>48.6944532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411]+[.A412]" office:value-type="float" office:value="48.804562306" calcext:value-type="float">
            <text:p>48.804562306</text:p>
          </table:table-cell>
        </table:table-row>
        <table:table-row table:style-name="ro1">
          <table:table-cell office:value-type="float" office:value="0.10637064" calcext:value-type="float">
            <text:p>0.10637064</text:p>
          </table:table-cell>
          <table:table-cell office:value-type="float" office:value="9.40109" calcext:value-type="float">
            <text:p>9.40109</text:p>
          </table:table-cell>
          <table:table-cell table:formula="of:=[.C412]+[.A413]" office:value-type="float" office:value="48.910932946" calcext:value-type="float">
            <text:p>48.910932946</text:p>
          </table:table-cell>
        </table:table-row>
        <table:table-row table:style-name="ro1">
          <table:table-cell office:value-type="float" office:value="0.105653465" calcext:value-type="float">
            <text:p>0.105653465</text:p>
          </table:table-cell>
          <table:table-cell office:value-type="float" office:value="9.464905" calcext:value-type="float">
            <text:p>9.464905</text:p>
          </table:table-cell>
          <table:table-cell table:formula="of:=[.C413]+[.A414]" office:value-type="float" office:value="49.016586411" calcext:value-type="float">
            <text:p>49.016586411</text:p>
          </table:table-cell>
        </table:table-row>
        <table:table-row table:style-name="ro1">
          <table:table-cell office:value-type="float" office:value="0.106935225" calcext:value-type="float">
            <text:p>0.106935225</text:p>
          </table:table-cell>
          <table:table-cell office:value-type="float" office:value="9.351456" calcext:value-type="float">
            <text:p>9.351456</text:p>
          </table:table-cell>
          <table:table-cell table:formula="of:=[.C414]+[.A415]" office:value-type="float" office:value="49.123521636" calcext:value-type="float">
            <text:p>49.123521636</text:p>
          </table:table-cell>
        </table:table-row>
        <table:table-row table:style-name="ro1">
          <table:table-cell office:value-type="float" office:value="0.10815595" calcext:value-type="float">
            <text:p>0.10815595</text:p>
          </table:table-cell>
          <table:table-cell office:value-type="float" office:value="9.245909" calcext:value-type="float">
            <text:p>9.245909</text:p>
          </table:table-cell>
          <table:table-cell table:formula="of:=[.C415]+[.A416]" office:value-type="float" office:value="49.231677586" calcext:value-type="float">
            <text:p>49.231677586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416]+[.A417]" office:value-type="float" office:value="49.34123736" calcext:value-type="float">
            <text:p>49.34123736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417]+[.A418]" office:value-type="float" office:value="49.4520026" calcext:value-type="float">
            <text:p>49.4520026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418]+[.A419]" office:value-type="float" office:value="49.56409538" calcext:value-type="float">
            <text:p>49.56409538</text:p>
          </table:table-cell>
        </table:table-row>
        <table:table-row table:style-name="ro1">
          <table:table-cell office:value-type="float" office:value="0.11334401" calcext:value-type="float">
            <text:p>0.11334401</text:p>
          </table:table-cell>
          <table:table-cell office:value-type="float" office:value="8.822698" calcext:value-type="float">
            <text:p>8.822698</text:p>
          </table:table-cell>
          <table:table-cell table:formula="of:=[.C419]+[.A420]" office:value-type="float" office:value="49.67743939" calcext:value-type="float">
            <text:p>49.67743939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420]+[.A421]" office:value-type="float" office:value="49.79160739" calcext:value-type="float">
            <text:p>49.79160739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421]+[.A422]" office:value-type="float" office:value="49.905165034" calcext:value-type="float">
            <text:p>49.905165034</text:p>
          </table:table-cell>
        </table:table-row>
        <table:table-row table:style-name="ro1">
          <table:table-cell office:value-type="float" office:value="0.11062791" calcext:value-type="float">
            <text:p>0.11062791</text:p>
          </table:table-cell>
          <table:table-cell office:value-type="float" office:value="9.03931" calcext:value-type="float">
            <text:p>9.03931</text:p>
          </table:table-cell>
          <table:table-cell table:formula="of:=[.C422]+[.A423]" office:value-type="float" office:value="50.015792944" calcext:value-type="float">
            <text:p>50.015792944</text:p>
          </table:table-cell>
        </table:table-row>
        <table:table-row table:style-name="ro1">
          <table:table-cell office:value-type="float" office:value="0.10591287" calcext:value-type="float">
            <text:p>0.10591287</text:p>
          </table:table-cell>
          <table:table-cell office:value-type="float" office:value="9.441723" calcext:value-type="float">
            <text:p>9.441723</text:p>
          </table:table-cell>
          <table:table-cell table:formula="of:=[.C423]+[.A424]" office:value-type="float" office:value="50.121705814" calcext:value-type="float">
            <text:p>50.121705814</text:p>
          </table:table-cell>
        </table:table-row>
        <table:table-row table:style-name="ro1">
          <table:table-cell office:value-type="float" office:value="0.103624016" calcext:value-type="float">
            <text:p>0.103624016</text:p>
          </table:table-cell>
          <table:table-cell office:value-type="float" office:value="9.650272" calcext:value-type="float">
            <text:p>9.650272</text:p>
          </table:table-cell>
          <table:table-cell table:formula="of:=[.C424]+[.A425]" office:value-type="float" office:value="50.22532983" calcext:value-type="float">
            <text:p>50.22532983</text:p>
          </table:table-cell>
        </table:table-row>
        <table:table-row table:style-name="ro1">
          <table:table-cell office:value-type="float" office:value="0.10482948" calcext:value-type="float">
            <text:p>0.10482948</text:p>
          </table:table-cell>
          <table:table-cell office:value-type="float" office:value="9.539301" calcext:value-type="float">
            <text:p>9.539301</text:p>
          </table:table-cell>
          <table:table-cell table:formula="of:=[.C425]+[.A426]" office:value-type="float" office:value="50.33015931" calcext:value-type="float">
            <text:p>50.33015931</text:p>
          </table:table-cell>
        </table:table-row>
        <table:table-row table:style-name="ro1">
          <table:table-cell office:value-type="float" office:value="0.10608072" calcext:value-type="float">
            <text:p>0.10608072</text:p>
          </table:table-cell>
          <table:table-cell office:value-type="float" office:value="9.426784" calcext:value-type="float">
            <text:p>9.426784</text:p>
          </table:table-cell>
          <table:table-cell table:formula="of:=[.C426]+[.A427]" office:value-type="float" office:value="50.43624003" calcext:value-type="float">
            <text:p>50.43624003</text:p>
          </table:table-cell>
        </table:table-row>
        <table:table-row table:style-name="ro1">
          <table:table-cell office:value-type="float" office:value="0.10734722" calcext:value-type="float">
            <text:p>0.10734722</text:p>
          </table:table-cell>
          <table:table-cell office:value-type="float" office:value="9.315565" calcext:value-type="float">
            <text:p>9.315565</text:p>
          </table:table-cell>
          <table:table-cell table:formula="of:=[.C427]+[.A428]" office:value-type="float" office:value="50.54358725" calcext:value-type="float">
            <text:p>50.54358725</text:p>
          </table:table-cell>
        </table:table-row>
        <table:table-row table:style-name="ro1">
          <table:table-cell office:value-type="float" office:value="0.108598456" calcext:value-type="float">
            <text:p>0.108598456</text:p>
          </table:table-cell>
          <table:table-cell office:value-type="float" office:value="9.208235" calcext:value-type="float">
            <text:p>9.208235</text:p>
          </table:table-cell>
          <table:table-cell table:formula="of:=[.C428]+[.A429]" office:value-type="float" office:value="50.652185706" calcext:value-type="float">
            <text:p>50.652185706</text:p>
          </table:table-cell>
        </table:table-row>
        <table:table-row table:style-name="ro1">
          <table:table-cell office:value-type="float" office:value="0.10986496" calcext:value-type="float">
            <text:p>0.10986496</text:p>
          </table:table-cell>
          <table:table-cell office:value-type="float" office:value="9.102083" calcext:value-type="float">
            <text:p>9.102083</text:p>
          </table:table-cell>
          <table:table-cell table:formula="of:=[.C429]+[.A430]" office:value-type="float" office:value="50.762050666" calcext:value-type="float">
            <text:p>50.762050666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430]+[.A431]" office:value-type="float" office:value="50.873151606" calcext:value-type="float">
            <text:p>50.873151606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431]+[.A432]" office:value-type="float" office:value="50.985503786" calcext:value-type="float">
            <text:p>50.985503786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432]+[.A433]" office:value-type="float" office:value="51.098710471" calcext:value-type="float">
            <text:p>51.098710471</text:p>
          </table:table-cell>
        </table:table-row>
        <table:table-row table:style-name="ro1">
          <table:table-cell office:value-type="float" office:value="0.11280995" calcext:value-type="float">
            <text:p>0.11280995</text:p>
          </table:table-cell>
          <table:table-cell office:value-type="float" office:value="8.864467" calcext:value-type="float">
            <text:p>8.864467</text:p>
          </table:table-cell>
          <table:table-cell table:formula="of:=[.C433]+[.A434]" office:value-type="float" office:value="51.211520421" calcext:value-type="float">
            <text:p>51.211520421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434]+[.A435]" office:value-type="float" office:value="51.321812631" calcext:value-type="float">
            <text:p>51.321812631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435]+[.A436]" office:value-type="float" office:value="51.428244311" calcext:value-type="float">
            <text:p>51.428244311</text:p>
          </table:table-cell>
        </table:table-row>
        <table:table-row table:style-name="ro1">
          <table:table-cell office:value-type="float" office:value="0.1054551" calcext:value-type="float">
            <text:p>0.1054551</text:p>
          </table:table-cell>
          <table:table-cell office:value-type="float" office:value="9.482709" calcext:value-type="float">
            <text:p>9.482709</text:p>
          </table:table-cell>
          <table:table-cell table:formula="of:=[.C436]+[.A437]" office:value-type="float" office:value="51.533699411" calcext:value-type="float">
            <text:p>51.533699411</text:p>
          </table:table-cell>
        </table:table-row>
        <table:table-row table:style-name="ro1">
          <table:table-cell office:value-type="float" office:value="0.10676738" calcext:value-type="float">
            <text:p>0.10676738</text:p>
          </table:table-cell>
          <table:table-cell office:value-type="float" office:value="9.366157" calcext:value-type="float">
            <text:p>9.366157</text:p>
          </table:table-cell>
          <table:table-cell table:formula="of:=[.C437]+[.A438]" office:value-type="float" office:value="51.640466791" calcext:value-type="float">
            <text:p>51.640466791</text:p>
          </table:table-cell>
        </table:table-row>
        <table:table-row table:style-name="ro1">
          <table:table-cell office:value-type="float" office:value="0.108018614" calcext:value-type="float">
            <text:p>0.108018614</text:p>
          </table:table-cell>
          <table:table-cell office:value-type="float" office:value="9.257664" calcext:value-type="float">
            <text:p>9.257664</text:p>
          </table:table-cell>
          <table:table-cell table:formula="of:=[.C438]+[.A439]" office:value-type="float" office:value="51.748485405" calcext:value-type="float">
            <text:p>51.748485405</text:p>
          </table:table-cell>
        </table:table-row>
        <table:table-row table:style-name="ro1">
          <table:table-cell office:value-type="float" office:value="0.109300375" calcext:value-type="float">
            <text:p>0.109300375</text:p>
          </table:table-cell>
          <table:table-cell office:value-type="float" office:value="9.149099" calcext:value-type="float">
            <text:p>9.149099</text:p>
          </table:table-cell>
          <table:table-cell table:formula="of:=[.C439]+[.A440]" office:value-type="float" office:value="51.85778578" calcext:value-type="float">
            <text:p>51.85778578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440]+[.A441]" office:value-type="float" office:value="51.96845947" calcext:value-type="float">
            <text:p>51.96845947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441]+[.A442]" office:value-type="float" office:value="52.08033862" calcext:value-type="float">
            <text:p>52.08033862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442]+[.A443]" office:value-type="float" office:value="52.193545305" calcext:value-type="float">
            <text:p>52.193545305</text:p>
          </table:table-cell>
        </table:table-row>
        <table:table-row table:style-name="ro1">
          <table:table-cell office:value-type="float" office:value="0.11400015" calcext:value-type="float">
            <text:p>0.11400015</text:p>
          </table:table-cell>
          <table:table-cell office:value-type="float" office:value="8.771918" calcext:value-type="float">
            <text:p>8.771918</text:p>
          </table:table-cell>
          <table:table-cell table:formula="of:=[.C443]+[.A444]" office:value-type="float" office:value="52.307545455" calcext:value-type="float">
            <text:p>52.307545455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444]+[.A445]" office:value-type="float" office:value="52.420950505" calcext:value-type="float">
            <text:p>52.420950505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445]+[.A446]" office:value-type="float" office:value="52.531547899" calcext:value-type="float">
            <text:p>52.531547899</text:p>
          </table:table-cell>
        </table:table-row>
        <table:table-row table:style-name="ro1">
          <table:table-cell office:value-type="float" office:value="0.1067216" calcext:value-type="float">
            <text:p>0.1067216</text:p>
          </table:table-cell>
          <table:table-cell office:value-type="float" office:value="9.370174" calcext:value-type="float">
            <text:p>9.370174</text:p>
          </table:table-cell>
          <table:table-cell table:formula="of:=[.C446]+[.A447]" office:value-type="float" office:value="52.638269499" calcext:value-type="float">
            <text:p>52.638269499</text:p>
          </table:table-cell>
        </table:table-row>
        <table:table-row table:style-name="ro1">
          <table:table-cell office:value-type="float" office:value="0.10595865" calcext:value-type="float">
            <text:p>0.10595865</text:p>
          </table:table-cell>
          <table:table-cell office:value-type="float" office:value="9.437644" calcext:value-type="float">
            <text:p>9.437644</text:p>
          </table:table-cell>
          <table:table-cell table:formula="of:=[.C447]+[.A448]" office:value-type="float" office:value="52.744228149" calcext:value-type="float">
            <text:p>52.744228149</text:p>
          </table:table-cell>
        </table:table-row>
        <table:table-row table:style-name="ro1">
          <table:table-cell office:value-type="float" office:value="0.10722515" calcext:value-type="float">
            <text:p>0.10722515</text:p>
          </table:table-cell>
          <table:table-cell office:value-type="float" office:value="9.32617" calcext:value-type="float">
            <text:p>9.32617</text:p>
          </table:table-cell>
          <table:table-cell table:formula="of:=[.C448]+[.A449]" office:value-type="float" office:value="52.851453299" calcext:value-type="float">
            <text:p>52.851453299</text:p>
          </table:table-cell>
        </table:table-row>
        <table:table-row table:style-name="ro1">
          <table:table-cell office:value-type="float" office:value="0.10852216" calcext:value-type="float">
            <text:p>0.10852216</text:p>
          </table:table-cell>
          <table:table-cell office:value-type="float" office:value="9.214708" calcext:value-type="float">
            <text:p>9.214708</text:p>
          </table:table-cell>
          <table:table-cell table:formula="of:=[.C449]+[.A450]" office:value-type="float" office:value="52.959975459" calcext:value-type="float">
            <text:p>52.959975459</text:p>
          </table:table-cell>
        </table:table-row>
        <table:table-row table:style-name="ro1">
          <table:table-cell office:value-type="float" office:value="0.1098497" calcext:value-type="float">
            <text:p>0.1098497</text:p>
          </table:table-cell>
          <table:table-cell office:value-type="float" office:value="9.103348" calcext:value-type="float">
            <text:p>9.103348</text:p>
          </table:table-cell>
          <table:table-cell table:formula="of:=[.C450]+[.A451]" office:value-type="float" office:value="53.069825159" calcext:value-type="float">
            <text:p>53.069825159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451]+[.A452]" office:value-type="float" office:value="53.181002395" calcext:value-type="float">
            <text:p>53.181002395</text:p>
          </table:table-cell>
        </table:table-row>
        <table:table-row table:style-name="ro1">
          <table:table-cell office:value-type="float" office:value="0.11245899" calcext:value-type="float">
            <text:p>0.11245899</text:p>
          </table:table-cell>
          <table:table-cell office:value-type="float" office:value="8.892131" calcext:value-type="float">
            <text:p>8.892131</text:p>
          </table:table-cell>
          <table:table-cell table:formula="of:=[.C452]+[.A453]" office:value-type="float" office:value="53.293461385" calcext:value-type="float">
            <text:p>53.293461385</text:p>
          </table:table-cell>
        </table:table-row>
        <table:table-row table:style-name="ro1">
          <table:table-cell office:value-type="float" office:value="0.113679715" calcext:value-type="float">
            <text:p>0.113679715</text:p>
          </table:table-cell>
          <table:table-cell office:value-type="float" office:value="8.796644" calcext:value-type="float">
            <text:p>8.796644</text:p>
          </table:table-cell>
          <table:table-cell table:formula="of:=[.C453]+[.A454]" office:value-type="float" office:value="53.4071411" calcext:value-type="float">
            <text:p>53.4071411</text:p>
          </table:table-cell>
        </table:table-row>
        <table:table-row table:style-name="ro1">
          <table:table-cell office:value-type="float" office:value="0.11447318" calcext:value-type="float">
            <text:p>0.11447318</text:p>
          </table:table-cell>
          <table:table-cell office:value-type="float" office:value="8.73567" calcext:value-type="float">
            <text:p>8.73567</text:p>
          </table:table-cell>
          <table:table-cell table:formula="of:=[.C454]+[.A455]" office:value-type="float" office:value="53.52161428" calcext:value-type="float">
            <text:p>53.52161428</text:p>
          </table:table-cell>
        </table:table-row>
        <table:table-row table:style-name="ro1">
          <table:table-cell office:value-type="float" office:value="0.11369497" calcext:value-type="float">
            <text:p>0.11369497</text:p>
          </table:table-cell>
          <table:table-cell office:value-type="float" office:value="8.795464" calcext:value-type="float">
            <text:p>8.795464</text:p>
          </table:table-cell>
          <table:table-cell table:formula="of:=[.C455]+[.A456]" office:value-type="float" office:value="53.63530925" calcext:value-type="float">
            <text:p>53.63530925</text:p>
          </table:table-cell>
        </table:table-row>
        <table:table-row table:style-name="ro1">
          <table:table-cell office:value-type="float" office:value="0.1107805" calcext:value-type="float">
            <text:p>0.1107805</text:p>
          </table:table-cell>
          <table:table-cell office:value-type="float" office:value="9.026859" calcext:value-type="float">
            <text:p>9.026859</text:p>
          </table:table-cell>
          <table:table-cell table:formula="of:=[.C456]+[.A457]" office:value-type="float" office:value="53.74608975" calcext:value-type="float">
            <text:p>53.74608975</text:p>
          </table:table-cell>
        </table:table-row>
        <table:table-row table:style-name="ro1">
          <table:table-cell office:value-type="float" office:value="0.10667582" calcext:value-type="float">
            <text:p>0.10667582</text:p>
          </table:table-cell>
          <table:table-cell office:value-type="float" office:value="9.374195" calcext:value-type="float">
            <text:p>9.374195</text:p>
          </table:table-cell>
          <table:table-cell table:formula="of:=[.C457]+[.A458]" office:value-type="float" office:value="53.85276557" calcext:value-type="float">
            <text:p>53.85276557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458]+[.A459]" office:value-type="float" office:value="53.95854111" calcext:value-type="float">
            <text:p>53.95854111</text:p>
          </table:table-cell>
        </table:table-row>
        <table:table-row table:style-name="ro1">
          <table:table-cell office:value-type="float" office:value="0.10704204" calcext:value-type="float">
            <text:p>0.10704204</text:p>
          </table:table-cell>
          <table:table-cell office:value-type="float" office:value="9.342124" calcext:value-type="float">
            <text:p>9.342124</text:p>
          </table:table-cell>
          <table:table-cell table:formula="of:=[.C459]+[.A460]" office:value-type="float" office:value="54.06558315" calcext:value-type="float">
            <text:p>54.06558315</text:p>
          </table:table-cell>
        </table:table-row>
        <table:table-row table:style-name="ro1">
          <table:table-cell office:value-type="float" office:value="0.10838483" calcext:value-type="float">
            <text:p>0.10838483</text:p>
          </table:table-cell>
          <table:table-cell office:value-type="float" office:value="9.226383" calcext:value-type="float">
            <text:p>9.226383</text:p>
          </table:table-cell>
          <table:table-cell table:formula="of:=[.C460]+[.A461]" office:value-type="float" office:value="54.17396798" calcext:value-type="float">
            <text:p>54.17396798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461]+[.A462]" office:value-type="float" office:value="54.28357353" calcext:value-type="float">
            <text:p>54.28357353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462]+[.A463]" office:value-type="float" office:value="54.39449136" calcext:value-type="float">
            <text:p>54.39449136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463]+[.A464]" office:value-type="float" office:value="54.50679776" calcext:value-type="float">
            <text:p>54.50679776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464]+[.A465]" office:value-type="float" office:value="54.62030962" calcext:value-type="float">
            <text:p>54.62030962</text:p>
          </table:table-cell>
        </table:table-row>
        <table:table-row table:style-name="ro1">
          <table:table-cell office:value-type="float" office:value="0.114259556" calcext:value-type="float">
            <text:p>0.114259556</text:p>
          </table:table-cell>
          <table:table-cell office:value-type="float" office:value="8.752003" calcext:value-type="float">
            <text:p>8.752003</text:p>
          </table:table-cell>
          <table:table-cell table:formula="of:=[.C465]+[.A466]" office:value-type="float" office:value="54.734569176" calcext:value-type="float">
            <text:p>54.734569176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466]+[.A467]" office:value-type="float" office:value="54.848172596" calcext:value-type="float">
            <text:p>54.848172596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467]+[.A468]" office:value-type="float" office:value="54.958846286" calcext:value-type="float">
            <text:p>54.958846286</text:p>
          </table:table-cell>
        </table:table-row>
        <table:table-row table:style-name="ro1">
          <table:table-cell office:value-type="float" office:value="0.10655375" calcext:value-type="float">
            <text:p>0.10655375</text:p>
          </table:table-cell>
          <table:table-cell office:value-type="float" office:value="9.384934" calcext:value-type="float">
            <text:p>9.384934</text:p>
          </table:table-cell>
          <table:table-cell table:formula="of:=[.C468]+[.A469]" office:value-type="float" office:value="55.065400036" calcext:value-type="float">
            <text:p>55.065400036</text:p>
          </table:table-cell>
        </table:table-row>
        <table:table-row table:style-name="ro1">
          <table:table-cell office:value-type="float" office:value="0.10580606" calcext:value-type="float">
            <text:p>0.10580606</text:p>
          </table:table-cell>
          <table:table-cell office:value-type="float" office:value="9.451254" calcext:value-type="float">
            <text:p>9.451254</text:p>
          </table:table-cell>
          <table:table-cell table:formula="of:=[.C469]+[.A470]" office:value-type="float" office:value="55.171206096" calcext:value-type="float">
            <text:p>55.171206096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470]+[.A471]" office:value-type="float" office:value="55.278202356" calcext:value-type="float">
            <text:p>55.278202356</text:p>
          </table:table-cell>
        </table:table-row>
        <table:table-row table:style-name="ro1">
          <table:table-cell office:value-type="float" office:value="0.1083238" calcext:value-type="float">
            <text:p>0.1083238</text:p>
          </table:table-cell>
          <table:table-cell office:value-type="float" office:value="9.231583" calcext:value-type="float">
            <text:p>9.231583</text:p>
          </table:table-cell>
          <table:table-cell table:formula="of:=[.C471]+[.A472]" office:value-type="float" office:value="55.386526156" calcext:value-type="float">
            <text:p>55.386526156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472]+[.A473]" office:value-type="float" office:value="55.496146976" calcext:value-type="float">
            <text:p>55.496146976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473]+[.A474]" office:value-type="float" office:value="55.607095326" calcext:value-type="float">
            <text:p>55.607095326</text:p>
          </table:table-cell>
        </table:table-row>
        <table:table-row table:style-name="ro1">
          <table:table-cell office:value-type="float" office:value="0.112260625" calcext:value-type="float">
            <text:p>0.112260625</text:p>
          </table:table-cell>
          <table:table-cell office:value-type="float" office:value="8.907844" calcext:value-type="float">
            <text:p>8.907844</text:p>
          </table:table-cell>
          <table:table-cell table:formula="of:=[.C474]+[.A475]" office:value-type="float" office:value="55.719355951" calcext:value-type="float">
            <text:p>55.719355951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475]+[.A476]" office:value-type="float" office:value="55.832867811" calcext:value-type="float">
            <text:p>55.832867811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476]+[.A477]" office:value-type="float" office:value="55.947142626" calcext:value-type="float">
            <text:p>55.947142626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477]+[.A478]" office:value-type="float" office:value="56.060746046" calcext:value-type="float">
            <text:p>56.060746046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478]+[.A479]" office:value-type="float" office:value="56.171480766" calcext:value-type="float">
            <text:p>56.171480766</text:p>
          </table:table-cell>
        </table:table-row>
        <table:table-row table:style-name="ro1">
          <table:table-cell office:value-type="float" office:value="0.10637064" calcext:value-type="float">
            <text:p>0.10637064</text:p>
          </table:table-cell>
          <table:table-cell office:value-type="float" office:value="9.40109" calcext:value-type="float">
            <text:p>9.40109</text:p>
          </table:table-cell>
          <table:table-cell table:formula="of:=[.C479]+[.A480]" office:value-type="float" office:value="56.277851406" calcext:value-type="float">
            <text:p>56.277851406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480]+[.A481]" office:value-type="float" office:value="56.382726666" calcext:value-type="float">
            <text:p>56.382726666</text:p>
          </table:table-cell>
        </table:table-row>
        <table:table-row table:style-name="ro1">
          <table:table-cell office:value-type="float" office:value="0.10609598" calcext:value-type="float">
            <text:p>0.10609598</text:p>
          </table:table-cell>
          <table:table-cell office:value-type="float" office:value="9.425427" calcext:value-type="float">
            <text:p>9.425427</text:p>
          </table:table-cell>
          <table:table-cell table:formula="of:=[.C481]+[.A482]" office:value-type="float" office:value="56.488822646" calcext:value-type="float">
            <text:p>56.488822646</text:p>
          </table:table-cell>
        </table:table-row>
        <table:table-row table:style-name="ro1">
          <table:table-cell office:value-type="float" office:value="0.10737774" calcext:value-type="float">
            <text:p>0.10737774</text:p>
          </table:table-cell>
          <table:table-cell office:value-type="float" office:value="9.312918" calcext:value-type="float">
            <text:p>9.312918</text:p>
          </table:table-cell>
          <table:table-cell table:formula="of:=[.C482]+[.A483]" office:value-type="float" office:value="56.596200386" calcext:value-type="float">
            <text:p>56.596200386</text:p>
          </table:table-cell>
        </table:table-row>
        <table:table-row table:style-name="ro1">
          <table:table-cell office:value-type="float" office:value="0.10864424" calcext:value-type="float">
            <text:p>0.10864424</text:p>
          </table:table-cell>
          <table:table-cell office:value-type="float" office:value="9.204354" calcext:value-type="float">
            <text:p>9.204354</text:p>
          </table:table-cell>
          <table:table-cell table:formula="of:=[.C483]+[.A484]" office:value-type="float" office:value="56.704844626" calcext:value-type="float">
            <text:p>56.704844626</text:p>
          </table:table-cell>
        </table:table-row>
        <table:table-row table:style-name="ro1">
          <table:table-cell office:value-type="float" office:value="0.10992599" calcext:value-type="float">
            <text:p>0.10992599</text:p>
          </table:table-cell>
          <table:table-cell office:value-type="float" office:value="9.09703" calcext:value-type="float">
            <text:p>9.09703</text:p>
          </table:table-cell>
          <table:table-cell table:formula="of:=[.C484]+[.A485]" office:value-type="float" office:value="56.814770616" calcext:value-type="float">
            <text:p>56.814770616</text:p>
          </table:table-cell>
        </table:table-row>
        <table:table-row table:style-name="ro1">
          <table:table-cell office:value-type="float" office:value="0.11120775" calcext:value-type="float">
            <text:p>0.11120775</text:p>
          </table:table-cell>
          <table:table-cell office:value-type="float" office:value="8.992179" calcext:value-type="float">
            <text:p>8.992179</text:p>
          </table:table-cell>
          <table:table-cell table:formula="of:=[.C485]+[.A486]" office:value-type="float" office:value="56.925978366" calcext:value-type="float">
            <text:p>56.925978366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486]+[.A487]" office:value-type="float" office:value="57.038422096" calcext:value-type="float">
            <text:p>57.038422096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487]+[.A488]" office:value-type="float" office:value="57.151674556" calcext:value-type="float">
            <text:p>57.151674556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488]+[.A489]" office:value-type="float" office:value="57.26454554" calcext:value-type="float">
            <text:p>57.26454554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489]+[.A490]" office:value-type="float" office:value="57.37483775" calcext:value-type="float">
            <text:p>57.37483775</text:p>
          </table:table-cell>
        </table:table-row>
        <table:table-row table:style-name="ro1">
          <table:table-cell office:value-type="float" office:value="0.10640116" calcext:value-type="float">
            <text:p>0.10640116</text:p>
          </table:table-cell>
          <table:table-cell office:value-type="float" office:value="9.398394" calcext:value-type="float">
            <text:p>9.398394</text:p>
          </table:table-cell>
          <table:table-cell table:formula="of:=[.C490]+[.A491]" office:value-type="float" office:value="57.48123891" calcext:value-type="float">
            <text:p>57.48123891</text:p>
          </table:table-cell>
        </table:table-row>
        <table:table-row table:style-name="ro1">
          <table:table-cell office:value-type="float" office:value="0.10557717" calcext:value-type="float">
            <text:p>0.10557717</text:p>
          </table:table-cell>
          <table:table-cell office:value-type="float" office:value="9.471745" calcext:value-type="float">
            <text:p>9.471745</text:p>
          </table:table-cell>
          <table:table-cell table:formula="of:=[.C491]+[.A492]" office:value-type="float" office:value="57.58681608" calcext:value-type="float">
            <text:p>57.58681608</text:p>
          </table:table-cell>
        </table:table-row>
        <table:table-row table:style-name="ro1">
          <table:table-cell office:value-type="float" office:value="0.10684367" calcext:value-type="float">
            <text:p>0.10684367</text:p>
          </table:table-cell>
          <table:table-cell office:value-type="float" office:value="9.359468" calcext:value-type="float">
            <text:p>9.359468</text:p>
          </table:table-cell>
          <table:table-cell table:formula="of:=[.C492]+[.A493]" office:value-type="float" office:value="57.69365975" calcext:value-type="float">
            <text:p>57.69365975</text:p>
          </table:table-cell>
        </table:table-row>
        <table:table-row table:style-name="ro1">
          <table:table-cell office:value-type="float" office:value="0.10818647" calcext:value-type="float">
            <text:p>0.10818647</text:p>
          </table:table-cell>
          <table:table-cell office:value-type="float" office:value="9.2433" calcext:value-type="float">
            <text:p>9.2433</text:p>
          </table:table-cell>
          <table:table-cell table:formula="of:=[.C493]+[.A494]" office:value-type="float" office:value="57.80184622" calcext:value-type="float">
            <text:p>57.80184622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494]+[.A495]" office:value-type="float" office:value="57.9113297" calcext:value-type="float">
            <text:p>57.9113297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495]+[.A496]" office:value-type="float" office:value="58.02209494" calcext:value-type="float">
            <text:p>58.02209494</text:p>
          </table:table-cell>
        </table:table-row>
        <table:table-row table:style-name="ro1">
          <table:table-cell office:value-type="float" office:value="0.112031735" calcext:value-type="float">
            <text:p>0.112031735</text:p>
          </table:table-cell>
          <table:table-cell office:value-type="float" office:value="8.926042" calcext:value-type="float">
            <text:p>8.926042</text:p>
          </table:table-cell>
          <table:table-cell table:formula="of:=[.C496]+[.A497]" office:value-type="float" office:value="58.134126675" calcext:value-type="float">
            <text:p>58.134126675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497]+[.A498]" office:value-type="float" office:value="58.247379135" calcext:value-type="float">
            <text:p>58.247379135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498]+[.A499]" office:value-type="float" office:value="58.36139455" calcext:value-type="float">
            <text:p>58.36139455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499]+[.A500]" office:value-type="float" office:value="58.47490641" calcext:value-type="float">
            <text:p>58.47490641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500]+[.A501]" office:value-type="float" office:value="58.58551906" calcext:value-type="float">
            <text:p>58.58551906</text:p>
          </table:table-cell>
        </table:table-row>
        <table:table-row table:style-name="ro1">
          <table:table-cell office:value-type="float" office:value="0.106477454" calcext:value-type="float">
            <text:p>0.106477454</text:p>
          </table:table-cell>
          <table:table-cell office:value-type="float" office:value="9.391659" calcext:value-type="float">
            <text:p>9.391659</text:p>
          </table:table-cell>
          <table:table-cell table:formula="of:=[.C501]+[.A502]" office:value-type="float" office:value="58.691996514" calcext:value-type="float">
            <text:p>58.691996514</text:p>
          </table:table-cell>
        </table:table-row>
        <table:table-row table:style-name="ro1">
          <table:table-cell office:value-type="float" office:value="0.10531777" calcext:value-type="float">
            <text:p>0.10531777</text:p>
          </table:table-cell>
          <table:table-cell office:value-type="float" office:value="9.495073" calcext:value-type="float">
            <text:p>9.495073</text:p>
          </table:table-cell>
          <table:table-cell table:formula="of:=[.C502]+[.A503]" office:value-type="float" office:value="58.797314284" calcext:value-type="float">
            <text:p>58.797314284</text:p>
          </table:table-cell>
        </table:table-row>
        <table:table-row table:style-name="ro1">
          <table:table-cell office:value-type="float" office:value="0.106477454" calcext:value-type="float">
            <text:p>0.106477454</text:p>
          </table:table-cell>
          <table:table-cell office:value-type="float" office:value="9.391659" calcext:value-type="float">
            <text:p>9.391659</text:p>
          </table:table-cell>
          <table:table-cell table:formula="of:=[.C503]+[.A504]" office:value-type="float" office:value="58.903791738" calcext:value-type="float">
            <text:p>58.903791738</text:p>
          </table:table-cell>
        </table:table-row>
        <table:table-row table:style-name="ro1">
          <table:table-cell office:value-type="float" office:value="0.107896544" calcext:value-type="float">
            <text:p>0.107896544</text:p>
          </table:table-cell>
          <table:table-cell office:value-type="float" office:value="9.268137" calcext:value-type="float">
            <text:p>9.268137</text:p>
          </table:table-cell>
          <table:table-cell table:formula="of:=[.C504]+[.A505]" office:value-type="float" office:value="59.011688282" calcext:value-type="float">
            <text:p>59.011688282</text:p>
          </table:table-cell>
        </table:table-row>
        <table:table-row table:style-name="ro1">
          <table:table-cell office:value-type="float" office:value="0.10911726" calcext:value-type="float">
            <text:p>0.10911726</text:p>
          </table:table-cell>
          <table:table-cell office:value-type="float" office:value="9.164453" calcext:value-type="float">
            <text:p>9.164453</text:p>
          </table:table-cell>
          <table:table-cell table:formula="of:=[.C505]+[.A506]" office:value-type="float" office:value="59.120805542" calcext:value-type="float">
            <text:p>59.120805542</text:p>
          </table:table-cell>
        </table:table-row>
        <table:table-row table:style-name="ro1">
          <table:table-cell office:value-type="float" office:value="0.11041428" calcext:value-type="float">
            <text:p>0.11041428</text:p>
          </table:table-cell>
          <table:table-cell office:value-type="float" office:value="9.056799" calcext:value-type="float">
            <text:p>9.056799</text:p>
          </table:table-cell>
          <table:table-cell table:formula="of:=[.C506]+[.A507]" office:value-type="float" office:value="59.231219822" calcext:value-type="float">
            <text:p>59.231219822</text:p>
          </table:table-cell>
        </table:table-row>
        <table:table-row table:style-name="ro1">
          <table:table-cell office:value-type="float" office:value="0.11169604" calcext:value-type="float">
            <text:p>0.11169604</text:p>
          </table:table-cell>
          <table:table-cell office:value-type="float" office:value="8.952868" calcext:value-type="float">
            <text:p>8.952868</text:p>
          </table:table-cell>
          <table:table-cell table:formula="of:=[.C507]+[.A508]" office:value-type="float" office:value="59.342915862" calcext:value-type="float">
            <text:p>59.342915862</text:p>
          </table:table-cell>
        </table:table-row>
        <table:table-row table:style-name="ro1">
          <table:table-cell office:value-type="float" office:value="0.11294728" calcext:value-type="float">
            <text:p>0.11294728</text:p>
          </table:table-cell>
          <table:table-cell office:value-type="float" office:value="8.853688" calcext:value-type="float">
            <text:p>8.853688</text:p>
          </table:table-cell>
          <table:table-cell table:formula="of:=[.C508]+[.A509]" office:value-type="float" office:value="59.455863142" calcext:value-type="float">
            <text:p>59.455863142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509]+[.A510]" office:value-type="float" office:value="59.569649668" calcext:value-type="float">
            <text:p>59.569649668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510]+[.A511]" office:value-type="float" office:value="59.682932648" calcext:value-type="float">
            <text:p>59.682932648</text:p>
          </table:table-cell>
        </table:table-row>
        <table:table-row table:style-name="ro1">
          <table:table-cell office:value-type="float" office:value="0.11046006" calcext:value-type="float">
            <text:p>0.11046006</text:p>
          </table:table-cell>
          <table:table-cell office:value-type="float" office:value="9.053045" calcext:value-type="float">
            <text:p>9.053045</text:p>
          </table:table-cell>
          <table:table-cell table:formula="of:=[.C511]+[.A512]" office:value-type="float" office:value="59.793392708" calcext:value-type="float">
            <text:p>59.793392708</text:p>
          </table:table-cell>
        </table:table-row>
        <table:table-row table:style-name="ro1">
          <table:table-cell office:value-type="float" office:value="0.105989166" calcext:value-type="float">
            <text:p>0.105989166</text:p>
          </table:table-cell>
          <table:table-cell office:value-type="float" office:value="9.434926" calcext:value-type="float">
            <text:p>9.434926</text:p>
          </table:table-cell>
          <table:table-cell table:formula="of:=[.C512]+[.A513]" office:value-type="float" office:value="59.899381874" calcext:value-type="float">
            <text:p>59.899381874</text:p>
          </table:table-cell>
        </table:table-row>
        <table:table-row table:style-name="ro1">
          <table:table-cell office:value-type="float" office:value="0.10406653" calcext:value-type="float">
            <text:p>0.10406653</text:p>
          </table:table-cell>
          <table:table-cell office:value-type="float" office:value="9.609238" calcext:value-type="float">
            <text:p>9.609238</text:p>
          </table:table-cell>
          <table:table-cell table:formula="of:=[.C513]+[.A514]" office:value-type="float" office:value="60.003448404" calcext:value-type="float">
            <text:p>60.003448404</text:p>
          </table:table-cell>
        </table:table-row>
        <table:table-row table:style-name="ro1">
          <table:table-cell office:value-type="float" office:value="0.10533303" calcext:value-type="float">
            <text:p>0.10533303</text:p>
          </table:table-cell>
          <table:table-cell office:value-type="float" office:value="9.493698" calcext:value-type="float">
            <text:p>9.493698</text:p>
          </table:table-cell>
          <table:table-cell table:formula="of:=[.C514]+[.A515]" office:value-type="float" office:value="60.108781434" calcext:value-type="float">
            <text:p>60.108781434</text:p>
          </table:table-cell>
        </table:table-row>
        <table:table-row table:style-name="ro1">
          <table:table-cell office:value-type="float" office:value="0.10653849" calcext:value-type="float">
            <text:p>0.10653849</text:p>
          </table:table-cell>
          <table:table-cell office:value-type="float" office:value="9.386279" calcext:value-type="float">
            <text:p>9.386279</text:p>
          </table:table-cell>
          <table:table-cell table:formula="of:=[.C515]+[.A516]" office:value-type="float" office:value="60.215319924" calcext:value-type="float">
            <text:p>60.215319924</text:p>
          </table:table-cell>
        </table:table-row>
        <table:table-row table:style-name="ro1">
          <table:table-cell office:value-type="float" office:value="0.10783551" calcext:value-type="float">
            <text:p>0.10783551</text:p>
          </table:table-cell>
          <table:table-cell office:value-type="float" office:value="9.273383" calcext:value-type="float">
            <text:p>9.273383</text:p>
          </table:table-cell>
          <table:table-cell table:formula="of:=[.C516]+[.A517]" office:value-type="float" office:value="60.323155434" calcext:value-type="float">
            <text:p>60.323155434</text:p>
          </table:table-cell>
        </table:table-row>
        <table:table-row table:style-name="ro1">
          <table:table-cell office:value-type="float" office:value="0.10905623" calcext:value-type="float">
            <text:p>0.10905623</text:p>
          </table:table-cell>
          <table:table-cell office:value-type="float" office:value="9.169582" calcext:value-type="float">
            <text:p>9.169582</text:p>
          </table:table-cell>
          <table:table-cell table:formula="of:=[.C517]+[.A518]" office:value-type="float" office:value="60.432211664" calcext:value-type="float">
            <text:p>60.432211664</text:p>
          </table:table-cell>
        </table:table-row>
        <table:table-row table:style-name="ro1">
          <table:table-cell office:value-type="float" office:value="0.11035325" calcext:value-type="float">
            <text:p>0.11035325</text:p>
          </table:table-cell>
          <table:table-cell office:value-type="float" office:value="9.061809" calcext:value-type="float">
            <text:p>9.061809</text:p>
          </table:table-cell>
          <table:table-cell table:formula="of:=[.C518]+[.A519]" office:value-type="float" office:value="60.542564914" calcext:value-type="float">
            <text:p>60.542564914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519]+[.A520]" office:value-type="float" office:value="60.654108364" calcext:value-type="float">
            <text:p>60.654108364</text:p>
          </table:table-cell>
        </table:table-row>
        <table:table-row table:style-name="ro1">
          <table:table-cell office:value-type="float" office:value="0.11241321" calcext:value-type="float">
            <text:p>0.11241321</text:p>
          </table:table-cell>
          <table:table-cell office:value-type="float" office:value="8.895752" calcext:value-type="float">
            <text:p>8.895752</text:p>
          </table:table-cell>
          <table:table-cell table:formula="of:=[.C520]+[.A521]" office:value-type="float" office:value="60.766521574" calcext:value-type="float">
            <text:p>60.766521574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521]+[.A522]" office:value-type="float" office:value="60.878751684" calcext:value-type="float">
            <text:p>60.878751684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522]+[.A523]" office:value-type="float" office:value="60.98876923" calcext:value-type="float">
            <text:p>60.98876923</text:p>
          </table:table-cell>
        </table:table-row>
        <table:table-row table:style-name="ro1">
          <table:table-cell office:value-type="float" office:value="0.10594339" calcext:value-type="float">
            <text:p>0.10594339</text:p>
          </table:table-cell>
          <table:table-cell office:value-type="float" office:value="9.439003" calcext:value-type="float">
            <text:p>9.439003</text:p>
          </table:table-cell>
          <table:table-cell table:formula="of:=[.C523]+[.A524]" office:value-type="float" office:value="61.09471262" calcext:value-type="float">
            <text:p>61.09471262</text:p>
          </table:table-cell>
        </table:table-row>
        <table:table-row table:style-name="ro1">
          <table:table-cell office:value-type="float" office:value="0.104097046" calcext:value-type="float">
            <text:p>0.104097046</text:p>
          </table:table-cell>
          <table:table-cell office:value-type="float" office:value="9.6064205" calcext:value-type="float">
            <text:p>9.6064205</text:p>
          </table:table-cell>
          <table:table-cell table:formula="of:=[.C524]+[.A525]" office:value-type="float" office:value="61.198809666" calcext:value-type="float">
            <text:p>61.198809666</text:p>
          </table:table-cell>
        </table:table-row>
        <table:table-row table:style-name="ro1">
          <table:table-cell office:value-type="float" office:value="0.10534829" calcext:value-type="float">
            <text:p>0.10534829</text:p>
          </table:table-cell>
          <table:table-cell office:value-type="float" office:value="9.492323" calcext:value-type="float">
            <text:p>9.492323</text:p>
          </table:table-cell>
          <table:table-cell table:formula="of:=[.C525]+[.A526]" office:value-type="float" office:value="61.304157956" calcext:value-type="float">
            <text:p>61.304157956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526]+[.A527]" office:value-type="float" office:value="61.410757481" calcext:value-type="float">
            <text:p>61.410757481</text:p>
          </table:table-cell>
        </table:table-row>
        <table:table-row table:style-name="ro1">
          <table:table-cell office:value-type="float" office:value="0.10785077" calcext:value-type="float">
            <text:p>0.10785077</text:p>
          </table:table-cell>
          <table:table-cell office:value-type="float" office:value="9.272071" calcext:value-type="float">
            <text:p>9.272071</text:p>
          </table:table-cell>
          <table:table-cell table:formula="of:=[.C527]+[.A528]" office:value-type="float" office:value="61.518608251" calcext:value-type="float">
            <text:p>61.518608251</text:p>
          </table:table-cell>
        </table:table-row>
        <table:table-row table:style-name="ro1">
          <table:table-cell office:value-type="float" office:value="0.109086744" calcext:value-type="float">
            <text:p>0.109086744</text:p>
          </table:table-cell>
          <table:table-cell office:value-type="float" office:value="9.167017" calcext:value-type="float">
            <text:p>9.167017</text:p>
          </table:table-cell>
          <table:table-cell table:formula="of:=[.C528]+[.A529]" office:value-type="float" office:value="61.627694995" calcext:value-type="float">
            <text:p>61.627694995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529]+[.A530]" office:value-type="float" office:value="61.738002465" calcext:value-type="float">
            <text:p>61.738002465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530]+[.A531]" office:value-type="float" office:value="61.849469615" calcext:value-type="float">
            <text:p>61.849469615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531]+[.A532]" office:value-type="float" office:value="61.96185231" calcext:value-type="float">
            <text:p>61.96185231</text:p>
          </table:table-cell>
        </table:table-row>
        <table:table-row table:style-name="ro1">
          <table:table-cell office:value-type="float" office:value="0.11221485" calcext:value-type="float">
            <text:p>0.11221485</text:p>
          </table:table-cell>
          <table:table-cell office:value-type="float" office:value="8.911477" calcext:value-type="float">
            <text:p>8.911477</text:p>
          </table:table-cell>
          <table:table-cell table:formula="of:=[.C532]+[.A533]" office:value-type="float" office:value="62.07406716" calcext:value-type="float">
            <text:p>62.07406716</text:p>
          </table:table-cell>
        </table:table-row>
        <table:table-row table:style-name="ro1">
          <table:table-cell office:value-type="float" office:value="0.10995651" calcext:value-type="float">
            <text:p>0.10995651</text:p>
          </table:table-cell>
          <table:table-cell office:value-type="float" office:value="9.094504" calcext:value-type="float">
            <text:p>9.094504</text:p>
          </table:table-cell>
          <table:table-cell table:formula="of:=[.C533]+[.A534]" office:value-type="float" office:value="62.18402367" calcext:value-type="float">
            <text:p>62.18402367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534]+[.A535]" office:value-type="float" office:value="62.289768695" calcext:value-type="float">
            <text:p>62.289768695</text:p>
          </table:table-cell>
        </table:table-row>
        <table:table-row table:style-name="ro1">
          <table:table-cell office:value-type="float" office:value="0.10331884" calcext:value-type="float">
            <text:p>0.10331884</text:p>
          </table:table-cell>
          <table:table-cell office:value-type="float" office:value="9.678777" calcext:value-type="float">
            <text:p>9.678777</text:p>
          </table:table-cell>
          <table:table-cell table:formula="of:=[.C535]+[.A536]" office:value-type="float" office:value="62.393087535" calcext:value-type="float">
            <text:p>62.393087535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536]+[.A537]" office:value-type="float" office:value="62.497596575" calcext:value-type="float">
            <text:p>62.497596575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537]+[.A538]" office:value-type="float" office:value="62.603372115" calcext:value-type="float">
            <text:p>62.603372115</text:p>
          </table:table-cell>
        </table:table-row>
        <table:table-row table:style-name="ro1">
          <table:table-cell office:value-type="float" office:value="0.10708781" calcext:value-type="float">
            <text:p>0.10708781</text:p>
          </table:table-cell>
          <table:table-cell office:value-type="float" office:value="9.338131" calcext:value-type="float">
            <text:p>9.338131</text:p>
          </table:table-cell>
          <table:table-cell table:formula="of:=[.C538]+[.A539]" office:value-type="float" office:value="62.710459925" calcext:value-type="float">
            <text:p>62.710459925</text:p>
          </table:table-cell>
        </table:table-row>
        <table:table-row table:style-name="ro1">
          <table:table-cell office:value-type="float" office:value="0.10829328" calcext:value-type="float">
            <text:p>0.10829328</text:p>
          </table:table-cell>
          <table:table-cell office:value-type="float" office:value="9.234183" calcext:value-type="float">
            <text:p>9.234183</text:p>
          </table:table-cell>
          <table:table-cell table:formula="of:=[.C539]+[.A540]" office:value-type="float" office:value="62.818753205" calcext:value-type="float">
            <text:p>62.818753205</text:p>
          </table:table-cell>
        </table:table-row>
        <table:table-row table:style-name="ro1">
          <table:table-cell office:value-type="float" office:value="0.109559774" calcext:value-type="float">
            <text:p>0.109559774</text:p>
          </table:table-cell>
          <table:table-cell office:value-type="float" office:value="9.127438" calcext:value-type="float">
            <text:p>9.127438</text:p>
          </table:table-cell>
          <table:table-cell table:formula="of:=[.C540]+[.A541]" office:value-type="float" office:value="62.928312979" calcext:value-type="float">
            <text:p>62.928312979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541]+[.A542]" office:value-type="float" office:value="63.039123999" calcext:value-type="float">
            <text:p>63.039123999</text:p>
          </table:table-cell>
        </table:table-row>
        <table:table-row table:style-name="ro1">
          <table:table-cell office:value-type="float" office:value="0.11206226" calcext:value-type="float">
            <text:p>0.11206226</text:p>
          </table:table-cell>
          <table:table-cell office:value-type="float" office:value="8.923612" calcext:value-type="float">
            <text:p>8.923612</text:p>
          </table:table-cell>
          <table:table-cell table:formula="of:=[.C542]+[.A543]" office:value-type="float" office:value="63.151186259" calcext:value-type="float">
            <text:p>63.151186259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543]+[.A544]" office:value-type="float" office:value="63.264087759" calcext:value-type="float">
            <text:p>63.264087759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544]+[.A545]" office:value-type="float" office:value="63.376638309" calcext:value-type="float">
            <text:p>63.376638309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545]+[.A546]" office:value-type="float" office:value="63.486716889" calcext:value-type="float">
            <text:p>63.486716889</text:p>
          </table:table-cell>
        </table:table-row>
        <table:table-row table:style-name="ro1">
          <table:table-cell office:value-type="float" office:value="0.10562295" calcext:value-type="float">
            <text:p>0.10562295</text:p>
          </table:table-cell>
          <table:table-cell office:value-type="float" office:value="9.46764" calcext:value-type="float">
            <text:p>9.46764</text:p>
          </table:table-cell>
          <table:table-cell table:formula="of:=[.C546]+[.A547]" office:value-type="float" office:value="63.592339839" calcext:value-type="float">
            <text:p>63.592339839</text:p>
          </table:table-cell>
        </table:table-row>
        <table:table-row table:style-name="ro1">
          <table:table-cell office:value-type="float" office:value="0.103273064" calcext:value-type="float">
            <text:p>0.103273064</text:p>
          </table:table-cell>
          <table:table-cell office:value-type="float" office:value="9.683067" calcext:value-type="float">
            <text:p>9.683067</text:p>
          </table:table-cell>
          <table:table-cell table:formula="of:=[.C547]+[.A548]" office:value-type="float" office:value="63.695612903" calcext:value-type="float">
            <text:p>63.695612903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548]+[.A549]" office:value-type="float" office:value="63.800121943" calcext:value-type="float">
            <text:p>63.800121943</text:p>
          </table:table-cell>
        </table:table-row>
        <table:table-row table:style-name="ro1">
          <table:table-cell office:value-type="float" office:value="0.10571451" calcext:value-type="float">
            <text:p>0.10571451</text:p>
          </table:table-cell>
          <table:table-cell office:value-type="float" office:value="9.459439" calcext:value-type="float">
            <text:p>9.459439</text:p>
          </table:table-cell>
          <table:table-cell table:formula="of:=[.C549]+[.A550]" office:value-type="float" office:value="63.905836453" calcext:value-type="float">
            <text:p>63.905836453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550]+[.A551]" office:value-type="float" office:value="64.012832713" calcext:value-type="float">
            <text:p>64.012832713</text:p>
          </table:table-cell>
        </table:table-row>
        <table:table-row table:style-name="ro1">
          <table:table-cell office:value-type="float" office:value="0.1082475" calcext:value-type="float">
            <text:p>0.1082475</text:p>
          </table:table-cell>
          <table:table-cell office:value-type="float" office:value="9.238089" calcext:value-type="float">
            <text:p>9.238089</text:p>
          </table:table-cell>
          <table:table-cell table:formula="of:=[.C551]+[.A552]" office:value-type="float" office:value="64.121080213" calcext:value-type="float">
            <text:p>64.121080213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552]+[.A553]" office:value-type="float" office:value="64.230609473" calcext:value-type="float">
            <text:p>64.230609473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553]+[.A554]" office:value-type="float" office:value="64.341405233" calcext:value-type="float">
            <text:p>64.341405233</text:p>
          </table:table-cell>
        </table:table-row>
        <table:table-row table:style-name="ro1">
          <table:table-cell office:value-type="float" office:value="0.11195544" calcext:value-type="float">
            <text:p>0.11195544</text:p>
          </table:table-cell>
          <table:table-cell office:value-type="float" office:value="8.932125" calcext:value-type="float">
            <text:p>8.932125</text:p>
          </table:table-cell>
          <table:table-cell table:formula="of:=[.C554]+[.A555]" office:value-type="float" office:value="64.453360673" calcext:value-type="float">
            <text:p>64.453360673</text:p>
          </table:table-cell>
        </table:table-row>
        <table:table-row table:style-name="ro1">
          <table:table-cell office:value-type="float" office:value="0.11277943" calcext:value-type="float">
            <text:p>0.11277943</text:p>
          </table:table-cell>
          <table:table-cell office:value-type="float" office:value="8.866865" calcext:value-type="float">
            <text:p>8.866865</text:p>
          </table:table-cell>
          <table:table-cell table:formula="of:=[.C555]+[.A556]" office:value-type="float" office:value="64.566140103" calcext:value-type="float">
            <text:p>64.566140103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556]+[.A557]" office:value-type="float" office:value="64.678614353" calcext:value-type="float">
            <text:p>64.678614353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557]+[.A558]" office:value-type="float" office:value="64.788647157" calcext:value-type="float">
            <text:p>64.788647157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558]+[.A559]" office:value-type="float" office:value="64.894422697" calcext:value-type="float">
            <text:p>64.894422697</text:p>
          </table:table-cell>
        </table:table-row>
        <table:table-row table:style-name="ro1">
          <table:table-cell office:value-type="float" office:value="0.10331884" calcext:value-type="float">
            <text:p>0.10331884</text:p>
          </table:table-cell>
          <table:table-cell office:value-type="float" office:value="9.678777" calcext:value-type="float">
            <text:p>9.678777</text:p>
          </table:table-cell>
          <table:table-cell table:formula="of:=[.C559]+[.A560]" office:value-type="float" office:value="64.997741537" calcext:value-type="float">
            <text:p>64.997741537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560]+[.A561]" office:value-type="float" office:value="65.102265837" calcext:value-type="float">
            <text:p>65.102265837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561]+[.A562]" office:value-type="float" office:value="65.208041377" calcext:value-type="float">
            <text:p>65.208041377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562]+[.A563]" office:value-type="float" office:value="65.315037637" calcext:value-type="float">
            <text:p>65.315037637</text:p>
          </table:table-cell>
        </table:table-row>
        <table:table-row table:style-name="ro1">
          <table:table-cell office:value-type="float" office:value="0.1082475" calcext:value-type="float">
            <text:p>0.1082475</text:p>
          </table:table-cell>
          <table:table-cell office:value-type="float" office:value="9.238089" calcext:value-type="float">
            <text:p>9.238089</text:p>
          </table:table-cell>
          <table:table-cell table:formula="of:=[.C563]+[.A564]" office:value-type="float" office:value="65.423285137" calcext:value-type="float">
            <text:p>65.423285137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564]+[.A565]" office:value-type="float" office:value="65.532799137" calcext:value-type="float">
            <text:p>65.532799137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565]+[.A566]" office:value-type="float" office:value="65.643564377" calcext:value-type="float">
            <text:p>65.643564377</text:p>
          </table:table-cell>
        </table:table-row>
        <table:table-row table:style-name="ro1">
          <table:table-cell office:value-type="float" office:value="0.112031735" calcext:value-type="float">
            <text:p>0.112031735</text:p>
          </table:table-cell>
          <table:table-cell office:value-type="float" office:value="8.926042" calcext:value-type="float">
            <text:p>8.926042</text:p>
          </table:table-cell>
          <table:table-cell table:formula="of:=[.C566]+[.A567]" office:value-type="float" office:value="65.755596112" calcext:value-type="float">
            <text:p>65.755596112</text:p>
          </table:table-cell>
        </table:table-row>
        <table:table-row table:style-name="ro1">
          <table:table-cell office:value-type="float" office:value="0.11282521" calcext:value-type="float">
            <text:p>0.11282521</text:p>
          </table:table-cell>
          <table:table-cell office:value-type="float" office:value="8.863268" calcext:value-type="float">
            <text:p>8.863268</text:p>
          </table:table-cell>
          <table:table-cell table:formula="of:=[.C567]+[.A568]" office:value-type="float" office:value="65.868421322" calcext:value-type="float">
            <text:p>65.868421322</text:p>
          </table:table-cell>
        </table:table-row>
        <table:table-row table:style-name="ro1">
          <table:table-cell office:value-type="float" office:value="0.112504765" calcext:value-type="float">
            <text:p>0.112504765</text:p>
          </table:table-cell>
          <table:table-cell office:value-type="float" office:value="8.888513" calcext:value-type="float">
            <text:p>8.888513</text:p>
          </table:table-cell>
          <table:table-cell table:formula="of:=[.C568]+[.A569]" office:value-type="float" office:value="65.980926087" calcext:value-type="float">
            <text:p>65.980926087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569]+[.A570]" office:value-type="float" office:value="66.091004667" calcext:value-type="float">
            <text:p>66.091004667</text:p>
          </table:table-cell>
        </table:table-row>
        <table:table-row table:style-name="ro1">
          <table:table-cell office:value-type="float" office:value="0.10637064" calcext:value-type="float">
            <text:p>0.10637064</text:p>
          </table:table-cell>
          <table:table-cell office:value-type="float" office:value="9.40109" calcext:value-type="float">
            <text:p>9.40109</text:p>
          </table:table-cell>
          <table:table-cell table:formula="of:=[.C570]+[.A571]" office:value-type="float" office:value="66.197375307" calcext:value-type="float">
            <text:p>66.197375307</text:p>
          </table:table-cell>
        </table:table-row>
        <table:table-row table:style-name="ro1">
          <table:table-cell office:value-type="float" office:value="0.105653465" calcext:value-type="float">
            <text:p>0.105653465</text:p>
          </table:table-cell>
          <table:table-cell office:value-type="float" office:value="9.464905" calcext:value-type="float">
            <text:p>9.464905</text:p>
          </table:table-cell>
          <table:table-cell table:formula="of:=[.C571]+[.A572]" office:value-type="float" office:value="66.303028772" calcext:value-type="float">
            <text:p>66.303028772</text:p>
          </table:table-cell>
        </table:table-row>
        <table:table-row table:style-name="ro1">
          <table:table-cell office:value-type="float" office:value="0.106981" calcext:value-type="float">
            <text:p>0.106981</text:p>
          </table:table-cell>
          <table:table-cell office:value-type="float" office:value="9.347454" calcext:value-type="float">
            <text:p>9.347454</text:p>
          </table:table-cell>
          <table:table-cell table:formula="of:=[.C572]+[.A573]" office:value-type="float" office:value="66.410009772" calcext:value-type="float">
            <text:p>66.410009772</text:p>
          </table:table-cell>
        </table:table-row>
        <table:table-row table:style-name="ro1">
          <table:table-cell office:value-type="float" office:value="0.108232245" calcext:value-type="float">
            <text:p>0.108232245</text:p>
          </table:table-cell>
          <table:table-cell office:value-type="float" office:value="9.239391" calcext:value-type="float">
            <text:p>9.239391</text:p>
          </table:table-cell>
          <table:table-cell table:formula="of:=[.C573]+[.A574]" office:value-type="float" office:value="66.518242017" calcext:value-type="float">
            <text:p>66.518242017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574]+[.A575]" office:value-type="float" office:value="66.627756017" calcext:value-type="float">
            <text:p>66.627756017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575]+[.A576]" office:value-type="float" office:value="66.738612811" calcext:value-type="float">
            <text:p>66.738612811</text:p>
          </table:table-cell>
        </table:table-row>
        <table:table-row table:style-name="ro1">
          <table:table-cell office:value-type="float" office:value="0.11218433" calcext:value-type="float">
            <text:p>0.11218433</text:p>
          </table:table-cell>
          <table:table-cell office:value-type="float" office:value="8.913901" calcext:value-type="float">
            <text:p>8.913901</text:p>
          </table:table-cell>
          <table:table-cell table:formula="of:=[.C576]+[.A577]" office:value-type="float" office:value="66.850797141" calcext:value-type="float">
            <text:p>66.850797141</text:p>
          </table:table-cell>
        </table:table-row>
        <table:table-row table:style-name="ro1">
          <table:table-cell office:value-type="float" office:value="0.11343557" calcext:value-type="float">
            <text:p>0.11343557</text:p>
          </table:table-cell>
          <table:table-cell office:value-type="float" office:value="8.8155775" calcext:value-type="float">
            <text:p>8.8155775</text:p>
          </table:table-cell>
          <table:table-cell table:formula="of:=[.C577]+[.A578]" office:value-type="float" office:value="66.964232711" calcext:value-type="float">
            <text:p>66.964232711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578]+[.A579]" office:value-type="float" office:value="67.078415971" calcext:value-type="float">
            <text:p>67.078415971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579]+[.A580]" office:value-type="float" office:value="67.192019391" calcext:value-type="float">
            <text:p>67.192019391</text:p>
          </table:table-cell>
        </table:table-row>
        <table:table-row table:style-name="ro1">
          <table:table-cell office:value-type="float" office:value="0.1107805" calcext:value-type="float">
            <text:p>0.1107805</text:p>
          </table:table-cell>
          <table:table-cell office:value-type="float" office:value="9.026859" calcext:value-type="float">
            <text:p>9.026859</text:p>
          </table:table-cell>
          <table:table-cell table:formula="of:=[.C580]+[.A581]" office:value-type="float" office:value="67.302799891" calcext:value-type="float">
            <text:p>67.302799891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581]+[.A582]" office:value-type="float" office:value="67.409323121" calcext:value-type="float">
            <text:p>67.409323121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582]+[.A583]" office:value-type="float" office:value="67.514412001" calcext:value-type="float">
            <text:p>67.514412001</text:p>
          </table:table-cell>
        </table:table-row>
        <table:table-row table:style-name="ro1">
          <table:table-cell office:value-type="float" office:value="0.10626383" calcext:value-type="float">
            <text:p>0.10626383</text:p>
          </table:table-cell>
          <table:table-cell office:value-type="float" office:value="9.41054" calcext:value-type="float">
            <text:p>9.41054</text:p>
          </table:table-cell>
          <table:table-cell table:formula="of:=[.C583]+[.A584]" office:value-type="float" office:value="67.620675831" calcext:value-type="float">
            <text:p>67.620675831</text:p>
          </table:table-cell>
        </table:table-row>
        <table:table-row table:style-name="ro1">
          <table:table-cell office:value-type="float" office:value="0.1075761" calcext:value-type="float">
            <text:p>0.1075761</text:p>
          </table:table-cell>
          <table:table-cell office:value-type="float" office:value="9.295745" calcext:value-type="float">
            <text:p>9.295745</text:p>
          </table:table-cell>
          <table:table-cell table:formula="of:=[.C584]+[.A585]" office:value-type="float" office:value="67.728251931" calcext:value-type="float">
            <text:p>67.728251931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585]+[.A586]" office:value-type="float" office:value="67.837155571" calcext:value-type="float">
            <text:p>67.837155571</text:p>
          </table:table-cell>
        </table:table-row>
        <table:table-row table:style-name="ro1">
          <table:table-cell office:value-type="float" office:value="0.1101854" calcext:value-type="float">
            <text:p>0.1101854</text:p>
          </table:table-cell>
          <table:table-cell office:value-type="float" office:value="9.075612" calcext:value-type="float">
            <text:p>9.075612</text:p>
          </table:table-cell>
          <table:table-cell table:formula="of:=[.C586]+[.A587]" office:value-type="float" office:value="67.947340971" calcext:value-type="float">
            <text:p>67.947340971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587]+[.A588]" office:value-type="float" office:value="68.058808121" calcext:value-type="float">
            <text:p>68.058808121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588]+[.A589]" office:value-type="float" office:value="68.171480741" calcext:value-type="float">
            <text:p>68.171480741</text:p>
          </table:table-cell>
        </table:table-row>
        <table:table-row table:style-name="ro1">
          <table:table-cell office:value-type="float" office:value="0.11348134" calcext:value-type="float">
            <text:p>0.11348134</text:p>
          </table:table-cell>
          <table:table-cell office:value-type="float" office:value="8.812021" calcext:value-type="float">
            <text:p>8.812021</text:p>
          </table:table-cell>
          <table:table-cell table:formula="of:=[.C589]+[.A590]" office:value-type="float" office:value="68.284962081" calcext:value-type="float">
            <text:p>68.284962081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590]+[.A591]" office:value-type="float" office:value="68.398046695" calcext:value-type="float">
            <text:p>68.398046695</text:p>
          </table:table-cell>
        </table:table-row>
        <table:table-row table:style-name="ro1">
          <table:table-cell office:value-type="float" office:value="0.11041428" calcext:value-type="float">
            <text:p>0.11041428</text:p>
          </table:table-cell>
          <table:table-cell office:value-type="float" office:value="9.056799" calcext:value-type="float">
            <text:p>9.056799</text:p>
          </table:table-cell>
          <table:table-cell table:formula="of:=[.C591]+[.A592]" office:value-type="float" office:value="68.508460975" calcext:value-type="float">
            <text:p>68.508460975</text:p>
          </table:table-cell>
        </table:table-row>
        <table:table-row table:style-name="ro1">
          <table:table-cell office:value-type="float" office:value="0.10591287" calcext:value-type="float">
            <text:p>0.10591287</text:p>
          </table:table-cell>
          <table:table-cell office:value-type="float" office:value="9.441723" calcext:value-type="float">
            <text:p>9.441723</text:p>
          </table:table-cell>
          <table:table-cell table:formula="of:=[.C592]+[.A593]" office:value-type="float" office:value="68.614373845" calcext:value-type="float">
            <text:p>68.614373845</text:p>
          </table:table-cell>
        </table:table-row>
        <table:table-row table:style-name="ro1">
          <table:table-cell office:value-type="float" office:value="0.103501946" calcext:value-type="float">
            <text:p>0.103501946</text:p>
          </table:table-cell>
          <table:table-cell office:value-type="float" office:value="9.661654" calcext:value-type="float">
            <text:p>9.661654</text:p>
          </table:table-cell>
          <table:table-cell table:formula="of:=[.C593]+[.A594]" office:value-type="float" office:value="68.717875791" calcext:value-type="float">
            <text:p>68.717875791</text:p>
          </table:table-cell>
        </table:table-row>
        <table:table-row table:style-name="ro1">
          <table:table-cell office:value-type="float" office:value="0.10467689" calcext:value-type="float">
            <text:p>0.10467689</text:p>
          </table:table-cell>
          <table:table-cell office:value-type="float" office:value="9.553207" calcext:value-type="float">
            <text:p>9.553207</text:p>
          </table:table-cell>
          <table:table-cell table:formula="of:=[.C594]+[.A595]" office:value-type="float" office:value="68.822552681" calcext:value-type="float">
            <text:p>68.822552681</text:p>
          </table:table-cell>
        </table:table-row>
        <table:table-row table:style-name="ro1">
          <table:table-cell office:value-type="float" office:value="0.106004424" calcext:value-type="float">
            <text:p>0.106004424</text:p>
          </table:table-cell>
          <table:table-cell office:value-type="float" office:value="9.433568" calcext:value-type="float">
            <text:p>9.433568</text:p>
          </table:table-cell>
          <table:table-cell table:formula="of:=[.C595]+[.A596]" office:value-type="float" office:value="68.928557105" calcext:value-type="float">
            <text:p>68.928557105</text:p>
          </table:table-cell>
        </table:table-row>
        <table:table-row table:style-name="ro1">
          <table:table-cell office:value-type="float" office:value="0.10724041" calcext:value-type="float">
            <text:p>0.10724041</text:p>
          </table:table-cell>
          <table:table-cell office:value-type="float" office:value="9.324843" calcext:value-type="float">
            <text:p>9.324843</text:p>
          </table:table-cell>
          <table:table-cell table:formula="of:=[.C596]+[.A597]" office:value-type="float" office:value="69.035797515" calcext:value-type="float">
            <text:p>69.035797515</text:p>
          </table:table-cell>
        </table:table-row>
        <table:table-row table:style-name="ro1">
          <table:table-cell office:value-type="float" office:value="0.1085069" calcext:value-type="float">
            <text:p>0.1085069</text:p>
          </table:table-cell>
          <table:table-cell office:value-type="float" office:value="9.216004" calcext:value-type="float">
            <text:p>9.216004</text:p>
          </table:table-cell>
          <table:table-cell table:formula="of:=[.C597]+[.A598]" office:value-type="float" office:value="69.144304415" calcext:value-type="float">
            <text:p>69.144304415</text:p>
          </table:table-cell>
        </table:table-row>
        <table:table-row table:style-name="ro1">
          <table:table-cell office:value-type="float" office:value="0.109758146" calcext:value-type="float">
            <text:p>0.109758146</text:p>
          </table:table-cell>
          <table:table-cell office:value-type="float" office:value="9.110941" calcext:value-type="float">
            <text:p>9.110941</text:p>
          </table:table-cell>
          <table:table-cell table:formula="of:=[.C598]+[.A599]" office:value-type="float" office:value="69.254062561" calcext:value-type="float">
            <text:p>69.254062561</text:p>
          </table:table-cell>
        </table:table-row>
        <table:table-row table:style-name="ro1">
          <table:table-cell office:value-type="float" office:value="0.11102464" calcext:value-type="float">
            <text:p>0.11102464</text:p>
          </table:table-cell>
          <table:table-cell office:value-type="float" office:value="9.0070095" calcext:value-type="float">
            <text:p>9.0070095</text:p>
          </table:table-cell>
          <table:table-cell table:formula="of:=[.C599]+[.A600]" office:value-type="float" office:value="69.365087201" calcext:value-type="float">
            <text:p>69.365087201</text:p>
          </table:table-cell>
        </table:table-row>
        <table:table-row table:style-name="ro1">
          <table:table-cell office:value-type="float" office:value="0.112245366" calcext:value-type="float">
            <text:p>0.112245366</text:p>
          </table:table-cell>
          <table:table-cell office:value-type="float" office:value="8.909054" calcext:value-type="float">
            <text:p>8.909054</text:p>
          </table:table-cell>
          <table:table-cell table:formula="of:=[.C600]+[.A601]" office:value-type="float" office:value="69.477332567" calcext:value-type="float">
            <text:p>69.477332567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601]+[.A602]" office:value-type="float" office:value="69.590417181" calcext:value-type="float">
            <text:p>69.590417181</text:p>
          </table:table-cell>
        </table:table-row>
        <table:table-row table:style-name="ro1">
          <table:table-cell office:value-type="float" office:value="0.11274891" calcext:value-type="float">
            <text:p>0.11274891</text:p>
          </table:table-cell>
          <table:table-cell office:value-type="float" office:value="8.869266" calcext:value-type="float">
            <text:p>8.869266</text:p>
          </table:table-cell>
          <table:table-cell table:formula="of:=[.C602]+[.A603]" office:value-type="float" office:value="69.703166091" calcext:value-type="float">
            <text:p>69.703166091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603]+[.A604]" office:value-type="float" office:value="69.813443041" calcext:value-type="float">
            <text:p>69.813443041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604]+[.A605]" office:value-type="float" office:value="69.919966271" calcext:value-type="float">
            <text:p>69.919966271</text:p>
          </table:table-cell>
        </table:table-row>
        <table:table-row table:style-name="ro1">
          <table:table-cell office:value-type="float" office:value="0.10582132" calcext:value-type="float">
            <text:p>0.10582132</text:p>
          </table:table-cell>
          <table:table-cell office:value-type="float" office:value="9.449891" calcext:value-type="float">
            <text:p>9.449891</text:p>
          </table:table-cell>
          <table:table-cell table:formula="of:=[.C605]+[.A606]" office:value-type="float" office:value="70.025787591" calcext:value-type="float">
            <text:p>70.025787591</text:p>
          </table:table-cell>
        </table:table-row>
        <table:table-row table:style-name="ro1">
          <table:table-cell office:value-type="float" office:value="0.10710307" calcext:value-type="float">
            <text:p>0.10710307</text:p>
          </table:table-cell>
          <table:table-cell office:value-type="float" office:value="9.336801" calcext:value-type="float">
            <text:p>9.336801</text:p>
          </table:table-cell>
          <table:table-cell table:formula="of:=[.C606]+[.A607]" office:value-type="float" office:value="70.132890661" calcext:value-type="float">
            <text:p>70.132890661</text:p>
          </table:table-cell>
        </table:table-row>
        <table:table-row table:style-name="ro1">
          <table:table-cell office:value-type="float" office:value="0.10838483" calcext:value-type="float">
            <text:p>0.10838483</text:p>
          </table:table-cell>
          <table:table-cell office:value-type="float" office:value="9.226383" calcext:value-type="float">
            <text:p>9.226383</text:p>
          </table:table-cell>
          <table:table-cell table:formula="of:=[.C607]+[.A608]" office:value-type="float" office:value="70.241275491" calcext:value-type="float">
            <text:p>70.241275491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608]+[.A609]" office:value-type="float" office:value="70.350972601" calcext:value-type="float">
            <text:p>70.350972601</text:p>
          </table:table-cell>
        </table:table-row>
        <table:table-row table:style-name="ro1">
          <table:table-cell office:value-type="float" office:value="0.1110399" calcext:value-type="float">
            <text:p>0.1110399</text:p>
          </table:table-cell>
          <table:table-cell office:value-type="float" office:value="9.005772" calcext:value-type="float">
            <text:p>9.005772</text:p>
          </table:table-cell>
          <table:table-cell table:formula="of:=[.C609]+[.A610]" office:value-type="float" office:value="70.462012501" calcext:value-type="float">
            <text:p>70.462012501</text:p>
          </table:table-cell>
        </table:table-row>
        <table:table-row table:style-name="ro1">
          <table:table-cell office:value-type="float" office:value="0.11232166" calcext:value-type="float">
            <text:p>0.11232166</text:p>
          </table:table-cell>
          <table:table-cell office:value-type="float" office:value="8.903003" calcext:value-type="float">
            <text:p>8.903003</text:p>
          </table:table-cell>
          <table:table-cell table:formula="of:=[.C610]+[.A611]" office:value-type="float" office:value="70.574334161" calcext:value-type="float">
            <text:p>70.574334161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611]+[.A612]" office:value-type="float" office:value="70.687861291" calcext:value-type="float">
            <text:p>70.687861291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612]+[.A613]" office:value-type="float" office:value="70.802242917" calcext:value-type="float">
            <text:p>70.802242917</text:p>
          </table:table-cell>
        </table:table-row>
        <table:table-row table:style-name="ro1">
          <table:table-cell office:value-type="float" office:value="0.11363394" calcext:value-type="float">
            <text:p>0.11363394</text:p>
          </table:table-cell>
          <table:table-cell office:value-type="float" office:value="8.800188" calcext:value-type="float">
            <text:p>8.800188</text:p>
          </table:table-cell>
          <table:table-cell table:formula="of:=[.C613]+[.A614]" office:value-type="float" office:value="70.915876857" calcext:value-type="float">
            <text:p>70.915876857</text:p>
          </table:table-cell>
        </table:table-row>
        <table:table-row table:style-name="ro1">
          <table:table-cell office:value-type="float" office:value="0.110704206" calcext:value-type="float">
            <text:p>0.110704206</text:p>
          </table:table-cell>
          <table:table-cell office:value-type="float" office:value="9.033081" calcext:value-type="float">
            <text:p>9.033081</text:p>
          </table:table-cell>
          <table:table-cell table:formula="of:=[.C614]+[.A615]" office:value-type="float" office:value="71.026581063" calcext:value-type="float">
            <text:p>71.026581063</text:p>
          </table:table-cell>
        </table:table-row>
        <table:table-row table:style-name="ro1">
          <table:table-cell office:value-type="float" office:value="0.10656901" calcext:value-type="float">
            <text:p>0.10656901</text:p>
          </table:table-cell>
          <table:table-cell office:value-type="float" office:value="9.383591" calcext:value-type="float">
            <text:p>9.383591</text:p>
          </table:table-cell>
          <table:table-cell table:formula="of:=[.C615]+[.A616]" office:value-type="float" office:value="71.133150073" calcext:value-type="float">
            <text:p>71.133150073</text:p>
          </table:table-cell>
        </table:table-row>
        <table:table-row table:style-name="ro1">
          <table:table-cell office:value-type="float" office:value="0.10571451" calcext:value-type="float">
            <text:p>0.10571451</text:p>
          </table:table-cell>
          <table:table-cell office:value-type="float" office:value="9.459439" calcext:value-type="float">
            <text:p>9.459439</text:p>
          </table:table-cell>
          <table:table-cell table:formula="of:=[.C616]+[.A617]" office:value-type="float" office:value="71.238864583" calcext:value-type="float">
            <text:p>71.238864583</text:p>
          </table:table-cell>
        </table:table-row>
        <table:table-row table:style-name="ro1">
          <table:table-cell office:value-type="float" office:value="0.107057296" calcext:value-type="float">
            <text:p>0.107057296</text:p>
          </table:table-cell>
          <table:table-cell office:value-type="float" office:value="9.340793" calcext:value-type="float">
            <text:p>9.340793</text:p>
          </table:table-cell>
          <table:table-cell table:formula="of:=[.C617]+[.A618]" office:value-type="float" office:value="71.345921879" calcext:value-type="float">
            <text:p>71.345921879</text:p>
          </table:table-cell>
        </table:table-row>
        <table:table-row table:style-name="ro1">
          <table:table-cell office:value-type="float" office:value="0.108354315" calcext:value-type="float">
            <text:p>0.108354315</text:p>
          </table:table-cell>
          <table:table-cell office:value-type="float" office:value="9.228982" calcext:value-type="float">
            <text:p>9.228982</text:p>
          </table:table-cell>
          <table:table-cell table:formula="of:=[.C618]+[.A619]" office:value-type="float" office:value="71.454276194" calcext:value-type="float">
            <text:p>71.454276194</text:p>
          </table:table-cell>
        </table:table-row>
        <table:table-row table:style-name="ro1">
          <table:table-cell office:value-type="float" office:value="0.109651335" calcext:value-type="float">
            <text:p>0.109651335</text:p>
          </table:table-cell>
          <table:table-cell office:value-type="float" office:value="9.119816" calcext:value-type="float">
            <text:p>9.119816</text:p>
          </table:table-cell>
          <table:table-cell table:formula="of:=[.C619]+[.A620]" office:value-type="float" office:value="71.563927529" calcext:value-type="float">
            <text:p>71.563927529</text:p>
          </table:table-cell>
        </table:table-row>
        <table:table-row table:style-name="ro1">
          <table:table-cell office:value-type="float" office:value="0.11093309" calcext:value-type="float">
            <text:p>0.11093309</text:p>
          </table:table-cell>
          <table:table-cell office:value-type="float" office:value="9.014443" calcext:value-type="float">
            <text:p>9.014443</text:p>
          </table:table-cell>
          <table:table-cell table:formula="of:=[.C620]+[.A621]" office:value-type="float" office:value="71.674860619" calcext:value-type="float">
            <text:p>71.674860619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621]+[.A622]" office:value-type="float" office:value="71.787090729" calcext:value-type="float">
            <text:p>71.787090729</text:p>
          </table:table-cell>
        </table:table-row>
        <table:table-row table:style-name="ro1">
          <table:table-cell office:value-type="float" office:value="0.11343557" calcext:value-type="float">
            <text:p>0.11343557</text:p>
          </table:table-cell>
          <table:table-cell office:value-type="float" office:value="8.8155775" calcext:value-type="float">
            <text:p>8.8155775</text:p>
          </table:table-cell>
          <table:table-cell table:formula="of:=[.C622]+[.A623]" office:value-type="float" office:value="71.900526299" calcext:value-type="float">
            <text:p>71.900526299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623]+[.A624]" office:value-type="float" office:value="72.014801114" calcext:value-type="float">
            <text:p>72.014801114</text:p>
          </table:table-cell>
        </table:table-row>
        <table:table-row table:style-name="ro1">
          <table:table-cell office:value-type="float" office:value="0.113664456" calcext:value-type="float">
            <text:p>0.113664456</text:p>
          </table:table-cell>
          <table:table-cell office:value-type="float" office:value="8.797825" calcext:value-type="float">
            <text:p>8.797825</text:p>
          </table:table-cell>
          <table:table-cell table:formula="of:=[.C624]+[.A625]" office:value-type="float" office:value="72.12846557" calcext:value-type="float">
            <text:p>72.12846557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625]+[.A626]" office:value-type="float" office:value="72.23927659" calcext:value-type="float">
            <text:p>72.23927659</text:p>
          </table:table-cell>
        </table:table-row>
        <table:table-row table:style-name="ro1">
          <table:table-cell office:value-type="float" office:value="0.10592813" calcext:value-type="float">
            <text:p>0.10592813</text:p>
          </table:table-cell>
          <table:table-cell office:value-type="float" office:value="9.440363" calcext:value-type="float">
            <text:p>9.440363</text:p>
          </table:table-cell>
          <table:table-cell table:formula="of:=[.C626]+[.A627]" office:value-type="float" office:value="72.34520472" calcext:value-type="float">
            <text:p>72.34520472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627]+[.A628]" office:value-type="float" office:value="72.44864563" calcext:value-type="float">
            <text:p>72.44864563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628]+[.A629]" office:value-type="float" office:value="72.55324622" calcext:value-type="float">
            <text:p>72.55324622</text:p>
          </table:table-cell>
        </table:table-row>
        <table:table-row table:style-name="ro1">
          <table:table-cell office:value-type="float" office:value="0.10583658" calcext:value-type="float">
            <text:p>0.10583658</text:p>
          </table:table-cell>
          <table:table-cell office:value-type="float" office:value="9.448529" calcext:value-type="float">
            <text:p>9.448529</text:p>
          </table:table-cell>
          <table:table-cell table:formula="of:=[.C629]+[.A630]" office:value-type="float" office:value="72.6590828" calcext:value-type="float">
            <text:p>72.6590828</text:p>
          </table:table-cell>
        </table:table-row>
        <table:table-row table:style-name="ro1">
          <table:table-cell office:value-type="float" office:value="0.10704204" calcext:value-type="float">
            <text:p>0.10704204</text:p>
          </table:table-cell>
          <table:table-cell office:value-type="float" office:value="9.342124" calcext:value-type="float">
            <text:p>9.342124</text:p>
          </table:table-cell>
          <table:table-cell table:formula="of:=[.C630]+[.A631]" office:value-type="float" office:value="72.76612484" calcext:value-type="float">
            <text:p>72.76612484</text:p>
          </table:table-cell>
        </table:table-row>
        <table:table-row table:style-name="ro1">
          <table:table-cell office:value-type="float" office:value="0.108354315" calcext:value-type="float">
            <text:p>0.108354315</text:p>
          </table:table-cell>
          <table:table-cell office:value-type="float" office:value="9.228982" calcext:value-type="float">
            <text:p>9.228982</text:p>
          </table:table-cell>
          <table:table-cell table:formula="of:=[.C631]+[.A632]" office:value-type="float" office:value="72.874479155" calcext:value-type="float">
            <text:p>72.874479155</text:p>
          </table:table-cell>
        </table:table-row>
        <table:table-row table:style-name="ro1">
          <table:table-cell office:value-type="float" office:value="0.109636076" calcext:value-type="float">
            <text:p>0.109636076</text:p>
          </table:table-cell>
          <table:table-cell office:value-type="float" office:value="9.121085" calcext:value-type="float">
            <text:p>9.121085</text:p>
          </table:table-cell>
          <table:table-cell table:formula="of:=[.C632]+[.A633]" office:value-type="float" office:value="72.984115231" calcext:value-type="float">
            <text:p>72.984115231</text:p>
          </table:table-cell>
        </table:table-row>
        <table:table-row table:style-name="ro1">
          <table:table-cell office:value-type="float" office:value="0.11090257" calcext:value-type="float">
            <text:p>0.11090257</text:p>
          </table:table-cell>
          <table:table-cell office:value-type="float" office:value="9.016924" calcext:value-type="float">
            <text:p>9.016924</text:p>
          </table:table-cell>
          <table:table-cell table:formula="of:=[.C633]+[.A634]" office:value-type="float" office:value="73.095017801" calcext:value-type="float">
            <text:p>73.095017801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634]+[.A635]" office:value-type="float" office:value="73.207110581" calcext:value-type="float">
            <text:p>73.207110581</text:p>
          </table:table-cell>
        </table:table-row>
        <table:table-row table:style-name="ro1">
          <table:table-cell office:value-type="float" office:value="0.11291676" calcext:value-type="float">
            <text:p>0.11291676</text:p>
          </table:table-cell>
          <table:table-cell office:value-type="float" office:value="8.856081" calcext:value-type="float">
            <text:p>8.856081</text:p>
          </table:table-cell>
          <table:table-cell table:formula="of:=[.C635]+[.A636]" office:value-type="float" office:value="73.320027341" calcext:value-type="float">
            <text:p>73.320027341</text:p>
          </table:table-cell>
        </table:table-row>
        <table:table-row table:style-name="ro1">
          <table:table-cell office:value-type="float" office:value="0.1126421" calcext:value-type="float">
            <text:p>0.1126421</text:p>
          </table:table-cell>
          <table:table-cell office:value-type="float" office:value="8.877675" calcext:value-type="float">
            <text:p>8.877675</text:p>
          </table:table-cell>
          <table:table-cell table:formula="of:=[.C636]+[.A637]" office:value-type="float" office:value="73.432669441" calcext:value-type="float">
            <text:p>73.432669441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637]+[.A638]" office:value-type="float" office:value="73.542793805" calcext:value-type="float">
            <text:p>73.542793805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638]+[.A639]" office:value-type="float" office:value="73.648981335" calcext:value-type="float">
            <text:p>73.648981335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639]+[.A640]" office:value-type="float" office:value="73.753841335" calcext:value-type="float">
            <text:p>73.753841335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640]+[.A641]" office:value-type="float" office:value="73.859983085" calcext:value-type="float">
            <text:p>73.859983085</text:p>
          </table:table-cell>
        </table:table-row>
        <table:table-row table:style-name="ro1">
          <table:table-cell office:value-type="float" office:value="0.107393" calcext:value-type="float">
            <text:p>0.107393</text:p>
          </table:table-cell>
          <table:table-cell office:value-type="float" office:value="9.311594" calcext:value-type="float">
            <text:p>9.311594</text:p>
          </table:table-cell>
          <table:table-cell table:formula="of:=[.C641]+[.A642]" office:value-type="float" office:value="73.967376085" calcext:value-type="float">
            <text:p>73.967376085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642]+[.A643]" office:value-type="float" office:value="74.076035585" calcext:value-type="float">
            <text:p>74.076035585</text:p>
          </table:table-cell>
        </table:table-row>
        <table:table-row table:style-name="ro1">
          <table:table-cell office:value-type="float" office:value="0.10998703" calcext:value-type="float">
            <text:p>0.10998703</text:p>
          </table:table-cell>
          <table:table-cell office:value-type="float" office:value="9.091981" calcext:value-type="float">
            <text:p>9.091981</text:p>
          </table:table-cell>
          <table:table-cell table:formula="of:=[.C643]+[.A644]" office:value-type="float" office:value="74.186022615" calcext:value-type="float">
            <text:p>74.186022615</text:p>
          </table:table-cell>
        </table:table-row>
        <table:table-row table:style-name="ro1">
          <table:table-cell office:value-type="float" office:value="0.11123827" calcext:value-type="float">
            <text:p>0.11123827</text:p>
          </table:table-cell>
          <table:table-cell office:value-type="float" office:value="8.989712" calcext:value-type="float">
            <text:p>8.989712</text:p>
          </table:table-cell>
          <table:table-cell table:formula="of:=[.C644]+[.A645]" office:value-type="float" office:value="74.297260885" calcext:value-type="float">
            <text:p>74.297260885</text:p>
          </table:table-cell>
        </table:table-row>
        <table:table-row table:style-name="ro1">
          <table:table-cell office:value-type="float" office:value="0.11244373" calcext:value-type="float">
            <text:p>0.11244373</text:p>
          </table:table-cell>
          <table:table-cell office:value-type="float" office:value="8.893337" calcext:value-type="float">
            <text:p>8.893337</text:p>
          </table:table-cell>
          <table:table-cell table:formula="of:=[.C645]+[.A646]" office:value-type="float" office:value="74.409704615" calcext:value-type="float">
            <text:p>74.409704615</text:p>
          </table:table-cell>
        </table:table-row>
        <table:table-row table:style-name="ro1">
          <table:table-cell office:value-type="float" office:value="0.11326772" calcext:value-type="float">
            <text:p>0.11326772</text:p>
          </table:table-cell>
          <table:table-cell office:value-type="float" office:value="8.828641" calcext:value-type="float">
            <text:p>8.828641</text:p>
          </table:table-cell>
          <table:table-cell table:formula="of:=[.C646]+[.A647]" office:value-type="float" office:value="74.522972335" calcext:value-type="float">
            <text:p>74.522972335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647]+[.A648]" office:value-type="float" office:value="74.635873835" calcext:value-type="float">
            <text:p>74.635873835</text:p>
          </table:table-cell>
        </table:table-row>
        <table:table-row table:style-name="ro1">
          <table:table-cell office:value-type="float" office:value="0.11026169" calcext:value-type="float">
            <text:p>0.11026169</text:p>
          </table:table-cell>
          <table:table-cell office:value-type="float" office:value="9.069332" calcext:value-type="float">
            <text:p>9.069332</text:p>
          </table:table-cell>
          <table:table-cell table:formula="of:=[.C648]+[.A649]" office:value-type="float" office:value="74.746135525" calcext:value-type="float">
            <text:p>74.746135525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649]+[.A650]" office:value-type="float" office:value="74.852582465" calcext:value-type="float">
            <text:p>74.852582465</text:p>
          </table:table-cell>
        </table:table-row>
        <table:table-row table:style-name="ro1">
          <table:table-cell office:value-type="float" office:value="0.105653465" calcext:value-type="float">
            <text:p>0.105653465</text:p>
          </table:table-cell>
          <table:table-cell office:value-type="float" office:value="9.464905" calcext:value-type="float">
            <text:p>9.464905</text:p>
          </table:table-cell>
          <table:table-cell table:formula="of:=[.C650]+[.A651]" office:value-type="float" office:value="74.95823593" calcext:value-type="float">
            <text:p>74.95823593</text:p>
          </table:table-cell>
        </table:table-row>
        <table:table-row table:style-name="ro1">
          <table:table-cell office:value-type="float" office:value="0.10701152" calcext:value-type="float">
            <text:p>0.10701152</text:p>
          </table:table-cell>
          <table:table-cell office:value-type="float" office:value="9.344789" calcext:value-type="float">
            <text:p>9.344789</text:p>
          </table:table-cell>
          <table:table-cell table:formula="of:=[.C651]+[.A652]" office:value-type="float" office:value="75.06524745" calcext:value-type="float">
            <text:p>75.06524745</text:p>
          </table:table-cell>
        </table:table-row>
        <table:table-row table:style-name="ro1">
          <table:table-cell office:value-type="float" office:value="0.10830854" calcext:value-type="float">
            <text:p>0.10830854</text:p>
          </table:table-cell>
          <table:table-cell office:value-type="float" office:value="9.2328825" calcext:value-type="float">
            <text:p>9.2328825</text:p>
          </table:table-cell>
          <table:table-cell table:formula="of:=[.C652]+[.A653]" office:value-type="float" office:value="75.17355599" calcext:value-type="float">
            <text:p>75.17355599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653]+[.A654]" office:value-type="float" office:value="75.28317681" calcext:value-type="float">
            <text:p>75.28317681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654]+[.A655]" office:value-type="float" office:value="75.39409464" calcext:value-type="float">
            <text:p>75.39409464</text:p>
          </table:table-cell>
        </table:table-row>
        <table:table-row table:style-name="ro1">
          <table:table-cell office:value-type="float" office:value="0.11227588" calcext:value-type="float">
            <text:p>0.11227588</text:p>
          </table:table-cell>
          <table:table-cell office:value-type="float" office:value="8.906632" calcext:value-type="float">
            <text:p>8.906632</text:p>
          </table:table-cell>
          <table:table-cell table:formula="of:=[.C655]+[.A656]" office:value-type="float" office:value="75.50637052" calcext:value-type="float">
            <text:p>75.50637052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656]+[.A657]" office:value-type="float" office:value="75.61989765" calcext:value-type="float">
            <text:p>75.61989765</text:p>
          </table:table-cell>
        </table:table-row>
        <table:table-row table:style-name="ro1">
          <table:table-cell office:value-type="float" office:value="0.114259556" calcext:value-type="float">
            <text:p>0.114259556</text:p>
          </table:table-cell>
          <table:table-cell office:value-type="float" office:value="8.752003" calcext:value-type="float">
            <text:p>8.752003</text:p>
          </table:table-cell>
          <table:table-cell table:formula="of:=[.C657]+[.A658]" office:value-type="float" office:value="75.734157206" calcext:value-type="float">
            <text:p>75.734157206</text:p>
          </table:table-cell>
        </table:table-row>
        <table:table-row table:style-name="ro1">
          <table:table-cell office:value-type="float" office:value="0.1135729" calcext:value-type="float">
            <text:p>0.1135729</text:p>
          </table:table-cell>
          <table:table-cell office:value-type="float" office:value="8.804917" calcext:value-type="float">
            <text:p>8.804917</text:p>
          </table:table-cell>
          <table:table-cell table:formula="of:=[.C658]+[.A659]" office:value-type="float" office:value="75.847730106" calcext:value-type="float">
            <text:p>75.847730106</text:p>
          </table:table-cell>
        </table:table-row>
        <table:table-row table:style-name="ro1">
          <table:table-cell office:value-type="float" office:value="0.11074998" calcext:value-type="float">
            <text:p>0.11074998</text:p>
          </table:table-cell>
          <table:table-cell office:value-type="float" office:value="9.029347" calcext:value-type="float">
            <text:p>9.029347</text:p>
          </table:table-cell>
          <table:table-cell table:formula="of:=[.C659]+[.A660]" office:value-type="float" office:value="75.958480086" calcext:value-type="float">
            <text:p>75.958480086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660]+[.A661]" office:value-type="float" office:value="76.064545546" calcext:value-type="float">
            <text:p>76.064545546</text:p>
          </table:table-cell>
        </table:table-row>
        <table:table-row table:style-name="ro1">
          <table:table-cell office:value-type="float" office:value="0.10373083" calcext:value-type="float">
            <text:p>0.10373083</text:p>
          </table:table-cell>
          <table:table-cell office:value-type="float" office:value="9.640336" calcext:value-type="float">
            <text:p>9.640336</text:p>
          </table:table-cell>
          <table:table-cell table:formula="of:=[.C661]+[.A662]" office:value-type="float" office:value="76.168276376" calcext:value-type="float">
            <text:p>76.168276376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662]+[.A663]" office:value-type="float" office:value="76.273273706" calcext:value-type="float">
            <text:p>76.273273706</text:p>
          </table:table-cell>
        </table:table-row>
        <table:table-row table:style-name="ro1">
          <table:table-cell office:value-type="float" office:value="0.10624857" calcext:value-type="float">
            <text:p>0.10624857</text:p>
          </table:table-cell>
          <table:table-cell office:value-type="float" office:value="9.411891" calcext:value-type="float">
            <text:p>9.411891</text:p>
          </table:table-cell>
          <table:table-cell table:formula="of:=[.C663]+[.A664]" office:value-type="float" office:value="76.379522276" calcext:value-type="float">
            <text:p>76.379522276</text:p>
          </table:table-cell>
        </table:table-row>
        <table:table-row table:style-name="ro1">
          <table:table-cell office:value-type="float" office:value="0.10746929" calcext:value-type="float">
            <text:p>0.10746929</text:p>
          </table:table-cell>
          <table:table-cell office:value-type="float" office:value="9.304984" calcext:value-type="float">
            <text:p>9.304984</text:p>
          </table:table-cell>
          <table:table-cell table:formula="of:=[.C664]+[.A665]" office:value-type="float" office:value="76.486991566" calcext:value-type="float">
            <text:p>76.486991566</text:p>
          </table:table-cell>
        </table:table-row>
        <table:table-row table:style-name="ro1">
          <table:table-cell office:value-type="float" office:value="0.108827345" calcext:value-type="float">
            <text:p>0.108827345</text:p>
          </table:table-cell>
          <table:table-cell office:value-type="float" office:value="9.188868" calcext:value-type="float">
            <text:p>9.188868</text:p>
          </table:table-cell>
          <table:table-cell table:formula="of:=[.C665]+[.A666]" office:value-type="float" office:value="76.595818911" calcext:value-type="float">
            <text:p>76.595818911</text:p>
          </table:table-cell>
        </table:table-row>
        <table:table-row table:style-name="ro1">
          <table:table-cell office:value-type="float" office:value="0.11006332" calcext:value-type="float">
            <text:p>0.11006332</text:p>
          </table:table-cell>
          <table:table-cell office:value-type="float" office:value="9.085679" calcext:value-type="float">
            <text:p>9.085679</text:p>
          </table:table-cell>
          <table:table-cell table:formula="of:=[.C666]+[.A667]" office:value-type="float" office:value="76.705882231" calcext:value-type="float">
            <text:p>76.705882231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667]+[.A668]" office:value-type="float" office:value="76.817242571" calcext:value-type="float">
            <text:p>76.817242571</text:p>
          </table:table-cell>
        </table:table-row>
        <table:table-row table:style-name="ro1">
          <table:table-cell office:value-type="float" office:value="0.11258107" calcext:value-type="float">
            <text:p>0.11258107</text:p>
          </table:table-cell>
          <table:table-cell office:value-type="float" office:value="8.882488" calcext:value-type="float">
            <text:p>8.882488</text:p>
          </table:table-cell>
          <table:table-cell table:formula="of:=[.C668]+[.A669]" office:value-type="float" office:value="76.929823641" calcext:value-type="float">
            <text:p>76.929823641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669]+[.A670]" office:value-type="float" office:value="77.043228691" calcext:value-type="float">
            <text:p>77.043228691</text:p>
          </table:table-cell>
        </table:table-row>
        <table:table-row table:style-name="ro1">
          <table:table-cell office:value-type="float" office:value="0.11291676" calcext:value-type="float">
            <text:p>0.11291676</text:p>
          </table:table-cell>
          <table:table-cell office:value-type="float" office:value="8.856081" calcext:value-type="float">
            <text:p>8.856081</text:p>
          </table:table-cell>
          <table:table-cell table:formula="of:=[.C670]+[.A671]" office:value-type="float" office:value="77.156145451" calcext:value-type="float">
            <text:p>77.156145451</text:p>
          </table:table-cell>
        </table:table-row>
        <table:table-row table:style-name="ro1">
          <table:table-cell office:value-type="float" office:value="0.110383764" calcext:value-type="float">
            <text:p>0.110383764</text:p>
          </table:table-cell>
          <table:table-cell office:value-type="float" office:value="9.059303" calcext:value-type="float">
            <text:p>9.059303</text:p>
          </table:table-cell>
          <table:table-cell table:formula="of:=[.C671]+[.A672]" office:value-type="float" office:value="77.266529215" calcext:value-type="float">
            <text:p>77.266529215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672]+[.A673]" office:value-type="float" office:value="77.372976155" calcext:value-type="float">
            <text:p>77.372976155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673]+[.A674]" office:value-type="float" office:value="77.478583845" calcext:value-type="float">
            <text:p>77.478583845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674]+[.A675]" office:value-type="float" office:value="77.585442775" calcext:value-type="float">
            <text:p>77.585442775</text:p>
          </table:table-cell>
        </table:table-row>
        <table:table-row table:style-name="ro1">
          <table:table-cell office:value-type="float" office:value="0.10818647" calcext:value-type="float">
            <text:p>0.10818647</text:p>
          </table:table-cell>
          <table:table-cell office:value-type="float" office:value="9.2433" calcext:value-type="float">
            <text:p>9.2433</text:p>
          </table:table-cell>
          <table:table-cell table:formula="of:=[.C675]+[.A676]" office:value-type="float" office:value="77.693629245" calcext:value-type="float">
            <text:p>77.693629245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676]+[.A677]" office:value-type="float" office:value="77.80305169" calcext:value-type="float">
            <text:p>77.80305169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677]+[.A678]" office:value-type="float" office:value="77.91381693" calcext:value-type="float">
            <text:p>77.91381693</text:p>
          </table:table-cell>
        </table:table-row>
        <table:table-row table:style-name="ro1">
          <table:table-cell office:value-type="float" office:value="0.11201648" calcext:value-type="float">
            <text:p>0.11201648</text:p>
          </table:table-cell>
          <table:table-cell office:value-type="float" office:value="8.927258" calcext:value-type="float">
            <text:p>8.927258</text:p>
          </table:table-cell>
          <table:table-cell table:formula="of:=[.C678]+[.A679]" office:value-type="float" office:value="78.02583341" calcext:value-type="float">
            <text:p>78.02583341</text:p>
          </table:table-cell>
        </table:table-row>
        <table:table-row table:style-name="ro1">
          <table:table-cell office:value-type="float" office:value="0.11328298" calcext:value-type="float">
            <text:p>0.11328298</text:p>
          </table:table-cell>
          <table:table-cell office:value-type="float" office:value="8.827452" calcext:value-type="float">
            <text:p>8.827452</text:p>
          </table:table-cell>
          <table:table-cell table:formula="of:=[.C679]+[.A680]" office:value-type="float" office:value="78.13911639" calcext:value-type="float">
            <text:p>78.13911639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680]+[.A681]" office:value-type="float" office:value="78.25328439" calcext:value-type="float">
            <text:p>78.25328439</text:p>
          </table:table-cell>
        </table:table-row>
        <table:table-row table:style-name="ro1">
          <table:table-cell office:value-type="float" office:value="0.113466084" calcext:value-type="float">
            <text:p>0.113466084</text:p>
          </table:table-cell>
          <table:table-cell office:value-type="float" office:value="8.813207" calcext:value-type="float">
            <text:p>8.813207</text:p>
          </table:table-cell>
          <table:table-cell table:formula="of:=[.C681]+[.A682]" office:value-type="float" office:value="78.366750474" calcext:value-type="float">
            <text:p>78.366750474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682]+[.A683]" office:value-type="float" office:value="78.477363124" calcext:value-type="float">
            <text:p>78.477363124</text:p>
          </table:table-cell>
        </table:table-row>
        <table:table-row table:style-name="ro1">
          <table:table-cell office:value-type="float" office:value="0.10649271" calcext:value-type="float">
            <text:p>0.10649271</text:p>
          </table:table-cell>
          <table:table-cell office:value-type="float" office:value="9.390313" calcext:value-type="float">
            <text:p>9.390313</text:p>
          </table:table-cell>
          <table:table-cell table:formula="of:=[.C683]+[.A684]" office:value-type="float" office:value="78.583855834" calcext:value-type="float">
            <text:p>78.583855834</text:p>
          </table:table-cell>
        </table:table-row>
        <table:table-row table:style-name="ro1">
          <table:table-cell office:value-type="float" office:value="0.10536355" calcext:value-type="float">
            <text:p>0.10536355</text:p>
          </table:table-cell>
          <table:table-cell office:value-type="float" office:value="9.490949" calcext:value-type="float">
            <text:p>9.490949</text:p>
          </table:table-cell>
          <table:table-cell table:formula="of:=[.C684]+[.A685]" office:value-type="float" office:value="78.689219384" calcext:value-type="float">
            <text:p>78.689219384</text:p>
          </table:table-cell>
        </table:table-row>
        <table:table-row table:style-name="ro1">
          <table:table-cell office:value-type="float" office:value="0.106584266" calcext:value-type="float">
            <text:p>0.106584266</text:p>
          </table:table-cell>
          <table:table-cell office:value-type="float" office:value="9.382247" calcext:value-type="float">
            <text:p>9.382247</text:p>
          </table:table-cell>
          <table:table-cell table:formula="of:=[.C685]+[.A686]" office:value-type="float" office:value="78.79580365" calcext:value-type="float">
            <text:p>78.79580365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686]+[.A687]" office:value-type="float" office:value="78.90371545" calcext:value-type="float">
            <text:p>78.90371545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687]+[.A688]" office:value-type="float" office:value="79.01295479" calcext:value-type="float">
            <text:p>79.01295479</text:p>
          </table:table-cell>
        </table:table-row>
        <table:table-row table:style-name="ro1">
          <table:table-cell office:value-type="float" office:value="0.11052109" calcext:value-type="float">
            <text:p>0.11052109</text:p>
          </table:table-cell>
          <table:table-cell office:value-type="float" office:value="9.048046" calcext:value-type="float">
            <text:p>9.048046</text:p>
          </table:table-cell>
          <table:table-cell table:formula="of:=[.C688]+[.A689]" office:value-type="float" office:value="79.12347588" calcext:value-type="float">
            <text:p>79.12347588</text:p>
          </table:table-cell>
        </table:table-row>
        <table:table-row table:style-name="ro1">
          <table:table-cell office:value-type="float" office:value="0.111787595" calcext:value-type="float">
            <text:p>0.111787595</text:p>
          </table:table-cell>
          <table:table-cell office:value-type="float" office:value="8.945537" calcext:value-type="float">
            <text:p>8.945537</text:p>
          </table:table-cell>
          <table:table-cell table:formula="of:=[.C689]+[.A690]" office:value-type="float" office:value="79.235263475" calcext:value-type="float">
            <text:p>79.235263475</text:p>
          </table:table-cell>
        </table:table-row>
        <table:table-row table:style-name="ro1">
          <table:table-cell office:value-type="float" office:value="0.11300831" calcext:value-type="float">
            <text:p>0.11300831</text:p>
          </table:table-cell>
          <table:table-cell office:value-type="float" office:value="8.8489065" calcext:value-type="float">
            <text:p>8.8489065</text:p>
          </table:table-cell>
          <table:table-cell table:formula="of:=[.C690]+[.A691]" office:value-type="float" office:value="79.348271785" calcext:value-type="float">
            <text:p>79.348271785</text:p>
          </table:table-cell>
        </table:table-row>
        <table:table-row table:style-name="ro1">
          <table:table-cell office:value-type="float" office:value="0.1138323" calcext:value-type="float">
            <text:p>0.1138323</text:p>
          </table:table-cell>
          <table:table-cell office:value-type="float" office:value="8.784852" calcext:value-type="float">
            <text:p>8.784852</text:p>
          </table:table-cell>
          <table:table-cell table:formula="of:=[.C691]+[.A692]" office:value-type="float" office:value="79.462104085" calcext:value-type="float">
            <text:p>79.462104085</text:p>
          </table:table-cell>
        </table:table-row>
        <table:table-row table:style-name="ro1">
          <table:table-cell office:value-type="float" office:value="0.11326772" calcext:value-type="float">
            <text:p>0.11326772</text:p>
          </table:table-cell>
          <table:table-cell office:value-type="float" office:value="8.828641" calcext:value-type="float">
            <text:p>8.828641</text:p>
          </table:table-cell>
          <table:table-cell table:formula="of:=[.C692]+[.A693]" office:value-type="float" office:value="79.575371805" calcext:value-type="float">
            <text:p>79.575371805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693]+[.A694]" office:value-type="float" office:value="79.685847125" calcext:value-type="float">
            <text:p>79.685847125</text:p>
          </table:table-cell>
        </table:table-row>
        <table:table-row table:style-name="ro1">
          <table:table-cell office:value-type="float" office:value="0.10624857" calcext:value-type="float">
            <text:p>0.10624857</text:p>
          </table:table-cell>
          <table:table-cell office:value-type="float" office:value="9.411891" calcext:value-type="float">
            <text:p>9.411891</text:p>
          </table:table-cell>
          <table:table-cell table:formula="of:=[.C694]+[.A695]" office:value-type="float" office:value="79.792095695" calcext:value-type="float">
            <text:p>79.792095695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695]+[.A696]" office:value-type="float" office:value="79.896833625" calcext:value-type="float">
            <text:p>79.896833625</text:p>
          </table:table-cell>
        </table:table-row>
        <table:table-row table:style-name="ro1">
          <table:table-cell office:value-type="float" office:value="0.10591287" calcext:value-type="float">
            <text:p>0.10591287</text:p>
          </table:table-cell>
          <table:table-cell office:value-type="float" office:value="9.441723" calcext:value-type="float">
            <text:p>9.441723</text:p>
          </table:table-cell>
          <table:table-cell table:formula="of:=[.C696]+[.A697]" office:value-type="float" office:value="80.002746495" calcext:value-type="float">
            <text:p>80.002746495</text:p>
          </table:table-cell>
        </table:table-row>
        <table:table-row table:style-name="ro1">
          <table:table-cell office:value-type="float" office:value="0.10722515" calcext:value-type="float">
            <text:p>0.10722515</text:p>
          </table:table-cell>
          <table:table-cell office:value-type="float" office:value="9.32617" calcext:value-type="float">
            <text:p>9.32617</text:p>
          </table:table-cell>
          <table:table-cell table:formula="of:=[.C697]+[.A698]" office:value-type="float" office:value="80.109971645" calcext:value-type="float">
            <text:p>80.109971645</text:p>
          </table:table-cell>
        </table:table-row>
        <table:table-row table:style-name="ro1">
          <table:table-cell office:value-type="float" office:value="0.108491644" calcext:value-type="float">
            <text:p>0.108491644</text:p>
          </table:table-cell>
          <table:table-cell office:value-type="float" office:value="9.2173" calcext:value-type="float">
            <text:p>9.2173</text:p>
          </table:table-cell>
          <table:table-cell table:formula="of:=[.C698]+[.A699]" office:value-type="float" office:value="80.218463289" calcext:value-type="float">
            <text:p>80.218463289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699]+[.A700]" office:value-type="float" office:value="80.328206179" calcext:value-type="float">
            <text:p>80.328206179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700]+[.A701]" office:value-type="float" office:value="80.439169784" calcext:value-type="float">
            <text:p>80.439169784</text:p>
          </table:table-cell>
        </table:table-row>
        <table:table-row table:style-name="ro1">
          <table:table-cell office:value-type="float" office:value="0.11219959" calcext:value-type="float">
            <text:p>0.11219959</text:p>
          </table:table-cell>
          <table:table-cell office:value-type="float" office:value="8.912689" calcext:value-type="float">
            <text:p>8.912689</text:p>
          </table:table-cell>
          <table:table-cell table:formula="of:=[.C701]+[.A702]" office:value-type="float" office:value="80.551369374" calcext:value-type="float">
            <text:p>80.551369374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702]+[.A703]" office:value-type="float" office:value="80.664453988" calcext:value-type="float">
            <text:p>80.664453988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703]+[.A704]" office:value-type="float" office:value="80.777187643" calcext:value-type="float">
            <text:p>80.777187643</text:p>
          </table:table-cell>
        </table:table-row>
        <table:table-row table:style-name="ro1">
          <table:table-cell office:value-type="float" office:value="0.110231176" calcext:value-type="float">
            <text:p>0.110231176</text:p>
          </table:table-cell>
          <table:table-cell office:value-type="float" office:value="9.071843" calcext:value-type="float">
            <text:p>9.071843</text:p>
          </table:table-cell>
          <table:table-cell table:formula="of:=[.C704]+[.A705]" office:value-type="float" office:value="80.887418819" calcext:value-type="float">
            <text:p>80.887418819</text:p>
          </table:table-cell>
        </table:table-row>
        <table:table-row table:style-name="ro1">
          <table:table-cell office:value-type="float" office:value="0.10653849" calcext:value-type="float">
            <text:p>0.10653849</text:p>
          </table:table-cell>
          <table:table-cell office:value-type="float" office:value="9.386279" calcext:value-type="float">
            <text:p>9.386279</text:p>
          </table:table-cell>
          <table:table-cell table:formula="of:=[.C705]+[.A706]" office:value-type="float" office:value="80.993957309" calcext:value-type="float">
            <text:p>80.993957309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706]+[.A707]" office:value-type="float" office:value="81.099702334" calcext:value-type="float">
            <text:p>81.099702334</text:p>
          </table:table-cell>
        </table:table-row>
        <table:table-row table:style-name="ro1">
          <table:table-cell office:value-type="float" office:value="0.106935225" calcext:value-type="float">
            <text:p>0.106935225</text:p>
          </table:table-cell>
          <table:table-cell office:value-type="float" office:value="9.351456" calcext:value-type="float">
            <text:p>9.351456</text:p>
          </table:table-cell>
          <table:table-cell table:formula="of:=[.C707]+[.A708]" office:value-type="float" office:value="81.206637559" calcext:value-type="float">
            <text:p>81.206637559</text:p>
          </table:table-cell>
        </table:table-row>
        <table:table-row table:style-name="ro1">
          <table:table-cell office:value-type="float" office:value="0.10827802" calcext:value-type="float">
            <text:p>0.10827802</text:p>
          </table:table-cell>
          <table:table-cell office:value-type="float" office:value="9.235485" calcext:value-type="float">
            <text:p>9.235485</text:p>
          </table:table-cell>
          <table:table-cell table:formula="of:=[.C708]+[.A709]" office:value-type="float" office:value="81.314915579" calcext:value-type="float">
            <text:p>81.314915579</text:p>
          </table:table-cell>
        </table:table-row>
        <table:table-row table:style-name="ro1">
          <table:table-cell office:value-type="float" office:value="0.10957503" calcext:value-type="float">
            <text:p>0.10957503</text:p>
          </table:table-cell>
          <table:table-cell office:value-type="float" office:value="9.126166" calcext:value-type="float">
            <text:p>9.126166</text:p>
          </table:table-cell>
          <table:table-cell table:formula="of:=[.C709]+[.A710]" office:value-type="float" office:value="81.424490609" calcext:value-type="float">
            <text:p>81.424490609</text:p>
          </table:table-cell>
        </table:table-row>
        <table:table-row table:style-name="ro1">
          <table:table-cell office:value-type="float" office:value="0.11090257" calcext:value-type="float">
            <text:p>0.11090257</text:p>
          </table:table-cell>
          <table:table-cell office:value-type="float" office:value="9.016924" calcext:value-type="float">
            <text:p>9.016924</text:p>
          </table:table-cell>
          <table:table-cell table:formula="of:=[.C710]+[.A711]" office:value-type="float" office:value="81.535393179" calcext:value-type="float">
            <text:p>81.535393179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711]+[.A712]" office:value-type="float" office:value="81.647623289" calcext:value-type="float">
            <text:p>81.647623289</text:p>
          </table:table-cell>
        </table:table-row>
        <table:table-row table:style-name="ro1">
          <table:table-cell office:value-type="float" office:value="0.11340505" calcext:value-type="float">
            <text:p>0.11340505</text:p>
          </table:table-cell>
          <table:table-cell office:value-type="float" office:value="8.817949" calcext:value-type="float">
            <text:p>8.817949</text:p>
          </table:table-cell>
          <table:table-cell table:formula="of:=[.C712]+[.A713]" office:value-type="float" office:value="81.761028339" calcext:value-type="float">
            <text:p>81.761028339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713]+[.A714]" office:value-type="float" office:value="81.875272639" calcext:value-type="float">
            <text:p>81.875272639</text:p>
          </table:table-cell>
        </table:table-row>
        <table:table-row table:style-name="ro1">
          <table:table-cell office:value-type="float" office:value="0.11358816" calcext:value-type="float">
            <text:p>0.11358816</text:p>
          </table:table-cell>
          <table:table-cell office:value-type="float" office:value="8.803734" calcext:value-type="float">
            <text:p>8.803734</text:p>
          </table:table-cell>
          <table:table-cell table:formula="of:=[.C714]+[.A715]" office:value-type="float" office:value="81.988860799" calcext:value-type="float">
            <text:p>81.988860799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715]+[.A716]" office:value-type="float" office:value="82.099534489" calcext:value-type="float">
            <text:p>82.099534489</text:p>
          </table:table-cell>
        </table:table-row>
        <table:table-row table:style-name="ro1">
          <table:table-cell office:value-type="float" office:value="0.106111236" calcext:value-type="float">
            <text:p>0.106111236</text:p>
          </table:table-cell>
          <table:table-cell office:value-type="float" office:value="9.424072" calcext:value-type="float">
            <text:p>9.424072</text:p>
          </table:table-cell>
          <table:table-cell table:formula="of:=[.C716]+[.A717]" office:value-type="float" office:value="82.205645725" calcext:value-type="float">
            <text:p>82.205645725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717]+[.A718]" office:value-type="float" office:value="82.309590185" calcext:value-type="float">
            <text:p>82.309590185</text:p>
          </table:table-cell>
        </table:table-row>
        <table:table-row table:style-name="ro1">
          <table:table-cell office:value-type="float" office:value="0.10521095" calcext:value-type="float">
            <text:p>0.10521095</text:p>
          </table:table-cell>
          <table:table-cell office:value-type="float" office:value="9.504714" calcext:value-type="float">
            <text:p>9.504714</text:p>
          </table:table-cell>
          <table:table-cell table:formula="of:=[.C718]+[.A719]" office:value-type="float" office:value="82.414801135" calcext:value-type="float">
            <text:p>82.414801135</text:p>
          </table:table-cell>
        </table:table-row>
        <table:table-row table:style-name="ro1">
          <table:table-cell office:value-type="float" office:value="0.10649271" calcext:value-type="float">
            <text:p>0.10649271</text:p>
          </table:table-cell>
          <table:table-cell office:value-type="float" office:value="9.390313" calcext:value-type="float">
            <text:p>9.390313</text:p>
          </table:table-cell>
          <table:table-cell table:formula="of:=[.C719]+[.A720]" office:value-type="float" office:value="82.521293845" calcext:value-type="float">
            <text:p>82.521293845</text:p>
          </table:table-cell>
        </table:table-row>
        <table:table-row table:style-name="ro1">
          <table:table-cell office:value-type="float" office:value="0.107774474" calcext:value-type="float">
            <text:p>0.107774474</text:p>
          </table:table-cell>
          <table:table-cell office:value-type="float" office:value="9.278635" calcext:value-type="float">
            <text:p>9.278635</text:p>
          </table:table-cell>
          <table:table-cell table:formula="of:=[.C720]+[.A721]" office:value-type="float" office:value="82.629068319" calcext:value-type="float">
            <text:p>82.629068319</text:p>
          </table:table-cell>
        </table:table-row>
        <table:table-row table:style-name="ro1">
          <table:table-cell office:value-type="float" office:value="0.10904097" calcext:value-type="float">
            <text:p>0.10904097</text:p>
          </table:table-cell>
          <table:table-cell office:value-type="float" office:value="9.170865" calcext:value-type="float">
            <text:p>9.170865</text:p>
          </table:table-cell>
          <table:table-cell table:formula="of:=[.C721]+[.A722]" office:value-type="float" office:value="82.738109289" calcext:value-type="float">
            <text:p>82.738109289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722]+[.A723]" office:value-type="float" office:value="82.848477794" calcext:value-type="float">
            <text:p>82.848477794</text:p>
          </table:table-cell>
        </table:table-row>
        <table:table-row table:style-name="ro1">
          <table:table-cell office:value-type="float" office:value="0.1117113" calcext:value-type="float">
            <text:p>0.1117113</text:p>
          </table:table-cell>
          <table:table-cell office:value-type="float" office:value="8.951646" calcext:value-type="float">
            <text:p>8.951646</text:p>
          </table:table-cell>
          <table:table-cell table:formula="of:=[.C723]+[.A724]" office:value-type="float" office:value="82.960189094" calcext:value-type="float">
            <text:p>82.960189094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724]+[.A725]" office:value-type="float" office:value="83.073060078" calcext:value-type="float">
            <text:p>83.073060078</text:p>
          </table:table-cell>
        </table:table-row>
        <table:table-row table:style-name="ro1">
          <table:table-cell office:value-type="float" office:value="0.11372549" calcext:value-type="float">
            <text:p>0.11372549</text:p>
          </table:table-cell>
          <table:table-cell office:value-type="float" office:value="8.793103" calcext:value-type="float">
            <text:p>8.793103</text:p>
          </table:table-cell>
          <table:table-cell table:formula="of:=[.C725]+[.A726]" office:value-type="float" office:value="83.186785568" calcext:value-type="float">
            <text:p>83.186785568</text:p>
          </table:table-cell>
        </table:table-row>
        <table:table-row table:style-name="ro1">
          <table:table-cell office:value-type="float" office:value="0.113191426" calcext:value-type="float">
            <text:p>0.113191426</text:p>
          </table:table-cell>
          <table:table-cell office:value-type="float" office:value="8.834592" calcext:value-type="float">
            <text:p>8.834592</text:p>
          </table:table-cell>
          <table:table-cell table:formula="of:=[.C726]+[.A727]" office:value-type="float" office:value="83.299976994" calcext:value-type="float">
            <text:p>83.299976994</text:p>
          </table:table-cell>
        </table:table-row>
        <table:table-row table:style-name="ro1">
          <table:table-cell office:value-type="float" office:value="0.110490575" calcext:value-type="float">
            <text:p>0.110490575</text:p>
          </table:table-cell>
          <table:table-cell office:value-type="float" office:value="9.050546" calcext:value-type="float">
            <text:p>9.050546</text:p>
          </table:table-cell>
          <table:table-cell table:formula="of:=[.C727]+[.A728]" office:value-type="float" office:value="83.410467569" calcext:value-type="float">
            <text:p>83.410467569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728]+[.A729]" office:value-type="float" office:value="83.516533029" calcext:value-type="float">
            <text:p>83.516533029</text:p>
          </table:table-cell>
        </table:table-row>
        <table:table-row table:style-name="ro1">
          <table:table-cell office:value-type="float" office:value="0.10435645" calcext:value-type="float">
            <text:p>0.10435645</text:p>
          </table:table-cell>
          <table:table-cell office:value-type="float" office:value="9.582541" calcext:value-type="float">
            <text:p>9.582541</text:p>
          </table:table-cell>
          <table:table-cell table:formula="of:=[.C729]+[.A730]" office:value-type="float" office:value="83.620889479" calcext:value-type="float">
            <text:p>83.620889479</text:p>
          </table:table-cell>
        </table:table-row>
        <table:table-row table:style-name="ro1">
          <table:table-cell office:value-type="float" office:value="0.10556191" calcext:value-type="float">
            <text:p>0.10556191</text:p>
          </table:table-cell>
          <table:table-cell office:value-type="float" office:value="9.473114" calcext:value-type="float">
            <text:p>9.473114</text:p>
          </table:table-cell>
          <table:table-cell table:formula="of:=[.C730]+[.A731]" office:value-type="float" office:value="83.726451389" calcext:value-type="float">
            <text:p>83.726451389</text:p>
          </table:table-cell>
        </table:table-row>
        <table:table-row table:style-name="ro1">
          <table:table-cell office:value-type="float" office:value="0.10676738" calcext:value-type="float">
            <text:p>0.10676738</text:p>
          </table:table-cell>
          <table:table-cell office:value-type="float" office:value="9.366157" calcext:value-type="float">
            <text:p>9.366157</text:p>
          </table:table-cell>
          <table:table-cell table:formula="of:=[.C731]+[.A732]" office:value-type="float" office:value="83.833218769" calcext:value-type="float">
            <text:p>83.833218769</text:p>
          </table:table-cell>
        </table:table-row>
        <table:table-row table:style-name="ro1">
          <table:table-cell office:value-type="float" office:value="0.10804913" calcext:value-type="float">
            <text:p>0.10804913</text:p>
          </table:table-cell>
          <table:table-cell office:value-type="float" office:value="9.255049" calcext:value-type="float">
            <text:p>9.255049</text:p>
          </table:table-cell>
          <table:table-cell table:formula="of:=[.C732]+[.A733]" office:value-type="float" office:value="83.941267899" calcext:value-type="float">
            <text:p>83.941267899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733]+[.A734]" office:value-type="float" office:value="84.0505987889999" calcext:value-type="float">
            <text:p>84.0505987889999</text:p>
          </table:table-cell>
        </table:table-row>
        <table:table-row table:style-name="ro1">
          <table:table-cell office:value-type="float" office:value="0.11053635" calcext:value-type="float">
            <text:p>0.11053635</text:p>
          </table:table-cell>
          <table:table-cell office:value-type="float" office:value="9.046797" calcext:value-type="float">
            <text:p>9.046797</text:p>
          </table:table-cell>
          <table:table-cell table:formula="of:=[.C734]+[.A735]" office:value-type="float" office:value="84.161135139" calcext:value-type="float">
            <text:p>84.161135139</text:p>
          </table:table-cell>
        </table:table-row>
        <table:table-row table:style-name="ro1">
          <table:table-cell office:value-type="float" office:value="0.11174182" calcext:value-type="float">
            <text:p>0.11174182</text:p>
          </table:table-cell>
          <table:table-cell office:value-type="float" office:value="8.949201" calcext:value-type="float">
            <text:p>8.949201</text:p>
          </table:table-cell>
          <table:table-cell table:formula="of:=[.C735]+[.A736]" office:value-type="float" office:value="84.272876959" calcext:value-type="float">
            <text:p>84.272876959</text:p>
          </table:table-cell>
        </table:table-row>
        <table:table-row table:style-name="ro1">
          <table:table-cell office:value-type="float" office:value="0.11256581" calcext:value-type="float">
            <text:p>0.11256581</text:p>
          </table:table-cell>
          <table:table-cell office:value-type="float" office:value="8.883693" calcext:value-type="float">
            <text:p>8.883693</text:p>
          </table:table-cell>
          <table:table-cell table:formula="of:=[.C736]+[.A737]" office:value-type="float" office:value="84.385442769" calcext:value-type="float">
            <text:p>84.385442769</text:p>
          </table:table-cell>
        </table:table-row>
        <table:table-row table:style-name="ro1">
          <table:table-cell office:value-type="float" office:value="0.11236744" calcext:value-type="float">
            <text:p>0.11236744</text:p>
          </table:table-cell>
          <table:table-cell office:value-type="float" office:value="8.899376" calcext:value-type="float">
            <text:p>8.899376</text:p>
          </table:table-cell>
          <table:table-cell table:formula="of:=[.C737]+[.A738]" office:value-type="float" office:value="84.497810209" calcext:value-type="float">
            <text:p>84.497810209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738]+[.A739]" office:value-type="float" office:value="84.607843013" calcext:value-type="float">
            <text:p>84.607843013</text:p>
          </table:table-cell>
        </table:table-row>
        <table:table-row table:style-name="ro1">
          <table:table-cell office:value-type="float" office:value="0.10641642" calcext:value-type="float">
            <text:p>0.10641642</text:p>
          </table:table-cell>
          <table:table-cell office:value-type="float" office:value="9.397046" calcext:value-type="float">
            <text:p>9.397046</text:p>
          </table:table-cell>
          <table:table-cell table:formula="of:=[.C739]+[.A740]" office:value-type="float" office:value="84.714259433" calcext:value-type="float">
            <text:p>84.714259433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740]+[.A741]" office:value-type="float" office:value="84.819989199" calcext:value-type="float">
            <text:p>84.819989199</text:p>
          </table:table-cell>
        </table:table-row>
        <table:table-row table:style-name="ro1">
          <table:table-cell office:value-type="float" office:value="0.10704204" calcext:value-type="float">
            <text:p>0.10704204</text:p>
          </table:table-cell>
          <table:table-cell office:value-type="float" office:value="9.342124" calcext:value-type="float">
            <text:p>9.342124</text:p>
          </table:table-cell>
          <table:table-cell table:formula="of:=[.C741]+[.A742]" office:value-type="float" office:value="84.927031239" calcext:value-type="float">
            <text:p>84.927031239</text:p>
          </table:table-cell>
        </table:table-row>
        <table:table-row table:style-name="ro1">
          <table:table-cell office:value-type="float" office:value="0.10827802" calcext:value-type="float">
            <text:p>0.10827802</text:p>
          </table:table-cell>
          <table:table-cell office:value-type="float" office:value="9.235485" calcext:value-type="float">
            <text:p>9.235485</text:p>
          </table:table-cell>
          <table:table-cell table:formula="of:=[.C742]+[.A743]" office:value-type="float" office:value="85.035309259" calcext:value-type="float">
            <text:p>85.035309259</text:p>
          </table:table-cell>
        </table:table-row>
        <table:table-row table:style-name="ro1">
          <table:table-cell office:value-type="float" office:value="0.10959029" calcext:value-type="float">
            <text:p>0.10959029</text:p>
          </table:table-cell>
          <table:table-cell office:value-type="float" office:value="9.124896" calcext:value-type="float">
            <text:p>9.124896</text:p>
          </table:table-cell>
          <table:table-cell table:formula="of:=[.C743]+[.A744]" office:value-type="float" office:value="85.144899549" calcext:value-type="float">
            <text:p>85.144899549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744]+[.A745]" office:value-type="float" office:value="85.255847899" calcext:value-type="float">
            <text:p>85.255847899</text:p>
          </table:table-cell>
        </table:table-row>
        <table:table-row table:style-name="ro1">
          <table:table-cell office:value-type="float" office:value="0.11221485" calcext:value-type="float">
            <text:p>0.11221485</text:p>
          </table:table-cell>
          <table:table-cell office:value-type="float" office:value="8.911477" calcext:value-type="float">
            <text:p>8.911477</text:p>
          </table:table-cell>
          <table:table-cell table:formula="of:=[.C745]+[.A746]" office:value-type="float" office:value="85.368062749" calcext:value-type="float">
            <text:p>85.368062749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746]+[.A747]" office:value-type="float" office:value="85.481513574" calcext:value-type="float">
            <text:p>85.481513574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747]+[.A748]" office:value-type="float" office:value="85.595788389" calcext:value-type="float">
            <text:p>85.595788389</text:p>
          </table:table-cell>
        </table:table-row>
        <table:table-row table:style-name="ro1">
          <table:table-cell office:value-type="float" office:value="0.11363394" calcext:value-type="float">
            <text:p>0.11363394</text:p>
          </table:table-cell>
          <table:table-cell office:value-type="float" office:value="8.800188" calcext:value-type="float">
            <text:p>8.800188</text:p>
          </table:table-cell>
          <table:table-cell table:formula="of:=[.C748]+[.A749]" office:value-type="float" office:value="85.709422329" calcext:value-type="float">
            <text:p>85.709422329</text:p>
          </table:table-cell>
        </table:table-row>
        <table:table-row table:style-name="ro1">
          <table:table-cell office:value-type="float" office:value="0.110719465" calcext:value-type="float">
            <text:p>0.110719465</text:p>
          </table:table-cell>
          <table:table-cell office:value-type="float" office:value="9.031836" calcext:value-type="float">
            <text:p>9.031836</text:p>
          </table:table-cell>
          <table:table-cell table:formula="of:=[.C749]+[.A750]" office:value-type="float" office:value="85.820141794" calcext:value-type="float">
            <text:p>85.820141794</text:p>
          </table:table-cell>
        </table:table-row>
        <table:table-row table:style-name="ro1">
          <table:table-cell office:value-type="float" office:value="0.10589761" calcext:value-type="float">
            <text:p>0.10589761</text:p>
          </table:table-cell>
          <table:table-cell office:value-type="float" office:value="9.443083" calcext:value-type="float">
            <text:p>9.443083</text:p>
          </table:table-cell>
          <table:table-cell table:formula="of:=[.C750]+[.A751]" office:value-type="float" office:value="85.926039404" calcext:value-type="float">
            <text:p>85.926039404</text:p>
          </table:table-cell>
        </table:table-row>
        <table:table-row table:style-name="ro1">
          <table:table-cell office:value-type="float" office:value="0.10354772" calcext:value-type="float">
            <text:p>0.10354772</text:p>
          </table:table-cell>
          <table:table-cell office:value-type="float" office:value="9.657383" calcext:value-type="float">
            <text:p>9.657383</text:p>
          </table:table-cell>
          <table:table-cell table:formula="of:=[.C751]+[.A752]" office:value-type="float" office:value="86.029587124" calcext:value-type="float">
            <text:p>86.029587124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752]+[.A753]" office:value-type="float" office:value="86.134325054" calcext:value-type="float">
            <text:p>86.134325054</text:p>
          </table:table-cell>
        </table:table-row>
        <table:table-row table:style-name="ro1">
          <table:table-cell office:value-type="float" office:value="0.10597391" calcext:value-type="float">
            <text:p>0.10597391</text:p>
          </table:table-cell>
          <table:table-cell office:value-type="float" office:value="9.436285" calcext:value-type="float">
            <text:p>9.436285</text:p>
          </table:table-cell>
          <table:table-cell table:formula="of:=[.C753]+[.A754]" office:value-type="float" office:value="86.240298964" calcext:value-type="float">
            <text:p>86.240298964</text:p>
          </table:table-cell>
        </table:table-row>
        <table:table-row table:style-name="ro1">
          <table:table-cell office:value-type="float" office:value="0.10720989" calcext:value-type="float">
            <text:p>0.10720989</text:p>
          </table:table-cell>
          <table:table-cell office:value-type="float" office:value="9.3274975" calcext:value-type="float">
            <text:p>9.3274975</text:p>
          </table:table-cell>
          <table:table-cell table:formula="of:=[.C754]+[.A755]" office:value-type="float" office:value="86.347508854" calcext:value-type="float">
            <text:p>86.347508854</text:p>
          </table:table-cell>
        </table:table-row>
        <table:table-row table:style-name="ro1">
          <table:table-cell office:value-type="float" office:value="0.1085069" calcext:value-type="float">
            <text:p>0.1085069</text:p>
          </table:table-cell>
          <table:table-cell office:value-type="float" office:value="9.216004" calcext:value-type="float">
            <text:p>9.216004</text:p>
          </table:table-cell>
          <table:table-cell table:formula="of:=[.C755]+[.A756]" office:value-type="float" office:value="86.456015754" calcext:value-type="float">
            <text:p>86.456015754</text:p>
          </table:table-cell>
        </table:table-row>
        <table:table-row table:style-name="ro1">
          <table:table-cell office:value-type="float" office:value="0.10980392" calcext:value-type="float">
            <text:p>0.10980392</text:p>
          </table:table-cell>
          <table:table-cell office:value-type="float" office:value="9.107142" calcext:value-type="float">
            <text:p>9.107142</text:p>
          </table:table-cell>
          <table:table-cell table:formula="of:=[.C756]+[.A757]" office:value-type="float" office:value="86.565819674" calcext:value-type="float">
            <text:p>86.565819674</text:p>
          </table:table-cell>
        </table:table-row>
        <table:table-row table:style-name="ro1">
          <table:table-cell office:value-type="float" office:value="0.11110094" calcext:value-type="float">
            <text:p>0.11110094</text:p>
          </table:table-cell>
          <table:table-cell office:value-type="float" office:value="9.000824" calcext:value-type="float">
            <text:p>9.000824</text:p>
          </table:table-cell>
          <table:table-cell table:formula="of:=[.C757]+[.A758]" office:value-type="float" office:value="86.676920614" calcext:value-type="float">
            <text:p>86.676920614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758]+[.A759]" office:value-type="float" office:value="86.7892270139999" calcext:value-type="float">
            <text:p>86.7892270139999</text:p>
          </table:table-cell>
        </table:table-row>
        <table:table-row table:style-name="ro1">
          <table:table-cell office:value-type="float" office:value="0.11314565" calcext:value-type="float">
            <text:p>0.11314565</text:p>
          </table:table-cell>
          <table:table-cell office:value-type="float" office:value="8.838165" calcext:value-type="float">
            <text:p>8.838165</text:p>
          </table:table-cell>
          <table:table-cell table:formula="of:=[.C759]+[.A760]" office:value-type="float" office:value="86.902372664" calcext:value-type="float">
            <text:p>86.902372664</text:p>
          </table:table-cell>
        </table:table-row>
        <table:table-row table:style-name="ro1">
          <table:table-cell office:value-type="float" office:value="0.11270314" calcext:value-type="float">
            <text:p>0.11270314</text:p>
          </table:table-cell>
          <table:table-cell office:value-type="float" office:value="8.872868" calcext:value-type="float">
            <text:p>8.872868</text:p>
          </table:table-cell>
          <table:table-cell table:formula="of:=[.C760]+[.A761]" office:value-type="float" office:value="87.0150758039999" calcext:value-type="float">
            <text:p>87.0150758039999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761]+[.A762]" office:value-type="float" office:value="87.1252154239999" calcext:value-type="float">
            <text:p>87.1252154239999</text:p>
          </table:table-cell>
        </table:table-row>
        <table:table-row table:style-name="ro1">
          <table:table-cell office:value-type="float" office:value="0.10641642" calcext:value-type="float">
            <text:p>0.10641642</text:p>
          </table:table-cell>
          <table:table-cell office:value-type="float" office:value="9.397046" calcext:value-type="float">
            <text:p>9.397046</text:p>
          </table:table-cell>
          <table:table-cell table:formula="of:=[.C762]+[.A763]" office:value-type="float" office:value="87.231631844" calcext:value-type="float">
            <text:p>87.231631844</text:p>
          </table:table-cell>
        </table:table-row>
        <table:table-row table:style-name="ro1">
          <table:table-cell office:value-type="float" office:value="0.10562295" calcext:value-type="float">
            <text:p>0.10562295</text:p>
          </table:table-cell>
          <table:table-cell office:value-type="float" office:value="9.46764" calcext:value-type="float">
            <text:p>9.46764</text:p>
          </table:table-cell>
          <table:table-cell table:formula="of:=[.C763]+[.A764]" office:value-type="float" office:value="87.337254794" calcext:value-type="float">
            <text:p>87.337254794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764]+[.A765]" office:value-type="float" office:value="87.444144244" calcext:value-type="float">
            <text:p>87.444144244</text:p>
          </table:table-cell>
        </table:table-row>
        <table:table-row table:style-name="ro1">
          <table:table-cell office:value-type="float" office:value="0.1082475" calcext:value-type="float">
            <text:p>0.1082475</text:p>
          </table:table-cell>
          <table:table-cell office:value-type="float" office:value="9.238089" calcext:value-type="float">
            <text:p>9.238089</text:p>
          </table:table-cell>
          <table:table-cell table:formula="of:=[.C765]+[.A766]" office:value-type="float" office:value="87.5523917439999" calcext:value-type="float">
            <text:p>87.5523917439999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766]+[.A767]" office:value-type="float" office:value="87.6619362599999" calcext:value-type="float">
            <text:p>87.6619362599999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767]+[.A768]" office:value-type="float" office:value="87.77274728" calcext:value-type="float">
            <text:p>87.77274728</text:p>
          </table:table-cell>
        </table:table-row>
        <table:table-row table:style-name="ro1">
          <table:table-cell office:value-type="float" office:value="0.11215381" calcext:value-type="float">
            <text:p>0.11215381</text:p>
          </table:table-cell>
          <table:table-cell office:value-type="float" office:value="8.9163265" calcext:value-type="float">
            <text:p>8.9163265</text:p>
          </table:table-cell>
          <table:table-cell table:formula="of:=[.C768]+[.A769]" office:value-type="float" office:value="87.8849010899999" calcext:value-type="float">
            <text:p>87.8849010899999</text:p>
          </table:table-cell>
        </table:table-row>
        <table:table-row table:style-name="ro1">
          <table:table-cell office:value-type="float" office:value="0.11337453" calcext:value-type="float">
            <text:p>0.11337453</text:p>
          </table:table-cell>
          <table:table-cell office:value-type="float" office:value="8.820323" calcext:value-type="float">
            <text:p>8.820323</text:p>
          </table:table-cell>
          <table:table-cell table:formula="of:=[.C769]+[.A770]" office:value-type="float" office:value="87.9982756199999" calcext:value-type="float">
            <text:p>87.9982756199999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770]+[.A771]" office:value-type="float" office:value="88.11245888" calcext:value-type="float">
            <text:p>88.11245888</text:p>
          </table:table-cell>
        </table:table-row>
        <table:table-row table:style-name="ro1">
          <table:table-cell office:value-type="float" office:value="0.113466084" calcext:value-type="float">
            <text:p>0.113466084</text:p>
          </table:table-cell>
          <table:table-cell office:value-type="float" office:value="8.813207" calcext:value-type="float">
            <text:p>8.813207</text:p>
          </table:table-cell>
          <table:table-cell table:formula="of:=[.C771]+[.A772]" office:value-type="float" office:value="88.225924964" calcext:value-type="float">
            <text:p>88.225924964</text:p>
          </table:table-cell>
        </table:table-row>
        <table:table-row table:style-name="ro1">
          <table:table-cell office:value-type="float" office:value="0.11065843" calcext:value-type="float">
            <text:p>0.11065843</text:p>
          </table:table-cell>
          <table:table-cell office:value-type="float" office:value="9.036818" calcext:value-type="float">
            <text:p>9.036818</text:p>
          </table:table-cell>
          <table:table-cell table:formula="of:=[.C772]+[.A773]" office:value-type="float" office:value="88.3365833939999" calcext:value-type="float">
            <text:p>88.3365833939999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773]+[.A774]" office:value-type="float" office:value="88.4431829189999" calcext:value-type="float">
            <text:p>88.4431829189999</text:p>
          </table:table-cell>
        </table:table-row>
        <table:table-row table:style-name="ro1">
          <table:table-cell office:value-type="float" office:value="0.10569924" calcext:value-type="float">
            <text:p>0.10569924</text:p>
          </table:table-cell>
          <table:table-cell office:value-type="float" office:value="9.460806" calcext:value-type="float">
            <text:p>9.460806</text:p>
          </table:table-cell>
          <table:table-cell table:formula="of:=[.C774]+[.A775]" office:value-type="float" office:value="88.5488821589999" calcext:value-type="float">
            <text:p>88.5488821589999</text:p>
          </table:table-cell>
        </table:table-row>
        <table:table-row table:style-name="ro1">
          <table:table-cell office:value-type="float" office:value="0.10691997" calcext:value-type="float">
            <text:p>0.10691997</text:p>
          </table:table-cell>
          <table:table-cell office:value-type="float" office:value="9.35279" calcext:value-type="float">
            <text:p>9.35279</text:p>
          </table:table-cell>
          <table:table-cell table:formula="of:=[.C775]+[.A776]" office:value-type="float" office:value="88.655802129" calcext:value-type="float">
            <text:p>88.655802129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776]+[.A777]" office:value-type="float" office:value="88.7639733389999" calcext:value-type="float">
            <text:p>88.7639733389999</text:p>
          </table:table-cell>
        </table:table-row>
        <table:table-row table:style-name="ro1">
          <table:table-cell office:value-type="float" office:value="0.10952926" calcext:value-type="float">
            <text:p>0.10952926</text:p>
          </table:table-cell>
          <table:table-cell office:value-type="float" office:value="9.129981" calcext:value-type="float">
            <text:p>9.129981</text:p>
          </table:table-cell>
          <table:table-cell table:formula="of:=[.C777]+[.A778]" office:value-type="float" office:value="88.8735025989999" calcext:value-type="float">
            <text:p>88.8735025989999</text:p>
          </table:table-cell>
        </table:table-row>
        <table:table-row table:style-name="ro1">
          <table:table-cell office:value-type="float" office:value="0.11073472" calcext:value-type="float">
            <text:p>0.11073472</text:p>
          </table:table-cell>
          <table:table-cell office:value-type="float" office:value="9.030591" calcext:value-type="float">
            <text:p>9.030591</text:p>
          </table:table-cell>
          <table:table-cell table:formula="of:=[.C778]+[.A779]" office:value-type="float" office:value="88.9842373189999" calcext:value-type="float">
            <text:p>88.9842373189999</text:p>
          </table:table-cell>
        </table:table-row>
        <table:table-row table:style-name="ro1">
          <table:table-cell office:value-type="float" office:value="0.11209278" calcext:value-type="float">
            <text:p>0.11209278</text:p>
          </table:table-cell>
          <table:table-cell office:value-type="float" office:value="8.921182" calcext:value-type="float">
            <text:p>8.921182</text:p>
          </table:table-cell>
          <table:table-cell table:formula="of:=[.C779]+[.A780]" office:value-type="float" office:value="89.096330099" calcext:value-type="float">
            <text:p>89.096330099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780]+[.A781]" office:value-type="float" office:value="89.2095825589999" calcext:value-type="float">
            <text:p>89.2095825589999</text:p>
          </table:table-cell>
        </table:table-row>
        <table:table-row table:style-name="ro1">
          <table:table-cell office:value-type="float" office:value="0.11410697" calcext:value-type="float">
            <text:p>0.11410697</text:p>
          </table:table-cell>
          <table:table-cell office:value-type="float" office:value="8.763706" calcext:value-type="float">
            <text:p>8.763706</text:p>
          </table:table-cell>
          <table:table-cell table:formula="of:=[.C781]+[.A782]" office:value-type="float" office:value="89.3236895289999" calcext:value-type="float">
            <text:p>89.3236895289999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782]+[.A783]" office:value-type="float" office:value="89.4372166589999" calcext:value-type="float">
            <text:p>89.4372166589999</text:p>
          </table:table-cell>
        </table:table-row>
        <table:table-row table:style-name="ro1">
          <table:table-cell office:value-type="float" office:value="0.11062791" calcext:value-type="float">
            <text:p>0.11062791</text:p>
          </table:table-cell>
          <table:table-cell office:value-type="float" office:value="9.03931" calcext:value-type="float">
            <text:p>9.03931</text:p>
          </table:table-cell>
          <table:table-cell table:formula="of:=[.C783]+[.A784]" office:value-type="float" office:value="89.5478445689999" calcext:value-type="float">
            <text:p>89.5478445689999</text:p>
          </table:table-cell>
        </table:table-row>
        <table:table-row table:style-name="ro1">
          <table:table-cell office:value-type="float" office:value="0.105867095" calcext:value-type="float">
            <text:p>0.105867095</text:p>
          </table:table-cell>
          <table:table-cell office:value-type="float" office:value="9.445806" calcext:value-type="float">
            <text:p>9.445806</text:p>
          </table:table-cell>
          <table:table-cell table:formula="of:=[.C784]+[.A785]" office:value-type="float" office:value="89.6537116639999" calcext:value-type="float">
            <text:p>89.6537116639999</text:p>
          </table:table-cell>
        </table:table-row>
        <table:table-row table:style-name="ro1">
          <table:table-cell office:value-type="float" office:value="0.103395134" calcext:value-type="float">
            <text:p>0.103395134</text:p>
          </table:table-cell>
          <table:table-cell office:value-type="float" office:value="9.671635" calcext:value-type="float">
            <text:p>9.671635</text:p>
          </table:table-cell>
          <table:table-cell table:formula="of:=[.C785]+[.A786]" office:value-type="float" office:value="89.7571067979999" calcext:value-type="float">
            <text:p>89.7571067979999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786]+[.A787]" office:value-type="float" office:value="89.8617073879999" calcext:value-type="float">
            <text:p>89.8617073879999</text:p>
          </table:table-cell>
        </table:table-row>
        <table:table-row table:style-name="ro1">
          <table:table-cell office:value-type="float" office:value="0.10585184" calcext:value-type="float">
            <text:p>0.10585184</text:p>
          </table:table-cell>
          <table:table-cell office:value-type="float" office:value="9.447167" calcext:value-type="float">
            <text:p>9.447167</text:p>
          </table:table-cell>
          <table:table-cell table:formula="of:=[.C787]+[.A788]" office:value-type="float" office:value="89.9675592279999" calcext:value-type="float">
            <text:p>89.9675592279999</text:p>
          </table:table-cell>
        </table:table-row>
        <table:table-row table:style-name="ro1">
          <table:table-cell office:value-type="float" office:value="0.10714885" calcext:value-type="float">
            <text:p>0.10714885</text:p>
          </table:table-cell>
          <table:table-cell office:value-type="float" office:value="9.332811" calcext:value-type="float">
            <text:p>9.332811</text:p>
          </table:table-cell>
          <table:table-cell table:formula="of:=[.C788]+[.A789]" office:value-type="float" office:value="90.0747080779999" calcext:value-type="float">
            <text:p>90.0747080779999</text:p>
          </table:table-cell>
        </table:table-row>
        <table:table-row table:style-name="ro1">
          <table:table-cell office:value-type="float" office:value="0.108476385" calcext:value-type="float">
            <text:p>0.108476385</text:p>
          </table:table-cell>
          <table:table-cell office:value-type="float" office:value="9.218596" calcext:value-type="float">
            <text:p>9.218596</text:p>
          </table:table-cell>
          <table:table-cell table:formula="of:=[.C789]+[.A790]" office:value-type="float" office:value="90.1831844629999" calcext:value-type="float">
            <text:p>90.1831844629999</text:p>
          </table:table-cell>
        </table:table-row>
        <table:table-row table:style-name="ro1">
          <table:table-cell office:value-type="float" office:value="0.10972763" calcext:value-type="float">
            <text:p>0.10972763</text:p>
          </table:table-cell>
          <table:table-cell office:value-type="float" office:value="9.113475" calcext:value-type="float">
            <text:p>9.113475</text:p>
          </table:table-cell>
          <table:table-cell table:formula="of:=[.C790]+[.A791]" office:value-type="float" office:value="90.2929120929999" calcext:value-type="float">
            <text:p>90.2929120929999</text:p>
          </table:table-cell>
        </table:table-row>
        <table:table-row table:style-name="ro1">
          <table:table-cell office:value-type="float" office:value="0.11100938" calcext:value-type="float">
            <text:p>0.11100938</text:p>
          </table:table-cell>
          <table:table-cell office:value-type="float" office:value="9.008247" calcext:value-type="float">
            <text:p>9.008247</text:p>
          </table:table-cell>
          <table:table-cell table:formula="of:=[.C791]+[.A792]" office:value-type="float" office:value="90.4039214729999" calcext:value-type="float">
            <text:p>90.4039214729999</text:p>
          </table:table-cell>
        </table:table-row>
        <table:table-row table:style-name="ro1">
          <table:table-cell office:value-type="float" office:value="0.11219959" calcext:value-type="float">
            <text:p>0.11219959</text:p>
          </table:table-cell>
          <table:table-cell office:value-type="float" office:value="8.912689" calcext:value-type="float">
            <text:p>8.912689</text:p>
          </table:table-cell>
          <table:table-cell table:formula="of:=[.C792]+[.A793]" office:value-type="float" office:value="90.5161210629999" calcext:value-type="float">
            <text:p>90.5161210629999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793]+[.A794]" office:value-type="float" office:value="90.6291446329999" calcext:value-type="float">
            <text:p>90.6291446329999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794]+[.A795]" office:value-type="float" office:value="90.7417409589999" calcext:value-type="float">
            <text:p>90.7417409589999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795]+[.A796]" office:value-type="float" office:value="90.8518805789999" calcext:value-type="float">
            <text:p>90.8518805789999</text:p>
          </table:table-cell>
        </table:table-row>
        <table:table-row table:style-name="ro1">
          <table:table-cell office:value-type="float" office:value="0.10617227" calcext:value-type="float">
            <text:p>0.10617227</text:p>
          </table:table-cell>
          <table:table-cell office:value-type="float" office:value="9.418654" calcext:value-type="float">
            <text:p>9.418654</text:p>
          </table:table-cell>
          <table:table-cell table:formula="of:=[.C796]+[.A797]" office:value-type="float" office:value="90.9580528489999" calcext:value-type="float">
            <text:p>90.9580528489999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797]+[.A798]" office:value-type="float" office:value="91.0629738839999" calcext:value-type="float">
            <text:p>91.0629738839999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798]+[.A799]" office:value-type="float" office:value="91.1691614139999" calcext:value-type="float">
            <text:p>91.1691614139999</text:p>
          </table:table-cell>
        </table:table-row>
        <table:table-row table:style-name="ro1">
          <table:table-cell office:value-type="float" office:value="0.10743877" calcext:value-type="float">
            <text:p>0.10743877</text:p>
          </table:table-cell>
          <table:table-cell office:value-type="float" office:value="9.307627" calcext:value-type="float">
            <text:p>9.307627</text:p>
          </table:table-cell>
          <table:table-cell table:formula="of:=[.C799]+[.A800]" office:value-type="float" office:value="91.2766001839999" calcext:value-type="float">
            <text:p>91.2766001839999</text:p>
          </table:table-cell>
        </table:table-row>
        <table:table-row table:style-name="ro1">
          <table:table-cell office:value-type="float" office:value="0.10873579" calcext:value-type="float">
            <text:p>0.10873579</text:p>
          </table:table-cell>
          <table:table-cell office:value-type="float" office:value="9.196604" calcext:value-type="float">
            <text:p>9.196604</text:p>
          </table:table-cell>
          <table:table-cell table:formula="of:=[.C800]+[.A801]" office:value-type="float" office:value="91.3853359739999" calcext:value-type="float">
            <text:p>91.3853359739999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801]+[.A802]" office:value-type="float" office:value="91.4953077439999" calcext:value-type="float">
            <text:p>91.4953077439999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802]+[.A803]" office:value-type="float" office:value="91.6066223089999" calcext:value-type="float">
            <text:p>91.6066223089999</text:p>
          </table:table-cell>
        </table:table-row>
        <table:table-row table:style-name="ro1">
          <table:table-cell office:value-type="float" office:value="0.11248951" calcext:value-type="float">
            <text:p>0.11248951</text:p>
          </table:table-cell>
          <table:table-cell office:value-type="float" office:value="8.889718" calcext:value-type="float">
            <text:p>8.889718</text:p>
          </table:table-cell>
          <table:table-cell table:formula="of:=[.C803]+[.A804]" office:value-type="float" office:value="91.7191118189999" calcext:value-type="float">
            <text:p>91.7191118189999</text:p>
          </table:table-cell>
        </table:table-row>
        <table:table-row table:style-name="ro1">
          <table:table-cell office:value-type="float" office:value="0.11334401" calcext:value-type="float">
            <text:p>0.11334401</text:p>
          </table:table-cell>
          <table:table-cell office:value-type="float" office:value="8.822698" calcext:value-type="float">
            <text:p>8.822698</text:p>
          </table:table-cell>
          <table:table-cell table:formula="of:=[.C804]+[.A805]" office:value-type="float" office:value="91.8324558289999" calcext:value-type="float">
            <text:p>91.8324558289999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805]+[.A806]" office:value-type="float" office:value="91.9453878489999" calcext:value-type="float">
            <text:p>91.9453878489999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806]+[.A807]" office:value-type="float" office:value="92.0556953189999" calcext:value-type="float">
            <text:p>92.0556953189999</text:p>
          </table:table-cell>
        </table:table-row>
        <table:table-row table:style-name="ro1">
          <table:table-cell office:value-type="float" office:value="0.10656901" calcext:value-type="float">
            <text:p>0.10656901</text:p>
          </table:table-cell>
          <table:table-cell office:value-type="float" office:value="9.383591" calcext:value-type="float">
            <text:p>9.383591</text:p>
          </table:table-cell>
          <table:table-cell table:formula="of:=[.C807]+[.A808]" office:value-type="float" office:value="92.1622643289999" calcext:value-type="float">
            <text:p>92.1622643289999</text:p>
          </table:table-cell>
        </table:table-row>
        <table:table-row table:style-name="ro1">
          <table:table-cell office:value-type="float" office:value="0.1057908" calcext:value-type="float">
            <text:p>0.1057908</text:p>
          </table:table-cell>
          <table:table-cell office:value-type="float" office:value="9.452618" calcext:value-type="float">
            <text:p>9.452618</text:p>
          </table:table-cell>
          <table:table-cell table:formula="of:=[.C808]+[.A809]" office:value-type="float" office:value="92.2680551289999" calcext:value-type="float">
            <text:p>92.2680551289999</text:p>
          </table:table-cell>
        </table:table-row>
        <table:table-row table:style-name="ro1">
          <table:table-cell office:value-type="float" office:value="0.10711833" calcext:value-type="float">
            <text:p>0.10711833</text:p>
          </table:table-cell>
          <table:table-cell office:value-type="float" office:value="9.33547" calcext:value-type="float">
            <text:p>9.33547</text:p>
          </table:table-cell>
          <table:table-cell table:formula="of:=[.C809]+[.A810]" office:value-type="float" office:value="92.3751734589999" calcext:value-type="float">
            <text:p>92.3751734589999</text:p>
          </table:table-cell>
        </table:table-row>
        <table:table-row table:style-name="ro1">
          <table:table-cell office:value-type="float" office:value="0.108354315" calcext:value-type="float">
            <text:p>0.108354315</text:p>
          </table:table-cell>
          <table:table-cell office:value-type="float" office:value="9.228982" calcext:value-type="float">
            <text:p>9.228982</text:p>
          </table:table-cell>
          <table:table-cell table:formula="of:=[.C810]+[.A811]" office:value-type="float" office:value="92.4835277739999" calcext:value-type="float">
            <text:p>92.4835277739999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811]+[.A812]" office:value-type="float" office:value="92.5932096239999" calcext:value-type="float">
            <text:p>92.5932096239999</text:p>
          </table:table-cell>
        </table:table-row>
        <table:table-row table:style-name="ro1">
          <table:table-cell office:value-type="float" office:value="0.11100938" calcext:value-type="float">
            <text:p>0.11100938</text:p>
          </table:table-cell>
          <table:table-cell office:value-type="float" office:value="9.008247" calcext:value-type="float">
            <text:p>9.008247</text:p>
          </table:table-cell>
          <table:table-cell table:formula="of:=[.C812]+[.A813]" office:value-type="float" office:value="92.7042190039999" calcext:value-type="float">
            <text:p>92.7042190039999</text:p>
          </table:table-cell>
        </table:table-row>
        <table:table-row table:style-name="ro1">
          <table:table-cell office:value-type="float" office:value="0.11233692" calcext:value-type="float">
            <text:p>0.11233692</text:p>
          </table:table-cell>
          <table:table-cell office:value-type="float" office:value="8.9017935" calcext:value-type="float">
            <text:p>8.9017935</text:p>
          </table:table-cell>
          <table:table-cell table:formula="of:=[.C813]+[.A814]" office:value-type="float" office:value="92.8165559239999" calcext:value-type="float">
            <text:p>92.8165559239999</text:p>
          </table:table-cell>
        </table:table-row>
        <table:table-row table:style-name="ro1">
          <table:table-cell office:value-type="float" office:value="0.113557644" calcext:value-type="float">
            <text:p>0.113557644</text:p>
          </table:table-cell>
          <table:table-cell office:value-type="float" office:value="8.8061" calcext:value-type="float">
            <text:p>8.8061</text:p>
          </table:table-cell>
          <table:table-cell table:formula="of:=[.C814]+[.A815]" office:value-type="float" office:value="92.9301135679999" calcext:value-type="float">
            <text:p>92.9301135679999</text:p>
          </table:table-cell>
        </table:table-row>
        <table:table-row table:style-name="ro1">
          <table:table-cell office:value-type="float" office:value="0.11432059" calcext:value-type="float">
            <text:p>0.11432059</text:p>
          </table:table-cell>
          <table:table-cell office:value-type="float" office:value="8.74733" calcext:value-type="float">
            <text:p>8.74733</text:p>
          </table:table-cell>
          <table:table-cell table:formula="of:=[.C815]+[.A816]" office:value-type="float" office:value="93.0444341579999" calcext:value-type="float">
            <text:p>93.0444341579999</text:p>
          </table:table-cell>
        </table:table-row>
        <table:table-row table:style-name="ro1">
          <table:table-cell office:value-type="float" office:value="0.11369497" calcext:value-type="float">
            <text:p>0.11369497</text:p>
          </table:table-cell>
          <table:table-cell office:value-type="float" office:value="8.795464" calcext:value-type="float">
            <text:p>8.795464</text:p>
          </table:table-cell>
          <table:table-cell table:formula="of:=[.C816]+[.A817]" office:value-type="float" office:value="93.158129128" calcext:value-type="float">
            <text:p>93.158129128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817]+[.A818]" office:value-type="float" office:value="93.268894368" calcext:value-type="float">
            <text:p>93.268894368</text:p>
          </table:table-cell>
        </table:table-row>
        <table:table-row table:style-name="ro1">
          <table:table-cell office:value-type="float" office:value="0.10661478" calcext:value-type="float">
            <text:p>0.10661478</text:p>
          </table:table-cell>
          <table:table-cell office:value-type="float" office:value="9.379561" calcext:value-type="float">
            <text:p>9.379561</text:p>
          </table:table-cell>
          <table:table-cell table:formula="of:=[.C818]+[.A819]" office:value-type="float" office:value="93.3755091479999" calcext:value-type="float">
            <text:p>93.3755091479999</text:p>
          </table:table-cell>
        </table:table-row>
        <table:table-row table:style-name="ro1">
          <table:table-cell office:value-type="float" office:value="0.105760284" calcext:value-type="float">
            <text:p>0.105760284</text:p>
          </table:table-cell>
          <table:table-cell office:value-type="float" office:value="9.455345" calcext:value-type="float">
            <text:p>9.455345</text:p>
          </table:table-cell>
          <table:table-cell table:formula="of:=[.C819]+[.A820]" office:value-type="float" office:value="93.481269432" calcext:value-type="float">
            <text:p>93.481269432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820]+[.A821]" office:value-type="float" office:value="93.5882656919999" calcext:value-type="float">
            <text:p>93.5882656919999</text:p>
          </table:table-cell>
        </table:table-row>
        <table:table-row table:style-name="ro1">
          <table:table-cell office:value-type="float" office:value="0.108369574" calcext:value-type="float">
            <text:p>0.108369574</text:p>
          </table:table-cell>
          <table:table-cell office:value-type="float" office:value="9.227683" calcext:value-type="float">
            <text:p>9.227683</text:p>
          </table:table-cell>
          <table:table-cell table:formula="of:=[.C821]+[.A822]" office:value-type="float" office:value="93.696635266" calcext:value-type="float">
            <text:p>93.696635266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822]+[.A823]" office:value-type="float" office:value="93.8063018559999" calcext:value-type="float">
            <text:p>93.8063018559999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823]+[.A824]" office:value-type="float" office:value="93.9172654609999" calcext:value-type="float">
            <text:p>93.9172654609999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824]+[.A825]" office:value-type="float" office:value="94.0295718609999" calcext:value-type="float">
            <text:p>94.0295718609999</text:p>
          </table:table-cell>
        </table:table-row>
        <table:table-row table:style-name="ro1">
          <table:table-cell office:value-type="float" office:value="0.11352713" calcext:value-type="float">
            <text:p>0.11352713</text:p>
          </table:table-cell>
          <table:table-cell office:value-type="float" office:value="8.808467" calcext:value-type="float">
            <text:p>8.808467</text:p>
          </table:table-cell>
          <table:table-cell table:formula="of:=[.C825]+[.A826]" office:value-type="float" office:value="94.1430989909999" calcext:value-type="float">
            <text:p>94.1430989909999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826]+[.A827]" office:value-type="float" office:value="94.2573738059999" calcext:value-type="float">
            <text:p>94.2573738059999</text:p>
          </table:table-cell>
        </table:table-row>
        <table:table-row table:style-name="ro1">
          <table:table-cell office:value-type="float" office:value="0.1136492" calcext:value-type="float">
            <text:p>0.1136492</text:p>
          </table:table-cell>
          <table:table-cell office:value-type="float" office:value="8.799006" calcext:value-type="float">
            <text:p>8.799006</text:p>
          </table:table-cell>
          <table:table-cell table:formula="of:=[.C827]+[.A828]" office:value-type="float" office:value="94.3710230059999" calcext:value-type="float">
            <text:p>94.3710230059999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828]+[.A829]" office:value-type="float" office:value="94.4818187659999" calcext:value-type="float">
            <text:p>94.4818187659999</text:p>
          </table:table-cell>
        </table:table-row>
        <table:table-row table:style-name="ro1">
          <table:table-cell office:value-type="float" office:value="0.10630961" calcext:value-type="float">
            <text:p>0.10630961</text:p>
          </table:table-cell>
          <table:table-cell office:value-type="float" office:value="9.406487" calcext:value-type="float">
            <text:p>9.406487</text:p>
          </table:table-cell>
          <table:table-cell table:formula="of:=[.C829]+[.A830]" office:value-type="float" office:value="94.5881283759999" calcext:value-type="float">
            <text:p>94.5881283759999</text:p>
          </table:table-cell>
        </table:table-row>
        <table:table-row table:style-name="ro1">
          <table:table-cell office:value-type="float" office:value="0.104341194" calcext:value-type="float">
            <text:p>0.104341194</text:p>
          </table:table-cell>
          <table:table-cell office:value-type="float" office:value="9.583943" calcext:value-type="float">
            <text:p>9.583943</text:p>
          </table:table-cell>
          <table:table-cell table:formula="of:=[.C830]+[.A831]" office:value-type="float" office:value="94.6924695699999" calcext:value-type="float">
            <text:p>94.6924695699999</text:p>
          </table:table-cell>
        </table:table-row>
        <table:table-row table:style-name="ro1">
          <table:table-cell office:value-type="float" office:value="0.10562295" calcext:value-type="float">
            <text:p>0.10562295</text:p>
          </table:table-cell>
          <table:table-cell office:value-type="float" office:value="9.46764" calcext:value-type="float">
            <text:p>9.46764</text:p>
          </table:table-cell>
          <table:table-cell table:formula="of:=[.C831]+[.A832]" office:value-type="float" office:value="94.7980925199999" calcext:value-type="float">
            <text:p>94.7980925199999</text:p>
          </table:table-cell>
        </table:table-row>
        <table:table-row table:style-name="ro1">
          <table:table-cell office:value-type="float" office:value="0.10690471" calcext:value-type="float">
            <text:p>0.10690471</text:p>
          </table:table-cell>
          <table:table-cell office:value-type="float" office:value="9.354125" calcext:value-type="float">
            <text:p>9.354125</text:p>
          </table:table-cell>
          <table:table-cell table:formula="of:=[.C832]+[.A833]" office:value-type="float" office:value="94.9049972299999" calcext:value-type="float">
            <text:p>94.9049972299999</text:p>
          </table:table-cell>
        </table:table-row>
        <table:table-row table:style-name="ro1">
          <table:table-cell office:value-type="float" office:value="0.108140685" calcext:value-type="float">
            <text:p>0.108140685</text:p>
          </table:table-cell>
          <table:table-cell office:value-type="float" office:value="9.247213" calcext:value-type="float">
            <text:p>9.247213</text:p>
          </table:table-cell>
          <table:table-cell table:formula="of:=[.C833]+[.A834]" office:value-type="float" office:value="95.0131379149999" calcext:value-type="float">
            <text:p>95.0131379149999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834]+[.A835]" office:value-type="float" office:value="95.1226061349999" calcext:value-type="float">
            <text:p>95.1226061349999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835]+[.A836]" office:value-type="float" office:value="95.2332950849999" calcext:value-type="float">
            <text:p>95.2332950849999</text:p>
          </table:table-cell>
        </table:table-row>
        <table:table-row table:style-name="ro1">
          <table:table-cell office:value-type="float" office:value="0.11195544" calcext:value-type="float">
            <text:p>0.11195544</text:p>
          </table:table-cell>
          <table:table-cell office:value-type="float" office:value="8.932125" calcext:value-type="float">
            <text:p>8.932125</text:p>
          </table:table-cell>
          <table:table-cell table:formula="of:=[.C836]+[.A837]" office:value-type="float" office:value="95.3452505249999" calcext:value-type="float">
            <text:p>95.3452505249999</text:p>
          </table:table-cell>
        </table:table-row>
        <table:table-row table:style-name="ro1">
          <table:table-cell office:value-type="float" office:value="0.11288624" calcext:value-type="float">
            <text:p>0.11288624</text:p>
          </table:table-cell>
          <table:table-cell office:value-type="float" office:value="8.858476" calcext:value-type="float">
            <text:p>8.858476</text:p>
          </table:table-cell>
          <table:table-cell table:formula="of:=[.C837]+[.A838]" office:value-type="float" office:value="95.4581367649999" calcext:value-type="float">
            <text:p>95.4581367649999</text:p>
          </table:table-cell>
        </table:table-row>
        <table:table-row table:style-name="ro1">
          <table:table-cell office:value-type="float" office:value="0.11253528" calcext:value-type="float">
            <text:p>0.11253528</text:p>
          </table:table-cell>
          <table:table-cell office:value-type="float" office:value="8.886103" calcext:value-type="float">
            <text:p>8.886103</text:p>
          </table:table-cell>
          <table:table-cell table:formula="of:=[.C838]+[.A839]" office:value-type="float" office:value="95.5706720449999" calcext:value-type="float">
            <text:p>95.5706720449999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839]+[.A840]" office:value-type="float" office:value="95.6809642549999" calcext:value-type="float">
            <text:p>95.6809642549999</text:p>
          </table:table-cell>
        </table:table-row>
        <table:table-row table:style-name="ro1">
          <table:table-cell office:value-type="float" office:value="0.10601968" calcext:value-type="float">
            <text:p>0.10601968</text:p>
          </table:table-cell>
          <table:table-cell office:value-type="float" office:value="9.432211" calcext:value-type="float">
            <text:p>9.432211</text:p>
          </table:table-cell>
          <table:table-cell table:formula="of:=[.C840]+[.A841]" office:value-type="float" office:value="95.7869839349999" calcext:value-type="float">
            <text:p>95.7869839349999</text:p>
          </table:table-cell>
        </table:table-row>
        <table:table-row table:style-name="ro1">
          <table:table-cell office:value-type="float" office:value="0.10391394" calcext:value-type="float">
            <text:p>0.10391394</text:p>
          </table:table-cell>
          <table:table-cell office:value-type="float" office:value="9.623347" calcext:value-type="float">
            <text:p>9.623347</text:p>
          </table:table-cell>
          <table:table-cell table:formula="of:=[.C841]+[.A842]" office:value-type="float" office:value="95.8908978749999" calcext:value-type="float">
            <text:p>95.8908978749999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842]+[.A843]" office:value-type="float" office:value="95.9960630509999" calcext:value-type="float">
            <text:p>95.9960630509999</text:p>
          </table:table-cell>
        </table:table-row>
        <table:table-row table:style-name="ro1">
          <table:table-cell office:value-type="float" office:value="0.106477454" calcext:value-type="float">
            <text:p>0.106477454</text:p>
          </table:table-cell>
          <table:table-cell office:value-type="float" office:value="9.391659" calcext:value-type="float">
            <text:p>9.391659</text:p>
          </table:table-cell>
          <table:table-cell table:formula="of:=[.C843]+[.A844]" office:value-type="float" office:value="96.1025405049999" calcext:value-type="float">
            <text:p>96.1025405049999</text:p>
          </table:table-cell>
        </table:table-row>
        <table:table-row table:style-name="ro1">
          <table:table-cell office:value-type="float" office:value="0.107743956" calcext:value-type="float">
            <text:p>0.107743956</text:p>
          </table:table-cell>
          <table:table-cell office:value-type="float" office:value="9.281262" calcext:value-type="float">
            <text:p>9.281262</text:p>
          </table:table-cell>
          <table:table-cell table:formula="of:=[.C844]+[.A845]" office:value-type="float" office:value="96.2102844609999" calcext:value-type="float">
            <text:p>96.2102844609999</text:p>
          </table:table-cell>
        </table:table-row>
        <table:table-row table:style-name="ro1">
          <table:table-cell office:value-type="float" office:value="0.10905623" calcext:value-type="float">
            <text:p>0.10905623</text:p>
          </table:table-cell>
          <table:table-cell office:value-type="float" office:value="9.169582" calcext:value-type="float">
            <text:p>9.169582</text:p>
          </table:table-cell>
          <table:table-cell table:formula="of:=[.C845]+[.A846]" office:value-type="float" office:value="96.3193406909999" calcext:value-type="float">
            <text:p>96.3193406909999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846]+[.A847]" office:value-type="float" office:value="96.4296329009999" calcext:value-type="float">
            <text:p>96.4296329009999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847]+[.A848]" office:value-type="float" office:value="96.5413136809999" calcext:value-type="float">
            <text:p>96.5413136809999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848]+[.A849]" office:value-type="float" office:value="96.6541846649999" calcext:value-type="float">
            <text:p>96.6541846649999</text:p>
          </table:table-cell>
        </table:table-row>
        <table:table-row table:style-name="ro1">
          <table:table-cell office:value-type="float" office:value="0.11369497" calcext:value-type="float">
            <text:p>0.11369497</text:p>
          </table:table-cell>
          <table:table-cell office:value-type="float" office:value="8.795464" calcext:value-type="float">
            <text:p>8.795464</text:p>
          </table:table-cell>
          <table:table-cell table:formula="of:=[.C849]+[.A850]" office:value-type="float" office:value="96.7678796349999" calcext:value-type="float">
            <text:p>96.7678796349999</text:p>
          </table:table-cell>
        </table:table-row>
        <table:table-row table:style-name="ro1">
          <table:table-cell office:value-type="float" office:value="0.11326772" calcext:value-type="float">
            <text:p>0.11326772</text:p>
          </table:table-cell>
          <table:table-cell office:value-type="float" office:value="8.828641" calcext:value-type="float">
            <text:p>8.828641</text:p>
          </table:table-cell>
          <table:table-cell table:formula="of:=[.C850]+[.A851]" office:value-type="float" office:value="96.8811473549999" calcext:value-type="float">
            <text:p>96.8811473549999</text:p>
          </table:table-cell>
        </table:table-row>
        <table:table-row table:style-name="ro1">
          <table:table-cell office:value-type="float" office:value="0.11053635" calcext:value-type="float">
            <text:p>0.11053635</text:p>
          </table:table-cell>
          <table:table-cell office:value-type="float" office:value="9.046797" calcext:value-type="float">
            <text:p>9.046797</text:p>
          </table:table-cell>
          <table:table-cell table:formula="of:=[.C851]+[.A852]" office:value-type="float" office:value="96.9916837049999" calcext:value-type="float">
            <text:p>96.9916837049999</text:p>
          </table:table-cell>
        </table:table-row>
        <table:table-row table:style-name="ro1">
          <table:table-cell office:value-type="float" office:value="0.10591287" calcext:value-type="float">
            <text:p>0.10591287</text:p>
          </table:table-cell>
          <table:table-cell office:value-type="float" office:value="9.441723" calcext:value-type="float">
            <text:p>9.441723</text:p>
          </table:table-cell>
          <table:table-cell table:formula="of:=[.C852]+[.A853]" office:value-type="float" office:value="97.0975965749999" calcext:value-type="float">
            <text:p>97.0975965749999</text:p>
          </table:table-cell>
        </table:table-row>
        <table:table-row table:style-name="ro1">
          <table:table-cell office:value-type="float" office:value="0.10354772" calcext:value-type="float">
            <text:p>0.10354772</text:p>
          </table:table-cell>
          <table:table-cell office:value-type="float" office:value="9.657383" calcext:value-type="float">
            <text:p>9.657383</text:p>
          </table:table-cell>
          <table:table-cell table:formula="of:=[.C853]+[.A854]" office:value-type="float" office:value="97.2011442949999" calcext:value-type="float">
            <text:p>97.2011442949999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854]+[.A855]" office:value-type="float" office:value="97.3059127449999" calcext:value-type="float">
            <text:p>97.3059127449999</text:p>
          </table:table-cell>
        </table:table-row>
        <table:table-row table:style-name="ro1">
          <table:table-cell office:value-type="float" office:value="0.106004424" calcext:value-type="float">
            <text:p>0.106004424</text:p>
          </table:table-cell>
          <table:table-cell office:value-type="float" office:value="9.433568" calcext:value-type="float">
            <text:p>9.433568</text:p>
          </table:table-cell>
          <table:table-cell table:formula="of:=[.C855]+[.A856]" office:value-type="float" office:value="97.4119171689999" calcext:value-type="float">
            <text:p>97.4119171689999</text:p>
          </table:table-cell>
        </table:table-row>
        <table:table-row table:style-name="ro1">
          <table:table-cell office:value-type="float" office:value="0.107301444" calcext:value-type="float">
            <text:p>0.107301444</text:p>
          </table:table-cell>
          <table:table-cell office:value-type="float" office:value="9.319539" calcext:value-type="float">
            <text:p>9.319539</text:p>
          </table:table-cell>
          <table:table-cell table:formula="of:=[.C856]+[.A857]" office:value-type="float" office:value="97.5192186129999" calcext:value-type="float">
            <text:p>97.5192186129999</text:p>
          </table:table-cell>
        </table:table-row>
        <table:table-row table:style-name="ro1">
          <table:table-cell office:value-type="float" office:value="0.1085832" calcext:value-type="float">
            <text:p>0.1085832</text:p>
          </table:table-cell>
          <table:table-cell office:value-type="float" office:value="9.209529" calcext:value-type="float">
            <text:p>9.209529</text:p>
          </table:table-cell>
          <table:table-cell table:formula="of:=[.C857]+[.A858]" office:value-type="float" office:value="97.6278018129999" calcext:value-type="float">
            <text:p>97.6278018129999</text:p>
          </table:table-cell>
        </table:table-row>
        <table:table-row table:style-name="ro1">
          <table:table-cell office:value-type="float" office:value="0.10983444" calcext:value-type="float">
            <text:p>0.10983444</text:p>
          </table:table-cell>
          <table:table-cell office:value-type="float" office:value="9.104612" calcext:value-type="float">
            <text:p>9.104612</text:p>
          </table:table-cell>
          <table:table-cell table:formula="of:=[.C858]+[.A859]" office:value-type="float" office:value="97.7376362529999" calcext:value-type="float">
            <text:p>97.7376362529999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859]+[.A860]" office:value-type="float" office:value="97.8488134889999" calcext:value-type="float">
            <text:p>97.8488134889999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860]+[.A861]" office:value-type="float" office:value="97.9611961839999" calcext:value-type="float">
            <text:p>97.9611961839999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861]+[.A862]" office:value-type="float" office:value="98.0744486439999" calcext:value-type="float">
            <text:p>98.0744486439999</text:p>
          </table:table-cell>
        </table:table-row>
        <table:table-row table:style-name="ro1">
          <table:table-cell office:value-type="float" office:value="0.112840466" calcext:value-type="float">
            <text:p>0.112840466</text:p>
          </table:table-cell>
          <table:table-cell office:value-type="float" office:value="8.862069" calcext:value-type="float">
            <text:p>8.862069</text:p>
          </table:table-cell>
          <table:table-cell table:formula="of:=[.C862]+[.A863]" office:value-type="float" office:value="98.1872891099999" calcext:value-type="float">
            <text:p>98.1872891099999</text:p>
          </table:table-cell>
        </table:table-row>
        <table:table-row table:style-name="ro1">
          <table:table-cell office:value-type="float" office:value="0.11017014" calcext:value-type="float">
            <text:p>0.11017014</text:p>
          </table:table-cell>
          <table:table-cell office:value-type="float" office:value="9.076869" calcext:value-type="float">
            <text:p>9.076869</text:p>
          </table:table-cell>
          <table:table-cell table:formula="of:=[.C863]+[.A864]" office:value-type="float" office:value="98.2974592499999" calcext:value-type="float">
            <text:p>98.2974592499999</text:p>
          </table:table-cell>
        </table:table-row>
        <table:table-row table:style-name="ro1">
          <table:table-cell office:value-type="float" office:value="0.10626383" calcext:value-type="float">
            <text:p>0.10626383</text:p>
          </table:table-cell>
          <table:table-cell office:value-type="float" office:value="9.41054" calcext:value-type="float">
            <text:p>9.41054</text:p>
          </table:table-cell>
          <table:table-cell table:formula="of:=[.C864]+[.A865]" office:value-type="float" office:value="98.4037230799999" calcext:value-type="float">
            <text:p>98.4037230799999</text:p>
          </table:table-cell>
        </table:table-row>
        <table:table-row table:style-name="ro1">
          <table:table-cell office:value-type="float" office:value="0.10524148" calcext:value-type="float">
            <text:p>0.10524148</text:p>
          </table:table-cell>
          <table:table-cell office:value-type="float" office:value="9.501957" calcext:value-type="float">
            <text:p>9.501957</text:p>
          </table:table-cell>
          <table:table-cell table:formula="of:=[.C865]+[.A866]" office:value-type="float" office:value="98.5089645599999" calcext:value-type="float">
            <text:p>98.5089645599999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866]+[.A867]" office:value-type="float" office:value="98.6154877899999" calcext:value-type="float">
            <text:p>98.6154877899999</text:p>
          </table:table-cell>
        </table:table-row>
        <table:table-row table:style-name="ro1">
          <table:table-cell office:value-type="float" office:value="0.10782025" calcext:value-type="float">
            <text:p>0.10782025</text:p>
          </table:table-cell>
          <table:table-cell office:value-type="float" office:value="9.274695" calcext:value-type="float">
            <text:p>9.274695</text:p>
          </table:table-cell>
          <table:table-cell table:formula="of:=[.C867]+[.A868]" office:value-type="float" office:value="98.7233080399999" calcext:value-type="float">
            <text:p>98.7233080399999</text:p>
          </table:table-cell>
        </table:table-row>
        <table:table-row table:style-name="ro1">
          <table:table-cell office:value-type="float" office:value="0.10905623" calcext:value-type="float">
            <text:p>0.10905623</text:p>
          </table:table-cell>
          <table:table-cell office:value-type="float" office:value="9.169582" calcext:value-type="float">
            <text:p>9.169582</text:p>
          </table:table-cell>
          <table:table-cell table:formula="of:=[.C868]+[.A869]" office:value-type="float" office:value="98.8323642699999" calcext:value-type="float">
            <text:p>98.8323642699999</text:p>
          </table:table-cell>
        </table:table-row>
        <table:table-row table:style-name="ro1">
          <table:table-cell office:value-type="float" office:value="0.11033799" calcext:value-type="float">
            <text:p>0.11033799</text:p>
          </table:table-cell>
          <table:table-cell office:value-type="float" office:value="9.063062" calcext:value-type="float">
            <text:p>9.063062</text:p>
          </table:table-cell>
          <table:table-cell table:formula="of:=[.C869]+[.A870]" office:value-type="float" office:value="98.9427022599999" calcext:value-type="float">
            <text:p>98.9427022599999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870]+[.A871]" office:value-type="float" office:value="99.0542457099999" calcext:value-type="float">
            <text:p>99.0542457099999</text:p>
          </table:table-cell>
        </table:table-row>
        <table:table-row table:style-name="ro1">
          <table:table-cell office:value-type="float" office:value="0.112840466" calcext:value-type="float">
            <text:p>0.112840466</text:p>
          </table:table-cell>
          <table:table-cell office:value-type="float" office:value="8.862069" calcext:value-type="float">
            <text:p>8.862069</text:p>
          </table:table-cell>
          <table:table-cell table:formula="of:=[.C871]+[.A872]" office:value-type="float" office:value="99.1670861759999" calcext:value-type="float">
            <text:p>99.1670861759999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872]+[.A873]" office:value-type="float" office:value="99.2807964059999" calcext:value-type="float">
            <text:p>99.2807964059999</text:p>
          </table:table-cell>
        </table:table-row>
        <table:table-row table:style-name="ro1">
          <table:table-cell office:value-type="float" office:value="0.11317617" calcext:value-type="float">
            <text:p>0.11317617</text:p>
          </table:table-cell>
          <table:table-cell office:value-type="float" office:value="8.835783" calcext:value-type="float">
            <text:p>8.835783</text:p>
          </table:table-cell>
          <table:table-cell table:formula="of:=[.C873]+[.A874]" office:value-type="float" office:value="99.3939725759999" calcext:value-type="float">
            <text:p>99.3939725759999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874]+[.A875]" office:value-type="float" office:value="99.5044478959999" calcext:value-type="float">
            <text:p>99.5044478959999</text:p>
          </table:table-cell>
        </table:table-row>
        <table:table-row table:style-name="ro1">
          <table:table-cell office:value-type="float" office:value="0.10655375" calcext:value-type="float">
            <text:p>0.10655375</text:p>
          </table:table-cell>
          <table:table-cell office:value-type="float" office:value="9.384934" calcext:value-type="float">
            <text:p>9.384934</text:p>
          </table:table-cell>
          <table:table-cell table:formula="of:=[.C875]+[.A876]" office:value-type="float" office:value="99.6110016459999" calcext:value-type="float">
            <text:p>99.6110016459999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876]+[.A877]" office:value-type="float" office:value="99.7166703659999" calcext:value-type="float">
            <text:p>99.7166703659999</text:p>
          </table:table-cell>
        </table:table-row>
        <table:table-row table:style-name="ro1">
          <table:table-cell office:value-type="float" office:value="0.10691997" calcext:value-type="float">
            <text:p>0.10691997</text:p>
          </table:table-cell>
          <table:table-cell office:value-type="float" office:value="9.35279" calcext:value-type="float">
            <text:p>9.35279</text:p>
          </table:table-cell>
          <table:table-cell table:formula="of:=[.C877]+[.A878]" office:value-type="float" office:value="99.8235903359999" calcext:value-type="float">
            <text:p>99.8235903359999</text:p>
          </table:table-cell>
        </table:table-row>
        <table:table-row table:style-name="ro1">
          <table:table-cell office:value-type="float" office:value="0.1082475" calcext:value-type="float">
            <text:p>0.1082475</text:p>
          </table:table-cell>
          <table:table-cell office:value-type="float" office:value="9.238089" calcext:value-type="float">
            <text:p>9.238089</text:p>
          </table:table-cell>
          <table:table-cell table:formula="of:=[.C878]+[.A879]" office:value-type="float" office:value="99.9318378359999" calcext:value-type="float">
            <text:p>99.9318378359999</text:p>
          </table:table-cell>
        </table:table-row>
        <table:table-row table:style-name="ro1">
          <table:table-cell office:value-type="float" office:value="0.109514" calcext:value-type="float">
            <text:p>0.109514</text:p>
          </table:table-cell>
          <table:table-cell office:value-type="float" office:value="9.131253" calcext:value-type="float">
            <text:p>9.131253</text:p>
          </table:table-cell>
          <table:table-cell table:formula="of:=[.C879]+[.A880]" office:value-type="float" office:value="100.041351836" calcext:value-type="float">
            <text:p>100.041351836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880]+[.A881]" office:value-type="float" office:value="100.152162856" calcext:value-type="float">
            <text:p>100.152162856</text:p>
          </table:table-cell>
        </table:table-row>
        <table:table-row table:style-name="ro1">
          <table:table-cell office:value-type="float" office:value="0.112123296" calcext:value-type="float">
            <text:p>0.112123296</text:p>
          </table:table-cell>
          <table:table-cell office:value-type="float" office:value="8.918754" calcext:value-type="float">
            <text:p>8.918754</text:p>
          </table:table-cell>
          <table:table-cell table:formula="of:=[.C881]+[.A882]" office:value-type="float" office:value="100.264286152" calcext:value-type="float">
            <text:p>100.264286152</text:p>
          </table:table-cell>
        </table:table-row>
        <table:table-row table:style-name="ro1">
          <table:table-cell office:value-type="float" office:value="0.11335927" calcext:value-type="float">
            <text:p>0.11335927</text:p>
          </table:table-cell>
          <table:table-cell office:value-type="float" office:value="8.82151" calcext:value-type="float">
            <text:p>8.82151</text:p>
          </table:table-cell>
          <table:table-cell table:formula="of:=[.C882]+[.A883]" office:value-type="float" office:value="100.377645422" calcext:value-type="float">
            <text:p>100.377645422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883]+[.A884]" office:value-type="float" office:value="100.491828682" calcext:value-type="float">
            <text:p>100.491828682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884]+[.A885]" office:value-type="float" office:value="100.605432102" calcext:value-type="float">
            <text:p>100.605432102</text:p>
          </table:table-cell>
        </table:table-row>
        <table:table-row table:style-name="ro1">
          <table:table-cell office:value-type="float" office:value="0.11065843" calcext:value-type="float">
            <text:p>0.11065843</text:p>
          </table:table-cell>
          <table:table-cell office:value-type="float" office:value="9.036818" calcext:value-type="float">
            <text:p>9.036818</text:p>
          </table:table-cell>
          <table:table-cell table:formula="of:=[.C885]+[.A886]" office:value-type="float" office:value="100.716090532" calcext:value-type="float">
            <text:p>100.716090532</text:p>
          </table:table-cell>
        </table:table-row>
        <table:table-row table:style-name="ro1">
          <table:table-cell office:value-type="float" office:value="0.10667582" calcext:value-type="float">
            <text:p>0.10667582</text:p>
          </table:table-cell>
          <table:table-cell office:value-type="float" office:value="9.374195" calcext:value-type="float">
            <text:p>9.374195</text:p>
          </table:table-cell>
          <table:table-cell table:formula="of:=[.C886]+[.A887]" office:value-type="float" office:value="100.822766352" calcext:value-type="float">
            <text:p>100.822766352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887]+[.A888]" office:value-type="float" office:value="100.928541892" calcext:value-type="float">
            <text:p>100.928541892</text:p>
          </table:table-cell>
        </table:table-row>
        <table:table-row table:style-name="ro1">
          <table:table-cell office:value-type="float" office:value="0.107057296" calcext:value-type="float">
            <text:p>0.107057296</text:p>
          </table:table-cell>
          <table:table-cell office:value-type="float" office:value="9.340793" calcext:value-type="float">
            <text:p>9.340793</text:p>
          </table:table-cell>
          <table:table-cell table:formula="of:=[.C888]+[.A889]" office:value-type="float" office:value="101.035599188" calcext:value-type="float">
            <text:p>101.035599188</text:p>
          </table:table-cell>
        </table:table-row>
        <table:table-row table:style-name="ro1">
          <table:table-cell office:value-type="float" office:value="0.10833906" calcext:value-type="float">
            <text:p>0.10833906</text:p>
          </table:table-cell>
          <table:table-cell office:value-type="float" office:value="9.230282" calcext:value-type="float">
            <text:p>9.230282</text:p>
          </table:table-cell>
          <table:table-cell table:formula="of:=[.C889]+[.A890]" office:value-type="float" office:value="101.143938248" calcext:value-type="float">
            <text:p>101.143938248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890]+[.A891]" office:value-type="float" office:value="101.253635358" calcext:value-type="float">
            <text:p>101.253635358</text:p>
          </table:table-cell>
        </table:table-row>
        <table:table-row table:style-name="ro1">
          <table:table-cell office:value-type="float" office:value="0.11102464" calcext:value-type="float">
            <text:p>0.11102464</text:p>
          </table:table-cell>
          <table:table-cell office:value-type="float" office:value="9.0070095" calcext:value-type="float">
            <text:p>9.0070095</text:p>
          </table:table-cell>
          <table:table-cell table:formula="of:=[.C891]+[.A892]" office:value-type="float" office:value="101.364659998" calcext:value-type="float">
            <text:p>101.364659998</text:p>
          </table:table-cell>
        </table:table-row>
        <table:table-row table:style-name="ro1">
          <table:table-cell office:value-type="float" office:value="0.11233692" calcext:value-type="float">
            <text:p>0.11233692</text:p>
          </table:table-cell>
          <table:table-cell office:value-type="float" office:value="8.9017935" calcext:value-type="float">
            <text:p>8.9017935</text:p>
          </table:table-cell>
          <table:table-cell table:formula="of:=[.C892]+[.A893]" office:value-type="float" office:value="101.476996918" calcext:value-type="float">
            <text:p>101.476996918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893]+[.A894]" office:value-type="float" office:value="101.590600338" calcext:value-type="float">
            <text:p>101.590600338</text:p>
          </table:table-cell>
        </table:table-row>
        <table:table-row table:style-name="ro1">
          <table:table-cell office:value-type="float" office:value="0.11436637" calcext:value-type="float">
            <text:p>0.11436637</text:p>
          </table:table-cell>
          <table:table-cell office:value-type="float" office:value="8.743829" calcext:value-type="float">
            <text:p>8.743829</text:p>
          </table:table-cell>
          <table:table-cell table:formula="of:=[.C894]+[.A895]" office:value-type="float" office:value="101.704966708" calcext:value-type="float">
            <text:p>101.704966708</text:p>
          </table:table-cell>
        </table:table-row>
        <table:table-row table:style-name="ro1">
          <table:table-cell office:value-type="float" office:value="0.11374075" calcext:value-type="float">
            <text:p>0.11374075</text:p>
          </table:table-cell>
          <table:table-cell office:value-type="float" office:value="8.7919235" calcext:value-type="float">
            <text:p>8.7919235</text:p>
          </table:table-cell>
          <table:table-cell table:formula="of:=[.C895]+[.A896]" office:value-type="float" office:value="101.818707458" calcext:value-type="float">
            <text:p>101.818707458</text:p>
          </table:table-cell>
        </table:table-row>
        <table:table-row table:style-name="ro1">
          <table:table-cell office:value-type="float" office:value="0.110719465" calcext:value-type="float">
            <text:p>0.110719465</text:p>
          </table:table-cell>
          <table:table-cell office:value-type="float" office:value="9.031836" calcext:value-type="float">
            <text:p>9.031836</text:p>
          </table:table-cell>
          <table:table-cell table:formula="of:=[.C896]+[.A897]" office:value-type="float" office:value="101.929426923" calcext:value-type="float">
            <text:p>101.929426923</text:p>
          </table:table-cell>
        </table:table-row>
        <table:table-row table:style-name="ro1">
          <table:table-cell office:value-type="float" office:value="0.10656901" calcext:value-type="float">
            <text:p>0.10656901</text:p>
          </table:table-cell>
          <table:table-cell office:value-type="float" office:value="9.383591" calcext:value-type="float">
            <text:p>9.383591</text:p>
          </table:table-cell>
          <table:table-cell table:formula="of:=[.C897]+[.A898]" office:value-type="float" office:value="102.035995933" calcext:value-type="float">
            <text:p>102.035995933</text:p>
          </table:table-cell>
        </table:table-row>
        <table:table-row table:style-name="ro1">
          <table:table-cell office:value-type="float" office:value="0.1057908" calcext:value-type="float">
            <text:p>0.1057908</text:p>
          </table:table-cell>
          <table:table-cell office:value-type="float" office:value="9.452618" calcext:value-type="float">
            <text:p>9.452618</text:p>
          </table:table-cell>
          <table:table-cell table:formula="of:=[.C898]+[.A899]" office:value-type="float" office:value="102.141786733" calcext:value-type="float">
            <text:p>102.141786733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899]+[.A900]" office:value-type="float" office:value="102.248782993" calcext:value-type="float">
            <text:p>102.248782993</text:p>
          </table:table-cell>
        </table:table-row>
        <table:table-row table:style-name="ro1">
          <table:table-cell office:value-type="float" office:value="0.10840009" calcext:value-type="float">
            <text:p>0.10840009</text:p>
          </table:table-cell>
          <table:table-cell office:value-type="float" office:value="9.225085" calcext:value-type="float">
            <text:p>9.225085</text:p>
          </table:table-cell>
          <table:table-cell table:formula="of:=[.C900]+[.A901]" office:value-type="float" office:value="102.357183083" calcext:value-type="float">
            <text:p>102.357183083</text:p>
          </table:table-cell>
        </table:table-row>
        <table:table-row table:style-name="ro1">
          <table:table-cell office:value-type="float" office:value="0.10966659" calcext:value-type="float">
            <text:p>0.10966659</text:p>
          </table:table-cell>
          <table:table-cell office:value-type="float" office:value="9.1185465" calcext:value-type="float">
            <text:p>9.1185465</text:p>
          </table:table-cell>
          <table:table-cell table:formula="of:=[.C901]+[.A902]" office:value-type="float" office:value="102.466849673" calcext:value-type="float">
            <text:p>102.466849673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902]+[.A903]" office:value-type="float" office:value="102.577798023" calcext:value-type="float">
            <text:p>102.577798023</text:p>
          </table:table-cell>
        </table:table-row>
        <table:table-row table:style-name="ro1">
          <table:table-cell office:value-type="float" office:value="0.11229114" calcext:value-type="float">
            <text:p>0.11229114</text:p>
          </table:table-cell>
          <table:table-cell office:value-type="float" office:value="8.905422" calcext:value-type="float">
            <text:p>8.905422</text:p>
          </table:table-cell>
          <table:table-cell table:formula="of:=[.C903]+[.A904]" office:value-type="float" office:value="102.690089163" calcext:value-type="float">
            <text:p>102.690089163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904]+[.A905]" office:value-type="float" office:value="102.803585763" calcext:value-type="float">
            <text:p>102.803585763</text:p>
          </table:table-cell>
        </table:table-row>
        <table:table-row table:style-name="ro1">
          <table:table-cell office:value-type="float" office:value="0.114274815" calcext:value-type="float">
            <text:p>0.114274815</text:p>
          </table:table-cell>
          <table:table-cell office:value-type="float" office:value="8.750834" calcext:value-type="float">
            <text:p>8.750834</text:p>
          </table:table-cell>
          <table:table-cell table:formula="of:=[.C905]+[.A906]" office:value-type="float" office:value="102.917860578" calcext:value-type="float">
            <text:p>102.917860578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906]+[.A907]" office:value-type="float" office:value="103.031463998" calcext:value-type="float">
            <text:p>103.031463998</text:p>
          </table:table-cell>
        </table:table-row>
        <table:table-row table:style-name="ro1">
          <table:table-cell office:value-type="float" office:value="0.1107805" calcext:value-type="float">
            <text:p>0.1107805</text:p>
          </table:table-cell>
          <table:table-cell office:value-type="float" office:value="9.026859" calcext:value-type="float">
            <text:p>9.026859</text:p>
          </table:table-cell>
          <table:table-cell table:formula="of:=[.C907]+[.A908]" office:value-type="float" office:value="103.142244498" calcext:value-type="float">
            <text:p>103.142244498</text:p>
          </table:table-cell>
        </table:table-row>
        <table:table-row table:style-name="ro1">
          <table:table-cell office:value-type="float" office:value="0.1067216" calcext:value-type="float">
            <text:p>0.1067216</text:p>
          </table:table-cell>
          <table:table-cell office:value-type="float" office:value="9.370174" calcext:value-type="float">
            <text:p>9.370174</text:p>
          </table:table-cell>
          <table:table-cell table:formula="of:=[.C908]+[.A909]" office:value-type="float" office:value="103.248966098" calcext:value-type="float">
            <text:p>103.248966098</text:p>
          </table:table-cell>
        </table:table-row>
        <table:table-row table:style-name="ro1">
          <table:table-cell office:value-type="float" office:value="0.10582132" calcext:value-type="float">
            <text:p>0.10582132</text:p>
          </table:table-cell>
          <table:table-cell office:value-type="float" office:value="9.449891" calcext:value-type="float">
            <text:p>9.449891</text:p>
          </table:table-cell>
          <table:table-cell table:formula="of:=[.C909]+[.A910]" office:value-type="float" office:value="103.354787418" calcext:value-type="float">
            <text:p>103.354787418</text:p>
          </table:table-cell>
        </table:table-row>
        <table:table-row table:style-name="ro1">
          <table:table-cell office:value-type="float" office:value="0.10711833" calcext:value-type="float">
            <text:p>0.10711833</text:p>
          </table:table-cell>
          <table:table-cell office:value-type="float" office:value="9.33547" calcext:value-type="float">
            <text:p>9.33547</text:p>
          </table:table-cell>
          <table:table-cell table:formula="of:=[.C910]+[.A911]" office:value-type="float" office:value="103.461905748" calcext:value-type="float">
            <text:p>103.461905748</text:p>
          </table:table-cell>
        </table:table-row>
        <table:table-row table:style-name="ro1">
          <table:table-cell office:value-type="float" office:value="0.108476385" calcext:value-type="float">
            <text:p>0.108476385</text:p>
          </table:table-cell>
          <table:table-cell office:value-type="float" office:value="9.218596" calcext:value-type="float">
            <text:p>9.218596</text:p>
          </table:table-cell>
          <table:table-cell table:formula="of:=[.C911]+[.A912]" office:value-type="float" office:value="103.570382133" calcext:value-type="float">
            <text:p>103.570382133</text:p>
          </table:table-cell>
        </table:table-row>
        <table:table-row table:style-name="ro1">
          <table:table-cell office:value-type="float" office:value="0.10981918" calcext:value-type="float">
            <text:p>0.10981918</text:p>
          </table:table-cell>
          <table:table-cell office:value-type="float" office:value="9.105877" calcext:value-type="float">
            <text:p>9.105877</text:p>
          </table:table-cell>
          <table:table-cell table:formula="of:=[.C912]+[.A913]" office:value-type="float" office:value="103.680201313" calcext:value-type="float">
            <text:p>103.680201313</text:p>
          </table:table-cell>
        </table:table-row>
        <table:table-row table:style-name="ro1">
          <table:table-cell office:value-type="float" office:value="0.11105516" calcext:value-type="float">
            <text:p>0.11105516</text:p>
          </table:table-cell>
          <table:table-cell office:value-type="float" office:value="9.004535" calcext:value-type="float">
            <text:p>9.004535</text:p>
          </table:table-cell>
          <table:table-cell table:formula="of:=[.C913]+[.A914]" office:value-type="float" office:value="103.791256473" calcext:value-type="float">
            <text:p>103.791256473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914]+[.A915]" office:value-type="float" office:value="103.903639168" calcext:value-type="float">
            <text:p>103.903639168</text:p>
          </table:table-cell>
        </table:table-row>
        <table:table-row table:style-name="ro1">
          <table:table-cell office:value-type="float" office:value="0.1136492" calcext:value-type="float">
            <text:p>0.1136492</text:p>
          </table:table-cell>
          <table:table-cell office:value-type="float" office:value="8.799006" calcext:value-type="float">
            <text:p>8.799006</text:p>
          </table:table-cell>
          <table:table-cell table:formula="of:=[.C915]+[.A916]" office:value-type="float" office:value="104.017288368" calcext:value-type="float">
            <text:p>104.017288368</text:p>
          </table:table-cell>
        </table:table-row>
        <table:table-row table:style-name="ro1">
          <table:table-cell office:value-type="float" office:value="0.11445792" calcext:value-type="float">
            <text:p>0.11445792</text:p>
          </table:table-cell>
          <table:table-cell office:value-type="float" office:value="8.736835" calcext:value-type="float">
            <text:p>8.736835</text:p>
          </table:table-cell>
          <table:table-cell table:formula="of:=[.C916]+[.A917]" office:value-type="float" office:value="104.131746288" calcext:value-type="float">
            <text:p>104.131746288</text:p>
          </table:table-cell>
        </table:table-row>
        <table:table-row table:style-name="ro1">
          <table:table-cell office:value-type="float" office:value="0.11375601" calcext:value-type="float">
            <text:p>0.11375601</text:p>
          </table:table-cell>
          <table:table-cell office:value-type="float" office:value="8.790744" calcext:value-type="float">
            <text:p>8.790744</text:p>
          </table:table-cell>
          <table:table-cell table:formula="of:=[.C917]+[.A918]" office:value-type="float" office:value="104.245502298" calcext:value-type="float">
            <text:p>104.245502298</text:p>
          </table:table-cell>
        </table:table-row>
        <table:table-row table:style-name="ro1">
          <table:table-cell office:value-type="float" office:value="0.1107805" calcext:value-type="float">
            <text:p>0.1107805</text:p>
          </table:table-cell>
          <table:table-cell office:value-type="float" office:value="9.026859" calcext:value-type="float">
            <text:p>9.026859</text:p>
          </table:table-cell>
          <table:table-cell table:formula="of:=[.C918]+[.A919]" office:value-type="float" office:value="104.356282798" calcext:value-type="float">
            <text:p>104.356282798</text:p>
          </table:table-cell>
        </table:table-row>
        <table:table-row table:style-name="ro1">
          <table:table-cell office:value-type="float" office:value="0.1063859" calcext:value-type="float">
            <text:p>0.1063859</text:p>
          </table:table-cell>
          <table:table-cell office:value-type="float" office:value="9.399741" calcext:value-type="float">
            <text:p>9.399741</text:p>
          </table:table-cell>
          <table:table-cell table:formula="of:=[.C919]+[.A920]" office:value-type="float" office:value="104.462668698" calcext:value-type="float">
            <text:p>104.462668698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920]+[.A921]" office:value-type="float" office:value="104.567543958" calcext:value-type="float">
            <text:p>104.567543958</text:p>
          </table:table-cell>
        </table:table-row>
        <table:table-row table:style-name="ro1">
          <table:table-cell office:value-type="float" office:value="0.1060502" calcext:value-type="float">
            <text:p>0.1060502</text:p>
          </table:table-cell>
          <table:table-cell office:value-type="float" office:value="9.429497" calcext:value-type="float">
            <text:p>9.429497</text:p>
          </table:table-cell>
          <table:table-cell table:formula="of:=[.C921]+[.A922]" office:value-type="float" office:value="104.673594158" calcext:value-type="float">
            <text:p>104.673594158</text:p>
          </table:table-cell>
        </table:table-row>
        <table:table-row table:style-name="ro1">
          <table:table-cell office:value-type="float" office:value="0.10736248" calcext:value-type="float">
            <text:p>0.10736248</text:p>
          </table:table-cell>
          <table:table-cell office:value-type="float" office:value="9.314241" calcext:value-type="float">
            <text:p>9.314241</text:p>
          </table:table-cell>
          <table:table-cell table:formula="of:=[.C922]+[.A923]" office:value-type="float" office:value="104.780956638" calcext:value-type="float">
            <text:p>104.780956638</text:p>
          </table:table-cell>
        </table:table-row>
        <table:table-row table:style-name="ro1">
          <table:table-cell office:value-type="float" office:value="0.10864424" calcext:value-type="float">
            <text:p>0.10864424</text:p>
          </table:table-cell>
          <table:table-cell office:value-type="float" office:value="9.204354" calcext:value-type="float">
            <text:p>9.204354</text:p>
          </table:table-cell>
          <table:table-cell table:formula="of:=[.C923]+[.A924]" office:value-type="float" office:value="104.889600878" calcext:value-type="float">
            <text:p>104.889600878</text:p>
          </table:table-cell>
        </table:table-row>
        <table:table-row table:style-name="ro1">
          <table:table-cell office:value-type="float" office:value="0.109895475" calcext:value-type="float">
            <text:p>0.109895475</text:p>
          </table:table-cell>
          <table:table-cell office:value-type="float" office:value="9.099556" calcext:value-type="float">
            <text:p>9.099556</text:p>
          </table:table-cell>
          <table:table-cell table:formula="of:=[.C924]+[.A925]" office:value-type="float" office:value="104.999496353" calcext:value-type="float">
            <text:p>104.999496353</text:p>
          </table:table-cell>
        </table:table-row>
        <table:table-row table:style-name="ro1">
          <table:table-cell office:value-type="float" office:value="0.11113146" calcext:value-type="float">
            <text:p>0.11113146</text:p>
          </table:table-cell>
          <table:table-cell office:value-type="float" office:value="8.998352" calcext:value-type="float">
            <text:p>8.998352</text:p>
          </table:table-cell>
          <table:table-cell table:formula="of:=[.C925]+[.A926]" office:value-type="float" office:value="105.110627813" calcext:value-type="float">
            <text:p>105.110627813</text:p>
          </table:table-cell>
        </table:table-row>
        <table:table-row table:style-name="ro1">
          <table:table-cell office:value-type="float" office:value="0.11242847" calcext:value-type="float">
            <text:p>0.11242847</text:p>
          </table:table-cell>
          <table:table-cell office:value-type="float" office:value="8.894545" calcext:value-type="float">
            <text:p>8.894545</text:p>
          </table:table-cell>
          <table:table-cell table:formula="of:=[.C926]+[.A927]" office:value-type="float" office:value="105.223056283" calcext:value-type="float">
            <text:p>105.223056283</text:p>
          </table:table-cell>
        </table:table-row>
        <table:table-row table:style-name="ro1">
          <table:table-cell office:value-type="float" office:value="0.11322194" calcext:value-type="float">
            <text:p>0.11322194</text:p>
          </table:table-cell>
          <table:table-cell office:value-type="float" office:value="8.832211" calcext:value-type="float">
            <text:p>8.832211</text:p>
          </table:table-cell>
          <table:table-cell table:formula="of:=[.C927]+[.A928]" office:value-type="float" office:value="105.336278223" calcext:value-type="float">
            <text:p>105.336278223</text:p>
          </table:table-cell>
        </table:table-row>
        <table:table-row table:style-name="ro1">
          <table:table-cell office:value-type="float" office:value="0.11274891" calcext:value-type="float">
            <text:p>0.11274891</text:p>
          </table:table-cell>
          <table:table-cell office:value-type="float" office:value="8.869266" calcext:value-type="float">
            <text:p>8.869266</text:p>
          </table:table-cell>
          <table:table-cell table:formula="of:=[.C928]+[.A929]" office:value-type="float" office:value="105.449027133" calcext:value-type="float">
            <text:p>105.449027133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929]+[.A930]" office:value-type="float" office:value="105.559151497" calcext:value-type="float">
            <text:p>105.559151497</text:p>
          </table:table-cell>
        </table:table-row>
        <table:table-row table:style-name="ro1">
          <table:table-cell office:value-type="float" office:value="0.10562295" calcext:value-type="float">
            <text:p>0.10562295</text:p>
          </table:table-cell>
          <table:table-cell office:value-type="float" office:value="9.46764" calcext:value-type="float">
            <text:p>9.46764</text:p>
          </table:table-cell>
          <table:table-cell table:formula="of:=[.C930]+[.A931]" office:value-type="float" office:value="105.664774447" calcext:value-type="float">
            <text:p>105.664774447</text:p>
          </table:table-cell>
        </table:table-row>
        <table:table-row table:style-name="ro1">
          <table:table-cell office:value-type="float" office:value="0.10379187" calcext:value-type="float">
            <text:p>0.10379187</text:p>
          </table:table-cell>
          <table:table-cell office:value-type="float" office:value="9.6346655" calcext:value-type="float">
            <text:p>9.6346655</text:p>
          </table:table-cell>
          <table:table-cell table:formula="of:=[.C931]+[.A932]" office:value-type="float" office:value="105.768566317" calcext:value-type="float">
            <text:p>105.768566317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932]+[.A933]" office:value-type="float" office:value="105.873563647" calcext:value-type="float">
            <text:p>105.873563647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933]+[.A934]" office:value-type="float" office:value="105.979857997" calcext:value-type="float">
            <text:p>105.979857997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934]+[.A935]" office:value-type="float" office:value="106.087388323" calcext:value-type="float">
            <text:p>106.087388323</text:p>
          </table:table-cell>
        </table:table-row>
        <table:table-row table:style-name="ro1">
          <table:table-cell office:value-type="float" office:value="0.10876631" calcext:value-type="float">
            <text:p>0.10876631</text:p>
          </table:table-cell>
          <table:table-cell office:value-type="float" office:value="9.194024" calcext:value-type="float">
            <text:p>9.194024</text:p>
          </table:table-cell>
          <table:table-cell table:formula="of:=[.C935]+[.A936]" office:value-type="float" office:value="106.196154633" calcext:value-type="float">
            <text:p>106.196154633</text:p>
          </table:table-cell>
        </table:table-row>
        <table:table-row table:style-name="ro1">
          <table:table-cell office:value-type="float" office:value="0.110109106" calcext:value-type="float">
            <text:p>0.110109106</text:p>
          </table:table-cell>
          <table:table-cell office:value-type="float" office:value="9.081901" calcext:value-type="float">
            <text:p>9.081901</text:p>
          </table:table-cell>
          <table:table-cell table:formula="of:=[.C936]+[.A937]" office:value-type="float" office:value="106.306263739" calcext:value-type="float">
            <text:p>106.306263739</text:p>
          </table:table-cell>
        </table:table-row>
        <table:table-row table:style-name="ro1">
          <table:table-cell office:value-type="float" office:value="0.11142138" calcext:value-type="float">
            <text:p>0.11142138</text:p>
          </table:table-cell>
          <table:table-cell office:value-type="float" office:value="8.974938" calcext:value-type="float">
            <text:p>8.974938</text:p>
          </table:table-cell>
          <table:table-cell table:formula="of:=[.C937]+[.A938]" office:value-type="float" office:value="106.417685119" calcext:value-type="float">
            <text:p>106.417685119</text:p>
          </table:table-cell>
        </table:table-row>
        <table:table-row table:style-name="ro1">
          <table:table-cell office:value-type="float" office:value="0.112596326" calcext:value-type="float">
            <text:p>0.112596326</text:p>
          </table:table-cell>
          <table:table-cell office:value-type="float" office:value="8.881285" calcext:value-type="float">
            <text:p>8.881285</text:p>
          </table:table-cell>
          <table:table-cell table:formula="of:=[.C938]+[.A939]" office:value-type="float" office:value="106.530281445" calcext:value-type="float">
            <text:p>106.530281445</text:p>
          </table:table-cell>
        </table:table-row>
        <table:table-row table:style-name="ro1">
          <table:table-cell office:value-type="float" office:value="0.11342031" calcext:value-type="float">
            <text:p>0.11342031</text:p>
          </table:table-cell>
          <table:table-cell office:value-type="float" office:value="8.816763" calcext:value-type="float">
            <text:p>8.816763</text:p>
          </table:table-cell>
          <table:table-cell table:formula="of:=[.C939]+[.A940]" office:value-type="float" office:value="106.643701755" calcext:value-type="float">
            <text:p>106.643701755</text:p>
          </table:table-cell>
        </table:table-row>
        <table:table-row table:style-name="ro1">
          <table:table-cell office:value-type="float" office:value="0.112840466" calcext:value-type="float">
            <text:p>0.112840466</text:p>
          </table:table-cell>
          <table:table-cell office:value-type="float" office:value="8.862069" calcext:value-type="float">
            <text:p>8.862069</text:p>
          </table:table-cell>
          <table:table-cell table:formula="of:=[.C940]+[.A941]" office:value-type="float" office:value="106.756542221" calcext:value-type="float">
            <text:p>106.756542221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941]+[.A942]" office:value-type="float" office:value="106.866697101" calcext:value-type="float">
            <text:p>106.866697101</text:p>
          </table:table-cell>
        </table:table-row>
        <table:table-row table:style-name="ro1">
          <table:table-cell office:value-type="float" office:value="0.10624857" calcext:value-type="float">
            <text:p>0.10624857</text:p>
          </table:table-cell>
          <table:table-cell office:value-type="float" office:value="9.411891" calcext:value-type="float">
            <text:p>9.411891</text:p>
          </table:table-cell>
          <table:table-cell table:formula="of:=[.C942]+[.A943]" office:value-type="float" office:value="106.972945671" calcext:value-type="float">
            <text:p>106.972945671</text:p>
          </table:table-cell>
        </table:table-row>
        <table:table-row table:style-name="ro1">
          <table:table-cell office:value-type="float" office:value="0.1054551" calcext:value-type="float">
            <text:p>0.1054551</text:p>
          </table:table-cell>
          <table:table-cell office:value-type="float" office:value="9.482709" calcext:value-type="float">
            <text:p>9.482709</text:p>
          </table:table-cell>
          <table:table-cell table:formula="of:=[.C943]+[.A944]" office:value-type="float" office:value="107.078400771" calcext:value-type="float">
            <text:p>107.078400771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944]+[.A945]" office:value-type="float" office:value="107.185091856" calcext:value-type="float">
            <text:p>107.185091856</text:p>
          </table:table-cell>
        </table:table-row>
        <table:table-row table:style-name="ro1">
          <table:table-cell office:value-type="float" office:value="0.10797284" calcext:value-type="float">
            <text:p>0.10797284</text:p>
          </table:table-cell>
          <table:table-cell office:value-type="float" office:value="9.261588" calcext:value-type="float">
            <text:p>9.261588</text:p>
          </table:table-cell>
          <table:table-cell table:formula="of:=[.C945]+[.A946]" office:value-type="float" office:value="107.293064696" calcext:value-type="float">
            <text:p>107.293064696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946]+[.A947]" office:value-type="float" office:value="107.402304036" calcext:value-type="float">
            <text:p>107.402304036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947]+[.A948]" office:value-type="float" office:value="107.512886166" calcext:value-type="float">
            <text:p>107.512886166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948]+[.A949]" office:value-type="float" office:value="107.624765316" calcext:value-type="float">
            <text:p>107.624765316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949]+[.A950]" office:value-type="float" office:value="107.737819416" calcext:value-type="float">
            <text:p>107.737819416</text:p>
          </table:table-cell>
        </table:table-row>
        <table:table-row table:style-name="ro1">
          <table:table-cell office:value-type="float" office:value="0.11384756" calcext:value-type="float">
            <text:p>0.11384756</text:p>
          </table:table-cell>
          <table:table-cell office:value-type="float" office:value="8.783675" calcext:value-type="float">
            <text:p>8.783675</text:p>
          </table:table-cell>
          <table:table-cell table:formula="of:=[.C950]+[.A951]" office:value-type="float" office:value="107.851666976" calcext:value-type="float">
            <text:p>107.851666976</text:p>
          </table:table-cell>
        </table:table-row>
        <table:table-row table:style-name="ro1">
          <table:table-cell office:value-type="float" office:value="0.113313496" calcext:value-type="float">
            <text:p>0.113313496</text:p>
          </table:table-cell>
          <table:table-cell office:value-type="float" office:value="8.825074" calcext:value-type="float">
            <text:p>8.825074</text:p>
          </table:table-cell>
          <table:table-cell table:formula="of:=[.C951]+[.A952]" office:value-type="float" office:value="107.964980472" calcext:value-type="float">
            <text:p>107.964980472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952]+[.A953]" office:value-type="float" office:value="108.075532082" calcext:value-type="float">
            <text:p>108.075532082</text:p>
          </table:table-cell>
        </table:table-row>
        <table:table-row table:style-name="ro1">
          <table:table-cell office:value-type="float" office:value="0.10603494" calcext:value-type="float">
            <text:p>0.10603494</text:p>
          </table:table-cell>
          <table:table-cell office:value-type="float" office:value="9.430853" calcext:value-type="float">
            <text:p>9.430853</text:p>
          </table:table-cell>
          <table:table-cell table:formula="of:=[.C953]+[.A954]" office:value-type="float" office:value="108.181567022" calcext:value-type="float">
            <text:p>108.181567022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954]+[.A955]" office:value-type="float" office:value="108.285374152" calcext:value-type="float">
            <text:p>108.285374152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955]+[.A956]" office:value-type="float" office:value="108.390463032" calcext:value-type="float">
            <text:p>108.390463032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956]+[.A957]" office:value-type="float" office:value="108.496757382" calcext:value-type="float">
            <text:p>108.496757382</text:p>
          </table:table-cell>
        </table:table-row>
        <table:table-row table:style-name="ro1">
          <table:table-cell office:value-type="float" office:value="0.10756084" calcext:value-type="float">
            <text:p>0.10756084</text:p>
          </table:table-cell>
          <table:table-cell office:value-type="float" office:value="9.297064" calcext:value-type="float">
            <text:p>9.297064</text:p>
          </table:table-cell>
          <table:table-cell table:formula="of:=[.C957]+[.A958]" office:value-type="float" office:value="108.604318222" calcext:value-type="float">
            <text:p>108.604318222</text:p>
          </table:table-cell>
        </table:table-row>
        <table:table-row table:style-name="ro1">
          <table:table-cell office:value-type="float" office:value="0.10888838" calcext:value-type="float">
            <text:p>0.10888838</text:p>
          </table:table-cell>
          <table:table-cell office:value-type="float" office:value="9.183717" calcext:value-type="float">
            <text:p>9.183717</text:p>
          </table:table-cell>
          <table:table-cell table:formula="of:=[.C958]+[.A959]" office:value-type="float" office:value="108.713206602" calcext:value-type="float">
            <text:p>108.713206602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959]+[.A960]" office:value-type="float" office:value="108.823346222" calcext:value-type="float">
            <text:p>108.823346222</text:p>
          </table:table-cell>
        </table:table-row>
        <table:table-row table:style-name="ro1">
          <table:table-cell office:value-type="float" office:value="0.111436635" calcext:value-type="float">
            <text:p>0.111436635</text:p>
          </table:table-cell>
          <table:table-cell office:value-type="float" office:value="8.973709" calcext:value-type="float">
            <text:p>8.973709</text:p>
          </table:table-cell>
          <table:table-cell table:formula="of:=[.C960]+[.A961]" office:value-type="float" office:value="108.934782857" calcext:value-type="float">
            <text:p>108.934782857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961]+[.A962]" office:value-type="float" office:value="109.047455477" calcext:value-type="float">
            <text:p>109.047455477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962]+[.A963]" office:value-type="float" office:value="109.160952077" calcext:value-type="float">
            <text:p>109.160952077</text:p>
          </table:table-cell>
        </table:table-row>
        <table:table-row table:style-name="ro1">
          <table:table-cell office:value-type="float" office:value="0.112977795" calcext:value-type="float">
            <text:p>0.112977795</text:p>
          </table:table-cell>
          <table:table-cell office:value-type="float" office:value="8.851297" calcext:value-type="float">
            <text:p>8.851297</text:p>
          </table:table-cell>
          <table:table-cell table:formula="of:=[.C963]+[.A964]" office:value-type="float" office:value="109.273929872" calcext:value-type="float">
            <text:p>109.273929872</text:p>
          </table:table-cell>
        </table:table-row>
        <table:table-row table:style-name="ro1">
          <table:table-cell office:value-type="float" office:value="0.11030747" calcext:value-type="float">
            <text:p>0.11030747</text:p>
          </table:table-cell>
          <table:table-cell office:value-type="float" office:value="9.065569" calcext:value-type="float">
            <text:p>9.065569</text:p>
          </table:table-cell>
          <table:table-cell table:formula="of:=[.C964]+[.A965]" office:value-type="float" office:value="109.384237342" calcext:value-type="float">
            <text:p>109.384237342</text:p>
          </table:table-cell>
        </table:table-row>
        <table:table-row table:style-name="ro1">
          <table:table-cell office:value-type="float" office:value="0.10626383" calcext:value-type="float">
            <text:p>0.10626383</text:p>
          </table:table-cell>
          <table:table-cell office:value-type="float" office:value="9.41054" calcext:value-type="float">
            <text:p>9.41054</text:p>
          </table:table-cell>
          <table:table-cell table:formula="of:=[.C965]+[.A966]" office:value-type="float" office:value="109.490501172" calcext:value-type="float">
            <text:p>109.490501172</text:p>
          </table:table-cell>
        </table:table-row>
        <table:table-row table:style-name="ro1">
          <table:table-cell office:value-type="float" office:value="0.105043106" calcext:value-type="float">
            <text:p>0.105043106</text:p>
          </table:table-cell>
          <table:table-cell office:value-type="float" office:value="9.519901" calcext:value-type="float">
            <text:p>9.519901</text:p>
          </table:table-cell>
          <table:table-cell table:formula="of:=[.C966]+[.A967]" office:value-type="float" office:value="109.595544278" calcext:value-type="float">
            <text:p>109.595544278</text:p>
          </table:table-cell>
        </table:table-row>
        <table:table-row table:style-name="ro1">
          <table:table-cell office:value-type="float" office:value="0.10630961" calcext:value-type="float">
            <text:p>0.10630961</text:p>
          </table:table-cell>
          <table:table-cell office:value-type="float" office:value="9.406487" calcext:value-type="float">
            <text:p>9.406487</text:p>
          </table:table-cell>
          <table:table-cell table:formula="of:=[.C967]+[.A968]" office:value-type="float" office:value="109.701853888" calcext:value-type="float">
            <text:p>109.701853888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968]+[.A969]" office:value-type="float" office:value="109.809384214" calcext:value-type="float">
            <text:p>109.809384214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969]+[.A970]" office:value-type="float" office:value="109.918287854" calcext:value-type="float">
            <text:p>109.918287854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970]+[.A971]" office:value-type="float" office:value="110.028381694" calcext:value-type="float">
            <text:p>110.028381694</text:p>
          </table:table-cell>
        </table:table-row>
        <table:table-row table:style-name="ro1">
          <table:table-cell office:value-type="float" office:value="0.11139086" calcext:value-type="float">
            <text:p>0.11139086</text:p>
          </table:table-cell>
          <table:table-cell office:value-type="float" office:value="8.977397" calcext:value-type="float">
            <text:p>8.977397</text:p>
          </table:table-cell>
          <table:table-cell table:formula="of:=[.C971]+[.A972]" office:value-type="float" office:value="110.139772554" calcext:value-type="float">
            <text:p>110.139772554</text:p>
          </table:table-cell>
        </table:table-row>
        <table:table-row table:style-name="ro1">
          <table:table-cell office:value-type="float" office:value="0.1126421" calcext:value-type="float">
            <text:p>0.1126421</text:p>
          </table:table-cell>
          <table:table-cell office:value-type="float" office:value="8.877675" calcext:value-type="float">
            <text:p>8.877675</text:p>
          </table:table-cell>
          <table:table-cell table:formula="of:=[.C972]+[.A973]" office:value-type="float" office:value="110.252414654" calcext:value-type="float">
            <text:p>110.252414654</text:p>
          </table:table-cell>
        </table:table-row>
        <table:table-row table:style-name="ro1">
          <table:table-cell office:value-type="float" office:value="0.113466084" calcext:value-type="float">
            <text:p>0.113466084</text:p>
          </table:table-cell>
          <table:table-cell office:value-type="float" office:value="8.813207" calcext:value-type="float">
            <text:p>8.813207</text:p>
          </table:table-cell>
          <table:table-cell table:formula="of:=[.C973]+[.A974]" office:value-type="float" office:value="110.365880738" calcext:value-type="float">
            <text:p>110.365880738</text:p>
          </table:table-cell>
        </table:table-row>
        <table:table-row table:style-name="ro1">
          <table:table-cell office:value-type="float" office:value="0.11303884" calcext:value-type="float">
            <text:p>0.11303884</text:p>
          </table:table-cell>
          <table:table-cell office:value-type="float" office:value="8.846517" calcext:value-type="float">
            <text:p>8.846517</text:p>
          </table:table-cell>
          <table:table-cell table:formula="of:=[.C974]+[.A975]" office:value-type="float" office:value="110.478919578" calcext:value-type="float">
            <text:p>110.478919578</text:p>
          </table:table-cell>
        </table:table-row>
        <table:table-row table:style-name="ro1">
          <table:table-cell office:value-type="float" office:value="0.11042954" calcext:value-type="float">
            <text:p>0.11042954</text:p>
          </table:table-cell>
          <table:table-cell office:value-type="float" office:value="9.055548" calcext:value-type="float">
            <text:p>9.055548</text:p>
          </table:table-cell>
          <table:table-cell table:formula="of:=[.C975]+[.A976]" office:value-type="float" office:value="110.589349118" calcext:value-type="float">
            <text:p>110.589349118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976]+[.A977]" office:value-type="float" office:value="110.695796058" calcext:value-type="float">
            <text:p>110.695796058</text:p>
          </table:table-cell>
        </table:table-row>
        <table:table-row table:style-name="ro1">
          <table:table-cell office:value-type="float" office:value="0.10533303" calcext:value-type="float">
            <text:p>0.10533303</text:p>
          </table:table-cell>
          <table:table-cell office:value-type="float" office:value="9.493698" calcext:value-type="float">
            <text:p>9.493698</text:p>
          </table:table-cell>
          <table:table-cell table:formula="of:=[.C977]+[.A978]" office:value-type="float" office:value="110.801129088" calcext:value-type="float">
            <text:p>110.801129088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78]+[.A979]" office:value-type="float" office:value="110.907728613" calcext:value-type="float">
            <text:p>110.907728613</text:p>
          </table:table-cell>
        </table:table-row>
        <table:table-row table:style-name="ro1">
          <table:table-cell office:value-type="float" office:value="0.10783551" calcext:value-type="float">
            <text:p>0.10783551</text:p>
          </table:table-cell>
          <table:table-cell office:value-type="float" office:value="9.273383" calcext:value-type="float">
            <text:p>9.273383</text:p>
          </table:table-cell>
          <table:table-cell table:formula="of:=[.C979]+[.A980]" office:value-type="float" office:value="111.015564123" calcext:value-type="float">
            <text:p>111.015564123</text:p>
          </table:table-cell>
        </table:table-row>
        <table:table-row table:style-name="ro1">
          <table:table-cell office:value-type="float" office:value="0.109163046" calcext:value-type="float">
            <text:p>0.109163046</text:p>
          </table:table-cell>
          <table:table-cell office:value-type="float" office:value="9.160609" calcext:value-type="float">
            <text:p>9.160609</text:p>
          </table:table-cell>
          <table:table-cell table:formula="of:=[.C980]+[.A981]" office:value-type="float" office:value="111.124727169" calcext:value-type="float">
            <text:p>111.124727169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981]+[.A982]" office:value-type="float" office:value="111.235233003" calcext:value-type="float">
            <text:p>111.235233003</text:p>
          </table:table-cell>
        </table:table-row>
        <table:table-row table:style-name="ro1">
          <table:table-cell office:value-type="float" office:value="0.11180285" calcext:value-type="float">
            <text:p>0.11180285</text:p>
          </table:table-cell>
          <table:table-cell office:value-type="float" office:value="8.944315" calcext:value-type="float">
            <text:p>8.944315</text:p>
          </table:table-cell>
          <table:table-cell table:formula="of:=[.C982]+[.A983]" office:value-type="float" office:value="111.347035853" calcext:value-type="float">
            <text:p>111.347035853</text:p>
          </table:table-cell>
        </table:table-row>
        <table:table-row table:style-name="ro1">
          <table:table-cell office:value-type="float" office:value="0.112993054" calcext:value-type="float">
            <text:p>0.112993054</text:p>
          </table:table-cell>
          <table:table-cell office:value-type="float" office:value="8.850101" calcext:value-type="float">
            <text:p>8.850101</text:p>
          </table:table-cell>
          <table:table-cell table:formula="of:=[.C983]+[.A984]" office:value-type="float" office:value="111.460028907" calcext:value-type="float">
            <text:p>111.460028907</text:p>
          </table:table-cell>
        </table:table-row>
        <table:table-row table:style-name="ro1">
          <table:table-cell office:value-type="float" office:value="0.11387808" calcext:value-type="float">
            <text:p>0.11387808</text:p>
          </table:table-cell>
          <table:table-cell office:value-type="float" office:value="8.781322" calcext:value-type="float">
            <text:p>8.781322</text:p>
          </table:table-cell>
          <table:table-cell table:formula="of:=[.C984]+[.A985]" office:value-type="float" office:value="111.573906987" calcext:value-type="float">
            <text:p>111.573906987</text:p>
          </table:table-cell>
        </table:table-row>
        <table:table-row table:style-name="ro1">
          <table:table-cell office:value-type="float" office:value="0.113328755" calcext:value-type="float">
            <text:p>0.113328755</text:p>
          </table:table-cell>
          <table:table-cell office:value-type="float" office:value="8.823886" calcext:value-type="float">
            <text:p>8.823886</text:p>
          </table:table-cell>
          <table:table-cell table:formula="of:=[.C985]+[.A986]" office:value-type="float" office:value="111.687235742" calcext:value-type="float">
            <text:p>111.687235742</text:p>
          </table:table-cell>
        </table:table-row>
        <table:table-row table:style-name="ro1">
          <table:table-cell office:value-type="float" office:value="0.11062791" calcext:value-type="float">
            <text:p>0.11062791</text:p>
          </table:table-cell>
          <table:table-cell office:value-type="float" office:value="9.03931" calcext:value-type="float">
            <text:p>9.03931</text:p>
          </table:table-cell>
          <table:table-cell table:formula="of:=[.C986]+[.A987]" office:value-type="float" office:value="111.797863652" calcext:value-type="float">
            <text:p>111.797863652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987]+[.A988]" office:value-type="float" office:value="111.904493692" calcext:value-type="float">
            <text:p>111.904493692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988]+[.A989]" office:value-type="float" office:value="112.010131898" calcext:value-type="float">
            <text:p>112.010131898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989]+[.A990]" office:value-type="float" office:value="112.117128158" calcext:value-type="float">
            <text:p>112.117128158</text:p>
          </table:table-cell>
        </table:table-row>
        <table:table-row table:style-name="ro1">
          <table:table-cell office:value-type="float" office:value="0.10830854" calcext:value-type="float">
            <text:p>0.10830854</text:p>
          </table:table-cell>
          <table:table-cell office:value-type="float" office:value="9.2328825" calcext:value-type="float">
            <text:p>9.2328825</text:p>
          </table:table-cell>
          <table:table-cell table:formula="of:=[.C990]+[.A991]" office:value-type="float" office:value="112.225436698" calcext:value-type="float">
            <text:p>112.225436698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991]+[.A992]" office:value-type="float" office:value="112.334981214" calcext:value-type="float">
            <text:p>112.334981214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992]+[.A993]" office:value-type="float" office:value="112.445929564" calcext:value-type="float">
            <text:p>112.445929564</text:p>
          </table:table-cell>
        </table:table-row>
        <table:table-row table:style-name="ro1">
          <table:table-cell office:value-type="float" office:value="0.112260625" calcext:value-type="float">
            <text:p>0.112260625</text:p>
          </table:table-cell>
          <table:table-cell office:value-type="float" office:value="8.907844" calcext:value-type="float">
            <text:p>8.907844</text:p>
          </table:table-cell>
          <table:table-cell table:formula="of:=[.C993]+[.A994]" office:value-type="float" office:value="112.558190189" calcext:value-type="float">
            <text:p>112.558190189</text:p>
          </table:table-cell>
        </table:table-row>
        <table:table-row table:style-name="ro1">
          <table:table-cell office:value-type="float" office:value="0.11348134" calcext:value-type="float">
            <text:p>0.11348134</text:p>
          </table:table-cell>
          <table:table-cell office:value-type="float" office:value="8.812021" calcext:value-type="float">
            <text:p>8.812021</text:p>
          </table:table-cell>
          <table:table-cell table:formula="of:=[.C994]+[.A995]" office:value-type="float" office:value="112.671671529" calcext:value-type="float">
            <text:p>112.671671529</text:p>
          </table:table-cell>
        </table:table-row>
        <table:table-row table:style-name="ro1">
          <table:table-cell office:value-type="float" office:value="0.11418326" calcext:value-type="float">
            <text:p>0.11418326</text:p>
          </table:table-cell>
          <table:table-cell office:value-type="float" office:value="8.757851" calcext:value-type="float">
            <text:p>8.757851</text:p>
          </table:table-cell>
          <table:table-cell table:formula="of:=[.C995]+[.A996]" office:value-type="float" office:value="112.785854789" calcext:value-type="float">
            <text:p>112.785854789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996]+[.A997]" office:value-type="float" office:value="112.899565019" calcext:value-type="float">
            <text:p>112.899565019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997]+[.A998]" office:value-type="float" office:value="113.010376039" calcext:value-type="float">
            <text:p>113.010376039</text:p>
          </table:table-cell>
        </table:table-row>
        <table:table-row table:style-name="ro1">
          <table:table-cell office:value-type="float" office:value="0.10624857" calcext:value-type="float">
            <text:p>0.10624857</text:p>
          </table:table-cell>
          <table:table-cell office:value-type="float" office:value="9.411891" calcext:value-type="float">
            <text:p>9.411891</text:p>
          </table:table-cell>
          <table:table-cell table:formula="of:=[.C998]+[.A999]" office:value-type="float" office:value="113.116624609" calcext:value-type="float">
            <text:p>113.116624609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999]+[.A1000]" office:value-type="float" office:value="113.221148909" calcext:value-type="float">
            <text:p>113.221148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7:13:29.785972616</dc:date>
    <meta:editing-duration>PT2M28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column-mapping="1 0" chart:style-name="ch1">
        <chart:legend chart:legend-position="end" svg:x="13.162cm" svg:y="4.203cm" style:legend-expansion="high" chart:style-name="ch2"/>
        <chart:plot-area chart:style-name="ch3" table:cell-range-address="data.B1:data.C1000" svg:x="0.32cm" svg:y="0.18cm" svg:width="12.522cm" svg:height="8.645cm">
          <chartooo:coordinate-region svg:x="0.756cm" svg:y="0.379cm" svg:width="11.62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460516">
                <text:p>2.6460516</text:p>
                <draw:g>
                  <svg:desc>data.C1:data.C1000</svg:desc>
                </draw:g>
              </table:table-cell>
              <table:table-cell office:value-type="float" office:value="0.37792155">
                <text:p>0.37792155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20508">
                <text:p>3.420508</text:p>
              </table:table-cell>
              <table:table-cell office:value-type="float" office:value="1.2912284">
                <text:p>1.291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925827">
                <text:p>3.75925827</text:p>
              </table:table-cell>
              <table:table-cell office:value-type="float" office:value="2.952027">
                <text:p>2.952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582054">
                <text:p>3.9582054</text:p>
              </table:table-cell>
              <table:table-cell office:value-type="float" office:value="5.026461">
                <text:p>5.026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0579066">
                <text:p>4.10579066</text:p>
              </table:table-cell>
              <table:table-cell office:value-type="float" office:value="6.775745">
                <text:p>6.775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28580006">
                <text:p>4.228580006</text:p>
              </table:table-cell>
              <table:table-cell office:value-type="float" office:value="8.14403">
                <text:p>8.14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44518051">
                <text:p>4.344518051</text:p>
              </table:table-cell>
              <table:table-cell office:value-type="float" office:value="8.625297">
                <text:p>8.625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62104075">
                <text:p>4.462104075</text:p>
              </table:table-cell>
              <table:table-cell office:value-type="float" office:value="8.504412">
                <text:p>8.504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81368585">
                <text:p>4.581368585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02265815">
                <text:p>4.702265815</text:p>
              </table:table-cell>
              <table:table-cell office:value-type="float" office:value="8.271488">
                <text:p>8.271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24902575">
                <text:p>4.824902575</text:p>
              </table:table-cell>
              <table:table-cell office:value-type="float" office:value="8.154162">
                <text:p>8.154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49141525">
                <text:p>4.949141525</text:p>
              </table:table-cell>
              <table:table-cell office:value-type="float" office:value="8.0490055">
                <text:p>8.0490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74250245">
                <text:p>5.074250245</text:p>
              </table:table-cell>
              <table:table-cell office:value-type="float" office:value="7.993048">
                <text:p>7.993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98275575">
                <text:p>5.198275575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317906305">
                <text:p>5.317906305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31036695">
                <text:p>5.431036695</text:p>
              </table:table-cell>
              <table:table-cell office:value-type="float" office:value="8.839357">
                <text:p>8.839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37590445">
                <text:p>5.537590445</text:p>
              </table:table-cell>
              <table:table-cell office:value-type="float" office:value="9.384934">
                <text:p>9.384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42267335">
                <text:p>5.642267335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48149689">
                <text:p>5.748149689</text:p>
              </table:table-cell>
              <table:table-cell office:value-type="float" office:value="9.444444">
                <text:p>9.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55283279">
                <text:p>5.855283279</text:p>
              </table:table-cell>
              <table:table-cell office:value-type="float" office:value="9.334141">
                <text:p>9.334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63668109">
                <text:p>5.963668109</text:p>
              </table:table-cell>
              <table:table-cell office:value-type="float" office:value="9.226383">
                <text:p>9.2263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73334699">
                <text:p>6.073334699</text:p>
              </table:table-cell>
              <table:table-cell office:value-type="float" office:value="9.1185465">
                <text:p>9.1185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84222009">
                <text:p>6.184222009</text:p>
              </table:table-cell>
              <table:table-cell office:value-type="float" office:value="9.018165">
                <text:p>9.018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96360563">
                <text:p>6.296360563</text:p>
              </table:table-cell>
              <table:table-cell office:value-type="float" office:value="8.91754">
                <text:p>8.91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409368873">
                <text:p>6.409368873</text:p>
              </table:table-cell>
              <table:table-cell office:value-type="float" office:value="8.8489065">
                <text:p>8.8489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21980457">
                <text:p>6.521980457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32074297">
                <text:p>6.632074297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38414422">
                <text:p>6.738414422</text:p>
              </table:table-cell>
              <table:table-cell office:value-type="float" office:value="9.403788">
                <text:p>9.403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43594857">
                <text:p>6.843594857</text:p>
              </table:table-cell>
              <table:table-cell office:value-type="float" office:value="9.507472">
                <text:p>9.507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50057053">
                <text:p>6.950057053</text:p>
              </table:table-cell>
              <table:table-cell office:value-type="float" office:value="9.393005">
                <text:p>9.393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57739973">
                <text:p>7.057739973</text:p>
              </table:table-cell>
              <table:table-cell office:value-type="float" office:value="9.286524">
                <text:p>9.286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66735163">
                <text:p>7.166735163</text:p>
              </table:table-cell>
              <table:table-cell office:value-type="float" office:value="9.174717">
                <text:p>9.174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77012113">
                <text:p>7.277012113</text:p>
              </table:table-cell>
              <table:table-cell office:value-type="float" office:value="9.068077">
                <text:p>9.068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88509783">
                <text:p>7.388509783</text:p>
              </table:table-cell>
              <table:table-cell office:value-type="float" office:value="8.968798">
                <text:p>8.968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501228179">
                <text:p>7.501228179</text:p>
              </table:table-cell>
              <table:table-cell office:value-type="float" office:value="8.871667">
                <text:p>8.871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14785823">
                <text:p>7.614785823</text:p>
              </table:table-cell>
              <table:table-cell office:value-type="float" office:value="8.8061">
                <text:p>8.8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727855178">
                <text:p>7.727855178</text:p>
              </table:table-cell>
              <table:table-cell office:value-type="float" office:value="8.84413">
                <text:p>8.84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838223683">
                <text:p>7.838223683</text:p>
              </table:table-cell>
              <table:table-cell office:value-type="float" office:value="9.060555">
                <text:p>9.060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43968708">
                <text:p>7.943968708</text:p>
              </table:table-cell>
              <table:table-cell office:value-type="float" office:value="9.45671">
                <text:p>9.456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047195988">
                <text:p>8.047195988</text:p>
              </table:table-cell>
              <table:table-cell office:value-type="float" office:value="9.687362">
                <text:p>9.6873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51628738">
                <text:p>8.151628738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57282203">
                <text:p>8.257282203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64202173">
                <text:p>8.364202173</text:p>
              </table:table-cell>
              <table:table-cell office:value-type="float" office:value="9.35279">
                <text:p>9.352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472388643">
                <text:p>8.472388643</text:p>
              </table:table-cell>
              <table:table-cell office:value-type="float" office:value="9.2433">
                <text:p>9.2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581811088">
                <text:p>8.581811088</text:p>
              </table:table-cell>
              <table:table-cell office:value-type="float" office:value="9.138893">
                <text:p>9.1388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692454258">
                <text:p>8.692454258</text:p>
              </table:table-cell>
              <table:table-cell office:value-type="float" office:value="9.038064">
                <text:p>9.0380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804302888">
                <text:p>8.804302888</text:p>
              </table:table-cell>
              <table:table-cell office:value-type="float" office:value="8.940655">
                <text:p>8.940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916960248">
                <text:p>8.916960248</text:p>
              </table:table-cell>
              <table:table-cell office:value-type="float" office:value="8.876473">
                <text:p>8.876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029312428">
                <text:p>9.029312428</text:p>
              </table:table-cell>
              <table:table-cell office:value-type="float" office:value="8.900584">
                <text:p>8.900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139345232">
                <text:p>9.139345232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245151292">
                <text:p>9.245151292</text:p>
              </table:table-cell>
              <table:table-cell office:value-type="float" office:value="9.451254">
                <text:p>9.4512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348592202">
                <text:p>9.348592202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453223312">
                <text:p>9.453223312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559044632">
                <text:p>9.559044632</text:p>
              </table:table-cell>
              <table:table-cell office:value-type="float" office:value="9.449891">
                <text:p>9.4498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666132442">
                <text:p>9.666132442</text:p>
              </table:table-cell>
              <table:table-cell office:value-type="float" office:value="9.338131">
                <text:p>9.338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774440982">
                <text:p>9.774440982</text:p>
              </table:table-cell>
              <table:table-cell office:value-type="float" office:value="9.2328825">
                <text:p>9.23288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884031272">
                <text:p>9.884031272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994857548">
                <text:p>9.994857548</text:p>
              </table:table-cell>
              <table:table-cell office:value-type="float" office:value="9.023131">
                <text:p>9.023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106889283">
                <text:p>10.106889283</text:p>
              </table:table-cell>
              <table:table-cell office:value-type="float" office:value="8.926042">
                <text:p>8.9260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219775523">
                <text:p>10.219775523</text:p>
              </table:table-cell>
              <table:table-cell office:value-type="float" office:value="8.858476">
                <text:p>8.858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332295547">
                <text:p>10.332295547</text:p>
              </table:table-cell>
              <table:table-cell office:value-type="float" office:value="8.887307">
                <text:p>8.8873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442328351">
                <text:p>10.442328351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547936041">
                <text:p>10.547936041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51132801">
                <text:p>10.651132801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755550291">
                <text:p>10.755550291</text:p>
              </table:table-cell>
              <table:table-cell office:value-type="float" office:value="9.576941">
                <text:p>9.57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861112201">
                <text:p>10.861112201</text:p>
              </table:table-cell>
              <table:table-cell office:value-type="float" office:value="9.473114">
                <text:p>9.4731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967910101">
                <text:p>10.967910101</text:p>
              </table:table-cell>
              <table:table-cell office:value-type="float" office:value="9.363481">
                <text:p>9.363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075974491">
                <text:p>11.075974491</text:p>
              </table:table-cell>
              <table:table-cell office:value-type="float" office:value="9.253742">
                <text:p>9.253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185305381">
                <text:p>11.185305381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95918031">
                <text:p>11.295918031</text:p>
              </table:table-cell>
              <table:table-cell office:value-type="float" office:value="9.040557">
                <text:p>9.0405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407675111">
                <text:p>11.407675111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20271437">
                <text:p>11.520271437</text:p>
              </table:table-cell>
              <table:table-cell office:value-type="float" office:value="8.881285">
                <text:p>8.8812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632638877">
                <text:p>11.632638877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42580127">
                <text:p>11.742580127</text:p>
              </table:table-cell>
              <table:table-cell office:value-type="float" office:value="9.095767">
                <text:p>9.0957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48874477">
                <text:p>11.848874477</text:p>
              </table:table-cell>
              <table:table-cell office:value-type="float" office:value="9.407838">
                <text:p>9.4078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954283801">
                <text:p>11.954283801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060974886">
                <text:p>12.060974886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168917206">
                <text:p>12.168917206</text:p>
              </table:table-cell>
              <table:table-cell office:value-type="float" office:value="9.264207">
                <text:p>9.264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278171806">
                <text:p>12.278171806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388662381">
                <text:p>12.388662381</text:p>
              </table:table-cell>
              <table:table-cell office:value-type="float" office:value="9.050546">
                <text:p>9.0505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500495751">
                <text:p>12.500495751</text:p>
              </table:table-cell>
              <table:table-cell office:value-type="float" office:value="8.9418745">
                <text:p>8.94187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613549851">
                <text:p>12.613549851</text:p>
              </table:table-cell>
              <table:table-cell office:value-type="float" office:value="8.845323">
                <text:p>8.8453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727412671">
                <text:p>12.727412671</text:p>
              </table:table-cell>
              <table:table-cell office:value-type="float" office:value="8.782498">
                <text:p>8.782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840726167">
                <text:p>12.840726167</text:p>
              </table:table-cell>
              <table:table-cell office:value-type="float" office:value="8.825074">
                <text:p>8.825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951262517">
                <text:p>12.951262517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057862042">
                <text:p>13.057862042</text:p>
              </table:table-cell>
              <table:table-cell office:value-type="float" office:value="9.380904">
                <text:p>9.3809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163744396">
                <text:p>13.163744396</text:p>
              </table:table-cell>
              <table:table-cell office:value-type="float" office:value="9.444444">
                <text:p>9.444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270832206">
                <text:p>13.270832206</text:p>
              </table:table-cell>
              <table:table-cell office:value-type="float" office:value="9.338131">
                <text:p>9.338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379140746">
                <text:p>13.379140746</text:p>
              </table:table-cell>
              <table:table-cell office:value-type="float" office:value="9.2328825">
                <text:p>9.23288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488868376">
                <text:p>13.488868376</text:p>
              </table:table-cell>
              <table:table-cell office:value-type="float" office:value="9.113475">
                <text:p>9.113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599938796">
                <text:p>13.599938796</text:p>
              </table:table-cell>
              <table:table-cell office:value-type="float" office:value="9.003298">
                <text:p>9.0032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712290976">
                <text:p>13.712290976</text:p>
              </table:table-cell>
              <table:table-cell office:value-type="float" office:value="8.900584">
                <text:p>8.9005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825833361">
                <text:p>13.825833361</text:p>
              </table:table-cell>
              <table:table-cell office:value-type="float" office:value="8.807283">
                <text:p>8.8072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940138691">
                <text:p>13.940138691</text:p>
              </table:table-cell>
              <table:table-cell office:value-type="float" office:value="8.748498">
                <text:p>8.7484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053742111">
                <text:p>14.053742111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164431061">
                <text:p>14.164431061</text:p>
              </table:table-cell>
              <table:table-cell office:value-type="float" office:value="9.034326">
                <text:p>9.0343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271030586">
                <text:p>14.271030586</text:p>
              </table:table-cell>
              <table:table-cell office:value-type="float" office:value="9.380904">
                <text:p>9.380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376470426">
                <text:p>14.376470426</text:p>
              </table:table-cell>
              <table:table-cell office:value-type="float" office:value="9.484081">
                <text:p>9.4840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483207286">
                <text:p>14.483207286</text:p>
              </table:table-cell>
              <table:table-cell office:value-type="float" office:value="9.3688345">
                <text:p>9.3688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591241156">
                <text:p>14.591241156</text:p>
              </table:table-cell>
              <table:table-cell office:value-type="float" office:value="9.256356">
                <text:p>9.256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700541531">
                <text:p>14.700541531</text:p>
              </table:table-cell>
              <table:table-cell office:value-type="float" office:value="9.149099">
                <text:p>9.1490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811138925">
                <text:p>14.811138925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922972295">
                <text:p>14.922972295</text:p>
              </table:table-cell>
              <table:table-cell office:value-type="float" office:value="8.9418745">
                <text:p>8.9418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036011135">
                <text:p>15.036011135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149904475">
                <text:p>15.149904475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26323323">
                <text:p>15.26323323</text:p>
              </table:table-cell>
              <table:table-cell office:value-type="float" office:value="8.823886">
                <text:p>8.8238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373830624">
                <text:p>15.373830624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479804534">
                <text:p>15.479804534</text:p>
              </table:table-cell>
              <table:table-cell office:value-type="float" office:value="9.436285">
                <text:p>9.4362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583184409">
                <text:p>15.583184409</text:p>
              </table:table-cell>
              <table:table-cell office:value-type="float" office:value="9.673062">
                <text:p>9.673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687754485">
                <text:p>15.687754485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793545285">
                <text:p>15.793545285</text:p>
              </table:table-cell>
              <table:table-cell office:value-type="float" office:value="9.452618">
                <text:p>9.4526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900633095">
                <text:p>15.900633095</text:p>
              </table:table-cell>
              <table:table-cell office:value-type="float" office:value="9.338131">
                <text:p>9.3381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008911115">
                <text:p>16.008911115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118470889">
                <text:p>16.118470889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229297165">
                <text:p>16.229297165</text:p>
              </table:table-cell>
              <table:table-cell office:value-type="float" office:value="9.023131">
                <text:p>9.023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341298385">
                <text:p>16.341298385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454184625">
                <text:p>16.454184625</text:p>
              </table:table-cell>
              <table:table-cell office:value-type="float" office:value="8.858476">
                <text:p>8.8584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566780951">
                <text:p>16.566780951</text:p>
              </table:table-cell>
              <table:table-cell office:value-type="float" office:value="8.881285">
                <text:p>8.881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676890057">
                <text:p>16.676890057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783260697">
                <text:p>16.783260697</text:p>
              </table:table-cell>
              <table:table-cell office:value-type="float" office:value="9.40109">
                <text:p>9.401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888639507">
                <text:p>16.888639507</text:p>
              </table:table-cell>
              <table:table-cell office:value-type="float" office:value="9.489574">
                <text:p>9.4895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995269547">
                <text:p>16.995269547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103181347">
                <text:p>17.103181347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212390167">
                <text:p>17.212390167</text:p>
              </table:table-cell>
              <table:table-cell office:value-type="float" office:value="9.15677">
                <text:p>9.156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322865487">
                <text:p>17.322865487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434653082">
                <text:p>17.434653082</text:p>
              </table:table-cell>
              <table:table-cell office:value-type="float" office:value="8.945537">
                <text:p>8.945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547630877">
                <text:p>17.547630877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661447917">
                <text:p>17.661447917</text:p>
              </table:table-cell>
              <table:table-cell office:value-type="float" office:value="8.78603">
                <text:p>8.78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774776672">
                <text:p>17.774776672</text:p>
              </table:table-cell>
              <table:table-cell office:value-type="float" office:value="8.823886">
                <text:p>8.8238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885389322">
                <text:p>17.885389322</text:p>
              </table:table-cell>
              <table:table-cell office:value-type="float" office:value="9.040557">
                <text:p>9.0405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992095662">
                <text:p>17.992095662</text:p>
              </table:table-cell>
              <table:table-cell office:value-type="float" office:value="9.371514">
                <text:p>9.3715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097947502">
                <text:p>18.097947502</text:p>
              </table:table-cell>
              <table:table-cell office:value-type="float" office:value="9.447167">
                <text:p>9.4471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205035312">
                <text:p>18.205035312</text:p>
              </table:table-cell>
              <table:table-cell office:value-type="float" office:value="9.338131">
                <text:p>9.3381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313481182">
                <text:p>18.313481182</text:p>
              </table:table-cell>
              <table:table-cell office:value-type="float" office:value="9.22119">
                <text:p>9.221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.423208812">
                <text:p>18.423208812</text:p>
              </table:table-cell>
              <table:table-cell office:value-type="float" office:value="9.113475">
                <text:p>9.1134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.534263972">
                <text:p>18.534263972</text:p>
              </table:table-cell>
              <table:table-cell office:value-type="float" office:value="9.004535">
                <text:p>9.0045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646555112">
                <text:p>18.646555112</text:p>
              </table:table-cell>
              <table:table-cell office:value-type="float" office:value="8.905422">
                <text:p>8.9054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760128012">
                <text:p>18.760128012</text:p>
              </table:table-cell>
              <table:table-cell office:value-type="float" office:value="8.804917">
                <text:p>8.8049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874463862">
                <text:p>18.874463862</text:p>
              </table:table-cell>
              <table:table-cell office:value-type="float" office:value="8.746162">
                <text:p>8.7461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.988113062">
                <text:p>18.988113062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098802012">
                <text:p>19.098802012</text:p>
              </table:table-cell>
              <table:table-cell office:value-type="float" office:value="9.034326">
                <text:p>9.0343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204714882">
                <text:p>19.204714882</text:p>
              </table:table-cell>
              <table:table-cell office:value-type="float" office:value="9.441723">
                <text:p>9.4417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.308064242">
                <text:p>19.308064242</text:p>
              </table:table-cell>
              <table:table-cell office:value-type="float" office:value="9.675919">
                <text:p>9.6759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412634318">
                <text:p>19.412634318</text:p>
              </table:table-cell>
              <table:table-cell office:value-type="float" office:value="9.562965">
                <text:p>9.5629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518470898">
                <text:p>19.518470898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625543453">
                <text:p>19.625543453</text:p>
              </table:table-cell>
              <table:table-cell office:value-type="float" office:value="9.339461">
                <text:p>9.3394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733836733">
                <text:p>19.733836733</text:p>
              </table:table-cell>
              <table:table-cell office:value-type="float" office:value="9.234183">
                <text:p>9.2341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843365993">
                <text:p>19.843365993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954238043">
                <text:p>19.954238043</text:p>
              </table:table-cell>
              <table:table-cell office:value-type="float" office:value="9.019405">
                <text:p>9.0194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066269778">
                <text:p>20.066269778</text:p>
              </table:table-cell>
              <table:table-cell office:value-type="float" office:value="8.926042">
                <text:p>8.9260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179171278">
                <text:p>20.179171278</text:p>
              </table:table-cell>
              <table:table-cell office:value-type="float" office:value="8.857278">
                <text:p>8.8572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.291706558">
                <text:p>20.291706558</text:p>
              </table:table-cell>
              <table:table-cell office:value-type="float" office:value="8.886103">
                <text:p>8.886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401846178">
                <text:p>20.401846178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508338888">
                <text:p>20.508338888</text:p>
              </table:table-cell>
              <table:table-cell office:value-type="float" office:value="9.390313">
                <text:p>9.390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614022868">
                <text:p>20.614022868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720973352">
                <text:p>20.720973352</text:p>
              </table:table-cell>
              <table:table-cell office:value-type="float" office:value="9.3501215">
                <text:p>9.35012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829251372">
                <text:p>20.829251372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938856922">
                <text:p>20.938856922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.049728972">
                <text:p>21.049728972</text:p>
              </table:table-cell>
              <table:table-cell office:value-type="float" office:value="9.019405">
                <text:p>9.0194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161898042">
                <text:p>21.161898042</text:p>
              </table:table-cell>
              <table:table-cell office:value-type="float" office:value="8.915113">
                <text:p>8.9151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275333612">
                <text:p>21.275333612</text:p>
              </table:table-cell>
              <table:table-cell office:value-type="float" office:value="8.8155775">
                <text:p>8.81557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389547392">
                <text:p>21.389547392</text:p>
              </table:table-cell>
              <table:table-cell office:value-type="float" office:value="8.75551">
                <text:p>8.75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503074522">
                <text:p>21.503074522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613702432">
                <text:p>21.613702432</text:p>
              </table:table-cell>
              <table:table-cell office:value-type="float" office:value="9.03931">
                <text:p>9.039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719951002">
                <text:p>21.719951002</text:p>
              </table:table-cell>
              <table:table-cell office:value-type="float" office:value="9.411891">
                <text:p>9.4118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824475302">
                <text:p>21.824475302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.930205068">
                <text:p>21.930205068</text:p>
              </table:table-cell>
              <table:table-cell office:value-type="float" office:value="9.458075">
                <text:p>9.458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.037170808">
                <text:p>22.037170808</text:p>
              </table:table-cell>
              <table:table-cell office:value-type="float" office:value="9.348787">
                <text:p>9.3487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145433568">
                <text:p>22.145433568</text:p>
              </table:table-cell>
              <table:table-cell office:value-type="float" office:value="9.236787">
                <text:p>9.2367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.254947568">
                <text:p>22.254947568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.365743328">
                <text:p>22.365743328</text:p>
              </table:table-cell>
              <table:table-cell office:value-type="float" office:value="9.025617">
                <text:p>9.0256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.477714028">
                <text:p>22.477714028</text:p>
              </table:table-cell>
              <table:table-cell office:value-type="float" office:value="8.930907">
                <text:p>8.9309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.590523978">
                <text:p>22.590523978</text:p>
              </table:table-cell>
              <table:table-cell office:value-type="float" office:value="8.864467">
                <text:p>8.8644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.702998228">
                <text:p>22.702998228</text:p>
              </table:table-cell>
              <table:table-cell office:value-type="float" office:value="8.890924">
                <text:p>8.8909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.813107334">
                <text:p>22.813107334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.919539014">
                <text:p>22.919539014</text:p>
              </table:table-cell>
              <table:table-cell office:value-type="float" office:value="9.395699">
                <text:p>9.3956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025238254">
                <text:p>23.025238254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132203994">
                <text:p>23.132203994</text:p>
              </table:table-cell>
              <table:table-cell office:value-type="float" office:value="9.348787">
                <text:p>9.3487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240466754">
                <text:p>23.240466754</text:p>
              </table:table-cell>
              <table:table-cell office:value-type="float" office:value="9.236787">
                <text:p>9.2367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350087574">
                <text:p>23.350087574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461020664">
                <text:p>23.461020664</text:p>
              </table:table-cell>
              <table:table-cell office:value-type="float" office:value="9.014443">
                <text:p>9.0144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573189734">
                <text:p>23.573189734</text:p>
              </table:table-cell>
              <table:table-cell office:value-type="float" office:value="8.915113">
                <text:p>8.9151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.686594784">
                <text:p>23.686594784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.800762784">
                <text:p>23.800762784</text:p>
              </table:table-cell>
              <table:table-cell office:value-type="float" office:value="8.759021">
                <text:p>8.7590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.914366204">
                <text:p>23.914366204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.025039894">
                <text:p>24.025039894</text:p>
              </table:table-cell>
              <table:table-cell office:value-type="float" office:value="9.035571">
                <text:p>9.0355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.130922248">
                <text:p>24.130922248</text:p>
              </table:table-cell>
              <table:table-cell office:value-type="float" office:value="9.444444">
                <text:p>9.4444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.234363158">
                <text:p>24.234363158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.338994268">
                <text:p>24.338994268</text:p>
              </table:table-cell>
              <table:table-cell office:value-type="float" office:value="9.557387">
                <text:p>9.5573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.444846108">
                <text:p>24.444846108</text:p>
              </table:table-cell>
              <table:table-cell office:value-type="float" office:value="9.447167">
                <text:p>9.4471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.551933918">
                <text:p>24.551933918</text:p>
              </table:table-cell>
              <table:table-cell office:value-type="float" office:value="9.338131">
                <text:p>9.338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.660257718">
                <text:p>24.660257718</text:p>
              </table:table-cell>
              <table:table-cell office:value-type="float" office:value="9.231583">
                <text:p>9.2315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.769893794">
                <text:p>24.769893794</text:p>
              </table:table-cell>
              <table:table-cell office:value-type="float" office:value="9.121085">
                <text:p>9.1210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880735329">
                <text:p>24.880735329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992812849">
                <text:p>24.992812849</text:p>
              </table:table-cell>
              <table:table-cell office:value-type="float" office:value="8.922397">
                <text:p>8.9223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105775389">
                <text:p>25.105775389</text:p>
              </table:table-cell>
              <table:table-cell office:value-type="float" office:value="8.852492">
                <text:p>8.8524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.218280154">
                <text:p>25.218280154</text:p>
              </table:table-cell>
              <table:table-cell office:value-type="float" office:value="8.888513">
                <text:p>8.8885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328373994">
                <text:p>25.328373994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434759894">
                <text:p>25.434759894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.540459134">
                <text:p>25.540459134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647455394">
                <text:p>25.647455394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755733414">
                <text:p>25.755733414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865247414">
                <text:p>25.865247414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976119464">
                <text:p>25.976119464</text:p>
              </table:table-cell>
              <table:table-cell office:value-type="float" office:value="9.019405">
                <text:p>9.0194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.088273274">
                <text:p>26.088273274</text:p>
              </table:table-cell>
              <table:table-cell office:value-type="float" office:value="8.9163265">
                <text:p>8.91632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201647804">
                <text:p>26.201647804</text:p>
              </table:table-cell>
              <table:table-cell office:value-type="float" office:value="8.820323">
                <text:p>8.8203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315831064">
                <text:p>26.315831064</text:p>
              </table:table-cell>
              <table:table-cell office:value-type="float" office:value="8.757851">
                <text:p>8.7578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429373449">
                <text:p>26.429373449</text:p>
              </table:table-cell>
              <table:table-cell office:value-type="float" office:value="8.807283">
                <text:p>8.8072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540092914">
                <text:p>26.540092914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646570368">
                <text:p>26.646570368</text:p>
              </table:table-cell>
              <table:table-cell office:value-type="float" office:value="9.391659">
                <text:p>9.3916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751735544">
                <text:p>26.751735544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858136704">
                <text:p>26.858136704</text:p>
              </table:table-cell>
              <table:table-cell office:value-type="float" office:value="9.398394">
                <text:p>9.3983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965850144">
                <text:p>26.965850144</text:p>
              </table:table-cell>
              <table:table-cell office:value-type="float" office:value="9.283893">
                <text:p>9.2838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074814818">
                <text:p>27.074814818</text:p>
              </table:table-cell>
              <table:table-cell office:value-type="float" office:value="9.177286">
                <text:p>9.1772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185076508">
                <text:p>27.185076508</text:p>
              </table:table-cell>
              <table:table-cell office:value-type="float" office:value="9.069332">
                <text:p>9.0693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.296604698">
                <text:p>27.296604698</text:p>
              </table:table-cell>
              <table:table-cell office:value-type="float" office:value="8.966343">
                <text:p>8.9663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409384128">
                <text:p>27.409384128</text:p>
              </table:table-cell>
              <table:table-cell office:value-type="float" office:value="8.866865">
                <text:p>8.8668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523002808">
                <text:p>27.523002808</text:p>
              </table:table-cell>
              <table:table-cell office:value-type="float" office:value="8.80137">
                <text:p>8.801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636087422">
                <text:p>27.636087422</text:p>
              </table:table-cell>
              <table:table-cell office:value-type="float" office:value="8.842936">
                <text:p>8.8429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746532222">
                <text:p>27.746532222</text:p>
              </table:table-cell>
              <table:table-cell office:value-type="float" office:value="9.0542965">
                <text:p>9.05429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852368802">
                <text:p>27.852368802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955611342">
                <text:p>27.955611342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060105122">
                <text:p>28.060105122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165834888">
                <text:p>28.165834888</text:p>
              </table:table-cell>
              <table:table-cell office:value-type="float" office:value="9.458075">
                <text:p>9.4580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272770113">
                <text:p>28.272770113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380941323">
                <text:p>28.380941323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490424803">
                <text:p>28.490424803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601174783">
                <text:p>28.601174783</text:p>
              </table:table-cell>
              <table:table-cell office:value-type="float" office:value="9.029347">
                <text:p>9.0293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713114963">
                <text:p>28.713114963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825894393">
                <text:p>28.825894393</text:p>
              </table:table-cell>
              <table:table-cell office:value-type="float" office:value="8.866865">
                <text:p>8.8668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938368643">
                <text:p>28.938368643</text:p>
              </table:table-cell>
              <table:table-cell office:value-type="float" office:value="8.890924">
                <text:p>8.8909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.048370933">
                <text:p>29.048370933</text:p>
              </table:table-cell>
              <table:table-cell office:value-type="float" office:value="9.09072">
                <text:p>9.090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154817873">
                <text:p>29.154817873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260456079">
                <text:p>29.260456079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367330269">
                <text:p>29.367330269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475562514">
                <text:p>29.475562514</text:p>
              </table:table-cell>
              <table:table-cell office:value-type="float" office:value="9.239391">
                <text:p>9.2393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85076514">
                <text:p>29.585076514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95872274">
                <text:p>29.695872274</text:p>
              </table:table-cell>
              <table:table-cell office:value-type="float" office:value="9.025617">
                <text:p>9.0256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807980314">
                <text:p>29.807980314</text:p>
              </table:table-cell>
              <table:table-cell office:value-type="float" office:value="8.919968">
                <text:p>8.9199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92129381">
                <text:p>29.92129381</text:p>
              </table:table-cell>
              <table:table-cell office:value-type="float" office:value="8.825074">
                <text:p>8.8250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03537026">
                <text:p>30.03537026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48821085">
                <text:p>30.148821085</text:p>
              </table:table-cell>
              <table:table-cell office:value-type="float" office:value="8.814391">
                <text:p>8.8143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9372695">
                <text:p>30.259372695</text:p>
              </table:table-cell>
              <table:table-cell office:value-type="float" office:value="9.045548">
                <text:p>9.0455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65682305">
                <text:p>30.365682305</text:p>
              </table:table-cell>
              <table:table-cell office:value-type="float" office:value="9.406487">
                <text:p>9.4064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470649115">
                <text:p>30.470649115</text:p>
              </table:table-cell>
              <table:table-cell office:value-type="float" office:value="9.526821">
                <text:p>9.526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57677561">
                <text:p>30.57677561</text:p>
              </table:table-cell>
              <table:table-cell office:value-type="float" office:value="9.422717">
                <text:p>9.4227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68410757">
                <text:p>30.68410757</text:p>
              </table:table-cell>
              <table:table-cell office:value-type="float" office:value="9.316889">
                <text:p>9.3168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79278233">
                <text:p>30.79278233</text:p>
              </table:table-cell>
              <table:table-cell office:value-type="float" office:value="9.201769">
                <text:p>9.2017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90273884">
                <text:p>30.90273884</text:p>
              </table:table-cell>
              <table:table-cell office:value-type="float" office:value="9.094504">
                <text:p>9.0945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01397711">
                <text:p>31.01397711</text:p>
              </table:table-cell>
              <table:table-cell office:value-type="float" office:value="8.989712">
                <text:p>8.9897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12640558">
                <text:p>31.12640558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239719076">
                <text:p>31.239719076</text:p>
              </table:table-cell>
              <table:table-cell office:value-type="float" office:value="8.825074">
                <text:p>8.8250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35259006">
                <text:p>31.35259006</text:p>
              </table:table-cell>
              <table:table-cell office:value-type="float" office:value="8.8596735">
                <text:p>8.85967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46286701">
                <text:p>31.46286701</text:p>
              </table:table-cell>
              <table:table-cell office:value-type="float" office:value="9.068077">
                <text:p>9.0680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56942076">
                <text:p>31.56942076</text:p>
              </table:table-cell>
              <table:table-cell office:value-type="float" office:value="9.384934">
                <text:p>9.3849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.675058966">
                <text:p>31.675058966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.782085746">
                <text:p>31.782085746</text:p>
              </table:table-cell>
              <table:table-cell office:value-type="float" office:value="9.343456">
                <text:p>9.3434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.890348506">
                <text:p>31.890348506</text:p>
              </table:table-cell>
              <table:table-cell office:value-type="float" office:value="9.236787">
                <text:p>9.2367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.99990828">
                <text:p>31.99990828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110749815">
                <text:p>32.110749815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222934145">
                <text:p>32.222934145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336293415">
                <text:p>32.336293415</text:p>
              </table:table-cell>
              <table:table-cell office:value-type="float" office:value="8.82151">
                <text:p>8.821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450476675">
                <text:p>32.450476675</text:p>
              </table:table-cell>
              <table:table-cell office:value-type="float" office:value="8.757851">
                <text:p>8.7578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564003805">
                <text:p>32.564003805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674662235">
                <text:p>32.674662235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.781231245">
                <text:p>32.781231245</text:p>
              </table:table-cell>
              <table:table-cell office:value-type="float" office:value="9.383591">
                <text:p>9.3835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.886899965">
                <text:p>32.886899965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.993850449">
                <text:p>32.993850449</text:p>
              </table:table-cell>
              <table:table-cell office:value-type="float" office:value="9.3501215">
                <text:p>9.35012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102082694">
                <text:p>33.102082694</text:p>
              </table:table-cell>
              <table:table-cell office:value-type="float" office:value="9.239391">
                <text:p>9.2393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211581434">
                <text:p>33.211581434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32240771">
                <text:p>33.32240771</text:p>
              </table:table-cell>
              <table:table-cell office:value-type="float" office:value="9.023131">
                <text:p>9.0231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4346073">
                <text:p>33.4346073</text:p>
              </table:table-cell>
              <table:table-cell office:value-type="float" office:value="8.912689">
                <text:p>8.9126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54795131">
                <text:p>33.54795131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66211931">
                <text:p>33.66211931</text:p>
              </table:table-cell>
              <table:table-cell office:value-type="float" office:value="8.759021">
                <text:p>8.759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77564644">
                <text:p>33.77564644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88630487">
                <text:p>33.88630487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99295017">
                <text:p>33.99295017</text:p>
              </table:table-cell>
              <table:table-cell office:value-type="float" office:value="9.376878">
                <text:p>9.3768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09877149">
                <text:p>34.09877149</text:p>
              </table:table-cell>
              <table:table-cell office:value-type="float" office:value="9.449891">
                <text:p>9.4498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20587456">
                <text:p>34.20587456</text:p>
              </table:table-cell>
              <table:table-cell office:value-type="float" office:value="9.336801">
                <text:p>9.3368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31428991">
                <text:p>34.31428991</text:p>
              </table:table-cell>
              <table:table-cell office:value-type="float" office:value="9.223786">
                <text:p>9.2237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.4239565">
                <text:p>34.4239565</text:p>
              </table:table-cell>
              <table:table-cell office:value-type="float" office:value="9.1185465">
                <text:p>9.11854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53496588">
                <text:p>34.53496588</text:p>
              </table:table-cell>
              <table:table-cell office:value-type="float" office:value="9.008247">
                <text:p>9.0082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.64727228">
                <text:p>34.64727228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.76079941">
                <text:p>34.76079941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.875074225">
                <text:p>34.875074225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988662385">
                <text:p>34.988662385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09938185">
                <text:p>35.09938185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20605767">
                <text:p>35.20605767</text:p>
              </table:table-cell>
              <table:table-cell office:value-type="float" office:value="9.374195">
                <text:p>9.3741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.311802695">
                <text:p>35.311802695</text:p>
              </table:table-cell>
              <table:table-cell office:value-type="float" office:value="9.45671">
                <text:p>9.456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.418753179">
                <text:p>35.418753179</text:p>
              </table:table-cell>
              <table:table-cell office:value-type="float" office:value="9.3501215">
                <text:p>9.35012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.527000679">
                <text:p>35.527000679</text:p>
              </table:table-cell>
              <table:table-cell office:value-type="float" office:value="9.238089">
                <text:p>9.2380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.636529939">
                <text:p>35.636529939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.747386733">
                <text:p>35.747386733</text:p>
              </table:table-cell>
              <table:table-cell office:value-type="float" office:value="9.020647">
                <text:p>9.0206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.859525287">
                <text:p>35.859525287</text:p>
              </table:table-cell>
              <table:table-cell office:value-type="float" office:value="8.91754">
                <text:p>8.917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.972915077">
                <text:p>35.972915077</text:p>
              </table:table-cell>
              <table:table-cell office:value-type="float" office:value="8.819137">
                <text:p>8.8191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087113597">
                <text:p>36.087113597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.200640727">
                <text:p>36.200640727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.311283897">
                <text:p>36.311283897</text:p>
              </table:table-cell>
              <table:table-cell office:value-type="float" office:value="9.038064">
                <text:p>9.0380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417868163">
                <text:p>36.417868163</text:p>
              </table:table-cell>
              <table:table-cell office:value-type="float" office:value="9.382247">
                <text:p>9.3822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523597929">
                <text:p>36.523597929</text:p>
              </table:table-cell>
              <table:table-cell office:value-type="float" office:value="9.458075">
                <text:p>9.4580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630517899">
                <text:p>36.630517899</text:p>
              </table:table-cell>
              <table:table-cell office:value-type="float" office:value="9.35279">
                <text:p>9.352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738750144">
                <text:p>36.738750144</text:p>
              </table:table-cell>
              <table:table-cell office:value-type="float" office:value="9.239391">
                <text:p>9.2393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.848218364">
                <text:p>36.848218364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.959029384">
                <text:p>36.959029384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.071183194">
                <text:p>37.071183194</text:p>
              </table:table-cell>
              <table:table-cell office:value-type="float" office:value="8.9163265">
                <text:p>8.91632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184603504">
                <text:p>37.184603504</text:p>
              </table:table-cell>
              <table:table-cell office:value-type="float" office:value="8.816763">
                <text:p>8.8167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.298817284">
                <text:p>37.298817284</text:p>
              </table:table-cell>
              <table:table-cell office:value-type="float" office:value="8.75551">
                <text:p>8.7555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.412405444">
                <text:p>37.412405444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.523185944">
                <text:p>37.523185944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629190368">
                <text:p>37.629190368</text:p>
              </table:table-cell>
              <table:table-cell office:value-type="float" office:value="9.433568">
                <text:p>9.4335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732661798">
                <text:p>37.732661798</text:p>
              </table:table-cell>
              <table:table-cell office:value-type="float" office:value="9.664504">
                <text:p>9.6645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.837277648">
                <text:p>37.837277648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.943144743">
                <text:p>37.943144743</text:p>
              </table:table-cell>
              <table:table-cell office:value-type="float" office:value="9.445806">
                <text:p>9.4458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.050339373">
                <text:p>38.050339373</text:p>
              </table:table-cell>
              <table:table-cell office:value-type="float" office:value="9.328825">
                <text:p>9.3288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.158846273">
                <text:p>38.158846273</text:p>
              </table:table-cell>
              <table:table-cell office:value-type="float" office:value="9.216004">
                <text:p>9.2160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.268558643">
                <text:p>38.268558643</text:p>
              </table:table-cell>
              <table:table-cell office:value-type="float" office:value="9.114742">
                <text:p>9.1147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.379491733">
                <text:p>38.379491733</text:p>
              </table:table-cell>
              <table:table-cell office:value-type="float" office:value="9.014443">
                <text:p>9.0144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491676063">
                <text:p>38.491676063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604730163">
                <text:p>38.604730163</text:p>
              </table:table-cell>
              <table:table-cell office:value-type="float" office:value="8.845323">
                <text:p>8.8453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.717463818">
                <text:p>38.717463818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.827649218">
                <text:p>38.827649218</text:p>
              </table:table-cell>
              <table:table-cell office:value-type="float" office:value="9.075612">
                <text:p>9.0756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.934187708">
                <text:p>38.934187708</text:p>
              </table:table-cell>
              <table:table-cell office:value-type="float" office:value="9.386279">
                <text:p>9.3862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.039993768">
                <text:p>39.039993768</text:p>
              </table:table-cell>
              <table:table-cell office:value-type="float" office:value="9.451254">
                <text:p>9.4512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.147035808">
                <text:p>39.147035808</text:p>
              </table:table-cell>
              <table:table-cell office:value-type="float" office:value="9.342124">
                <text:p>9.3421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255374868">
                <text:p>39.255374868</text:p>
              </table:table-cell>
              <table:table-cell office:value-type="float" office:value="9.230282">
                <text:p>9.2302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365056718">
                <text:p>39.365056718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476020323">
                <text:p>39.476020323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588311463">
                <text:p>39.588311463</text:p>
              </table:table-cell>
              <table:table-cell office:value-type="float" office:value="8.905422">
                <text:p>8.9054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701838593">
                <text:p>39.701838593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.816159183">
                <text:p>39.816159183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.929854153">
                <text:p>39.929854153</text:p>
              </table:table-cell>
              <table:table-cell office:value-type="float" office:value="8.795464">
                <text:p>8.7954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.040680429">
                <text:p>40.040680429</text:p>
              </table:table-cell>
              <table:table-cell office:value-type="float" office:value="9.023131">
                <text:p>9.0231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147310469">
                <text:p>40.147310469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252902899">
                <text:p>40.252902899</text:p>
              </table:table-cell>
              <table:table-cell office:value-type="float" office:value="9.470376">
                <text:p>9.4703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359792349">
                <text:p>40.359792349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467902519">
                <text:p>40.467902519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.577385999">
                <text:p>40.577385999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.688120719">
                <text:p>40.688120719</text:p>
              </table:table-cell>
              <table:table-cell office:value-type="float" office:value="9.030591">
                <text:p>9.0305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.800182979">
                <text:p>40.800182979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.913435439">
                <text:p>40.913435439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027511889">
                <text:p>41.027511889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141023749">
                <text:p>41.141023749</text:p>
              </table:table-cell>
              <table:table-cell office:value-type="float" office:value="8.809652">
                <text:p>8.8096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251636399">
                <text:p>41.251636399</text:p>
              </table:table-cell>
              <table:table-cell office:value-type="float" office:value="9.040557">
                <text:p>9.0405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357503494">
                <text:p>41.357503494</text:p>
              </table:table-cell>
              <table:table-cell office:value-type="float" office:value="9.445806">
                <text:p>9.4458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46100544">
                <text:p>41.46100544</text:p>
              </table:table-cell>
              <table:table-cell office:value-type="float" office:value="9.661654">
                <text:p>9.6616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56574337">
                <text:p>41.56574337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67171728">
                <text:p>41.67171728</text:p>
              </table:table-cell>
              <table:table-cell office:value-type="float" office:value="9.436285">
                <text:p>9.4362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77891191">
                <text:p>41.77891191</text:p>
              </table:table-cell>
              <table:table-cell office:value-type="float" office:value="9.328825">
                <text:p>9.3288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88746459">
                <text:p>41.88746459</text:p>
              </table:table-cell>
              <table:table-cell office:value-type="float" office:value="9.212117">
                <text:p>9.2121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.997237995">
                <text:p>41.997237995</text:p>
              </table:table-cell>
              <table:table-cell office:value-type="float" office:value="9.109674">
                <text:p>9.1096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108308415">
                <text:p>42.108308415</text:p>
              </table:table-cell>
              <table:table-cell office:value-type="float" office:value="9.003298">
                <text:p>9.0032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220584295">
                <text:p>42.220584295</text:p>
              </table:table-cell>
              <table:table-cell office:value-type="float" office:value="8.906632">
                <text:p>8.9066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333623135">
                <text:p>42.333623135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446341531">
                <text:p>42.446341531</text:p>
              </table:table-cell>
              <table:table-cell office:value-type="float" office:value="8.871667">
                <text:p>8.871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556587966">
                <text:p>42.556587966</text:p>
              </table:table-cell>
              <table:table-cell office:value-type="float" office:value="9.070588">
                <text:p>9.0705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662989126">
                <text:p>42.662989126</text:p>
              </table:table-cell>
              <table:table-cell office:value-type="float" office:value="9.398394">
                <text:p>9.3983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768596816">
                <text:p>42.768596816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875577816">
                <text:p>42.875577816</text:p>
              </table:table-cell>
              <table:table-cell office:value-type="float" office:value="9.347454">
                <text:p>9.3474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983855836">
                <text:p>42.983855836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.093369836">
                <text:p>43.093369836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.204272406">
                <text:p>43.204272406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.31641096">
                <text:p>43.31641096</text:p>
              </table:table-cell>
              <table:table-cell office:value-type="float" office:value="8.91754">
                <text:p>8.917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42980075">
                <text:p>43.42980075</text:p>
              </table:table-cell>
              <table:table-cell office:value-type="float" office:value="8.819137">
                <text:p>8.8191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.54396875">
                <text:p>43.54396875</text:p>
              </table:table-cell>
              <table:table-cell office:value-type="float" office:value="8.759021">
                <text:p>8.7590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65757217">
                <text:p>43.65757217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768291635">
                <text:p>43.768291635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.874219765">
                <text:p>43.874219765</text:p>
              </table:table-cell>
              <table:table-cell office:value-type="float" office:value="9.440363">
                <text:p>9.4403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.977996375">
                <text:p>43.977996375</text:p>
              </table:table-cell>
              <table:table-cell office:value-type="float" office:value="9.636083">
                <text:p>9.6360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.082963185">
                <text:p>44.082963185</text:p>
              </table:table-cell>
              <table:table-cell office:value-type="float" office:value="9.526821">
                <text:p>9.5268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.189135455">
                <text:p>44.189135455</text:p>
              </table:table-cell>
              <table:table-cell office:value-type="float" office:value="9.418654">
                <text:p>9.4186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.296589485">
                <text:p>44.296589485</text:p>
              </table:table-cell>
              <table:table-cell office:value-type="float" office:value="9.306305">
                <text:p>9.3063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.405355795">
                <text:p>44.405355795</text:p>
              </table:table-cell>
              <table:table-cell office:value-type="float" office:value="9.194024">
                <text:p>9.1940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.515342825">
                <text:p>44.515342825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.626687905">
                <text:p>44.626687905</text:p>
              </table:table-cell>
              <table:table-cell office:value-type="float" office:value="8.981088">
                <text:p>8.9810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.739207929">
                <text:p>44.739207929</text:p>
              </table:table-cell>
              <table:table-cell office:value-type="float" office:value="8.887307">
                <text:p>8.8873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.852567199">
                <text:p>44.852567199</text:p>
              </table:table-cell>
              <table:table-cell office:value-type="float" office:value="8.82151">
                <text:p>8.821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.965453439">
                <text:p>44.965453439</text:p>
              </table:table-cell>
              <table:table-cell office:value-type="float" office:value="8.858476">
                <text:p>8.8584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.075684615">
                <text:p>45.075684615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.182192585">
                <text:p>45.182192585</text:p>
              </table:table-cell>
              <table:table-cell office:value-type="float" office:value="9.388968">
                <text:p>9.3889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.287983385">
                <text:p>45.287983385</text:p>
              </table:table-cell>
              <table:table-cell office:value-type="float" office:value="9.452618">
                <text:p>9.4526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.394994905">
                <text:p>45.394994905</text:p>
              </table:table-cell>
              <table:table-cell office:value-type="float" office:value="9.344789">
                <text:p>9.3447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.503379735">
                <text:p>45.503379735</text:p>
              </table:table-cell>
              <table:table-cell office:value-type="float" office:value="9.226383">
                <text:p>9.2263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.613046325">
                <text:p>45.613046325</text:p>
              </table:table-cell>
              <table:table-cell office:value-type="float" office:value="9.1185465">
                <text:p>9.11854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72400993">
                <text:p>45.72400993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.83628581">
                <text:p>45.83628581</text:p>
              </table:table-cell>
              <table:table-cell office:value-type="float" office:value="8.906632">
                <text:p>8.9066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.94978241">
                <text:p>45.94978241</text:p>
              </table:table-cell>
              <table:table-cell office:value-type="float" office:value="8.810837">
                <text:p>8.8108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.064057225">
                <text:p>46.064057225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177675905">
                <text:p>46.177675905</text:p>
              </table:table-cell>
              <table:table-cell office:value-type="float" office:value="8.80137">
                <text:p>8.801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.288364855">
                <text:p>46.288364855</text:p>
              </table:table-cell>
              <table:table-cell office:value-type="float" office:value="9.034326">
                <text:p>9.0343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.394994895">
                <text:p>46.394994895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.500694135">
                <text:p>46.500694135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.60762936">
                <text:p>46.60762936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.71590738">
                <text:p>46.71590738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.825451896">
                <text:p>46.825451896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.936323946">
                <text:p>46.936323946</text:p>
              </table:table-cell>
              <table:table-cell office:value-type="float" office:value="9.019405">
                <text:p>9.0194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.048493016">
                <text:p>47.048493016</text:p>
              </table:table-cell>
              <table:table-cell office:value-type="float" office:value="8.915113">
                <text:p>8.9151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.161898066">
                <text:p>47.161898066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.276111846">
                <text:p>47.276111846</text:p>
              </table:table-cell>
              <table:table-cell office:value-type="float" office:value="8.75551">
                <text:p>8.755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.389608446">
                <text:p>47.389608446</text:p>
              </table:table-cell>
              <table:table-cell office:value-type="float" office:value="8.810837">
                <text:p>8.8108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.500251616">
                <text:p>47.500251616</text:p>
              </table:table-cell>
              <table:table-cell office:value-type="float" office:value="9.038064">
                <text:p>9.0380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.606072936">
                <text:p>47.606072936</text:p>
              </table:table-cell>
              <table:table-cell office:value-type="float" office:value="9.449891">
                <text:p>9.4498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.709544366">
                <text:p>47.709544366</text:p>
              </table:table-cell>
              <table:table-cell office:value-type="float" office:value="9.664504">
                <text:p>9.6645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.814190736">
                <text:p>47.814190736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.920118866">
                <text:p>47.920118866</text:p>
              </table:table-cell>
              <table:table-cell office:value-type="float" office:value="9.440363">
                <text:p>9.4403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.027313496">
                <text:p>48.027313496</text:p>
              </table:table-cell>
              <table:table-cell office:value-type="float" office:value="9.328825">
                <text:p>9.3288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.13580514">
                <text:p>48.13580514</text:p>
              </table:table-cell>
              <table:table-cell office:value-type="float" office:value="9.2173">
                <text:p>9.21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.24550225">
                <text:p>48.24550225</text:p>
              </table:table-cell>
              <table:table-cell office:value-type="float" office:value="9.11601">
                <text:p>9.116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.35651163">
                <text:p>48.35651163</text:p>
              </table:table-cell>
              <table:table-cell office:value-type="float" office:value="9.008247">
                <text:p>9.0082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.46872648">
                <text:p>48.46872648</text:p>
              </table:table-cell>
              <table:table-cell office:value-type="float" office:value="8.911477">
                <text:p>8.9114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.58178058">
                <text:p>48.58178058</text:p>
              </table:table-cell>
              <table:table-cell office:value-type="float" office:value="8.845323">
                <text:p>8.8453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.6944532">
                <text:p>48.6944532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.804562306">
                <text:p>48.804562306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.910932946">
                <text:p>48.910932946</text:p>
              </table:table-cell>
              <table:table-cell office:value-type="float" office:value="9.40109">
                <text:p>9.401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.016586411">
                <text:p>49.016586411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.123521636">
                <text:p>49.123521636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.231677586">
                <text:p>49.231677586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.34123736">
                <text:p>49.34123736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.4520026">
                <text:p>49.4520026</text:p>
              </table:table-cell>
              <table:table-cell office:value-type="float" office:value="9.028103">
                <text:p>9.0281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.56409538">
                <text:p>49.56409538</text:p>
              </table:table-cell>
              <table:table-cell office:value-type="float" office:value="8.921182">
                <text:p>8.9211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.67743939">
                <text:p>49.67743939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.79160739">
                <text:p>49.79160739</text:p>
              </table:table-cell>
              <table:table-cell office:value-type="float" office:value="8.759021">
                <text:p>8.7590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.905165034">
                <text:p>49.905165034</text:p>
              </table:table-cell>
              <table:table-cell office:value-type="float" office:value="8.8061">
                <text:p>8.80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.015792944">
                <text:p>50.015792944</text:p>
              </table:table-cell>
              <table:table-cell office:value-type="float" office:value="9.03931">
                <text:p>9.039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.121705814">
                <text:p>50.121705814</text:p>
              </table:table-cell>
              <table:table-cell office:value-type="float" office:value="9.441723">
                <text:p>9.4417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.22532983">
                <text:p>50.22532983</text:p>
              </table:table-cell>
              <table:table-cell office:value-type="float" office:value="9.650272">
                <text:p>9.6502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.33015931">
                <text:p>50.33015931</text:p>
              </table:table-cell>
              <table:table-cell office:value-type="float" office:value="9.539301">
                <text:p>9.5393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.43624003">
                <text:p>50.43624003</text:p>
              </table:table-cell>
              <table:table-cell office:value-type="float" office:value="9.426784">
                <text:p>9.4267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.54358725">
                <text:p>50.54358725</text:p>
              </table:table-cell>
              <table:table-cell office:value-type="float" office:value="9.315565">
                <text:p>9.3155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.652185706">
                <text:p>50.652185706</text:p>
              </table:table-cell>
              <table:table-cell office:value-type="float" office:value="9.208235">
                <text:p>9.2082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.762050666">
                <text:p>50.762050666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.873151606">
                <text:p>50.873151606</text:p>
              </table:table-cell>
              <table:table-cell office:value-type="float" office:value="9.000824">
                <text:p>9.0008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.985503786">
                <text:p>50.985503786</text:p>
              </table:table-cell>
              <table:table-cell office:value-type="float" office:value="8.900584">
                <text:p>8.9005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.098710471">
                <text:p>51.098710471</text:p>
              </table:table-cell>
              <table:table-cell office:value-type="float" office:value="8.833401">
                <text:p>8.8334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.211520421">
                <text:p>51.211520421</text:p>
              </table:table-cell>
              <table:table-cell office:value-type="float" office:value="8.864467">
                <text:p>8.8644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.321812631">
                <text:p>51.321812631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.428244311">
                <text:p>51.428244311</text:p>
              </table:table-cell>
              <table:table-cell office:value-type="float" office:value="9.395699">
                <text:p>9.3956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.533699411">
                <text:p>51.533699411</text:p>
              </table:table-cell>
              <table:table-cell office:value-type="float" office:value="9.482709">
                <text:p>9.4827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.640466791">
                <text:p>51.640466791</text:p>
              </table:table-cell>
              <table:table-cell office:value-type="float" office:value="9.366157">
                <text:p>9.3661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1.748485405">
                <text:p>51.748485405</text:p>
              </table:table-cell>
              <table:table-cell office:value-type="float" office:value="9.257664">
                <text:p>9.2576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1.85778578">
                <text:p>51.85778578</text:p>
              </table:table-cell>
              <table:table-cell office:value-type="float" office:value="9.149099">
                <text:p>9.1490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1.96845947">
                <text:p>51.96845947</text:p>
              </table:table-cell>
              <table:table-cell office:value-type="float" office:value="9.035571">
                <text:p>9.0355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.08033862">
                <text:p>52.08033862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.193545305">
                <text:p>52.193545305</text:p>
              </table:table-cell>
              <table:table-cell office:value-type="float" office:value="8.833401">
                <text:p>8.8334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.307545455">
                <text:p>52.307545455</text:p>
              </table:table-cell>
              <table:table-cell office:value-type="float" office:value="8.771918">
                <text:p>8.7719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.420950505">
                <text:p>52.420950505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.531547899">
                <text:p>52.531547899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.638269499">
                <text:p>52.638269499</text:p>
              </table:table-cell>
              <table:table-cell office:value-type="float" office:value="9.370174">
                <text:p>9.3701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2.744228149">
                <text:p>52.744228149</text:p>
              </table:table-cell>
              <table:table-cell office:value-type="float" office:value="9.437644">
                <text:p>9.4376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2.851453299">
                <text:p>52.851453299</text:p>
              </table:table-cell>
              <table:table-cell office:value-type="float" office:value="9.32617">
                <text:p>9.326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2.959975459">
                <text:p>52.959975459</text:p>
              </table:table-cell>
              <table:table-cell office:value-type="float" office:value="9.214708">
                <text:p>9.2147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.069825159">
                <text:p>53.069825159</text:p>
              </table:table-cell>
              <table:table-cell office:value-type="float" office:value="9.103348">
                <text:p>9.1033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.181002395">
                <text:p>53.181002395</text:p>
              </table:table-cell>
              <table:table-cell office:value-type="float" office:value="8.994647">
                <text:p>8.9946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.293461385">
                <text:p>53.293461385</text:p>
              </table:table-cell>
              <table:table-cell office:value-type="float" office:value="8.892131">
                <text:p>8.8921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.4071411">
                <text:p>53.4071411</text:p>
              </table:table-cell>
              <table:table-cell office:value-type="float" office:value="8.796644">
                <text:p>8.7966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.52161428">
                <text:p>53.52161428</text:p>
              </table:table-cell>
              <table:table-cell office:value-type="float" office:value="8.73567">
                <text:p>8.735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.63530925">
                <text:p>53.63530925</text:p>
              </table:table-cell>
              <table:table-cell office:value-type="float" office:value="8.795464">
                <text:p>8.7954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3.74608975">
                <text:p>53.74608975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3.85276557">
                <text:p>53.85276557</text:p>
              </table:table-cell>
              <table:table-cell office:value-type="float" office:value="9.374195">
                <text:p>9.3741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3.95854111">
                <text:p>53.95854111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.06558315">
                <text:p>54.06558315</text:p>
              </table:table-cell>
              <table:table-cell office:value-type="float" office:value="9.342124">
                <text:p>9.3421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.17396798">
                <text:p>54.17396798</text:p>
              </table:table-cell>
              <table:table-cell office:value-type="float" office:value="9.226383">
                <text:p>9.2263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.28357353">
                <text:p>54.28357353</text:p>
              </table:table-cell>
              <table:table-cell office:value-type="float" office:value="9.123626">
                <text:p>9.1236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4.39449136">
                <text:p>54.39449136</text:p>
              </table:table-cell>
              <table:table-cell office:value-type="float" office:value="9.015683">
                <text:p>9.0156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4.50679776">
                <text:p>54.50679776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.62030962">
                <text:p>54.62030962</text:p>
              </table:table-cell>
              <table:table-cell office:value-type="float" office:value="8.809652">
                <text:p>8.8096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.734569176">
                <text:p>54.734569176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.848172596">
                <text:p>54.848172596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4.958846286">
                <text:p>54.958846286</text:p>
              </table:table-cell>
              <table:table-cell office:value-type="float" office:value="9.035571">
                <text:p>9.0355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.065400036">
                <text:p>55.065400036</text:p>
              </table:table-cell>
              <table:table-cell office:value-type="float" office:value="9.384934">
                <text:p>9.3849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.171206096">
                <text:p>55.171206096</text:p>
              </table:table-cell>
              <table:table-cell office:value-type="float" office:value="9.451254">
                <text:p>9.4512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.278202356">
                <text:p>55.278202356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.386526156">
                <text:p>55.386526156</text:p>
              </table:table-cell>
              <table:table-cell office:value-type="float" office:value="9.231583">
                <text:p>9.2315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5.496146976">
                <text:p>55.496146976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5.607095326">
                <text:p>55.607095326</text:p>
              </table:table-cell>
              <table:table-cell office:value-type="float" office:value="9.013204">
                <text:p>9.0132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5.719355951">
                <text:p>55.719355951</text:p>
              </table:table-cell>
              <table:table-cell office:value-type="float" office:value="8.907844">
                <text:p>8.9078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5.832867811">
                <text:p>55.832867811</text:p>
              </table:table-cell>
              <table:table-cell office:value-type="float" office:value="8.809652">
                <text:p>8.8096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5.947142626">
                <text:p>55.947142626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.060746046">
                <text:p>56.060746046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.171480766">
                <text:p>56.171480766</text:p>
              </table:table-cell>
              <table:table-cell office:value-type="float" office:value="9.030591">
                <text:p>9.0305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.277851406">
                <text:p>56.277851406</text:p>
              </table:table-cell>
              <table:table-cell office:value-type="float" office:value="9.40109">
                <text:p>9.401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6.382726666">
                <text:p>56.382726666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6.488822646">
                <text:p>56.488822646</text:p>
              </table:table-cell>
              <table:table-cell office:value-type="float" office:value="9.425427">
                <text:p>9.4254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6.596200386">
                <text:p>56.596200386</text:p>
              </table:table-cell>
              <table:table-cell office:value-type="float" office:value="9.312918">
                <text:p>9.3129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6.704844626">
                <text:p>56.704844626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6.814770616">
                <text:p>56.814770616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6.925978366">
                <text:p>56.925978366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.038422096">
                <text:p>57.038422096</text:p>
              </table:table-cell>
              <table:table-cell office:value-type="float" office:value="8.893337">
                <text:p>8.8933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7.151674556">
                <text:p>57.151674556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7.26454554">
                <text:p>57.26454554</text:p>
              </table:table-cell>
              <table:table-cell office:value-type="float" office:value="8.8596735">
                <text:p>8.85967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7.37483775">
                <text:p>57.37483775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7.48123891">
                <text:p>57.48123891</text:p>
              </table:table-cell>
              <table:table-cell office:value-type="float" office:value="9.398394">
                <text:p>9.3983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7.58681608">
                <text:p>57.58681608</text:p>
              </table:table-cell>
              <table:table-cell office:value-type="float" office:value="9.471745">
                <text:p>9.4717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.69365975">
                <text:p>57.69365975</text:p>
              </table:table-cell>
              <table:table-cell office:value-type="float" office:value="9.359468">
                <text:p>9.3594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7.80184622">
                <text:p>57.80184622</text:p>
              </table:table-cell>
              <table:table-cell office:value-type="float" office:value="9.2433">
                <text:p>9.24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7.9113297">
                <text:p>57.9113297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.02209494">
                <text:p>58.02209494</text:p>
              </table:table-cell>
              <table:table-cell office:value-type="float" office:value="9.028103">
                <text:p>9.0281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8.134126675">
                <text:p>58.134126675</text:p>
              </table:table-cell>
              <table:table-cell office:value-type="float" office:value="8.926042">
                <text:p>8.9260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.247379135">
                <text:p>58.247379135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8.36139455">
                <text:p>58.36139455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8.47490641">
                <text:p>58.47490641</text:p>
              </table:table-cell>
              <table:table-cell office:value-type="float" office:value="8.809652">
                <text:p>8.8096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8.58551906">
                <text:p>58.58551906</text:p>
              </table:table-cell>
              <table:table-cell office:value-type="float" office:value="9.040557">
                <text:p>9.0405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8.691996514">
                <text:p>58.691996514</text:p>
              </table:table-cell>
              <table:table-cell office:value-type="float" office:value="9.391659">
                <text:p>9.3916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8.797314284">
                <text:p>58.797314284</text:p>
              </table:table-cell>
              <table:table-cell office:value-type="float" office:value="9.495073">
                <text:p>9.4950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8.903791738">
                <text:p>58.903791738</text:p>
              </table:table-cell>
              <table:table-cell office:value-type="float" office:value="9.391659">
                <text:p>9.3916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.011688282">
                <text:p>59.011688282</text:p>
              </table:table-cell>
              <table:table-cell office:value-type="float" office:value="9.268137">
                <text:p>9.2681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9.120805542">
                <text:p>59.120805542</text:p>
              </table:table-cell>
              <table:table-cell office:value-type="float" office:value="9.164453">
                <text:p>9.1644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9.231219822">
                <text:p>59.231219822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9.342915862">
                <text:p>59.342915862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9.455863142">
                <text:p>59.455863142</text:p>
              </table:table-cell>
              <table:table-cell office:value-type="float" office:value="8.853688">
                <text:p>8.8536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.569649668">
                <text:p>59.569649668</text:p>
              </table:table-cell>
              <table:table-cell office:value-type="float" office:value="8.788386">
                <text:p>8.7883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.682932648">
                <text:p>59.682932648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.793392708">
                <text:p>59.793392708</text:p>
              </table:table-cell>
              <table:table-cell office:value-type="float" office:value="9.053045">
                <text:p>9.0530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.899381874">
                <text:p>59.899381874</text:p>
              </table:table-cell>
              <table:table-cell office:value-type="float" office:value="9.434926">
                <text:p>9.4349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.003448404">
                <text:p>60.003448404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.108781434">
                <text:p>60.108781434</text:p>
              </table:table-cell>
              <table:table-cell office:value-type="float" office:value="9.493698">
                <text:p>9.4936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0.215319924">
                <text:p>60.215319924</text:p>
              </table:table-cell>
              <table:table-cell office:value-type="float" office:value="9.386279">
                <text:p>9.3862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.323155434">
                <text:p>60.323155434</text:p>
              </table:table-cell>
              <table:table-cell office:value-type="float" office:value="9.273383">
                <text:p>9.2733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0.432211664">
                <text:p>60.432211664</text:p>
              </table:table-cell>
              <table:table-cell office:value-type="float" office:value="9.169582">
                <text:p>9.1695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.542564914">
                <text:p>60.542564914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.654108364">
                <text:p>60.654108364</text:p>
              </table:table-cell>
              <table:table-cell office:value-type="float" office:value="8.9651165">
                <text:p>8.965116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.766521574">
                <text:p>60.766521574</text:p>
              </table:table-cell>
              <table:table-cell office:value-type="float" office:value="8.895752">
                <text:p>8.8957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.878751684">
                <text:p>60.878751684</text:p>
              </table:table-cell>
              <table:table-cell office:value-type="float" office:value="8.910265">
                <text:p>8.9102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.98876923">
                <text:p>60.98876923</text:p>
              </table:table-cell>
              <table:table-cell office:value-type="float" office:value="9.089459">
                <text:p>9.0894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.09471262">
                <text:p>61.09471262</text:p>
              </table:table-cell>
              <table:table-cell office:value-type="float" office:value="9.439003">
                <text:p>9.4390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1.198809666">
                <text:p>61.198809666</text:p>
              </table:table-cell>
              <table:table-cell office:value-type="float" office:value="9.6064205">
                <text:p>9.60642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1.304157956">
                <text:p>61.304157956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1.410757481">
                <text:p>61.410757481</text:p>
              </table:table-cell>
              <table:table-cell office:value-type="float" office:value="9.380904">
                <text:p>9.3809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.518608251">
                <text:p>61.518608251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.627694995">
                <text:p>61.627694995</text:p>
              </table:table-cell>
              <table:table-cell office:value-type="float" office:value="9.167017">
                <text:p>9.1670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1.738002465">
                <text:p>61.738002465</text:p>
              </table:table-cell>
              <table:table-cell office:value-type="float" office:value="9.065569">
                <text:p>9.0655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1.849469615">
                <text:p>61.849469615</text:p>
              </table:table-cell>
              <table:table-cell office:value-type="float" office:value="8.971252">
                <text:p>8.9712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1.96185231">
                <text:p>61.96185231</text:p>
              </table:table-cell>
              <table:table-cell office:value-type="float" office:value="8.898168">
                <text:p>8.8981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.07406716">
                <text:p>62.07406716</text:p>
              </table:table-cell>
              <table:table-cell office:value-type="float" office:value="8.911477">
                <text:p>8.91147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2.18402367">
                <text:p>62.18402367</text:p>
              </table:table-cell>
              <table:table-cell office:value-type="float" office:value="9.094504">
                <text:p>9.0945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2.289768695">
                <text:p>62.289768695</text:p>
              </table:table-cell>
              <table:table-cell office:value-type="float" office:value="9.45671">
                <text:p>9.4567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2.393087535">
                <text:p>62.393087535</text:p>
              </table:table-cell>
              <table:table-cell office:value-type="float" office:value="9.678777">
                <text:p>9.6787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2.497596575">
                <text:p>62.497596575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2.603372115">
                <text:p>62.603372115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2.710459925">
                <text:p>62.710459925</text:p>
              </table:table-cell>
              <table:table-cell office:value-type="float" office:value="9.338131">
                <text:p>9.3381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2.818753205">
                <text:p>62.818753205</text:p>
              </table:table-cell>
              <table:table-cell office:value-type="float" office:value="9.234183">
                <text:p>9.2341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2.928312979">
                <text:p>62.928312979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039123999">
                <text:p>63.039123999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151186259">
                <text:p>63.151186259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264087759">
                <text:p>63.264087759</text:p>
              </table:table-cell>
              <table:table-cell office:value-type="float" office:value="8.857278">
                <text:p>8.8572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376638309">
                <text:p>63.376638309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486716889">
                <text:p>63.486716889</text:p>
              </table:table-cell>
              <table:table-cell office:value-type="float" office:value="9.084419">
                <text:p>9.0844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.592339839">
                <text:p>63.592339839</text:p>
              </table:table-cell>
              <table:table-cell office:value-type="float" office:value="9.46764">
                <text:p>9.467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.695612903">
                <text:p>63.695612903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.800121943">
                <text:p>63.800121943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.905836453">
                <text:p>63.905836453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.012832713">
                <text:p>64.012832713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4.121080213">
                <text:p>64.121080213</text:p>
              </table:table-cell>
              <table:table-cell office:value-type="float" office:value="9.238089">
                <text:p>9.2380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.230609473">
                <text:p>64.230609473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4.341405233">
                <text:p>64.341405233</text:p>
              </table:table-cell>
              <table:table-cell office:value-type="float" office:value="9.025617">
                <text:p>9.0256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4.453360673">
                <text:p>64.453360673</text:p>
              </table:table-cell>
              <table:table-cell office:value-type="float" office:value="8.932125">
                <text:p>8.932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4.566140103">
                <text:p>64.566140103</text:p>
              </table:table-cell>
              <table:table-cell office:value-type="float" office:value="8.866865">
                <text:p>8.8668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.678614353">
                <text:p>64.678614353</text:p>
              </table:table-cell>
              <table:table-cell office:value-type="float" office:value="8.890924">
                <text:p>8.8909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4.788647157">
                <text:p>64.788647157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4.894422697">
                <text:p>64.894422697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.997741537">
                <text:p>64.997741537</text:p>
              </table:table-cell>
              <table:table-cell office:value-type="float" office:value="9.678777">
                <text:p>9.6787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5.102265837">
                <text:p>65.102265837</text:p>
              </table:table-cell>
              <table:table-cell office:value-type="float" office:value="9.567154">
                <text:p>9.5671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5.208041377">
                <text:p>65.208041377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5.315037637">
                <text:p>65.315037637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5.423285137">
                <text:p>65.423285137</text:p>
              </table:table-cell>
              <table:table-cell office:value-type="float" office:value="9.238089">
                <text:p>9.2380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5.532799137">
                <text:p>65.532799137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5.643564377">
                <text:p>65.643564377</text:p>
              </table:table-cell>
              <table:table-cell office:value-type="float" office:value="9.028103">
                <text:p>9.0281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5.755596112">
                <text:p>65.755596112</text:p>
              </table:table-cell>
              <table:table-cell office:value-type="float" office:value="8.926042">
                <text:p>8.9260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5.868421322">
                <text:p>65.868421322</text:p>
              </table:table-cell>
              <table:table-cell office:value-type="float" office:value="8.863268">
                <text:p>8.8632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5.980926087">
                <text:p>65.980926087</text:p>
              </table:table-cell>
              <table:table-cell office:value-type="float" office:value="8.888513">
                <text:p>8.8885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6.091004667">
                <text:p>66.091004667</text:p>
              </table:table-cell>
              <table:table-cell office:value-type="float" office:value="9.084419">
                <text:p>9.084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6.197375307">
                <text:p>66.197375307</text:p>
              </table:table-cell>
              <table:table-cell office:value-type="float" office:value="9.40109">
                <text:p>9.401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6.303028772">
                <text:p>66.303028772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6.410009772">
                <text:p>66.410009772</text:p>
              </table:table-cell>
              <table:table-cell office:value-type="float" office:value="9.347454">
                <text:p>9.3474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6.518242017">
                <text:p>66.518242017</text:p>
              </table:table-cell>
              <table:table-cell office:value-type="float" office:value="9.239391">
                <text:p>9.2393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6.627756017">
                <text:p>66.627756017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6.738612811">
                <text:p>66.738612811</text:p>
              </table:table-cell>
              <table:table-cell office:value-type="float" office:value="9.020647">
                <text:p>9.0206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6.850797141">
                <text:p>66.850797141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6.964232711">
                <text:p>66.964232711</text:p>
              </table:table-cell>
              <table:table-cell office:value-type="float" office:value="8.8155775">
                <text:p>8.81557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7.078415971">
                <text:p>67.078415971</text:p>
              </table:table-cell>
              <table:table-cell office:value-type="float" office:value="8.757851">
                <text:p>8.7578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7.192019391">
                <text:p>67.192019391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7.302799891">
                <text:p>67.302799891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7.409323121">
                <text:p>67.409323121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7.514412001">
                <text:p>67.514412001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7.620675831">
                <text:p>67.620675831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7.728251931">
                <text:p>67.728251931</text:p>
              </table:table-cell>
              <table:table-cell office:value-type="float" office:value="9.295745">
                <text:p>9.2957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7.837155571">
                <text:p>67.837155571</text:p>
              </table:table-cell>
              <table:table-cell office:value-type="float" office:value="9.18243">
                <text:p>9.182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7.947340971">
                <text:p>67.947340971</text:p>
              </table:table-cell>
              <table:table-cell office:value-type="float" office:value="9.075612">
                <text:p>9.0756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8.058808121">
                <text:p>68.058808121</text:p>
              </table:table-cell>
              <table:table-cell office:value-type="float" office:value="8.971252">
                <text:p>8.9712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8.171480741">
                <text:p>68.171480741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8.284962081">
                <text:p>68.284962081</text:p>
              </table:table-cell>
              <table:table-cell office:value-type="float" office:value="8.812021">
                <text:p>8.8120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8.398046695">
                <text:p>68.398046695</text:p>
              </table:table-cell>
              <table:table-cell office:value-type="float" office:value="8.842936">
                <text:p>8.8429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508460975">
                <text:p>68.508460975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.614373845">
                <text:p>68.614373845</text:p>
              </table:table-cell>
              <table:table-cell office:value-type="float" office:value="9.441723">
                <text:p>9.4417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8.717875791">
                <text:p>68.717875791</text:p>
              </table:table-cell>
              <table:table-cell office:value-type="float" office:value="9.661654">
                <text:p>9.6616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8.822552681">
                <text:p>68.822552681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8.928557105">
                <text:p>68.928557105</text:p>
              </table:table-cell>
              <table:table-cell office:value-type="float" office:value="9.433568">
                <text:p>9.4335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9.035797515">
                <text:p>69.035797515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9.144304415">
                <text:p>69.144304415</text:p>
              </table:table-cell>
              <table:table-cell office:value-type="float" office:value="9.216004">
                <text:p>9.216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9.254062561">
                <text:p>69.254062561</text:p>
              </table:table-cell>
              <table:table-cell office:value-type="float" office:value="9.110941">
                <text:p>9.1109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.365087201">
                <text:p>69.365087201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9.477332567">
                <text:p>69.477332567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.590417181">
                <text:p>69.590417181</text:p>
              </table:table-cell>
              <table:table-cell office:value-type="float" office:value="8.842936">
                <text:p>8.8429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.703166091">
                <text:p>69.703166091</text:p>
              </table:table-cell>
              <table:table-cell office:value-type="float" office:value="8.869266">
                <text:p>8.8692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.813443041">
                <text:p>69.813443041</text:p>
              </table:table-cell>
              <table:table-cell office:value-type="float" office:value="9.068077">
                <text:p>9.0680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.919966271">
                <text:p>69.919966271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0.025787591">
                <text:p>70.025787591</text:p>
              </table:table-cell>
              <table:table-cell office:value-type="float" office:value="9.449891">
                <text:p>9.4498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0.132890661">
                <text:p>70.132890661</text:p>
              </table:table-cell>
              <table:table-cell office:value-type="float" office:value="9.336801">
                <text:p>9.3368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0.241275491">
                <text:p>70.241275491</text:p>
              </table:table-cell>
              <table:table-cell office:value-type="float" office:value="9.226383">
                <text:p>9.2263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0.350972601">
                <text:p>70.350972601</text:p>
              </table:table-cell>
              <table:table-cell office:value-type="float" office:value="9.11601">
                <text:p>9.116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0.462012501">
                <text:p>70.462012501</text:p>
              </table:table-cell>
              <table:table-cell office:value-type="float" office:value="9.005772">
                <text:p>9.0057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.574334161">
                <text:p>70.574334161</text:p>
              </table:table-cell>
              <table:table-cell office:value-type="float" office:value="8.903003">
                <text:p>8.9030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0.687861291">
                <text:p>70.687861291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0.802242917">
                <text:p>70.802242917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0.915876857">
                <text:p>70.915876857</text:p>
              </table:table-cell>
              <table:table-cell office:value-type="float" office:value="8.800188">
                <text:p>8.8001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1.026581063">
                <text:p>71.026581063</text:p>
              </table:table-cell>
              <table:table-cell office:value-type="float" office:value="9.033081">
                <text:p>9.03308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1.133150073">
                <text:p>71.133150073</text:p>
              </table:table-cell>
              <table:table-cell office:value-type="float" office:value="9.383591">
                <text:p>9.3835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1.238864583">
                <text:p>71.238864583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1.345921879">
                <text:p>71.345921879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1.454276194">
                <text:p>71.454276194</text:p>
              </table:table-cell>
              <table:table-cell office:value-type="float" office:value="9.228982">
                <text:p>9.22898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1.563927529">
                <text:p>71.563927529</text:p>
              </table:table-cell>
              <table:table-cell office:value-type="float" office:value="9.119816">
                <text:p>9.1198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1.674860619">
                <text:p>71.674860619</text:p>
              </table:table-cell>
              <table:table-cell office:value-type="float" office:value="9.014443">
                <text:p>9.0144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1.787090729">
                <text:p>71.787090729</text:p>
              </table:table-cell>
              <table:table-cell office:value-type="float" office:value="8.910265">
                <text:p>8.9102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1.900526299">
                <text:p>71.900526299</text:p>
              </table:table-cell>
              <table:table-cell office:value-type="float" office:value="8.8155775">
                <text:p>8.81557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2.014801114">
                <text:p>72.014801114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2.12846557">
                <text:p>72.12846557</text:p>
              </table:table-cell>
              <table:table-cell office:value-type="float" office:value="8.797825">
                <text:p>8.7978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2.23927659">
                <text:p>72.23927659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2.34520472">
                <text:p>72.34520472</text:p>
              </table:table-cell>
              <table:table-cell office:value-type="float" office:value="9.440363">
                <text:p>9.4403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2.44864563">
                <text:p>72.44864563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2.55324622">
                <text:p>72.55324622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2.6590828">
                <text:p>72.6590828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2.76612484">
                <text:p>72.76612484</text:p>
              </table:table-cell>
              <table:table-cell office:value-type="float" office:value="9.342124">
                <text:p>9.3421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2.874479155">
                <text:p>72.874479155</text:p>
              </table:table-cell>
              <table:table-cell office:value-type="float" office:value="9.228982">
                <text:p>9.2289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2.984115231">
                <text:p>72.984115231</text:p>
              </table:table-cell>
              <table:table-cell office:value-type="float" office:value="9.121085">
                <text:p>9.1210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3.095017801">
                <text:p>73.095017801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3.207110581">
                <text:p>73.207110581</text:p>
              </table:table-cell>
              <table:table-cell office:value-type="float" office:value="8.921182">
                <text:p>8.9211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3.320027341">
                <text:p>73.320027341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3.432669441">
                <text:p>73.432669441</text:p>
              </table:table-cell>
              <table:table-cell office:value-type="float" office:value="8.877675">
                <text:p>8.8776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3.542793805">
                <text:p>73.542793805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3.648981335">
                <text:p>73.648981335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3.753841335">
                <text:p>73.753841335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3.859983085">
                <text:p>73.859983085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3.967376085">
                <text:p>73.967376085</text:p>
              </table:table-cell>
              <table:table-cell office:value-type="float" office:value="9.311594">
                <text:p>9.3115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4.076035585">
                <text:p>74.076035585</text:p>
              </table:table-cell>
              <table:table-cell office:value-type="float" office:value="9.203061">
                <text:p>9.2030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4.186022615">
                <text:p>74.186022615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4.297260885">
                <text:p>74.297260885</text:p>
              </table:table-cell>
              <table:table-cell office:value-type="float" office:value="8.989712">
                <text:p>8.9897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4.409704615">
                <text:p>74.409704615</text:p>
              </table:table-cell>
              <table:table-cell office:value-type="float" office:value="8.893337">
                <text:p>8.8933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4.522972335">
                <text:p>74.522972335</text:p>
              </table:table-cell>
              <table:table-cell office:value-type="float" office:value="8.828641">
                <text:p>8.8286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4.635873835">
                <text:p>74.635873835</text:p>
              </table:table-cell>
              <table:table-cell office:value-type="float" office:value="8.857278">
                <text:p>8.8572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4.746135525">
                <text:p>74.746135525</text:p>
              </table:table-cell>
              <table:table-cell office:value-type="float" office:value="9.069332">
                <text:p>9.0693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4.852582465">
                <text:p>74.852582465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4.95823593">
                <text:p>74.95823593</text:p>
              </table:table-cell>
              <table:table-cell office:value-type="float" office:value="9.464905">
                <text:p>9.4649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5.06524745">
                <text:p>75.06524745</text:p>
              </table:table-cell>
              <table:table-cell office:value-type="float" office:value="9.344789">
                <text:p>9.3447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5.17355599">
                <text:p>75.17355599</text:p>
              </table:table-cell>
              <table:table-cell office:value-type="float" office:value="9.2328825">
                <text:p>9.23288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5.28317681">
                <text:p>75.28317681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5.39409464">
                <text:p>75.39409464</text:p>
              </table:table-cell>
              <table:table-cell office:value-type="float" office:value="9.015683">
                <text:p>9.0156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5.50637052">
                <text:p>75.50637052</text:p>
              </table:table-cell>
              <table:table-cell office:value-type="float" office:value="8.906632">
                <text:p>8.9066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5.61989765">
                <text:p>75.61989765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5.734157206">
                <text:p>75.734157206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5.847730106">
                <text:p>75.847730106</text:p>
              </table:table-cell>
              <table:table-cell office:value-type="float" office:value="8.804917">
                <text:p>8.8049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5.958480086">
                <text:p>75.958480086</text:p>
              </table:table-cell>
              <table:table-cell office:value-type="float" office:value="9.029347">
                <text:p>9.0293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6.064545546">
                <text:p>76.064545546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6.168276376">
                <text:p>76.168276376</text:p>
              </table:table-cell>
              <table:table-cell office:value-type="float" office:value="9.640336">
                <text:p>9.6403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6.273273706">
                <text:p>76.273273706</text:p>
              </table:table-cell>
              <table:table-cell office:value-type="float" office:value="9.524052">
                <text:p>9.5240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6.379522276">
                <text:p>76.379522276</text:p>
              </table:table-cell>
              <table:table-cell office:value-type="float" office:value="9.411891">
                <text:p>9.4118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6.486991566">
                <text:p>76.486991566</text:p>
              </table:table-cell>
              <table:table-cell office:value-type="float" office:value="9.304984">
                <text:p>9.3049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6.595818911">
                <text:p>76.595818911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6.705882231">
                <text:p>76.705882231</text:p>
              </table:table-cell>
              <table:table-cell office:value-type="float" office:value="9.085679">
                <text:p>9.08567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6.817242571">
                <text:p>76.817242571</text:p>
              </table:table-cell>
              <table:table-cell office:value-type="float" office:value="8.979857">
                <text:p>8.9798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6.929823641">
                <text:p>76.929823641</text:p>
              </table:table-cell>
              <table:table-cell office:value-type="float" office:value="8.882488">
                <text:p>8.8824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7.043228691">
                <text:p>77.043228691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7.156145451">
                <text:p>77.156145451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7.266529215">
                <text:p>77.266529215</text:p>
              </table:table-cell>
              <table:table-cell office:value-type="float" office:value="9.059303">
                <text:p>9.0593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7.372976155">
                <text:p>77.372976155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7.478583845">
                <text:p>77.478583845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7.585442775">
                <text:p>77.585442775</text:p>
              </table:table-cell>
              <table:table-cell office:value-type="float" office:value="9.358132">
                <text:p>9.3581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7.693629245">
                <text:p>77.693629245</text:p>
              </table:table-cell>
              <table:table-cell office:value-type="float" office:value="9.2433">
                <text:p>9.24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7.80305169">
                <text:p>77.80305169</text:p>
              </table:table-cell>
              <table:table-cell office:value-type="float" office:value="9.138893">
                <text:p>9.1388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7.91381693">
                <text:p>77.91381693</text:p>
              </table:table-cell>
              <table:table-cell office:value-type="float" office:value="9.028103">
                <text:p>9.0281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8.02583341">
                <text:p>78.02583341</text:p>
              </table:table-cell>
              <table:table-cell office:value-type="float" office:value="8.927258">
                <text:p>8.9272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8.13911639">
                <text:p>78.13911639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8.25328439">
                <text:p>78.25328439</text:p>
              </table:table-cell>
              <table:table-cell office:value-type="float" office:value="8.759021">
                <text:p>8.7590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8.366750474">
                <text:p>78.366750474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8.477363124">
                <text:p>78.477363124</text:p>
              </table:table-cell>
              <table:table-cell office:value-type="float" office:value="9.040557">
                <text:p>9.0405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8.583855834">
                <text:p>78.583855834</text:p>
              </table:table-cell>
              <table:table-cell office:value-type="float" office:value="9.390313">
                <text:p>9.3903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8.689219384">
                <text:p>78.689219384</text:p>
              </table:table-cell>
              <table:table-cell office:value-type="float" office:value="9.490949">
                <text:p>9.4909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8.79580365">
                <text:p>78.79580365</text:p>
              </table:table-cell>
              <table:table-cell office:value-type="float" office:value="9.382247">
                <text:p>9.3822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8.90371545">
                <text:p>78.90371545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9.01295479">
                <text:p>79.01295479</text:p>
              </table:table-cell>
              <table:table-cell office:value-type="float" office:value="9.154211">
                <text:p>9.1542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9.12347588">
                <text:p>79.12347588</text:p>
              </table:table-cell>
              <table:table-cell office:value-type="float" office:value="9.048046">
                <text:p>9.0480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9.235263475">
                <text:p>79.235263475</text:p>
              </table:table-cell>
              <table:table-cell office:value-type="float" office:value="8.945537">
                <text:p>8.9455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9.348271785">
                <text:p>79.348271785</text:p>
              </table:table-cell>
              <table:table-cell office:value-type="float" office:value="8.8489065">
                <text:p>8.848906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9.462104085">
                <text:p>79.462104085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9.575371805">
                <text:p>79.575371805</text:p>
              </table:table-cell>
              <table:table-cell office:value-type="float" office:value="8.828641">
                <text:p>8.82864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9.685847125">
                <text:p>79.685847125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.792095695">
                <text:p>79.792095695</text:p>
              </table:table-cell>
              <table:table-cell office:value-type="float" office:value="9.411891">
                <text:p>9.4118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9.896833625">
                <text:p>79.896833625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0.002746495">
                <text:p>80.002746495</text:p>
              </table:table-cell>
              <table:table-cell office:value-type="float" office:value="9.441723">
                <text:p>9.4417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0.109971645">
                <text:p>80.109971645</text:p>
              </table:table-cell>
              <table:table-cell office:value-type="float" office:value="9.32617">
                <text:p>9.326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0.218463289">
                <text:p>80.218463289</text:p>
              </table:table-cell>
              <table:table-cell office:value-type="float" office:value="9.2173">
                <text:p>9.21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0.328206179">
                <text:p>80.328206179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.439169784">
                <text:p>80.439169784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0.551369374">
                <text:p>80.551369374</text:p>
              </table:table-cell>
              <table:table-cell office:value-type="float" office:value="8.912689">
                <text:p>8.9126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0.664453988">
                <text:p>80.664453988</text:p>
              </table:table-cell>
              <table:table-cell office:value-type="float" office:value="8.842936">
                <text:p>8.8429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0.777187643">
                <text:p>80.777187643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0.887418819">
                <text:p>80.887418819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0.993957309">
                <text:p>80.993957309</text:p>
              </table:table-cell>
              <table:table-cell office:value-type="float" office:value="9.386279">
                <text:p>9.38627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1.099702334">
                <text:p>81.099702334</text:p>
              </table:table-cell>
              <table:table-cell office:value-type="float" office:value="9.45671">
                <text:p>9.4567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1.206637559">
                <text:p>81.206637559</text:p>
              </table:table-cell>
              <table:table-cell office:value-type="float" office:value="9.351456">
                <text:p>9.3514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1.314915579">
                <text:p>81.314915579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1.424490609">
                <text:p>81.424490609</text:p>
              </table:table-cell>
              <table:table-cell office:value-type="float" office:value="9.126166">
                <text:p>9.1261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1.535393179">
                <text:p>81.535393179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1.647623289">
                <text:p>81.647623289</text:p>
              </table:table-cell>
              <table:table-cell office:value-type="float" office:value="8.910265">
                <text:p>8.9102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1.761028339">
                <text:p>81.761028339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1.875272639">
                <text:p>81.875272639</text:p>
              </table:table-cell>
              <table:table-cell office:value-type="float" office:value="8.753172">
                <text:p>8.7531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1.988860799">
                <text:p>81.988860799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2.099534489">
                <text:p>82.099534489</text:p>
              </table:table-cell>
              <table:table-cell office:value-type="float" office:value="9.035571">
                <text:p>9.03557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2.205645725">
                <text:p>82.205645725</text:p>
              </table:table-cell>
              <table:table-cell office:value-type="float" office:value="9.424072">
                <text:p>9.42407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2.309590185">
                <text:p>82.309590185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2.414801135">
                <text:p>82.414801135</text:p>
              </table:table-cell>
              <table:table-cell office:value-type="float" office:value="9.504714">
                <text:p>9.5047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2.521293845">
                <text:p>82.521293845</text:p>
              </table:table-cell>
              <table:table-cell office:value-type="float" office:value="9.390313">
                <text:p>9.3903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2.629068319">
                <text:p>82.629068319</text:p>
              </table:table-cell>
              <table:table-cell office:value-type="float" office:value="9.278635">
                <text:p>9.27863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2.738109289">
                <text:p>82.738109289</text:p>
              </table:table-cell>
              <table:table-cell office:value-type="float" office:value="9.170865">
                <text:p>9.17086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2.848477794">
                <text:p>82.848477794</text:p>
              </table:table-cell>
              <table:table-cell office:value-type="float" office:value="9.060555">
                <text:p>9.0605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2.960189094">
                <text:p>82.960189094</text:p>
              </table:table-cell>
              <table:table-cell office:value-type="float" office:value="8.951646">
                <text:p>8.9516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3.073060078">
                <text:p>83.073060078</text:p>
              </table:table-cell>
              <table:table-cell office:value-type="float" office:value="8.8596735">
                <text:p>8.85967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3.186785568">
                <text:p>83.186785568</text:p>
              </table:table-cell>
              <table:table-cell office:value-type="float" office:value="8.793103">
                <text:p>8.7931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3.299976994">
                <text:p>83.299976994</text:p>
              </table:table-cell>
              <table:table-cell office:value-type="float" office:value="8.834592">
                <text:p>8.8345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3.410467569">
                <text:p>83.410467569</text:p>
              </table:table-cell>
              <table:table-cell office:value-type="float" office:value="9.050546">
                <text:p>9.05054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3.516533029">
                <text:p>83.516533029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3.620889479">
                <text:p>83.620889479</text:p>
              </table:table-cell>
              <table:table-cell office:value-type="float" office:value="9.582541">
                <text:p>9.5825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.726451389">
                <text:p>83.726451389</text:p>
              </table:table-cell>
              <table:table-cell office:value-type="float" office:value="9.473114">
                <text:p>9.4731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.833218769">
                <text:p>83.833218769</text:p>
              </table:table-cell>
              <table:table-cell office:value-type="float" office:value="9.366157">
                <text:p>9.3661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3.941267899">
                <text:p>83.941267899</text:p>
              </table:table-cell>
              <table:table-cell office:value-type="float" office:value="9.255049">
                <text:p>9.2550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4.0505987889999">
                <text:p>84.0505987889999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4.161135139">
                <text:p>84.161135139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4.272876959">
                <text:p>84.272876959</text:p>
              </table:table-cell>
              <table:table-cell office:value-type="float" office:value="8.949201">
                <text:p>8.9492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4.385442769">
                <text:p>84.385442769</text:p>
              </table:table-cell>
              <table:table-cell office:value-type="float" office:value="8.883693">
                <text:p>8.88369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4.497810209">
                <text:p>84.497810209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4.607843013">
                <text:p>84.607843013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4.714259433">
                <text:p>84.714259433</text:p>
              </table:table-cell>
              <table:table-cell office:value-type="float" office:value="9.397046">
                <text:p>9.3970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4.819989199">
                <text:p>84.819989199</text:p>
              </table:table-cell>
              <table:table-cell office:value-type="float" office:value="9.458075">
                <text:p>9.4580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4.927031239">
                <text:p>84.927031239</text:p>
              </table:table-cell>
              <table:table-cell office:value-type="float" office:value="9.342124">
                <text:p>9.3421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5.035309259">
                <text:p>85.035309259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5.144899549">
                <text:p>85.144899549</text:p>
              </table:table-cell>
              <table:table-cell office:value-type="float" office:value="9.124896">
                <text:p>9.1248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5.255847899">
                <text:p>85.255847899</text:p>
              </table:table-cell>
              <table:table-cell office:value-type="float" office:value="9.013204">
                <text:p>9.0132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5.368062749">
                <text:p>85.368062749</text:p>
              </table:table-cell>
              <table:table-cell office:value-type="float" office:value="8.911477">
                <text:p>8.9114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5.481513574">
                <text:p>85.481513574</text:p>
              </table:table-cell>
              <table:table-cell office:value-type="float" office:value="8.814391">
                <text:p>8.8143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5.595788389">
                <text:p>85.595788389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5.709422329">
                <text:p>85.709422329</text:p>
              </table:table-cell>
              <table:table-cell office:value-type="float" office:value="8.800188">
                <text:p>8.8001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.820141794">
                <text:p>85.820141794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5.926039404">
                <text:p>85.926039404</text:p>
              </table:table-cell>
              <table:table-cell office:value-type="float" office:value="9.443083">
                <text:p>9.44308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6.029587124">
                <text:p>86.029587124</text:p>
              </table:table-cell>
              <table:table-cell office:value-type="float" office:value="9.657383">
                <text:p>9.65738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6.134325054">
                <text:p>86.134325054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6.240298964">
                <text:p>86.240298964</text:p>
              </table:table-cell>
              <table:table-cell office:value-type="float" office:value="9.436285">
                <text:p>9.43628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6.347508854">
                <text:p>86.347508854</text:p>
              </table:table-cell>
              <table:table-cell office:value-type="float" office:value="9.3274975">
                <text:p>9.32749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.456015754">
                <text:p>86.456015754</text:p>
              </table:table-cell>
              <table:table-cell office:value-type="float" office:value="9.216004">
                <text:p>9.2160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6.565819674">
                <text:p>86.565819674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6.676920614">
                <text:p>86.676920614</text:p>
              </table:table-cell>
              <table:table-cell office:value-type="float" office:value="9.000824">
                <text:p>9.0008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6.7892270139999">
                <text:p>86.7892270139999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6.902372664">
                <text:p>86.902372664</text:p>
              </table:table-cell>
              <table:table-cell office:value-type="float" office:value="8.838165">
                <text:p>8.83816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7.0150758039999">
                <text:p>87.0150758039999</text:p>
              </table:table-cell>
              <table:table-cell office:value-type="float" office:value="8.872868">
                <text:p>8.8728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7.1252154239999">
                <text:p>87.1252154239999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7.231631844">
                <text:p>87.231631844</text:p>
              </table:table-cell>
              <table:table-cell office:value-type="float" office:value="9.397046">
                <text:p>9.3970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7.337254794">
                <text:p>87.337254794</text:p>
              </table:table-cell>
              <table:table-cell office:value-type="float" office:value="9.46764">
                <text:p>9.467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7.444144244">
                <text:p>87.444144244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7.5523917439999">
                <text:p>87.5523917439999</text:p>
              </table:table-cell>
              <table:table-cell office:value-type="float" office:value="9.238089">
                <text:p>9.2380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7.6619362599999">
                <text:p>87.6619362599999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7.77274728">
                <text:p>87.77274728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7.8849010899999">
                <text:p>87.8849010899999</text:p>
              </table:table-cell>
              <table:table-cell office:value-type="float" office:value="8.9163265">
                <text:p>8.91632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.9982756199999">
                <text:p>87.9982756199999</text:p>
              </table:table-cell>
              <table:table-cell office:value-type="float" office:value="8.820323">
                <text:p>8.8203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8.11245888">
                <text:p>88.11245888</text:p>
              </table:table-cell>
              <table:table-cell office:value-type="float" office:value="8.757851">
                <text:p>8.7578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8.225924964">
                <text:p>88.225924964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8.3365833939999">
                <text:p>88.3365833939999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8.4431829189999">
                <text:p>88.4431829189999</text:p>
              </table:table-cell>
              <table:table-cell office:value-type="float" office:value="9.380904">
                <text:p>9.38090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8.5488821589999">
                <text:p>88.5488821589999</text:p>
              </table:table-cell>
              <table:table-cell office:value-type="float" office:value="9.460806">
                <text:p>9.4608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8.655802129">
                <text:p>88.655802129</text:p>
              </table:table-cell>
              <table:table-cell office:value-type="float" office:value="9.35279">
                <text:p>9.352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8.7639733389999">
                <text:p>88.7639733389999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8.8735025989999">
                <text:p>88.8735025989999</text:p>
              </table:table-cell>
              <table:table-cell office:value-type="float" office:value="9.129981">
                <text:p>9.12998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8.9842373189999">
                <text:p>88.9842373189999</text:p>
              </table:table-cell>
              <table:table-cell office:value-type="float" office:value="9.030591">
                <text:p>9.0305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9.096330099">
                <text:p>89.096330099</text:p>
              </table:table-cell>
              <table:table-cell office:value-type="float" office:value="8.921182">
                <text:p>8.9211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9.2095825589999">
                <text:p>89.2095825589999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9.3236895289999">
                <text:p>89.3236895289999</text:p>
              </table:table-cell>
              <table:table-cell office:value-type="float" office:value="8.763706">
                <text:p>8.7637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9.4372166589999">
                <text:p>89.4372166589999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9.5478445689999">
                <text:p>89.5478445689999</text:p>
              </table:table-cell>
              <table:table-cell office:value-type="float" office:value="9.03931">
                <text:p>9.039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9.6537116639999">
                <text:p>89.6537116639999</text:p>
              </table:table-cell>
              <table:table-cell office:value-type="float" office:value="9.445806">
                <text:p>9.4458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9.7571067979999">
                <text:p>89.7571067979999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.8617073879999">
                <text:p>89.8617073879999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.9675592279999">
                <text:p>89.9675592279999</text:p>
              </table:table-cell>
              <table:table-cell office:value-type="float" office:value="9.447167">
                <text:p>9.4471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0.0747080779999">
                <text:p>90.0747080779999</text:p>
              </table:table-cell>
              <table:table-cell office:value-type="float" office:value="9.332811">
                <text:p>9.3328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0.1831844629999">
                <text:p>90.1831844629999</text:p>
              </table:table-cell>
              <table:table-cell office:value-type="float" office:value="9.218596">
                <text:p>9.2185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0.2929120929999">
                <text:p>90.2929120929999</text:p>
              </table:table-cell>
              <table:table-cell office:value-type="float" office:value="9.113475">
                <text:p>9.1134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.4039214729999">
                <text:p>90.4039214729999</text:p>
              </table:table-cell>
              <table:table-cell office:value-type="float" office:value="9.008247">
                <text:p>9.00824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0.5161210629999">
                <text:p>90.5161210629999</text:p>
              </table:table-cell>
              <table:table-cell office:value-type="float" office:value="8.912689">
                <text:p>8.91268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0.6291446329999">
                <text:p>90.6291446329999</text:p>
              </table:table-cell>
              <table:table-cell office:value-type="float" office:value="8.8477125">
                <text:p>8.84771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0.7417409589999">
                <text:p>90.7417409589999</text:p>
              </table:table-cell>
              <table:table-cell office:value-type="float" office:value="8.881285">
                <text:p>8.8812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0.8518805789999">
                <text:p>90.8518805789999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0.9580528489999">
                <text:p>90.9580528489999</text:p>
              </table:table-cell>
              <table:table-cell office:value-type="float" office:value="9.418654">
                <text:p>9.4186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1.0629738839999">
                <text:p>91.0629738839999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1.1691614139999">
                <text:p>91.1691614139999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1.2766001839999">
                <text:p>91.2766001839999</text:p>
              </table:table-cell>
              <table:table-cell office:value-type="float" office:value="9.307627">
                <text:p>9.3076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1.3853359739999">
                <text:p>91.3853359739999</text:p>
              </table:table-cell>
              <table:table-cell office:value-type="float" office:value="9.196604">
                <text:p>9.19660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1.4953077439999">
                <text:p>91.4953077439999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1.6066223089999">
                <text:p>91.6066223089999</text:p>
              </table:table-cell>
              <table:table-cell office:value-type="float" office:value="8.98355">
                <text:p>8.983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1.7191118189999">
                <text:p>91.7191118189999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1.8324558289999">
                <text:p>91.8324558289999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1.9453878489999">
                <text:p>91.9453878489999</text:p>
              </table:table-cell>
              <table:table-cell office:value-type="float" office:value="8.854885">
                <text:p>8.8548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2.0556953189999">
                <text:p>92.0556953189999</text:p>
              </table:table-cell>
              <table:table-cell office:value-type="float" office:value="9.065569">
                <text:p>9.0655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2.1622643289999">
                <text:p>92.1622643289999</text:p>
              </table:table-cell>
              <table:table-cell office:value-type="float" office:value="9.383591">
                <text:p>9.3835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2.2680551289999">
                <text:p>92.2680551289999</text:p>
              </table:table-cell>
              <table:table-cell office:value-type="float" office:value="9.452618">
                <text:p>9.4526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2.3751734589999">
                <text:p>92.3751734589999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2.4835277739999">
                <text:p>92.4835277739999</text:p>
              </table:table-cell>
              <table:table-cell office:value-type="float" office:value="9.228982">
                <text:p>9.2289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2.5932096239999">
                <text:p>92.5932096239999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2.7042190039999">
                <text:p>92.7042190039999</text:p>
              </table:table-cell>
              <table:table-cell office:value-type="float" office:value="9.008247">
                <text:p>9.00824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2.8165559239999">
                <text:p>92.8165559239999</text:p>
              </table:table-cell>
              <table:table-cell office:value-type="float" office:value="8.9017935">
                <text:p>8.90179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2.9301135679999">
                <text:p>92.9301135679999</text:p>
              </table:table-cell>
              <table:table-cell office:value-type="float" office:value="8.8061">
                <text:p>8.80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3.0444341579999">
                <text:p>93.0444341579999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3.158129128">
                <text:p>93.158129128</text:p>
              </table:table-cell>
              <table:table-cell office:value-type="float" office:value="8.795464">
                <text:p>8.7954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3.268894368">
                <text:p>93.268894368</text:p>
              </table:table-cell>
              <table:table-cell office:value-type="float" office:value="9.028103">
                <text:p>9.02810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3.3755091479999">
                <text:p>93.3755091479999</text:p>
              </table:table-cell>
              <table:table-cell office:value-type="float" office:value="9.379561">
                <text:p>9.3795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3.481269432">
                <text:p>93.481269432</text:p>
              </table:table-cell>
              <table:table-cell office:value-type="float" office:value="9.455345">
                <text:p>9.4553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.5882656919999">
                <text:p>93.5882656919999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3.696635266">
                <text:p>93.696635266</text:p>
              </table:table-cell>
              <table:table-cell office:value-type="float" office:value="9.227683">
                <text:p>9.2276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3.8063018559999">
                <text:p>93.8063018559999</text:p>
              </table:table-cell>
              <table:table-cell office:value-type="float" office:value="9.1185465">
                <text:p>9.11854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3.9172654609999">
                <text:p>93.9172654609999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4.0295718609999">
                <text:p>94.0295718609999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4.1430989909999">
                <text:p>94.1430989909999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4.2573738059999">
                <text:p>94.2573738059999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4.3710230059999">
                <text:p>94.3710230059999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4.4818187659999">
                <text:p>94.4818187659999</text:p>
              </table:table-cell>
              <table:table-cell office:value-type="float" office:value="9.025617">
                <text:p>9.0256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4.5881283759999">
                <text:p>94.5881283759999</text:p>
              </table:table-cell>
              <table:table-cell office:value-type="float" office:value="9.406487">
                <text:p>9.4064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4.6924695699999">
                <text:p>94.6924695699999</text:p>
              </table:table-cell>
              <table:table-cell office:value-type="float" office:value="9.583943">
                <text:p>9.5839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.7980925199999">
                <text:p>94.7980925199999</text:p>
              </table:table-cell>
              <table:table-cell office:value-type="float" office:value="9.46764">
                <text:p>9.4676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4.9049972299999">
                <text:p>94.9049972299999</text:p>
              </table:table-cell>
              <table:table-cell office:value-type="float" office:value="9.354125">
                <text:p>9.3541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5.0131379149999">
                <text:p>95.0131379149999</text:p>
              </table:table-cell>
              <table:table-cell office:value-type="float" office:value="9.247213">
                <text:p>9.2472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5.1226061349999">
                <text:p>95.1226061349999</text:p>
              </table:table-cell>
              <table:table-cell office:value-type="float" office:value="9.135071">
                <text:p>9.13507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.2332950849999">
                <text:p>95.2332950849999</text:p>
              </table:table-cell>
              <table:table-cell office:value-type="float" office:value="9.034326">
                <text:p>9.03432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5.3452505249999">
                <text:p>95.3452505249999</text:p>
              </table:table-cell>
              <table:table-cell office:value-type="float" office:value="8.932125">
                <text:p>8.9321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5.4581367649999">
                <text:p>95.4581367649999</text:p>
              </table:table-cell>
              <table:table-cell office:value-type="float" office:value="8.858476">
                <text:p>8.8584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5.5706720449999">
                <text:p>95.5706720449999</text:p>
              </table:table-cell>
              <table:table-cell office:value-type="float" office:value="8.886103">
                <text:p>8.8861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5.6809642549999">
                <text:p>95.6809642549999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5.7869839349999">
                <text:p>95.7869839349999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5.8908978749999">
                <text:p>95.8908978749999</text:p>
              </table:table-cell>
              <table:table-cell office:value-type="float" office:value="9.623347">
                <text:p>9.62334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5.9960630509999">
                <text:p>95.9960630509999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6.1025405049999">
                <text:p>96.1025405049999</text:p>
              </table:table-cell>
              <table:table-cell office:value-type="float" office:value="9.391659">
                <text:p>9.39165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6.2102844609999">
                <text:p>96.2102844609999</text:p>
              </table:table-cell>
              <table:table-cell office:value-type="float" office:value="9.281262">
                <text:p>9.28126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6.3193406909999">
                <text:p>96.3193406909999</text:p>
              </table:table-cell>
              <table:table-cell office:value-type="float" office:value="9.169582">
                <text:p>9.16958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6.4296329009999">
                <text:p>96.4296329009999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6.5413136809999">
                <text:p>96.5413136809999</text:p>
              </table:table-cell>
              <table:table-cell office:value-type="float" office:value="8.954092">
                <text:p>8.9540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6.6541846649999">
                <text:p>96.6541846649999</text:p>
              </table:table-cell>
              <table:table-cell office:value-type="float" office:value="8.8596735">
                <text:p>8.85967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6.7678796349999">
                <text:p>96.7678796349999</text:p>
              </table:table-cell>
              <table:table-cell office:value-type="float" office:value="8.795464">
                <text:p>8.79546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6.8811473549999">
                <text:p>96.8811473549999</text:p>
              </table:table-cell>
              <table:table-cell office:value-type="float" office:value="8.828641">
                <text:p>8.82864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6.9916837049999">
                <text:p>96.9916837049999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7.0975965749999">
                <text:p>97.0975965749999</text:p>
              </table:table-cell>
              <table:table-cell office:value-type="float" office:value="9.441723">
                <text:p>9.4417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7.2011442949999">
                <text:p>97.2011442949999</text:p>
              </table:table-cell>
              <table:table-cell office:value-type="float" office:value="9.657383">
                <text:p>9.65738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7.3059127449999">
                <text:p>97.3059127449999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7.4119171689999">
                <text:p>97.4119171689999</text:p>
              </table:table-cell>
              <table:table-cell office:value-type="float" office:value="9.433568">
                <text:p>9.43356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7.5192186129999">
                <text:p>97.5192186129999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.6278018129999">
                <text:p>97.6278018129999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7.7376362529999">
                <text:p>97.7376362529999</text:p>
              </table:table-cell>
              <table:table-cell office:value-type="float" office:value="9.104612">
                <text:p>9.1046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7.8488134889999">
                <text:p>97.8488134889999</text:p>
              </table:table-cell>
              <table:table-cell office:value-type="float" office:value="8.994647">
                <text:p>8.99464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7.9611961839999">
                <text:p>97.9611961839999</text:p>
              </table:table-cell>
              <table:table-cell office:value-type="float" office:value="8.898168">
                <text:p>8.8981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8.0744486439999">
                <text:p>98.0744486439999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8.1872891099999">
                <text:p>98.1872891099999</text:p>
              </table:table-cell>
              <table:table-cell office:value-type="float" office:value="8.862069">
                <text:p>8.8620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8.2974592499999">
                <text:p>98.2974592499999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8.4037230799999">
                <text:p>98.4037230799999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8.5089645599999">
                <text:p>98.5089645599999</text:p>
              </table:table-cell>
              <table:table-cell office:value-type="float" office:value="9.501957">
                <text:p>9.5019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8.6154877899999">
                <text:p>98.6154877899999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8.7233080399999">
                <text:p>98.7233080399999</text:p>
              </table:table-cell>
              <table:table-cell office:value-type="float" office:value="9.274695">
                <text:p>9.2746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8.8323642699999">
                <text:p>98.8323642699999</text:p>
              </table:table-cell>
              <table:table-cell office:value-type="float" office:value="9.169582">
                <text:p>9.16958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8.9427022599999">
                <text:p>98.9427022599999</text:p>
              </table:table-cell>
              <table:table-cell office:value-type="float" office:value="9.063062">
                <text:p>9.0630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.0542457099999">
                <text:p>99.0542457099999</text:p>
              </table:table-cell>
              <table:table-cell office:value-type="float" office:value="8.9651165">
                <text:p>8.96511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.1670861759999">
                <text:p>99.1670861759999</text:p>
              </table:table-cell>
              <table:table-cell office:value-type="float" office:value="8.862069">
                <text:p>8.8620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9.2807964059999">
                <text:p>99.2807964059999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9.3939725759999">
                <text:p>99.3939725759999</text:p>
              </table:table-cell>
              <table:table-cell office:value-type="float" office:value="8.835783">
                <text:p>8.8357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.5044478959999">
                <text:p>99.5044478959999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.6110016459999">
                <text:p>99.6110016459999</text:p>
              </table:table-cell>
              <table:table-cell office:value-type="float" office:value="9.384934">
                <text:p>9.3849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.7166703659999">
                <text:p>99.7166703659999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9.8235903359999">
                <text:p>99.8235903359999</text:p>
              </table:table-cell>
              <table:table-cell office:value-type="float" office:value="9.35279">
                <text:p>9.352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9.9318378359999">
                <text:p>99.9318378359999</text:p>
              </table:table-cell>
              <table:table-cell office:value-type="float" office:value="9.238089">
                <text:p>9.2380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.041351836">
                <text:p>100.041351836</text:p>
              </table:table-cell>
              <table:table-cell office:value-type="float" office:value="9.131253">
                <text:p>9.13125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0.152162856">
                <text:p>100.152162856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0.264286152">
                <text:p>100.264286152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.377645422">
                <text:p>100.377645422</text:p>
              </table:table-cell>
              <table:table-cell office:value-type="float" office:value="8.82151">
                <text:p>8.821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.491828682">
                <text:p>100.491828682</text:p>
              </table:table-cell>
              <table:table-cell office:value-type="float" office:value="8.757851">
                <text:p>8.7578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.605432102">
                <text:p>100.605432102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0.716090532">
                <text:p>100.716090532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0.822766352">
                <text:p>100.822766352</text:p>
              </table:table-cell>
              <table:table-cell office:value-type="float" office:value="9.374195">
                <text:p>9.3741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0.928541892">
                <text:p>100.928541892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1.035599188">
                <text:p>101.035599188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1.143938248">
                <text:p>101.143938248</text:p>
              </table:table-cell>
              <table:table-cell office:value-type="float" office:value="9.230282">
                <text:p>9.2302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1.253635358">
                <text:p>101.253635358</text:p>
              </table:table-cell>
              <table:table-cell office:value-type="float" office:value="9.11601">
                <text:p>9.1160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1.364659998">
                <text:p>101.364659998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1.476996918">
                <text:p>101.476996918</text:p>
              </table:table-cell>
              <table:table-cell office:value-type="float" office:value="8.9017935">
                <text:p>8.90179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1.590600338">
                <text:p>101.590600338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1.704966708">
                <text:p>101.704966708</text:p>
              </table:table-cell>
              <table:table-cell office:value-type="float" office:value="8.743829">
                <text:p>8.7438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1.818707458">
                <text:p>101.818707458</text:p>
              </table:table-cell>
              <table:table-cell office:value-type="float" office:value="8.7919235">
                <text:p>8.79192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1.929426923">
                <text:p>101.929426923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.035995933">
                <text:p>102.035995933</text:p>
              </table:table-cell>
              <table:table-cell office:value-type="float" office:value="9.383591">
                <text:p>9.3835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2.141786733">
                <text:p>102.141786733</text:p>
              </table:table-cell>
              <table:table-cell office:value-type="float" office:value="9.452618">
                <text:p>9.4526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2.248782993">
                <text:p>102.248782993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2.357183083">
                <text:p>102.357183083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2.466849673">
                <text:p>102.466849673</text:p>
              </table:table-cell>
              <table:table-cell office:value-type="float" office:value="9.1185465">
                <text:p>9.11854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2.577798023">
                <text:p>102.577798023</text:p>
              </table:table-cell>
              <table:table-cell office:value-type="float" office:value="9.013204">
                <text:p>9.01320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2.690089163">
                <text:p>102.690089163</text:p>
              </table:table-cell>
              <table:table-cell office:value-type="float" office:value="8.905422">
                <text:p>8.9054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2.803585763">
                <text:p>102.803585763</text:p>
              </table:table-cell>
              <table:table-cell office:value-type="float" office:value="8.810837">
                <text:p>8.8108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2.917860578">
                <text:p>102.917860578</text:p>
              </table:table-cell>
              <table:table-cell office:value-type="float" office:value="8.750834">
                <text:p>8.7508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3.031463998">
                <text:p>103.031463998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3.142244498">
                <text:p>103.142244498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3.248966098">
                <text:p>103.248966098</text:p>
              </table:table-cell>
              <table:table-cell office:value-type="float" office:value="9.370174">
                <text:p>9.3701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3.354787418">
                <text:p>103.354787418</text:p>
              </table:table-cell>
              <table:table-cell office:value-type="float" office:value="9.449891">
                <text:p>9.4498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3.461905748">
                <text:p>103.461905748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3.570382133">
                <text:p>103.570382133</text:p>
              </table:table-cell>
              <table:table-cell office:value-type="float" office:value="9.218596">
                <text:p>9.2185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3.680201313">
                <text:p>103.680201313</text:p>
              </table:table-cell>
              <table:table-cell office:value-type="float" office:value="9.105877">
                <text:p>9.1058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3.791256473">
                <text:p>103.791256473</text:p>
              </table:table-cell>
              <table:table-cell office:value-type="float" office:value="9.004535">
                <text:p>9.00453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.903639168">
                <text:p>103.903639168</text:p>
              </table:table-cell>
              <table:table-cell office:value-type="float" office:value="8.898168">
                <text:p>8.89816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4.017288368">
                <text:p>104.017288368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4.131746288">
                <text:p>104.131746288</text:p>
              </table:table-cell>
              <table:table-cell office:value-type="float" office:value="8.736835">
                <text:p>8.7368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4.245502298">
                <text:p>104.245502298</text:p>
              </table:table-cell>
              <table:table-cell office:value-type="float" office:value="8.790744">
                <text:p>8.7907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4.356282798">
                <text:p>104.356282798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4.462668698">
                <text:p>104.462668698</text:p>
              </table:table-cell>
              <table:table-cell office:value-type="float" office:value="9.399741">
                <text:p>9.3997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4.567543958">
                <text:p>104.567543958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4.673594158">
                <text:p>104.673594158</text:p>
              </table:table-cell>
              <table:table-cell office:value-type="float" office:value="9.429497">
                <text:p>9.4294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4.780956638">
                <text:p>104.780956638</text:p>
              </table:table-cell>
              <table:table-cell office:value-type="float" office:value="9.314241">
                <text:p>9.3142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4.889600878">
                <text:p>104.889600878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4.999496353">
                <text:p>104.999496353</text:p>
              </table:table-cell>
              <table:table-cell office:value-type="float" office:value="9.099556">
                <text:p>9.09955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5.110627813">
                <text:p>105.110627813</text:p>
              </table:table-cell>
              <table:table-cell office:value-type="float" office:value="8.998352">
                <text:p>8.9983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5.223056283">
                <text:p>105.223056283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5.336278223">
                <text:p>105.336278223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5.449027133">
                <text:p>105.449027133</text:p>
              </table:table-cell>
              <table:table-cell office:value-type="float" office:value="8.869266">
                <text:p>8.8692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5.559151497">
                <text:p>105.559151497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5.664774447">
                <text:p>105.664774447</text:p>
              </table:table-cell>
              <table:table-cell office:value-type="float" office:value="9.46764">
                <text:p>9.467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5.768566317">
                <text:p>105.768566317</text:p>
              </table:table-cell>
              <table:table-cell office:value-type="float" office:value="9.6346655">
                <text:p>9.63466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5.873563647">
                <text:p>105.873563647</text:p>
              </table:table-cell>
              <table:table-cell office:value-type="float" office:value="9.524052">
                <text:p>9.5240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5.979857997">
                <text:p>105.979857997</text:p>
              </table:table-cell>
              <table:table-cell office:value-type="float" office:value="9.407838">
                <text:p>9.40783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6.087388323">
                <text:p>106.087388323</text:p>
              </table:table-cell>
              <table:table-cell office:value-type="float" office:value="9.299702">
                <text:p>9.2997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6.196154633">
                <text:p>106.196154633</text:p>
              </table:table-cell>
              <table:table-cell office:value-type="float" office:value="9.194024">
                <text:p>9.1940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6.306263739">
                <text:p>106.306263739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6.417685119">
                <text:p>106.417685119</text:p>
              </table:table-cell>
              <table:table-cell office:value-type="float" office:value="8.974938">
                <text:p>8.97493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6.530281445">
                <text:p>106.530281445</text:p>
              </table:table-cell>
              <table:table-cell office:value-type="float" office:value="8.881285">
                <text:p>8.88128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6.643701755">
                <text:p>106.643701755</text:p>
              </table:table-cell>
              <table:table-cell office:value-type="float" office:value="8.816763">
                <text:p>8.81676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6.756542221">
                <text:p>106.756542221</text:p>
              </table:table-cell>
              <table:table-cell office:value-type="float" office:value="8.862069">
                <text:p>8.86206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6.866697101">
                <text:p>106.866697101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6.972945671">
                <text:p>106.972945671</text:p>
              </table:table-cell>
              <table:table-cell office:value-type="float" office:value="9.411891">
                <text:p>9.4118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7.078400771">
                <text:p>107.078400771</text:p>
              </table:table-cell>
              <table:table-cell office:value-type="float" office:value="9.482709">
                <text:p>9.48270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7.185091856">
                <text:p>107.185091856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7.293064696">
                <text:p>107.293064696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7.402304036">
                <text:p>107.402304036</text:p>
              </table:table-cell>
              <table:table-cell office:value-type="float" office:value="9.154211">
                <text:p>9.1542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7.512886166">
                <text:p>107.512886166</text:p>
              </table:table-cell>
              <table:table-cell office:value-type="float" office:value="9.043052">
                <text:p>9.0430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7.624765316">
                <text:p>107.624765316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7.737819416">
                <text:p>107.737819416</text:p>
              </table:table-cell>
              <table:table-cell office:value-type="float" office:value="8.845323">
                <text:p>8.84532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7.851666976">
                <text:p>107.851666976</text:p>
              </table:table-cell>
              <table:table-cell office:value-type="float" office:value="8.783675">
                <text:p>8.7836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7.964980472">
                <text:p>107.964980472</text:p>
              </table:table-cell>
              <table:table-cell office:value-type="float" office:value="8.825074">
                <text:p>8.82507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8.075532082">
                <text:p>108.075532082</text:p>
              </table:table-cell>
              <table:table-cell office:value-type="float" office:value="9.045548">
                <text:p>9.04554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8.181567022">
                <text:p>108.181567022</text:p>
              </table:table-cell>
              <table:table-cell office:value-type="float" office:value="9.430853">
                <text:p>9.43085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8.285374152">
                <text:p>108.285374152</text:p>
              </table:table-cell>
              <table:table-cell office:value-type="float" office:value="9.633249">
                <text:p>9.63324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8.390463032">
                <text:p>108.390463032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8.496757382">
                <text:p>108.496757382</text:p>
              </table:table-cell>
              <table:table-cell office:value-type="float" office:value="9.407838">
                <text:p>9.40783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8.604318222">
                <text:p>108.604318222</text:p>
              </table:table-cell>
              <table:table-cell office:value-type="float" office:value="9.297064">
                <text:p>9.29706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8.713206602">
                <text:p>108.713206602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8.823346222">
                <text:p>108.823346222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8.934782857">
                <text:p>108.934782857</text:p>
              </table:table-cell>
              <table:table-cell office:value-type="float" office:value="8.973709">
                <text:p>8.9737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9.047455477">
                <text:p>109.047455477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9.160952077">
                <text:p>109.160952077</text:p>
              </table:table-cell>
              <table:table-cell office:value-type="float" office:value="8.810837">
                <text:p>8.8108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9.273929872">
                <text:p>109.273929872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9.384237342">
                <text:p>109.384237342</text:p>
              </table:table-cell>
              <table:table-cell office:value-type="float" office:value="9.065569">
                <text:p>9.0655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9.490501172">
                <text:p>109.490501172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9.595544278">
                <text:p>109.595544278</text:p>
              </table:table-cell>
              <table:table-cell office:value-type="float" office:value="9.519901">
                <text:p>9.51990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9.701853888">
                <text:p>109.701853888</text:p>
              </table:table-cell>
              <table:table-cell office:value-type="float" office:value="9.406487">
                <text:p>9.4064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9.809384214">
                <text:p>109.809384214</text:p>
              </table:table-cell>
              <table:table-cell office:value-type="float" office:value="9.299702">
                <text:p>9.29970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9.918287854">
                <text:p>109.918287854</text:p>
              </table:table-cell>
              <table:table-cell office:value-type="float" office:value="9.18243">
                <text:p>9.1824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0.028381694">
                <text:p>110.028381694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0.139772554">
                <text:p>110.139772554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0.252414654">
                <text:p>110.252414654</text:p>
              </table:table-cell>
              <table:table-cell office:value-type="float" office:value="8.877675">
                <text:p>8.87767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0.365880738">
                <text:p>110.365880738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0.478919578">
                <text:p>110.478919578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0.589349118">
                <text:p>110.589349118</text:p>
              </table:table-cell>
              <table:table-cell office:value-type="float" office:value="9.055548">
                <text:p>9.05554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0.695796058">
                <text:p>110.695796058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0.801129088">
                <text:p>110.801129088</text:p>
              </table:table-cell>
              <table:table-cell office:value-type="float" office:value="9.493698">
                <text:p>9.4936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0.907728613">
                <text:p>110.907728613</text:p>
              </table:table-cell>
              <table:table-cell office:value-type="float" office:value="9.380904">
                <text:p>9.3809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1.015564123">
                <text:p>111.015564123</text:p>
              </table:table-cell>
              <table:table-cell office:value-type="float" office:value="9.273383">
                <text:p>9.27338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1.124727169">
                <text:p>111.124727169</text:p>
              </table:table-cell>
              <table:table-cell office:value-type="float" office:value="9.160609">
                <text:p>9.16060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1.235233003">
                <text:p>111.235233003</text:p>
              </table:table-cell>
              <table:table-cell office:value-type="float" office:value="9.049295">
                <text:p>9.04929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1.347035853">
                <text:p>111.347035853</text:p>
              </table:table-cell>
              <table:table-cell office:value-type="float" office:value="8.944315">
                <text:p>8.9443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1.460028907">
                <text:p>111.460028907</text:p>
              </table:table-cell>
              <table:table-cell office:value-type="float" office:value="8.850101">
                <text:p>8.8501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1.573906987">
                <text:p>111.573906987</text:p>
              </table:table-cell>
              <table:table-cell office:value-type="float" office:value="8.781322">
                <text:p>8.7813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1.687235742">
                <text:p>111.687235742</text:p>
              </table:table-cell>
              <table:table-cell office:value-type="float" office:value="8.823886">
                <text:p>8.82388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1.797863652">
                <text:p>111.797863652</text:p>
              </table:table-cell>
              <table:table-cell office:value-type="float" office:value="9.03931">
                <text:p>9.0393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1.904493692">
                <text:p>111.904493692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2.010131898">
                <text:p>112.010131898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2.117128158">
                <text:p>112.117128158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2.225436698">
                <text:p>112.225436698</text:p>
              </table:table-cell>
              <table:table-cell office:value-type="float" office:value="9.2328825">
                <text:p>9.23288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2.334981214">
                <text:p>112.334981214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2.445929564">
                <text:p>112.445929564</text:p>
              </table:table-cell>
              <table:table-cell office:value-type="float" office:value="9.013204">
                <text:p>9.0132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2.558190189">
                <text:p>112.558190189</text:p>
              </table:table-cell>
              <table:table-cell office:value-type="float" office:value="8.907844">
                <text:p>8.90784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2.671671529">
                <text:p>112.671671529</text:p>
              </table:table-cell>
              <table:table-cell office:value-type="float" office:value="8.812021">
                <text:p>8.8120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2.785854789">
                <text:p>112.785854789</text:p>
              </table:table-cell>
              <table:table-cell office:value-type="float" office:value="8.757851">
                <text:p>8.7578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2.899565019">
                <text:p>112.899565019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3.010376039">
                <text:p>113.010376039</text:p>
              </table:table-cell>
              <table:table-cell office:value-type="float" office:value="9.024374">
                <text:p>9.02437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3.116624609">
                <text:p>113.116624609</text:p>
              </table:table-cell>
              <table:table-cell office:value-type="float" office:value="9.411891">
                <text:p>9.4118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.221148909">
                <text:p>113.221148909</text:p>
              </table:table-cell>
              <table:table-cell office:value-type="float" office:value="9.567154">
                <text:p>9.567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